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" table:style-name="ta1">
        <table:shapes>
          <draw:frame draw:z-index="0" draw:style-name="gr1" draw:text-style-name="P1" svg:width="453.51pt" svg:height="255.09pt" svg:x="242.25pt" svg:y="5.84pt">
            <loext:p draw:notify-on-update-of-ranges="Simulations.A1:Simulations.A2093 Simulations.M2:Simulations.M2 Simulations.B1:Simulations.B2093 Simulations.M1:Simulations.M1 Simulations.C1:Simulations.C20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Greedy Got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Savidge Swarm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20x2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2 UAV’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.1" calcext:value-type="float">
            <text:p>5.1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40.534979423868" calcext:value-type="float">
            <text:p>240.5349794239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60.534979423868" calcext:value-type="float">
            <text:p>260.5349794239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20.534979423868" calcext:value-type="float">
            <text:p>320.5349794239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45.802469135802" calcext:value-type="float">
            <text:p>345.8024691358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70.802469135802" calcext:value-type="float">
            <text:p>370.8024691358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10.534979423868" calcext:value-type="float">
            <text:p>410.5349794239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30.534979423868" calcext:value-type="float">
            <text:p>430.5349794239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0.534979423868" calcext:value-type="float">
            <text:p>490.5349794239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90" calcext:value-type="float">
            <text:p>490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515.802469135803" calcext:value-type="float">
            <text:p>515.8024691358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15" calcext:value-type="float">
            <text:p>515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15" calcext:value-type="float">
            <text:p>515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15" calcext:value-type="float">
            <text:p>515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40.802469135803" calcext:value-type="float">
            <text:p>540.8024691358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50" calcext:value-type="float">
            <text:p>550</text:p>
          </table:table-cell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73.703703703704" calcext:value-type="float">
            <text:p>573.7037037037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73" calcext:value-type="float">
            <text:p>573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3" calcext:value-type="float">
            <text:p>573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73" calcext:value-type="float">
            <text:p>573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73" calcext:value-type="float">
            <text:p>573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583" calcext:value-type="float">
            <text:p>583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606.703703703704" calcext:value-type="float">
            <text:p>606.7037037037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06" calcext:value-type="float">
            <text:p>606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26" calcext:value-type="float">
            <text:p>626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26" calcext:value-type="float">
            <text:p>626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26" calcext:value-type="float">
            <text:p>626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26" calcext:value-type="float">
            <text:p>626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6" calcext:value-type="float">
            <text:p>626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26" calcext:value-type="float">
            <text:p>626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646.534979423868" calcext:value-type="float">
            <text:p>646.5349794239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646" calcext:value-type="float">
            <text:p>646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646" calcext:value-type="float">
            <text:p>646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646" calcext:value-type="float">
            <text:p>646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646" calcext:value-type="float">
            <text:p>646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646" calcext:value-type="float">
            <text:p>646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671.802469135803" calcext:value-type="float">
            <text:p>671.8024691358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671" calcext:value-type="float">
            <text:p>671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" calcext:value-type="float">
            <text:p>671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671" calcext:value-type="float">
            <text:p>671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671" calcext:value-type="float">
            <text:p>671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671" calcext:value-type="float">
            <text:p>671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04.703703703704" calcext:value-type="float">
            <text:p>704.7037037037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04" calcext:value-type="float">
            <text:p>704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04" calcext:value-type="float">
            <text:p>704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04" calcext:value-type="float">
            <text:p>704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04" calcext:value-type="float">
            <text:p>704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04" calcext:value-type="float">
            <text:p>704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7.703703703704" calcext:value-type="float">
            <text:p>737.7037037037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37" calcext:value-type="float">
            <text:p>737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37" calcext:value-type="float">
            <text:p>737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37" calcext:value-type="float">
            <text:p>737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37" calcext:value-type="float">
            <text:p>737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37" calcext:value-type="float">
            <text:p>737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82.555555555556" calcext:value-type="float">
            <text:p>782.5555555556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82" calcext:value-type="float">
            <text:p>782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82" calcext:value-type="float">
            <text:p>782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82" calcext:value-type="float">
            <text:p>782</text:p>
          </table:table-cell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82" calcext:value-type="float">
            <text:p>782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827.555555555556" calcext:value-type="float">
            <text:p>827.5555555556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827" calcext:value-type="float">
            <text:p>827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827" calcext:value-type="float">
            <text:p>827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827" calcext:value-type="float">
            <text:p>827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827" calcext:value-type="float">
            <text:p>827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827" calcext:value-type="float">
            <text:p>827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872.555555555556" calcext:value-type="float">
            <text:p>872.5555555556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872" calcext:value-type="float">
            <text:p>872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2" calcext:value-type="float">
            <text:p>872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872" calcext:value-type="float">
            <text:p>872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872" calcext:value-type="float">
            <text:p>872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872" calcext:value-type="float">
            <text:p>872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905.703703703704" calcext:value-type="float">
            <text:p>905.7037037037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905" calcext:value-type="float">
            <text:p>905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905" calcext:value-type="float">
            <text:p>905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905" calcext:value-type="float">
            <text:p>905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905" calcext:value-type="float">
            <text:p>905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905" calcext:value-type="float">
            <text:p>905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0.802469135803" calcext:value-type="float">
            <text:p>930.8024691358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930" calcext:value-type="float">
            <text:p>930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30" calcext:value-type="float">
            <text:p>930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950" calcext:value-type="float">
            <text:p>950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950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950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950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950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950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970.534979423868" calcext:value-type="float">
            <text:p>970.5349794239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0" calcext:value-type="float">
            <text:p>97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970" calcext:value-type="float">
            <text:p>97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970" calcext:value-type="float">
            <text:p>97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970" calcext:value-type="float">
            <text:p>97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970" calcext:value-type="float">
            <text:p>97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995.802469135803" calcext:value-type="float">
            <text:p>995.8024691358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995" calcext:value-type="float">
            <text:p>99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995" calcext:value-type="float">
            <text:p>99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995" calcext:value-type="float">
            <text:p>99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995" calcext:value-type="float">
            <text:p>99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5" calcext:value-type="float">
            <text:p>99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020.8024691358" calcext:value-type="float">
            <text:p>1020.802469135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020" calcext:value-type="float">
            <text:p>102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020" calcext:value-type="float">
            <text:p>1020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020" calcext:value-type="float">
            <text:p>1020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20" calcext:value-type="float">
            <text:p>1020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020" calcext:value-type="float">
            <text:p>1020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040.53497942387" calcext:value-type="float">
            <text:p>1040.5349794239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040" calcext:value-type="float">
            <text:p>1040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040" calcext:value-type="float">
            <text:p>104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0" calcext:value-type="float">
            <text:p>104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040" calcext:value-type="float">
            <text:p>104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040" calcext:value-type="float">
            <text:p>104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060" calcext:value-type="float">
            <text:p>106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060" calcext:value-type="float">
            <text:p>106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060" calcext:value-type="float">
            <text:p>106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060" calcext:value-type="float">
            <text:p>106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060" calcext:value-type="float">
            <text:p>106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060" calcext:value-type="float">
            <text:p>106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080" calcext:value-type="float">
            <text:p>108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80" calcext:value-type="float">
            <text:p>1080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080" calcext:value-type="float">
            <text:p>1080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080" calcext:value-type="float">
            <text:p>1080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080" calcext:value-type="float">
            <text:p>1080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080" calcext:value-type="float">
            <text:p>1080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100.53497942387" calcext:value-type="float">
            <text:p>1100.5349794239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100" calcext:value-type="float">
            <text:p>110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125.8024691358" calcext:value-type="float">
            <text:p>1125.8024691358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125" calcext:value-type="float">
            <text:p>1125</text:p>
          </table:table-cell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125" calcext:value-type="float">
            <text:p>1125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125" calcext:value-type="float">
            <text:p>1125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125" calcext:value-type="float">
            <text:p>1125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125" calcext:value-type="float">
            <text:p>1125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158.7037037037" calcext:value-type="float">
            <text:p>1158.7037037037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158" calcext:value-type="float">
            <text:p>1158</text:p>
          </table:table-cell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168" calcext:value-type="float">
            <text:p>1168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8" calcext:value-type="float">
            <text:p>1178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178" calcext:value-type="float">
            <text:p>1178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178" calcext:value-type="float">
            <text:p>1178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178" calcext:value-type="float">
            <text:p>1178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178" calcext:value-type="float">
            <text:p>1178</text:p>
          </table:table-cell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188.53497942387" calcext:value-type="float">
            <text:p>1188.5349794239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198" calcext:value-type="float">
            <text:p>1198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1198" calcext:value-type="float">
            <text:p>1198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198" calcext:value-type="float">
            <text:p>1198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198" calcext:value-type="float">
            <text:p>1198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8" calcext:value-type="float">
            <text:p>1198</text:p>
          </table:table-cell>
          <table:table-cell office:value-type="float" office:value="970" calcext:value-type="float">
            <text:p>970</text:p>
          </table:table-cell>
          <table:table-cell table:number-columns-repeated="10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1208.53497942387" calcext:value-type="float">
            <text:p>1208.5349794239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218" calcext:value-type="float">
            <text:p>1218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218" calcext:value-type="float">
            <text:p>1218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218" calcext:value-type="float">
            <text:p>1218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218" calcext:value-type="float">
            <text:p>1218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218" calcext:value-type="float">
            <text:p>1218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228" calcext:value-type="float">
            <text:p>1228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238" calcext:value-type="float">
            <text:p>1238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238" calcext:value-type="float">
            <text:p>1238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238" calcext:value-type="float">
            <text:p>1238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238" calcext:value-type="float">
            <text:p>1238</text:p>
          </table:table-cell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248" calcext:value-type="float">
            <text:p>1248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258" calcext:value-type="float">
            <text:p>1258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258" calcext:value-type="float">
            <text:p>1258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258" calcext:value-type="float">
            <text:p>1258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258" calcext:value-type="float">
            <text:p>1258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258" calcext:value-type="float">
            <text:p>1258</text:p>
          </table:table-cell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268" calcext:value-type="float">
            <text:p>1268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8" calcext:value-type="float">
            <text:p>1278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278" calcext:value-type="float">
            <text:p>1278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278" calcext:value-type="float">
            <text:p>1278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278" calcext:value-type="float">
            <text:p>1278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278" calcext:value-type="float">
            <text:p>1278</text:p>
          </table:table-cell>
          <table:table-cell office:value-type="float" office:value="1050.53497942387" calcext:value-type="float">
            <text:p>1050.5349794239</text:p>
          </table:table-cell>
          <table:table-cell table:number-columns-repeated="10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288" calcext:value-type="float">
            <text:p>1288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298" calcext:value-type="float">
            <text:p>1298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298" calcext:value-type="float">
            <text:p>1298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298" calcext:value-type="float">
            <text:p>1298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298" calcext:value-type="float">
            <text:p>1298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8" calcext:value-type="float">
            <text:p>1298</text:p>
          </table:table-cell>
          <table:table-cell office:value-type="float" office:value="1070.53497942387" calcext:value-type="float">
            <text:p>1070.5349794239</text:p>
          </table:table-cell>
          <table:table-cell table:number-columns-repeated="10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308" calcext:value-type="float">
            <text:p>1308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318" calcext:value-type="float">
            <text:p>1318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318" calcext:value-type="float">
            <text:p>1318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318" calcext:value-type="float">
            <text:p>1318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318" calcext:value-type="float">
            <text:p>1318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318" calcext:value-type="float">
            <text:p>1318</text:p>
          </table:table-cell>
          <table:table-cell office:value-type="float" office:value="1090.53497942387" calcext:value-type="float">
            <text:p>1090.5349794239</text:p>
          </table:table-cell>
          <table:table-cell table:number-columns-repeated="10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328.53497942387" calcext:value-type="float">
            <text:p>1328.5349794239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338" calcext:value-type="float">
            <text:p>1338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338" calcext:value-type="float">
            <text:p>1338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8" calcext:value-type="float">
            <text:p>1338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338" calcext:value-type="float">
            <text:p>1338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338" calcext:value-type="float">
            <text:p>1338</text:p>
          </table:table-cell>
          <table:table-cell office:value-type="float" office:value="1110.53497942387" calcext:value-type="float">
            <text:p>1110.5349794239</text:p>
          </table:table-cell>
          <table:table-cell table:number-columns-repeated="10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348.53497942387" calcext:value-type="float">
            <text:p>1348.5349794239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358" calcext:value-type="float">
            <text:p>1358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358" calcext:value-type="float">
            <text:p>1358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358" calcext:value-type="float">
            <text:p>1358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368" calcext:value-type="float">
            <text:p>1368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378" calcext:value-type="float">
            <text:p>1378</text:p>
          </table:table-cell>
          <table:table-cell office:value-type="float" office:value="1130.53497942387" calcext:value-type="float">
            <text:p>1130.5349794239</text:p>
          </table:table-cell>
          <table:table-cell table:number-columns-repeated="10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378" calcext:value-type="float">
            <text:p>1378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8" calcext:value-type="float">
            <text:p>1378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378" calcext:value-type="float">
            <text:p>1378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378" calcext:value-type="float">
            <text:p>1378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388" calcext:value-type="float">
            <text:p>1388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398" calcext:value-type="float">
            <text:p>1398</text:p>
          </table:table-cell>
          <table:table-cell office:value-type="float" office:value="1150.53497942387" calcext:value-type="float">
            <text:p>1150.5349794239</text:p>
          </table:table-cell>
          <table:table-cell table:number-columns-repeated="10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398" calcext:value-type="float">
            <text:p>1398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398" calcext:value-type="float">
            <text:p>1398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398" calcext:value-type="float">
            <text:p>1398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398" calcext:value-type="float">
            <text:p>1398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408" calcext:value-type="float">
            <text:p>1408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18" calcext:value-type="float">
            <text:p>1418</text:p>
          </table:table-cell>
          <table:table-cell office:value-type="float" office:value="1170.53497942387" calcext:value-type="float">
            <text:p>1170.5349794239</text:p>
          </table:table-cell>
          <table:table-cell table:number-columns-repeated="10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418" calcext:value-type="float">
            <text:p>1418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418" calcext:value-type="float">
            <text:p>1418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418" calcext:value-type="float">
            <text:p>1418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418" calcext:value-type="float">
            <text:p>1418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428" calcext:value-type="float">
            <text:p>1428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438" calcext:value-type="float">
            <text:p>1438</text:p>
          </table:table-cell>
          <table:table-cell office:value-type="float" office:value="1190.53497942387" calcext:value-type="float">
            <text:p>1190.5349794239</text:p>
          </table:table-cell>
          <table:table-cell table:number-columns-repeated="10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8" calcext:value-type="float">
            <text:p>1438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448" calcext:value-type="float">
            <text:p>1448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458" calcext:value-type="float">
            <text:p>1458</text:p>
          </table:table-cell>
          <table:table-cell office:value-type="float" office:value="1210.53497942387" calcext:value-type="float">
            <text:p>1210.5349794239</text:p>
          </table:table-cell>
          <table:table-cell table:number-columns-repeated="10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458" calcext:value-type="float">
            <text:p>1458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458" calcext:value-type="float">
            <text:p>1458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458" calcext:value-type="float">
            <text:p>1458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458" calcext:value-type="float">
            <text:p>1458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468" calcext:value-type="float">
            <text:p>1468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478" calcext:value-type="float">
            <text:p>1478</text:p>
          </table:table-cell>
          <table:table-cell office:value-type="float" office:value="1230.53497942387" calcext:value-type="float">
            <text:p>1230.5349794239</text:p>
          </table:table-cell>
          <table:table-cell table:number-columns-repeated="10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478" calcext:value-type="float">
            <text:p>1478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8" calcext:value-type="float">
            <text:p>1478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478" calcext:value-type="float">
            <text:p>1478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478" calcext:value-type="float">
            <text:p>1478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478" calcext:value-type="float">
            <text:p>1478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488" calcext:value-type="float">
            <text:p>1488</text:p>
          </table:table-cell>
          <table:table-cell office:value-type="float" office:value="1250.53497942387" calcext:value-type="float">
            <text:p>1250.5349794239</text:p>
          </table:table-cell>
          <table:table-cell table:number-columns-repeated="10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498" calcext:value-type="float">
            <text:p>1498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498" calcext:value-type="float">
            <text:p>1498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498" calcext:value-type="float">
            <text:p>1498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498" calcext:value-type="float">
            <text:p>1498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498" calcext:value-type="float">
            <text:p>1498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8" calcext:value-type="float">
            <text:p>1508</text:p>
          </table:table-cell>
          <table:table-cell office:value-type="float" office:value="1270" calcext:value-type="float">
            <text:p>1270</text:p>
          </table:table-cell>
          <table:table-cell table:number-columns-repeated="10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518" calcext:value-type="float">
            <text:p>1518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518" calcext:value-type="float">
            <text:p>1518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518" calcext:value-type="float">
            <text:p>1518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518" calcext:value-type="float">
            <text:p>1518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518" calcext:value-type="float">
            <text:p>1518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528" calcext:value-type="float">
            <text:p>1528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538" calcext:value-type="float">
            <text:p>1538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538" calcext:value-type="float">
            <text:p>1538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538" calcext:value-type="float">
            <text:p>1538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38" calcext:value-type="float">
            <text:p>1538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538" calcext:value-type="float">
            <text:p>1538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548" calcext:value-type="float">
            <text:p>1548</text:p>
          </table:table-cell>
          <table:table-cell office:value-type="float" office:value="1310" calcext:value-type="float">
            <text:p>1310</text:p>
          </table:table-cell>
          <table:table-cell table:number-columns-repeated="10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558" calcext:value-type="float">
            <text:p>1558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558" calcext:value-type="float">
            <text:p>1558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558" calcext:value-type="float">
            <text:p>1558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568.53497942387" calcext:value-type="float">
            <text:p>1568.5349794239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578" calcext:value-type="float">
            <text:p>1578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578" calcext:value-type="float">
            <text:p>1578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578" calcext:value-type="float">
            <text:p>1578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78" calcext:value-type="float">
            <text:p>1578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578" calcext:value-type="float">
            <text:p>1578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593.8024691358" calcext:value-type="float">
            <text:p>1593.8024691358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603" calcext:value-type="float">
            <text:p>1603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603" calcext:value-type="float">
            <text:p>1603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618.8024691358" calcext:value-type="float">
            <text:p>1618.8024691358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1628" calcext:value-type="float">
            <text:p>1628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28" calcext:value-type="float">
            <text:p>1628</text:p>
          </table:table-cell>
          <table:table-cell office:value-type="float" office:value="1370" calcext:value-type="float">
            <text:p>1370</text:p>
          </table:table-cell>
          <table:table-cell table:number-columns-repeated="10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1628" calcext:value-type="float">
            <text:p>162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628" calcext:value-type="float">
            <text:p>162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1628" calcext:value-type="float">
            <text:p>162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638.53497942387" calcext:value-type="float">
            <text:p>1638.5349794239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648" calcext:value-type="float">
            <text:p>1648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648" calcext:value-type="float">
            <text:p>1648</text:p>
          </table:table-cell>
          <table:table-cell office:value-type="float" office:value="1390" calcext:value-type="float">
            <text:p>1390</text:p>
          </table:table-cell>
          <table:table-cell table:number-columns-repeated="10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648" calcext:value-type="float">
            <text:p>1648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648" calcext:value-type="float">
            <text:p>1648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1648" calcext:value-type="float">
            <text:p>1648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58.53497942387" calcext:value-type="float">
            <text:p>1658.5349794239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1668" calcext:value-type="float">
            <text:p>1668</text:p>
          </table:table-cell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668" calcext:value-type="float">
            <text:p>1668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1668" calcext:value-type="float">
            <text:p>1668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668" calcext:value-type="float">
            <text:p>1668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668" calcext:value-type="float">
            <text:p>1668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683.8024691358" calcext:value-type="float">
            <text:p>1683.8024691358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1693" calcext:value-type="float">
            <text:p>1693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693" calcext:value-type="float">
            <text:p>1693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1693" calcext:value-type="float">
            <text:p>1693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93" calcext:value-type="float">
            <text:p>1693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1693" calcext:value-type="float">
            <text:p>1693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716.7037037037" calcext:value-type="float">
            <text:p>1716.7037037037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1726" calcext:value-type="float">
            <text:p>1726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726" calcext:value-type="float">
            <text:p>1726</text:p>
          </table:table-cell>
          <table:table-cell office:value-type="float" office:value="1450" calcext:value-type="float">
            <text:p>1450</text:p>
          </table:table-cell>
          <table:table-cell table:number-columns-repeated="10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749.7037037037" calcext:value-type="float">
            <text:p>1749.7037037037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1759" calcext:value-type="float">
            <text:p>1759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9" calcext:value-type="float">
            <text:p>1759</text:p>
          </table:table-cell>
          <table:table-cell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1759" calcext:value-type="float">
            <text:p>1759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759" calcext:value-type="float">
            <text:p>1759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1759" calcext:value-type="float">
            <text:p>1759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774.8024691358" calcext:value-type="float">
            <text:p>1774.8024691358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784" calcext:value-type="float">
            <text:p>1784</text:p>
          </table:table-cell>
          <table:table-cell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784" calcext:value-type="float">
            <text:p>1784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1784" calcext:value-type="float">
            <text:p>1784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84" calcext:value-type="float">
            <text:p>1784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784" calcext:value-type="float">
            <text:p>1784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94.53497942387" calcext:value-type="float">
            <text:p>1794.5349794239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1804" calcext:value-type="float">
            <text:p>1804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804" calcext:value-type="float">
            <text:p>1804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1819.8024691358" calcext:value-type="float">
            <text:p>1819.8024691358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819" calcext:value-type="float">
            <text:p>1819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819" calcext:value-type="float">
            <text:p>1819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819" calcext:value-type="float">
            <text:p>1819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1819" calcext:value-type="float">
            <text:p>1819</text:p>
          </table:table-cell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819" calcext:value-type="float">
            <text:p>1819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1842.7037037037" calcext:value-type="float">
            <text:p>1842.7037037037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42" calcext:value-type="float">
            <text:p>1842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1842" calcext:value-type="float">
            <text:p>1842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842" calcext:value-type="float">
            <text:p>1842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1842" calcext:value-type="float">
            <text:p>1842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842" calcext:value-type="float">
            <text:p>1842</text:p>
          </table:table-cell>
          <table:table-cell office:value-type="float" office:value="1550" calcext:value-type="float">
            <text:p>1550</text:p>
          </table:table-cell>
          <table:table-cell table:number-columns-repeated="10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877.55555555556" calcext:value-type="float">
            <text:p>1877.5555555556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877" calcext:value-type="float">
            <text:p>1877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1877" calcext:value-type="float">
            <text:p>1877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877" calcext:value-type="float">
            <text:p>1877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877" calcext:value-type="float">
            <text:p>1877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77" calcext:value-type="float">
            <text:p>1877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930.33333333333" calcext:value-type="float">
            <text:p>1930.3333333333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930" calcext:value-type="float">
            <text:p>193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930" calcext:value-type="float">
            <text:p>193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930" calcext:value-type="float">
            <text:p>193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930" calcext:value-type="float">
            <text:p>193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930" calcext:value-type="float">
            <text:p>1930</text:p>
          </table:table-cell>
          <table:table-cell office:value-type="float" office:value="1590" calcext:value-type="float">
            <text:p>1590</text:p>
          </table:table-cell>
          <table:table-cell table:number-columns-repeated="10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1983.33333333333" calcext:value-type="float">
            <text:p>1983.3333333333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983" calcext:value-type="float">
            <text:p>1983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036.33333333333" calcext:value-type="float">
            <text:p>2036.3333333333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036" calcext:value-type="float">
            <text:p>2036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036" calcext:value-type="float">
            <text:p>2036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036" calcext:value-type="float">
            <text:p>2036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036" calcext:value-type="float">
            <text:p>2036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036" calcext:value-type="float">
            <text:p>2036</text:p>
          </table:table-cell>
          <table:table-cell office:value-type="float" office:value="1630" calcext:value-type="float">
            <text:p>1630</text:p>
          </table:table-cell>
          <table:table-cell table:number-columns-repeated="10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071.55555555556" calcext:value-type="float">
            <text:p>2071.5555555556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71" calcext:value-type="float">
            <text:p>2071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071" calcext:value-type="float">
            <text:p>2071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071" calcext:value-type="float">
            <text:p>2071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2081" calcext:value-type="float">
            <text:p>2081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081" calcext:value-type="float">
            <text:p>2081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104.7037037037" calcext:value-type="float">
            <text:p>2104.7037037037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104" calcext:value-type="float">
            <text:p>2104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2104" calcext:value-type="float">
            <text:p>2104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104" calcext:value-type="float">
            <text:p>2104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2114" calcext:value-type="float">
            <text:p>2114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" calcext:value-type="float">
            <text:p>2114</text:p>
          </table:table-cell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2149.55555555556" calcext:value-type="float">
            <text:p>2149.5555555556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2149" calcext:value-type="float">
            <text:p>2149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2149" calcext:value-type="float">
            <text:p>2149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149" calcext:value-type="float">
            <text:p>2149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2159" calcext:value-type="float">
            <text:p>2159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159" calcext:value-type="float">
            <text:p>2159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2212.33333333333" calcext:value-type="float">
            <text:p>2212.3333333333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2212" calcext:value-type="float">
            <text:p>2212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2212" calcext:value-type="float">
            <text:p>2212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57.55555555556" calcext:value-type="float">
            <text:p>2257.5555555556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2257" calcext:value-type="float">
            <text:p>2257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257" calcext:value-type="float">
            <text:p>2257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2257" calcext:value-type="float">
            <text:p>2257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2257" calcext:value-type="float">
            <text:p>2257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2257" calcext:value-type="float">
            <text:p>2257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2302.55555555556" calcext:value-type="float">
            <text:p>2302.5555555556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2302" calcext:value-type="float">
            <text:p>2302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2302" calcext:value-type="float">
            <text:p>2302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2302" calcext:value-type="float">
            <text:p>2302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02" calcext:value-type="float">
            <text:p>2302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2302" calcext:value-type="float">
            <text:p>2302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2347.55555555556" calcext:value-type="float">
            <text:p>2347.5555555556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2347" calcext:value-type="float">
            <text:p>2347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2347" calcext:value-type="float">
            <text:p>2347</text:p>
          </table:table-cell>
          <table:table-cell office:value-type="float" office:value="1750.53497942387" calcext:value-type="float">
            <text:p>1750.5349794239</text:p>
          </table:table-cell>
          <table:table-cell table:number-columns-repeated="10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2347" calcext:value-type="float">
            <text:p>2347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2347" calcext:value-type="float">
            <text:p>2347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2347" calcext:value-type="float">
            <text:p>2347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2380.7037037037" calcext:value-type="float">
            <text:p>2380.7037037037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2380" calcext:value-type="float">
            <text:p>2380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80" calcext:value-type="float">
            <text:p>2380</text:p>
          </table:table-cell>
          <table:table-cell office:value-type="float" office:value="1775.8024691358" calcext:value-type="float">
            <text:p>1775.8024691358</text:p>
          </table:table-cell>
          <table:table-cell table:number-columns-repeated="10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2380" calcext:value-type="float">
            <text:p>2380</text:p>
          </table:table-cell>
          <table:table-cell office:value-type="float" office:value="1785" calcext:value-type="float">
            <text:p>1785</text:p>
          </table:table-cell>
          <table:table-cell table:number-columns-repeated="10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2380" calcext:value-type="float">
            <text:p>2380</text:p>
          </table:table-cell>
          <table:table-cell office:value-type="float" office:value="1785" calcext:value-type="float">
            <text:p>1785</text:p>
          </table:table-cell>
          <table:table-cell table:number-columns-repeated="10"/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2380" calcext:value-type="float">
            <text:p>2380</text:p>
          </table:table-cell>
          <table:table-cell office:value-type="float" office:value="1785" calcext:value-type="float">
            <text:p>1785</text:p>
          </table:table-cell>
          <table:table-cell table:number-columns-repeated="10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2413.7037037037" calcext:value-type="float">
            <text:p>2413.7037037037</text:p>
          </table:table-cell>
          <table:table-cell office:value-type="float" office:value="1785" calcext:value-type="float">
            <text:p>1785</text:p>
          </table:table-cell>
          <table:table-cell table:number-columns-repeated="10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413" calcext:value-type="float">
            <text:p>2413</text:p>
          </table:table-cell>
          <table:table-cell office:value-type="float" office:value="1785" calcext:value-type="float">
            <text:p>1785</text:p>
          </table:table-cell>
          <table:table-cell table:number-columns-repeated="10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2413" calcext:value-type="float">
            <text:p>2413</text:p>
          </table:table-cell>
          <table:table-cell office:value-type="float" office:value="1800.8024691358" calcext:value-type="float">
            <text:p>1800.8024691358</text:p>
          </table:table-cell>
          <table:table-cell table:number-columns-repeated="10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2413" calcext:value-type="float">
            <text:p>2413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2413" calcext:value-type="float">
            <text:p>2413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2413" calcext:value-type="float">
            <text:p>2413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46.7037037037" calcext:value-type="float">
            <text:p>2446.7037037037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2446" calcext:value-type="float">
            <text:p>2446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2446" calcext:value-type="float">
            <text:p>2446</text:p>
          </table:table-cell>
          <table:table-cell office:value-type="float" office:value="1825.8024691358" calcext:value-type="float">
            <text:p>1825.8024691358</text:p>
          </table:table-cell>
          <table:table-cell table:number-columns-repeated="10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2446" calcext:value-type="float">
            <text:p>2446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2446" calcext:value-type="float">
            <text:p>2446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446" calcext:value-type="float">
            <text:p>2446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2471.8024691358" calcext:value-type="float">
            <text:p>2471.8024691358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2471" calcext:value-type="float">
            <text:p>2471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2471" calcext:value-type="float">
            <text:p>2471</text:p>
          </table:table-cell>
          <table:table-cell office:value-type="float" office:value="1850.8024691358" calcext:value-type="float">
            <text:p>1850.8024691358</text:p>
          </table:table-cell>
          <table:table-cell table:number-columns-repeated="10"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2471" calcext:value-type="float">
            <text:p>2471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71" calcext:value-type="float">
            <text:p>2471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2471" calcext:value-type="float">
            <text:p>2471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491.53497942387" calcext:value-type="float">
            <text:p>2491.5349794239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2491" calcext:value-type="float">
            <text:p>2491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2491" calcext:value-type="float">
            <text:p>2491</text:p>
          </table:table-cell>
          <table:table-cell office:value-type="float" office:value="1875.8024691358" calcext:value-type="float">
            <text:p>1875.8024691358</text:p>
          </table:table-cell>
          <table:table-cell table:number-columns-repeated="10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491" calcext:value-type="float">
            <text:p>2491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491" calcext:value-type="float">
            <text:p>2491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2491" calcext:value-type="float">
            <text:p>2491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2511" calcext:value-type="float">
            <text:p>2511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2511" calcext:value-type="float">
            <text:p>2511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11" calcext:value-type="float">
            <text:p>2511</text:p>
          </table:table-cell>
          <table:table-cell office:value-type="float" office:value="1900.8024691358" calcext:value-type="float">
            <text:p>1900.8024691358</text:p>
          </table:table-cell>
          <table:table-cell table:number-columns-repeated="10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2511" calcext:value-type="float">
            <text:p>251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2511" calcext:value-type="float">
            <text:p>251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2511" calcext:value-type="float">
            <text:p>251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2531" calcext:value-type="float">
            <text:p>253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531" calcext:value-type="float">
            <text:p>2531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531" calcext:value-type="float">
            <text:p>2531</text:p>
          </table:table-cell>
          <table:table-cell office:value-type="float" office:value="1925.8024691358" calcext:value-type="float">
            <text:p>1925.8024691358</text:p>
          </table:table-cell>
          <table:table-cell table:number-columns-repeated="10"/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2531" calcext:value-type="float">
            <text:p>2531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551" calcext:value-type="float">
            <text:p>2551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2551" calcext:value-type="float">
            <text:p>2551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51" calcext:value-type="float">
            <text:p>2551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2551" calcext:value-type="float">
            <text:p>2551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551" calcext:value-type="float">
            <text:p>2551</text:p>
          </table:table-cell>
          <table:table-cell office:value-type="float" office:value="1950.8024691358" calcext:value-type="float">
            <text:p>1950.8024691358</text:p>
          </table:table-cell>
          <table:table-cell table:number-columns-repeated="10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2551" calcext:value-type="float">
            <text:p>2551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2571" calcext:value-type="float">
            <text:p>2571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571" calcext:value-type="float">
            <text:p>2571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571" calcext:value-type="float">
            <text:p>2571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571" calcext:value-type="float">
            <text:p>2571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2571" calcext:value-type="float">
            <text:p>2571</text:p>
          </table:table-cell>
          <table:table-cell office:value-type="float" office:value="1975.8024691358" calcext:value-type="float">
            <text:p>1975.8024691358</text:p>
          </table:table-cell>
          <table:table-cell table:number-columns-repeated="10"/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2571" calcext:value-type="float">
            <text:p>2571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91" calcext:value-type="float">
            <text:p>2591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591" calcext:value-type="float">
            <text:p>2591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2591" calcext:value-type="float">
            <text:p>2591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2591" calcext:value-type="float">
            <text:p>2591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591" calcext:value-type="float">
            <text:p>2591</text:p>
          </table:table-cell>
          <table:table-cell office:value-type="float" office:value="1995.53497942387" calcext:value-type="float">
            <text:p>1995.5349794239</text:p>
          </table:table-cell>
          <table:table-cell table:number-columns-repeated="10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591" calcext:value-type="float">
            <text:p>259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611" calcext:value-type="float">
            <text:p>261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611" calcext:value-type="float">
            <text:p>261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611" calcext:value-type="float">
            <text:p>261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611" calcext:value-type="float">
            <text:p>2611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11" calcext:value-type="float">
            <text:p>2611</text:p>
          </table:table-cell>
          <table:table-cell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611" calcext:value-type="float">
            <text:p>2611</text:p>
          </table:table-cell>
          <table:table-cell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631" calcext:value-type="float">
            <text:p>2631</text:p>
          </table:table-cell>
          <table:table-cell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631" calcext:value-type="float">
            <text:p>2631</text:p>
          </table:table-cell>
          <table:table-cell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631" calcext:value-type="float">
            <text:p>2631</text:p>
          </table:table-cell>
          <table:table-cell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631" calcext:value-type="float">
            <text:p>2631</text:p>
          </table:table-cell>
          <table:table-cell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631" calcext:value-type="float">
            <text:p>2631</text:p>
          </table:table-cell>
          <table:table-cell office:value-type="float" office:value="2035" calcext:value-type="float">
            <text:p>2035</text:p>
          </table:table-cell>
          <table:table-cell table:number-columns-repeated="10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631" calcext:value-type="float">
            <text:p>2631</text:p>
          </table:table-cell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651" calcext:value-type="float">
            <text:p>2651</text:p>
          </table:table-cell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651" calcext:value-type="float">
            <text:p>2651</text:p>
          </table:table-cell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1" calcext:value-type="float">
            <text:p>2651</text:p>
          </table:table-cell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2651" calcext:value-type="float">
            <text:p>2651</text:p>
          </table:table-cell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2651" calcext:value-type="float">
            <text:p>2651</text:p>
          </table:table-cell>
          <table:table-cell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2651" calcext:value-type="float">
            <text:p>2651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2671" calcext:value-type="float">
            <text:p>2671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671" calcext:value-type="float">
            <text:p>2671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2671" calcext:value-type="float">
            <text:p>2671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2671" calcext:value-type="float">
            <text:p>2671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671" calcext:value-type="float">
            <text:p>2671</text:p>
          </table:table-cell>
          <table:table-cell office:value-type="float" office:value="2075" calcext:value-type="float">
            <text:p>2075</text:p>
          </table:table-cell>
          <table:table-cell table:number-columns-repeated="10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2671" calcext:value-type="float">
            <text:p>2671</text:p>
          </table:table-cell>
          <table:table-cell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91" calcext:value-type="float">
            <text:p>2691</text:p>
          </table:table-cell>
          <table:table-cell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2691" calcext:value-type="float">
            <text:p>2691</text:p>
          </table:table-cell>
          <table:table-cell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2691" calcext:value-type="float">
            <text:p>2691</text:p>
          </table:table-cell>
          <table:table-cell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2691" calcext:value-type="float">
            <text:p>2691</text:p>
          </table:table-cell>
          <table:table-cell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691" calcext:value-type="float">
            <text:p>2691</text:p>
          </table:table-cell>
          <table:table-cell office:value-type="float" office:value="2095.53497942387" calcext:value-type="float">
            <text:p>2095.5349794239</text:p>
          </table:table-cell>
          <table:table-cell table:number-columns-repeated="10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691" calcext:value-type="float">
            <text:p>2691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711" calcext:value-type="float">
            <text:p>2711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711" calcext:value-type="float">
            <text:p>2711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2711" calcext:value-type="float">
            <text:p>2711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2711" calcext:value-type="float">
            <text:p>2711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11" calcext:value-type="float">
            <text:p>2711</text:p>
          </table:table-cell>
          <table:table-cell office:value-type="float" office:value="2120.8024691358" calcext:value-type="float">
            <text:p>2120.8024691358</text:p>
          </table:table-cell>
          <table:table-cell table:number-columns-repeated="10"/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711" calcext:value-type="float">
            <text:p>2711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2731" calcext:value-type="float">
            <text:p>2731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2731" calcext:value-type="float">
            <text:p>2731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731" calcext:value-type="float">
            <text:p>2731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811" calcext:value-type="float">
            <text:p>2811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2821" calcext:value-type="float">
            <text:p>2821</text:p>
          </table:table-cell>
          <table:table-cell office:value-type="float" office:value="2153.7037037037" calcext:value-type="float">
            <text:p>2153.7037037037</text:p>
          </table:table-cell>
          <table:table-cell table:number-columns-repeated="10"/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821" calcext:value-type="float">
            <text:p>2821</text:p>
          </table:table-cell>
          <table:table-cell office:value-type="float" office:value="2163" calcext:value-type="float">
            <text:p>2163</text:p>
          </table:table-cell>
          <table:table-cell table:number-columns-repeated="10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2821" calcext:value-type="float">
            <text:p>2821</text:p>
          </table:table-cell>
          <table:table-cell office:value-type="float" office:value="2163" calcext:value-type="float">
            <text:p>2163</text:p>
          </table:table-cell>
          <table:table-cell table:number-columns-repeated="10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2821" calcext:value-type="float">
            <text:p>2821</text:p>
          </table:table-cell>
          <table:table-cell office:value-type="float" office:value="2163" calcext:value-type="float">
            <text:p>216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21" calcext:value-type="float">
            <text:p>2821</text:p>
          </table:table-cell>
          <table:table-cell office:value-type="float" office:value="2163" calcext:value-type="float">
            <text:p>2163</text:p>
          </table:table-cell>
          <table:table-cell table:number-columns-repeated="10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2874.33333333333" calcext:value-type="float">
            <text:p>2874.3333333333</text:p>
          </table:table-cell>
          <table:table-cell office:value-type="float" office:value="2163" calcext:value-type="float">
            <text:p>2163</text:p>
          </table:table-cell>
          <table:table-cell table:number-columns-repeated="10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884" calcext:value-type="float">
            <text:p>2884</text:p>
          </table:table-cell>
          <table:table-cell office:value-type="float" office:value="2186.7037037037" calcext:value-type="float">
            <text:p>2186.7037037037</text:p>
          </table:table-cell>
          <table:table-cell table:number-columns-repeated="10"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884" calcext:value-type="float">
            <text:p>2884</text:p>
          </table:table-cell>
          <table:table-cell office:value-type="float" office:value="2196" calcext:value-type="float">
            <text:p>2196</text:p>
          </table:table-cell>
          <table:table-cell table:number-columns-repeated="10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884" calcext:value-type="float">
            <text:p>2884</text:p>
          </table:table-cell>
          <table:table-cell office:value-type="float" office:value="2196" calcext:value-type="float">
            <text:p>2196</text:p>
          </table:table-cell>
          <table:table-cell table:number-columns-repeated="10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884" calcext:value-type="float">
            <text:p>2884</text:p>
          </table:table-cell>
          <table:table-cell office:value-type="float" office:value="2196" calcext:value-type="float">
            <text:p>2196</text:p>
          </table:table-cell>
          <table:table-cell table:number-columns-repeated="10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2884" calcext:value-type="float">
            <text:p>2884</text:p>
          </table:table-cell>
          <table:table-cell office:value-type="float" office:value="2196" calcext:value-type="float">
            <text:p>2196</text:p>
          </table:table-cell>
          <table:table-cell table:number-columns-repeated="10"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937.33333333333" calcext:value-type="float">
            <text:p>2937.3333333333</text:p>
          </table:table-cell>
          <table:table-cell office:value-type="float" office:value="2196" calcext:value-type="float">
            <text:p>2196</text:p>
          </table:table-cell>
          <table:table-cell table:number-columns-repeated="10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2947" calcext:value-type="float">
            <text:p>2947</text:p>
          </table:table-cell>
          <table:table-cell office:value-type="float" office:value="2219.7037037037" calcext:value-type="float">
            <text:p>2219.7037037037</text:p>
          </table:table-cell>
          <table:table-cell table:number-columns-repeated="10"/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2947" calcext:value-type="float">
            <text:p>2947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47" calcext:value-type="float">
            <text:p>2947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947" calcext:value-type="float">
            <text:p>2947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947" calcext:value-type="float">
            <text:p>2947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3000.33333333333" calcext:value-type="float">
            <text:p>3000.3333333333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010" calcext:value-type="float">
            <text:p>3010</text:p>
          </table:table-cell>
          <table:table-cell office:value-type="float" office:value="2252.7037037037" calcext:value-type="float">
            <text:p>2252.7037037037</text:p>
          </table:table-cell>
          <table:table-cell table:number-columns-repeated="10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3010" calcext:value-type="float">
            <text:p>3010</text:p>
          </table:table-cell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3010" calcext:value-type="float">
            <text:p>3010</text:p>
          </table:table-cell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3010" calcext:value-type="float">
            <text:p>3010</text:p>
          </table:table-cell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3010" calcext:value-type="float">
            <text:p>3010</text:p>
          </table:table-cell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3063.33333333333" calcext:value-type="float">
            <text:p>3063.3333333333</text:p>
          </table:table-cell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73" calcext:value-type="float">
            <text:p>3073</text:p>
          </table:table-cell>
          <table:table-cell office:value-type="float" office:value="2285.7037037037" calcext:value-type="float">
            <text:p>2285.7037037037</text:p>
          </table:table-cell>
          <table:table-cell table:number-columns-repeated="10"/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3073" calcext:value-type="float">
            <text:p>3073</text:p>
          </table:table-cell>
          <table:table-cell office:value-type="float" office:value="2295" calcext:value-type="float">
            <text:p>2295</text:p>
          </table:table-cell>
          <table:table-cell table:number-columns-repeated="10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3073" calcext:value-type="float">
            <text:p>3073</text:p>
          </table:table-cell>
          <table:table-cell office:value-type="float" office:value="2295" calcext:value-type="float">
            <text:p>2295</text:p>
          </table:table-cell>
          <table:table-cell table:number-columns-repeated="10"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3073" calcext:value-type="float">
            <text:p>3073</text:p>
          </table:table-cell>
          <table:table-cell office:value-type="float" office:value="2295" calcext:value-type="float">
            <text:p>2295</text:p>
          </table:table-cell>
          <table:table-cell table:number-columns-repeated="10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3073" calcext:value-type="float">
            <text:p>3073</text:p>
          </table:table-cell>
          <table:table-cell office:value-type="float" office:value="2295" calcext:value-type="float">
            <text:p>2295</text:p>
          </table:table-cell>
          <table:table-cell table:number-columns-repeated="10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3108.55555555556" calcext:value-type="float">
            <text:p>3108.5555555556</text:p>
          </table:table-cell>
          <table:table-cell office:value-type="float" office:value="2295" calcext:value-type="float">
            <text:p>2295</text:p>
          </table:table-cell>
          <table:table-cell table:number-columns-repeated="10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3118" calcext:value-type="float">
            <text:p>3118</text:p>
          </table:table-cell>
          <table:table-cell office:value-type="float" office:value="2318.7037037037" calcext:value-type="float">
            <text:p>2318.7037037037</text:p>
          </table:table-cell>
          <table:table-cell table:number-columns-repeated="10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3118" calcext:value-type="float">
            <text:p>3118</text:p>
          </table:table-cell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118" calcext:value-type="float">
            <text:p>3118</text:p>
          </table:table-cell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3118" calcext:value-type="float">
            <text:p>3118</text:p>
          </table:table-cell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18" calcext:value-type="float">
            <text:p>3118</text:p>
          </table:table-cell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3141.7037037037" calcext:value-type="float">
            <text:p>3141.7037037037</text:p>
          </table:table-cell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3151" calcext:value-type="float">
            <text:p>3151</text:p>
          </table:table-cell>
          <table:table-cell office:value-type="float" office:value="2351.7037037037" calcext:value-type="float">
            <text:p>2351.7037037037</text:p>
          </table:table-cell>
          <table:table-cell table:number-columns-repeated="10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3151" calcext:value-type="float">
            <text:p>3151</text:p>
          </table:table-cell>
          <table:table-cell office:value-type="float" office:value="2361" calcext:value-type="float">
            <text:p>2361</text:p>
          </table:table-cell>
          <table:table-cell table:number-columns-repeated="10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3151" calcext:value-type="float">
            <text:p>3151</text:p>
          </table:table-cell>
          <table:table-cell office:value-type="float" office:value="2361" calcext:value-type="float">
            <text:p>2361</text:p>
          </table:table-cell>
          <table:table-cell table:number-columns-repeated="10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3151" calcext:value-type="float">
            <text:p>3151</text:p>
          </table:table-cell>
          <table:table-cell office:value-type="float" office:value="2361" calcext:value-type="float">
            <text:p>2361</text:p>
          </table:table-cell>
          <table:table-cell table:number-columns-repeated="10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151" calcext:value-type="float">
            <text:p>3151</text:p>
          </table:table-cell>
          <table:table-cell office:value-type="float" office:value="2361" calcext:value-type="float">
            <text:p>2361</text:p>
          </table:table-cell>
          <table:table-cell table:number-columns-repeated="10"/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3166.8024691358" calcext:value-type="float">
            <text:p>3166.8024691358</text:p>
          </table:table-cell>
          <table:table-cell office:value-type="float" office:value="2361" calcext:value-type="float">
            <text:p>2361</text:p>
          </table:table-cell>
          <table:table-cell table:number-columns-repeated="10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3176" calcext:value-type="float">
            <text:p>3176</text:p>
          </table:table-cell>
          <table:table-cell office:value-type="float" office:value="2376.8024691358" calcext:value-type="float">
            <text:p>2376.8024691358</text:p>
          </table:table-cell>
          <table:table-cell table:number-columns-repeated="10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3176" calcext:value-type="float">
            <text:p>3176</text:p>
          </table:table-cell>
          <table:table-cell office:value-type="float" office:value="2386" calcext:value-type="float">
            <text:p>238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76" calcext:value-type="float">
            <text:p>3176</text:p>
          </table:table-cell>
          <table:table-cell office:value-type="float" office:value="2386" calcext:value-type="float">
            <text:p>2386</text:p>
          </table:table-cell>
          <table:table-cell table:number-columns-repeated="10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3176" calcext:value-type="float">
            <text:p>3176</text:p>
          </table:table-cell>
          <table:table-cell office:value-type="float" office:value="2386" calcext:value-type="float">
            <text:p>2386</text:p>
          </table:table-cell>
          <table:table-cell table:number-columns-repeated="10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176" calcext:value-type="float">
            <text:p>3176</text:p>
          </table:table-cell>
          <table:table-cell office:value-type="float" office:value="2386" calcext:value-type="float">
            <text:p>2386</text:p>
          </table:table-cell>
          <table:table-cell table:number-columns-repeated="10"/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3186.53497942387" calcext:value-type="float">
            <text:p>3186.5349794239</text:p>
          </table:table-cell>
          <table:table-cell office:value-type="float" office:value="2386" calcext:value-type="float">
            <text:p>2386</text:p>
          </table:table-cell>
          <table:table-cell table:number-columns-repeated="10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196" calcext:value-type="float">
            <text:p>3196</text:p>
          </table:table-cell>
          <table:table-cell office:value-type="float" office:value="2396.53497942387" calcext:value-type="float">
            <text:p>2396.5349794239</text:p>
          </table:table-cell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196" calcext:value-type="float">
            <text:p>3196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3196" calcext:value-type="float">
            <text:p>3196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3196" calcext:value-type="float">
            <text:p>3196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3196" calcext:value-type="float">
            <text:p>3196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3206" calcext:value-type="float">
            <text:p>3206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16" calcext:value-type="float">
            <text:p>3216</text:p>
          </table:table-cell>
          <table:table-cell office:value-type="float" office:value="2416" calcext:value-type="float">
            <text:p>2416</text:p>
          </table:table-cell>
          <table:table-cell table:number-columns-repeated="1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3216" calcext:value-type="float">
            <text:p>3216</text:p>
          </table:table-cell>
          <table:table-cell office:value-type="float" office:value="2426" calcext:value-type="float">
            <text:p>2426</text:p>
          </table:table-cell>
          <table:table-cell table:number-columns-repeated="1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3231.8024691358" calcext:value-type="float">
            <text:p>3231.8024691358</text:p>
          </table:table-cell>
          <table:table-cell office:value-type="float" office:value="2426" calcext:value-type="float">
            <text:p>2426</text:p>
          </table:table-cell>
          <table:table-cell table:number-columns-repeated="10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3241" calcext:value-type="float">
            <text:p>3241</text:p>
          </table:table-cell>
          <table:table-cell office:value-type="float" office:value="2426" calcext:value-type="float">
            <text:p>2426</text:p>
          </table:table-cell>
          <table:table-cell table:number-columns-repeated="1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3241" calcext:value-type="float">
            <text:p>3241</text:p>
          </table:table-cell>
          <table:table-cell office:value-type="float" office:value="2426" calcext:value-type="float">
            <text:p>2426</text:p>
          </table:table-cell>
          <table:table-cell table:number-columns-repeated="1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3241" calcext:value-type="float">
            <text:p>3241</text:p>
          </table:table-cell>
          <table:table-cell office:value-type="float" office:value="2426" calcext:value-type="float">
            <text:p>2426</text:p>
          </table:table-cell>
          <table:table-cell table:number-columns-repeated="1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3241" calcext:value-type="float">
            <text:p>3241</text:p>
          </table:table-cell>
          <table:table-cell office:value-type="float" office:value="2436" calcext:value-type="float">
            <text:p>2436</text:p>
          </table:table-cell>
          <table:table-cell table:number-columns-repeated="1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3241" calcext:value-type="float">
            <text:p>3241</text:p>
          </table:table-cell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251.53497942387" calcext:value-type="float">
            <text:p>3251.5349794239</text:p>
          </table:table-cell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3261" calcext:value-type="float">
            <text:p>3261</text:p>
          </table:table-cell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61" calcext:value-type="float">
            <text:p>3261</text:p>
          </table:table-cell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3261" calcext:value-type="float">
            <text:p>3261</text:p>
          </table:table-cell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3261" calcext:value-type="float">
            <text:p>3261</text:p>
          </table:table-cell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3261" calcext:value-type="float">
            <text:p>3261</text:p>
          </table:table-cell>
          <table:table-cell office:value-type="float" office:value="2456" calcext:value-type="float">
            <text:p>2456</text:p>
          </table:table-cell>
          <table:table-cell table:number-columns-repeated="10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3271" calcext:value-type="float">
            <text:p>3271</text:p>
          </table:table-cell>
          <table:table-cell office:value-type="float" office:value="2466" calcext:value-type="float">
            <text:p>2466</text:p>
          </table:table-cell>
          <table:table-cell table:number-columns-repeated="10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3281" calcext:value-type="float">
            <text:p>3281</text:p>
          </table:table-cell>
          <table:table-cell office:value-type="float" office:value="2466" calcext:value-type="float">
            <text:p>2466</text:p>
          </table:table-cell>
          <table:table-cell table:number-columns-repeated="10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281" calcext:value-type="float">
            <text:p>3281</text:p>
          </table:table-cell>
          <table:table-cell office:value-type="float" office:value="2466" calcext:value-type="float">
            <text:p>2466</text:p>
          </table:table-cell>
          <table:table-cell table:number-columns-repeated="10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3281" calcext:value-type="float">
            <text:p>3281</text:p>
          </table:table-cell>
          <table:table-cell office:value-type="float" office:value="2466" calcext:value-type="float">
            <text:p>2466</text:p>
          </table:table-cell>
          <table:table-cell table:number-columns-repeated="10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3281" calcext:value-type="float">
            <text:p>3281</text:p>
          </table:table-cell>
          <table:table-cell office:value-type="float" office:value="2466" calcext:value-type="float">
            <text:p>2466</text:p>
          </table:table-cell>
          <table:table-cell table:number-columns-repeated="10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3281" calcext:value-type="float">
            <text:p>3281</text:p>
          </table:table-cell>
          <table:table-cell office:value-type="float" office:value="2476" calcext:value-type="float">
            <text:p>247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91" calcext:value-type="float">
            <text:p>3291</text:p>
          </table:table-cell>
          <table:table-cell office:value-type="float" office:value="2486" calcext:value-type="float">
            <text:p>2486</text:p>
          </table:table-cell>
          <table:table-cell table:number-columns-repeated="10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3301" calcext:value-type="float">
            <text:p>3301</text:p>
          </table:table-cell>
          <table:table-cell office:value-type="float" office:value="2486" calcext:value-type="float">
            <text:p>2486</text:p>
          </table:table-cell>
          <table:table-cell table:number-columns-repeated="10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301" calcext:value-type="float">
            <text:p>3301</text:p>
          </table:table-cell>
          <table:table-cell office:value-type="float" office:value="2486" calcext:value-type="float">
            <text:p>2486</text:p>
          </table:table-cell>
          <table:table-cell table:number-columns-repeated="10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3301" calcext:value-type="float">
            <text:p>3301</text:p>
          </table:table-cell>
          <table:table-cell office:value-type="float" office:value="2486" calcext:value-type="float">
            <text:p>2486</text:p>
          </table:table-cell>
          <table:table-cell table:number-columns-repeated="10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301" calcext:value-type="float">
            <text:p>3301</text:p>
          </table:table-cell>
          <table:table-cell office:value-type="float" office:value="2486" calcext:value-type="float">
            <text:p>2486</text:p>
          </table:table-cell>
          <table:table-cell table:number-columns-repeated="10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3301" calcext:value-type="float">
            <text:p>3301</text:p>
          </table:table-cell>
          <table:table-cell office:value-type="float" office:value="2496" calcext:value-type="float">
            <text:p>2496</text:p>
          </table:table-cell>
          <table:table-cell table:number-columns-repeated="10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311" calcext:value-type="float">
            <text:p>3311</text:p>
          </table:table-cell>
          <table:table-cell office:value-type="float" office:value="2506" calcext:value-type="float">
            <text:p>2506</text:p>
          </table:table-cell>
          <table:table-cell table:number-columns-repeated="10"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3321" calcext:value-type="float">
            <text:p>3321</text:p>
          </table:table-cell>
          <table:table-cell office:value-type="float" office:value="2506" calcext:value-type="float">
            <text:p>2506</text:p>
          </table:table-cell>
          <table:table-cell table:number-columns-repeated="10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3321" calcext:value-type="float">
            <text:p>3321</text:p>
          </table:table-cell>
          <table:table-cell office:value-type="float" office:value="2506" calcext:value-type="float">
            <text:p>2506</text:p>
          </table:table-cell>
          <table:table-cell table:number-columns-repeated="10"/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3321" calcext:value-type="float">
            <text:p>3321</text:p>
          </table:table-cell>
          <table:table-cell office:value-type="float" office:value="2506" calcext:value-type="float">
            <text:p>250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21" calcext:value-type="float">
            <text:p>3321</text:p>
          </table:table-cell>
          <table:table-cell office:value-type="float" office:value="2506" calcext:value-type="float">
            <text:p>2506</text:p>
          </table:table-cell>
          <table:table-cell table:number-columns-repeated="10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3321" calcext:value-type="float">
            <text:p>3321</text:p>
          </table:table-cell>
          <table:table-cell office:value-type="float" office:value="2516" calcext:value-type="float">
            <text:p>2516</text:p>
          </table:table-cell>
          <table:table-cell table:number-columns-repeated="10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331" calcext:value-type="float">
            <text:p>3331</text:p>
          </table:table-cell>
          <table:table-cell office:value-type="float" office:value="2526" calcext:value-type="float">
            <text:p>2526</text:p>
          </table:table-cell>
          <table:table-cell table:number-columns-repeated="10"/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3341" calcext:value-type="float">
            <text:p>3341</text:p>
          </table:table-cell>
          <table:table-cell office:value-type="float" office:value="2526" calcext:value-type="float">
            <text:p>2526</text:p>
          </table:table-cell>
          <table:table-cell table:number-columns-repeated="10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3341" calcext:value-type="float">
            <text:p>3341</text:p>
          </table:table-cell>
          <table:table-cell office:value-type="float" office:value="2526" calcext:value-type="float">
            <text:p>2526</text:p>
          </table:table-cell>
          <table:table-cell table:number-columns-repeated="10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341" calcext:value-type="float">
            <text:p>3341</text:p>
          </table:table-cell>
          <table:table-cell office:value-type="float" office:value="2526" calcext:value-type="float">
            <text:p>2526</text:p>
          </table:table-cell>
          <table:table-cell table:number-columns-repeated="10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3341" calcext:value-type="float">
            <text:p>3341</text:p>
          </table:table-cell>
          <table:table-cell office:value-type="float" office:value="2526" calcext:value-type="float">
            <text:p>2526</text:p>
          </table:table-cell>
          <table:table-cell table:number-columns-repeated="10"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3341" calcext:value-type="float">
            <text:p>3341</text:p>
          </table:table-cell>
          <table:table-cell office:value-type="float" office:value="2536" calcext:value-type="float">
            <text:p>2536</text:p>
          </table:table-cell>
          <table:table-cell table:number-columns-repeated="10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3351" calcext:value-type="float">
            <text:p>3351</text:p>
          </table:table-cell>
          <table:table-cell office:value-type="float" office:value="2546" calcext:value-type="float">
            <text:p>2546</text:p>
          </table:table-cell>
          <table:table-cell table:number-columns-repeated="10"/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3361" calcext:value-type="float">
            <text:p>3361</text:p>
          </table:table-cell>
          <table:table-cell office:value-type="float" office:value="2546" calcext:value-type="float">
            <text:p>2546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61" calcext:value-type="float">
            <text:p>3361</text:p>
          </table:table-cell>
          <table:table-cell office:value-type="float" office:value="2546" calcext:value-type="float">
            <text:p>2546</text:p>
          </table:table-cell>
          <table:table-cell table:number-columns-repeated="10"/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3361" calcext:value-type="float">
            <text:p>3361</text:p>
          </table:table-cell>
          <table:table-cell office:value-type="float" office:value="2546" calcext:value-type="float">
            <text:p>2546</text:p>
          </table:table-cell>
          <table:table-cell table:number-columns-repeated="10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361" calcext:value-type="float">
            <text:p>3361</text:p>
          </table:table-cell>
          <table:table-cell office:value-type="float" office:value="2546" calcext:value-type="float">
            <text:p>2546</text:p>
          </table:table-cell>
          <table:table-cell table:number-columns-repeated="10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3361" calcext:value-type="float">
            <text:p>3361</text:p>
          </table:table-cell>
          <table:table-cell office:value-type="float" office:value="2556" calcext:value-type="float">
            <text:p>2556</text:p>
          </table:table-cell>
          <table:table-cell table:number-columns-repeated="10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3371" calcext:value-type="float">
            <text:p>3371</text:p>
          </table:table-cell>
          <table:table-cell office:value-type="float" office:value="2566" calcext:value-type="float">
            <text:p>2566</text:p>
          </table:table-cell>
          <table:table-cell table:number-columns-repeated="10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381" calcext:value-type="float">
            <text:p>3381</text:p>
          </table:table-cell>
          <table:table-cell office:value-type="float" office:value="2566" calcext:value-type="float">
            <text:p>2566</text:p>
          </table:table-cell>
          <table:table-cell table:number-columns-repeated="10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3381" calcext:value-type="float">
            <text:p>3381</text:p>
          </table:table-cell>
          <table:table-cell office:value-type="float" office:value="2566" calcext:value-type="float">
            <text:p>2566</text:p>
          </table:table-cell>
          <table:table-cell table:number-columns-repeated="10"/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3381" calcext:value-type="float">
            <text:p>3381</text:p>
          </table:table-cell>
          <table:table-cell office:value-type="float" office:value="2566" calcext:value-type="float">
            <text:p>2566</text:p>
          </table:table-cell>
          <table:table-cell table:number-columns-repeated="10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381" calcext:value-type="float">
            <text:p>3381</text:p>
          </table:table-cell>
          <table:table-cell office:value-type="float" office:value="2566" calcext:value-type="float">
            <text:p>2566</text:p>
          </table:table-cell>
          <table:table-cell table:number-columns-repeated="10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3381" calcext:value-type="float">
            <text:p>3381</text:p>
          </table:table-cell>
          <table:table-cell office:value-type="float" office:value="2576" calcext:value-type="float">
            <text:p>2576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91" calcext:value-type="float">
            <text:p>3391</text:p>
          </table:table-cell>
          <table:table-cell office:value-type="float" office:value="2586" calcext:value-type="float">
            <text:p>2586</text:p>
          </table:table-cell>
          <table:table-cell table:number-columns-repeated="10"/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3401" calcext:value-type="float">
            <text:p>3401</text:p>
          </table:table-cell>
          <table:table-cell office:value-type="float" office:value="2586" calcext:value-type="float">
            <text:p>2586</text:p>
          </table:table-cell>
          <table:table-cell table:number-columns-repeated="10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3401" calcext:value-type="float">
            <text:p>3401</text:p>
          </table:table-cell>
          <table:table-cell office:value-type="float" office:value="2586" calcext:value-type="float">
            <text:p>2586</text:p>
          </table:table-cell>
          <table:table-cell table:number-columns-repeated="10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3401" calcext:value-type="float">
            <text:p>3401</text:p>
          </table:table-cell>
          <table:table-cell office:value-type="float" office:value="2586" calcext:value-type="float">
            <text:p>2586</text:p>
          </table:table-cell>
          <table:table-cell table:number-columns-repeated="10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3401" calcext:value-type="float">
            <text:p>3401</text:p>
          </table:table-cell>
          <table:table-cell office:value-type="float" office:value="2586" calcext:value-type="float">
            <text:p>2586</text:p>
          </table:table-cell>
          <table:table-cell table:number-columns-repeated="10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401" calcext:value-type="float">
            <text:p>3401</text:p>
          </table:table-cell>
          <table:table-cell office:value-type="float" office:value="2596" calcext:value-type="float">
            <text:p>2596</text:p>
          </table:table-cell>
          <table:table-cell table:number-columns-repeated="10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411" calcext:value-type="float">
            <text:p>3411</text:p>
          </table:table-cell>
          <table:table-cell office:value-type="float" office:value="2606" calcext:value-type="float">
            <text:p>2606</text:p>
          </table:table-cell>
          <table:table-cell table:number-columns-repeated="10"/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3421" calcext:value-type="float">
            <text:p>3421</text:p>
          </table:table-cell>
          <table:table-cell office:value-type="float" office:value="2606" calcext:value-type="float">
            <text:p>2606</text:p>
          </table:table-cell>
          <table:table-cell table:number-columns-repeated="10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3421" calcext:value-type="float">
            <text:p>3421</text:p>
          </table:table-cell>
          <table:table-cell office:value-type="float" office:value="2606" calcext:value-type="float">
            <text:p>2606</text:p>
          </table:table-cell>
          <table:table-cell table:number-columns-repeated="10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3421" calcext:value-type="float">
            <text:p>3421</text:p>
          </table:table-cell>
          <table:table-cell office:value-type="float" office:value="2606" calcext:value-type="float">
            <text:p>2606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31" calcext:value-type="float">
            <text:p>3431</text:p>
          </table:table-cell>
          <table:table-cell office:value-type="float" office:value="2606" calcext:value-type="float">
            <text:p>2606</text:p>
          </table:table-cell>
          <table:table-cell table:number-columns-repeated="10"/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3441" calcext:value-type="float">
            <text:p>3441</text:p>
          </table:table-cell>
          <table:table-cell office:value-type="float" office:value="2616" calcext:value-type="float">
            <text:p>2616</text:p>
          </table:table-cell>
          <table:table-cell table:number-columns-repeated="10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3441" calcext:value-type="float">
            <text:p>3441</text:p>
          </table:table-cell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3441" calcext:value-type="float">
            <text:p>3441</text:p>
          </table:table-cell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441" calcext:value-type="float">
            <text:p>3441</text:p>
          </table:table-cell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441" calcext:value-type="float">
            <text:p>3441</text:p>
          </table:table-cell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3451.53497942387" calcext:value-type="float">
            <text:p>3451.5349794239</text:p>
          </table:table-cell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3461" calcext:value-type="float">
            <text:p>3461</text:p>
          </table:table-cell>
          <table:table-cell office:value-type="float" office:value="2636" calcext:value-type="float">
            <text:p>2636</text:p>
          </table:table-cell>
          <table:table-cell table:number-columns-repeated="10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3461" calcext:value-type="float">
            <text:p>3461</text:p>
          </table:table-cell>
          <table:table-cell office:value-type="float" office:value="2646" calcext:value-type="float">
            <text:p>2646</text:p>
          </table:table-cell>
          <table:table-cell table:number-columns-repeated="10"/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3461" calcext:value-type="float">
            <text:p>3461</text:p>
          </table:table-cell>
          <table:table-cell office:value-type="float" office:value="2646" calcext:value-type="float">
            <text:p>264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61" calcext:value-type="float">
            <text:p>3461</text:p>
          </table:table-cell>
          <table:table-cell office:value-type="float" office:value="2646" calcext:value-type="float">
            <text:p>2646</text:p>
          </table:table-cell>
          <table:table-cell table:number-columns-repeated="10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3461" calcext:value-type="float">
            <text:p>3461</text:p>
          </table:table-cell>
          <table:table-cell office:value-type="float" office:value="2646" calcext:value-type="float">
            <text:p>2646</text:p>
          </table:table-cell>
          <table:table-cell table:number-columns-repeated="10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476.8024691358" calcext:value-type="float">
            <text:p>3476.8024691358</text:p>
          </table:table-cell>
          <table:table-cell office:value-type="float" office:value="2646" calcext:value-type="float">
            <text:p>2646</text:p>
          </table:table-cell>
          <table:table-cell table:number-columns-repeated="10"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3486" calcext:value-type="float">
            <text:p>3486</text:p>
          </table:table-cell>
          <table:table-cell office:value-type="float" office:value="2656" calcext:value-type="float">
            <text:p>2656</text:p>
          </table:table-cell>
          <table:table-cell table:number-columns-repeated="10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486" calcext:value-type="float">
            <text:p>3486</text:p>
          </table:table-cell>
          <table:table-cell office:value-type="float" office:value="2666" calcext:value-type="float">
            <text:p>2666</text:p>
          </table:table-cell>
          <table:table-cell table:number-columns-repeated="10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3486" calcext:value-type="float">
            <text:p>3486</text:p>
          </table:table-cell>
          <table:table-cell office:value-type="float" office:value="2666" calcext:value-type="float">
            <text:p>2666</text:p>
          </table:table-cell>
          <table:table-cell table:number-columns-repeated="10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486" calcext:value-type="float">
            <text:p>3486</text:p>
          </table:table-cell>
          <table:table-cell office:value-type="float" office:value="2666" calcext:value-type="float">
            <text:p>2666</text:p>
          </table:table-cell>
          <table:table-cell table:number-columns-repeated="10"/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3486" calcext:value-type="float">
            <text:p>3486</text:p>
          </table:table-cell>
          <table:table-cell office:value-type="float" office:value="2666" calcext:value-type="float">
            <text:p>2666</text:p>
          </table:table-cell>
          <table:table-cell table:number-columns-repeated="10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3509.7037037037" calcext:value-type="float">
            <text:p>3509.7037037037</text:p>
          </table:table-cell>
          <table:table-cell office:value-type="float" office:value="2666" calcext:value-type="float">
            <text:p>2666</text:p>
          </table:table-cell>
          <table:table-cell table:number-columns-repeated="10"/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3519" calcext:value-type="float">
            <text:p>3519</text:p>
          </table:table-cell>
          <table:table-cell office:value-type="float" office:value="2676" calcext:value-type="float">
            <text:p>2676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19" calcext:value-type="float">
            <text:p>3519</text:p>
          </table:table-cell>
          <table:table-cell office:value-type="float" office:value="2686" calcext:value-type="float">
            <text:p>2686</text:p>
          </table:table-cell>
          <table:table-cell table:number-columns-repeated="10"/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3519" calcext:value-type="float">
            <text:p>3519</text:p>
          </table:table-cell>
          <table:table-cell office:value-type="float" office:value="2686" calcext:value-type="float">
            <text:p>2686</text:p>
          </table:table-cell>
          <table:table-cell table:number-columns-repeated="10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519" calcext:value-type="float">
            <text:p>3519</text:p>
          </table:table-cell>
          <table:table-cell office:value-type="float" office:value="2686" calcext:value-type="float">
            <text:p>2686</text:p>
          </table:table-cell>
          <table:table-cell table:number-columns-repeated="10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3519" calcext:value-type="float">
            <text:p>3519</text:p>
          </table:table-cell>
          <table:table-cell office:value-type="float" office:value="2686" calcext:value-type="float">
            <text:p>2686</text:p>
          </table:table-cell>
          <table:table-cell table:number-columns-repeated="10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3554.55555555556" calcext:value-type="float">
            <text:p>3554.5555555556</text:p>
          </table:table-cell>
          <table:table-cell office:value-type="float" office:value="2686" calcext:value-type="float">
            <text:p>2686</text:p>
          </table:table-cell>
          <table:table-cell table:number-columns-repeated="10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564" calcext:value-type="float">
            <text:p>3564</text:p>
          </table:table-cell>
          <table:table-cell office:value-type="float" office:value="2696" calcext:value-type="float">
            <text:p>2696</text:p>
          </table:table-cell>
          <table:table-cell table:number-columns-repeated="10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564" calcext:value-type="float">
            <text:p>3564</text:p>
          </table:table-cell>
          <table:table-cell office:value-type="float" office:value="2706" calcext:value-type="float">
            <text:p>2706</text:p>
          </table:table-cell>
          <table:table-cell table:number-columns-repeated="10"/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3564" calcext:value-type="float">
            <text:p>3564</text:p>
          </table:table-cell>
          <table:table-cell office:value-type="float" office:value="2706" calcext:value-type="float">
            <text:p>2706</text:p>
          </table:table-cell>
          <table:table-cell table:number-columns-repeated="10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564" calcext:value-type="float">
            <text:p>3564</text:p>
          </table:table-cell>
          <table:table-cell office:value-type="float" office:value="2706" calcext:value-type="float">
            <text:p>2706</text:p>
          </table:table-cell>
          <table:table-cell table:number-columns-repeated="10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3564" calcext:value-type="float">
            <text:p>3564</text:p>
          </table:table-cell>
          <table:table-cell office:value-type="float" office:value="2706" calcext:value-type="float">
            <text:p>270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99.55555555556" calcext:value-type="float">
            <text:p>3599.5555555556</text:p>
          </table:table-cell>
          <table:table-cell office:value-type="float" office:value="2706" calcext:value-type="float">
            <text:p>2706</text:p>
          </table:table-cell>
          <table:table-cell table:number-columns-repeated="10"/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3609" calcext:value-type="float">
            <text:p>3609</text:p>
          </table:table-cell>
          <table:table-cell office:value-type="float" office:value="2716" calcext:value-type="float">
            <text:p>2716</text:p>
          </table:table-cell>
          <table:table-cell table:number-columns-repeated="10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3609" calcext:value-type="float">
            <text:p>3609</text:p>
          </table:table-cell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3609" calcext:value-type="float">
            <text:p>3609</text:p>
          </table:table-cell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3609" calcext:value-type="float">
            <text:p>3609</text:p>
          </table:table-cell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609" calcext:value-type="float">
            <text:p>3609</text:p>
          </table:table-cell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3644.55555555556" calcext:value-type="float">
            <text:p>3644.5555555556</text:p>
          </table:table-cell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3654" calcext:value-type="float">
            <text:p>3654</text:p>
          </table:table-cell>
          <table:table-cell office:value-type="float" office:value="2736" calcext:value-type="float">
            <text:p>2736</text:p>
          </table:table-cell>
          <table:table-cell table:number-columns-repeated="10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3654" calcext:value-type="float">
            <text:p>3654</text:p>
          </table:table-cell>
          <table:table-cell office:value-type="float" office:value="2746" calcext:value-type="float">
            <text:p>2746</text:p>
          </table:table-cell>
          <table:table-cell table:number-columns-repeated="10"/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3654" calcext:value-type="float">
            <text:p>3654</text:p>
          </table:table-cell>
          <table:table-cell office:value-type="float" office:value="2746" calcext:value-type="float">
            <text:p>274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54" calcext:value-type="float">
            <text:p>3654</text:p>
          </table:table-cell>
          <table:table-cell office:value-type="float" office:value="2746" calcext:value-type="float">
            <text:p>2746</text:p>
          </table:table-cell>
          <table:table-cell table:number-columns-repeated="10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3654" calcext:value-type="float">
            <text:p>3654</text:p>
          </table:table-cell>
          <table:table-cell office:value-type="float" office:value="2746" calcext:value-type="float">
            <text:p>2746</text:p>
          </table:table-cell>
          <table:table-cell table:number-columns-repeated="10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3689.55555555556" calcext:value-type="float">
            <text:p>3689.5555555556</text:p>
          </table:table-cell>
          <table:table-cell office:value-type="float" office:value="2746" calcext:value-type="float">
            <text:p>2746</text:p>
          </table:table-cell>
          <table:table-cell table:number-columns-repeated="10"/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3699" calcext:value-type="float">
            <text:p>3699</text:p>
          </table:table-cell>
          <table:table-cell office:value-type="float" office:value="2756" calcext:value-type="float">
            <text:p>2756</text:p>
          </table:table-cell>
          <table:table-cell table:number-columns-repeated="10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3699" calcext:value-type="float">
            <text:p>3699</text:p>
          </table:table-cell>
          <table:table-cell office:value-type="float" office:value="2766" calcext:value-type="float">
            <text:p>2766</text:p>
          </table:table-cell>
          <table:table-cell table:number-columns-repeated="10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699" calcext:value-type="float">
            <text:p>3699</text:p>
          </table:table-cell>
          <table:table-cell office:value-type="float" office:value="2766" calcext:value-type="float">
            <text:p>2766</text:p>
          </table:table-cell>
          <table:table-cell table:number-columns-repeated="10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3699" calcext:value-type="float">
            <text:p>3699</text:p>
          </table:table-cell>
          <table:table-cell office:value-type="float" office:value="2766" calcext:value-type="float">
            <text:p>2766</text:p>
          </table:table-cell>
          <table:table-cell table:number-columns-repeated="10"/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3699" calcext:value-type="float">
            <text:p>3699</text:p>
          </table:table-cell>
          <table:table-cell office:value-type="float" office:value="2766" calcext:value-type="float">
            <text:p>2766</text:p>
          </table:table-cell>
          <table:table-cell table:number-columns-repeated="10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3734.55555555556" calcext:value-type="float">
            <text:p>3734.5555555556</text:p>
          </table:table-cell>
          <table:table-cell office:value-type="float" office:value="2766" calcext:value-type="float">
            <text:p>2766</text:p>
          </table:table-cell>
          <table:table-cell table:number-columns-repeated="10"/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3744" calcext:value-type="float">
            <text:p>3744</text:p>
          </table:table-cell>
          <table:table-cell office:value-type="float" office:value="2776" calcext:value-type="float">
            <text:p>277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44" calcext:value-type="float">
            <text:p>3744</text:p>
          </table:table-cell>
          <table:table-cell office:value-type="float" office:value="2786" calcext:value-type="float">
            <text:p>2786</text:p>
          </table:table-cell>
          <table:table-cell table:number-columns-repeated="10"/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3744" calcext:value-type="float">
            <text:p>3744</text:p>
          </table:table-cell>
          <table:table-cell office:value-type="float" office:value="2786" calcext:value-type="float">
            <text:p>2786</text:p>
          </table:table-cell>
          <table:table-cell table:number-columns-repeated="10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744" calcext:value-type="float">
            <text:p>3744</text:p>
          </table:table-cell>
          <table:table-cell office:value-type="float" office:value="2786" calcext:value-type="float">
            <text:p>2786</text:p>
          </table:table-cell>
          <table:table-cell table:number-columns-repeated="10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3744" calcext:value-type="float">
            <text:p>3744</text:p>
          </table:table-cell>
          <table:table-cell office:value-type="float" office:value="2786" calcext:value-type="float">
            <text:p>2786</text:p>
          </table:table-cell>
          <table:table-cell table:number-columns-repeated="10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3779.55555555556" calcext:value-type="float">
            <text:p>3779.5555555556</text:p>
          </table:table-cell>
          <table:table-cell office:value-type="float" office:value="2786" calcext:value-type="float">
            <text:p>2786</text:p>
          </table:table-cell>
          <table:table-cell table:number-columns-repeated="10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3789" calcext:value-type="float">
            <text:p>3789</text:p>
          </table:table-cell>
          <table:table-cell office:value-type="float" office:value="2796" calcext:value-type="float">
            <text:p>2796</text:p>
          </table:table-cell>
          <table:table-cell table:number-columns-repeated="10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3789" calcext:value-type="float">
            <text:p>3789</text:p>
          </table:table-cell>
          <table:table-cell office:value-type="float" office:value="2806" calcext:value-type="float">
            <text:p>2806</text:p>
          </table:table-cell>
          <table:table-cell table:number-columns-repeated="10"/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3789" calcext:value-type="float">
            <text:p>3789</text:p>
          </table:table-cell>
          <table:table-cell office:value-type="float" office:value="2806" calcext:value-type="float">
            <text:p>2806</text:p>
          </table:table-cell>
          <table:table-cell table:number-columns-repeated="10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3789" calcext:value-type="float">
            <text:p>3789</text:p>
          </table:table-cell>
          <table:table-cell office:value-type="float" office:value="2806" calcext:value-type="float">
            <text:p>2806</text:p>
          </table:table-cell>
          <table:table-cell table:number-columns-repeated="10"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3799" calcext:value-type="float">
            <text:p>3799</text:p>
          </table:table-cell>
          <table:table-cell office:value-type="float" office:value="2806" calcext:value-type="float">
            <text:p>280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09" calcext:value-type="float">
            <text:p>3809</text:p>
          </table:table-cell>
          <table:table-cell office:value-type="float" office:value="2806" calcext:value-type="float">
            <text:p>2806</text:p>
          </table:table-cell>
          <table:table-cell table:number-columns-repeated="10"/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3809" calcext:value-type="float">
            <text:p>3809</text:p>
          </table:table-cell>
          <table:table-cell office:value-type="float" office:value="2816" calcext:value-type="float">
            <text:p>2816</text:p>
          </table:table-cell>
          <table:table-cell table:number-columns-repeated="10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3809" calcext:value-type="float">
            <text:p>3809</text:p>
          </table:table-cell>
          <table:table-cell office:value-type="float" office:value="2826" calcext:value-type="float">
            <text:p>2826</text:p>
          </table:table-cell>
          <table:table-cell table:number-columns-repeated="10"/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3809" calcext:value-type="float">
            <text:p>3809</text:p>
          </table:table-cell>
          <table:table-cell office:value-type="float" office:value="2826" calcext:value-type="float">
            <text:p>2826</text:p>
          </table:table-cell>
          <table:table-cell table:number-columns-repeated="10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3809" calcext:value-type="float">
            <text:p>3809</text:p>
          </table:table-cell>
          <table:table-cell office:value-type="float" office:value="2826" calcext:value-type="float">
            <text:p>2826</text:p>
          </table:table-cell>
          <table:table-cell table:number-columns-repeated="10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3819" calcext:value-type="float">
            <text:p>3819</text:p>
          </table:table-cell>
          <table:table-cell office:value-type="float" office:value="2826" calcext:value-type="float">
            <text:p>2826</text:p>
          </table:table-cell>
          <table:table-cell table:number-columns-repeated="10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3829" calcext:value-type="float">
            <text:p>3829</text:p>
          </table:table-cell>
          <table:table-cell office:value-type="float" office:value="2826" calcext:value-type="float">
            <text:p>2826</text:p>
          </table:table-cell>
          <table:table-cell table:number-columns-repeated="10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3829" calcext:value-type="float">
            <text:p>3829</text:p>
          </table:table-cell>
          <table:table-cell office:value-type="float" office:value="2836" calcext:value-type="float">
            <text:p>2836</text:p>
          </table:table-cell>
          <table:table-cell table:number-columns-repeated="10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3829" calcext:value-type="float">
            <text:p>3829</text:p>
          </table:table-cell>
          <table:table-cell office:value-type="float" office:value="2846" calcext:value-type="float">
            <text:p>2846</text:p>
          </table:table-cell>
          <table:table-cell table:number-columns-repeated="10"/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3829" calcext:value-type="float">
            <text:p>3829</text:p>
          </table:table-cell>
          <table:table-cell office:value-type="float" office:value="2846" calcext:value-type="float">
            <text:p>2846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29" calcext:value-type="float">
            <text:p>3829</text:p>
          </table:table-cell>
          <table:table-cell office:value-type="float" office:value="2846" calcext:value-type="float">
            <text:p>2846</text:p>
          </table:table-cell>
          <table:table-cell table:number-columns-repeated="10"/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3839" calcext:value-type="float">
            <text:p>3839</text:p>
          </table:table-cell>
          <table:table-cell office:value-type="float" office:value="2846" calcext:value-type="float">
            <text:p>2846</text:p>
          </table:table-cell>
          <table:table-cell table:number-columns-repeated="10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3849" calcext:value-type="float">
            <text:p>3849</text:p>
          </table:table-cell>
          <table:table-cell office:value-type="float" office:value="2846" calcext:value-type="float">
            <text:p>2846</text:p>
          </table:table-cell>
          <table:table-cell table:number-columns-repeated="10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3849" calcext:value-type="float">
            <text:p>3849</text:p>
          </table:table-cell>
          <table:table-cell office:value-type="float" office:value="2856" calcext:value-type="float">
            <text:p>2856</text:p>
          </table:table-cell>
          <table:table-cell table:number-columns-repeated="10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3849" calcext:value-type="float">
            <text:p>3849</text:p>
          </table:table-cell>
          <table:table-cell office:value-type="float" office:value="2866" calcext:value-type="float">
            <text:p>2866</text:p>
          </table:table-cell>
          <table:table-cell table:number-columns-repeated="10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3849" calcext:value-type="float">
            <text:p>3849</text:p>
          </table:table-cell>
          <table:table-cell office:value-type="float" office:value="2866" calcext:value-type="float">
            <text:p>2866</text:p>
          </table:table-cell>
          <table:table-cell table:number-columns-repeated="10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849" calcext:value-type="float">
            <text:p>3849</text:p>
          </table:table-cell>
          <table:table-cell office:value-type="float" office:value="2866" calcext:value-type="float">
            <text:p>2866</text:p>
          </table:table-cell>
          <table:table-cell table:number-columns-repeated="10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3859" calcext:value-type="float">
            <text:p>3859</text:p>
          </table:table-cell>
          <table:table-cell office:value-type="float" office:value="2866" calcext:value-type="float">
            <text:p>2866</text:p>
          </table:table-cell>
          <table:table-cell table:number-columns-repeated="10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3869" calcext:value-type="float">
            <text:p>3869</text:p>
          </table:table-cell>
          <table:table-cell office:value-type="float" office:value="2866" calcext:value-type="float">
            <text:p>2866</text:p>
          </table:table-cell>
          <table:table-cell table:number-columns-repeated="10"/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3869" calcext:value-type="float">
            <text:p>3869</text:p>
          </table:table-cell>
          <table:table-cell office:value-type="float" office:value="2876" calcext:value-type="float">
            <text:p>287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69" calcext:value-type="float">
            <text:p>3869</text:p>
          </table:table-cell>
          <table:table-cell office:value-type="float" office:value="2886" calcext:value-type="float">
            <text:p>2886</text:p>
          </table:table-cell>
          <table:table-cell table:number-columns-repeated="10"/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3869" calcext:value-type="float">
            <text:p>3869</text:p>
          </table:table-cell>
          <table:table-cell office:value-type="float" office:value="2886" calcext:value-type="float">
            <text:p>2886</text:p>
          </table:table-cell>
          <table:table-cell table:number-columns-repeated="10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3869" calcext:value-type="float">
            <text:p>3869</text:p>
          </table:table-cell>
          <table:table-cell office:value-type="float" office:value="2886" calcext:value-type="float">
            <text:p>2886</text:p>
          </table:table-cell>
          <table:table-cell table:number-columns-repeated="10"/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3879" calcext:value-type="float">
            <text:p>3879</text:p>
          </table:table-cell>
          <table:table-cell office:value-type="float" office:value="2886" calcext:value-type="float">
            <text:p>2886</text:p>
          </table:table-cell>
          <table:table-cell table:number-columns-repeated="10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3889" calcext:value-type="float">
            <text:p>3889</text:p>
          </table:table-cell>
          <table:table-cell office:value-type="float" office:value="2886" calcext:value-type="float">
            <text:p>2886</text:p>
          </table:table-cell>
          <table:table-cell table:number-columns-repeated="10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3889" calcext:value-type="float">
            <text:p>3889</text:p>
          </table:table-cell>
          <table:table-cell office:value-type="float" office:value="2896.53497942387" calcext:value-type="float">
            <text:p>2896.5349794239</text:p>
          </table:table-cell>
          <table:table-cell table:number-columns-repeated="10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3889" calcext:value-type="float">
            <text:p>3889</text:p>
          </table:table-cell>
          <table:table-cell office:value-type="float" office:value="2906" calcext:value-type="float">
            <text:p>2906</text:p>
          </table:table-cell>
          <table:table-cell table:number-columns-repeated="10"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3889" calcext:value-type="float">
            <text:p>3889</text:p>
          </table:table-cell>
          <table:table-cell office:value-type="float" office:value="2906" calcext:value-type="float">
            <text:p>2906</text:p>
          </table:table-cell>
          <table:table-cell table:number-columns-repeated="10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3889" calcext:value-type="float">
            <text:p>3889</text:p>
          </table:table-cell>
          <table:table-cell office:value-type="float" office:value="2906" calcext:value-type="float">
            <text:p>2906</text:p>
          </table:table-cell>
          <table:table-cell table:number-columns-repeated="10"/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3899" calcext:value-type="float">
            <text:p>3899</text:p>
          </table:table-cell>
          <table:table-cell office:value-type="float" office:value="2906" calcext:value-type="float">
            <text:p>290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09" calcext:value-type="float">
            <text:p>3909</text:p>
          </table:table-cell>
          <table:table-cell office:value-type="float" office:value="2906" calcext:value-type="float">
            <text:p>2906</text:p>
          </table:table-cell>
          <table:table-cell table:number-columns-repeated="10"/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3909" calcext:value-type="float">
            <text:p>3909</text:p>
          </table:table-cell>
          <table:table-cell office:value-type="float" office:value="2921.8024691358" calcext:value-type="float">
            <text:p>2921.8024691358</text:p>
          </table:table-cell>
          <table:table-cell table:number-columns-repeated="10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3909" calcext:value-type="float">
            <text:p>3909</text:p>
          </table:table-cell>
          <table:table-cell office:value-type="float" office:value="2931" calcext:value-type="float">
            <text:p>2931</text:p>
          </table:table-cell>
          <table:table-cell table:number-columns-repeated="10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3909" calcext:value-type="float">
            <text:p>3909</text:p>
          </table:table-cell>
          <table:table-cell office:value-type="float" office:value="2931" calcext:value-type="float">
            <text:p>2931</text:p>
          </table:table-cell>
          <table:table-cell table:number-columns-repeated="10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3909" calcext:value-type="float">
            <text:p>3909</text:p>
          </table:table-cell>
          <table:table-cell office:value-type="float" office:value="2931" calcext:value-type="float">
            <text:p>2931</text:p>
          </table:table-cell>
          <table:table-cell table:number-columns-repeated="10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3919" calcext:value-type="float">
            <text:p>3919</text:p>
          </table:table-cell>
          <table:table-cell office:value-type="float" office:value="2931" calcext:value-type="float">
            <text:p>2931</text:p>
          </table:table-cell>
          <table:table-cell table:number-columns-repeated="10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3929" calcext:value-type="float">
            <text:p>3929</text:p>
          </table:table-cell>
          <table:table-cell office:value-type="float" office:value="2931" calcext:value-type="float">
            <text:p>2931</text:p>
          </table:table-cell>
          <table:table-cell table:number-columns-repeated="10"/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3929" calcext:value-type="float">
            <text:p>3929</text:p>
          </table:table-cell>
          <table:table-cell office:value-type="float" office:value="2954.7037037037" calcext:value-type="float">
            <text:p>2954.7037037037</text:p>
          </table:table-cell>
          <table:table-cell table:number-columns-repeated="10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3929" calcext:value-type="float">
            <text:p>3929</text:p>
          </table:table-cell>
          <table:table-cell office:value-type="float" office:value="2964" calcext:value-type="float">
            <text:p>2964</text:p>
          </table:table-cell>
          <table:table-cell table:number-columns-repeated="10"/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3929" calcext:value-type="float">
            <text:p>3929</text:p>
          </table:table-cell>
          <table:table-cell office:value-type="float" office:value="2964" calcext:value-type="float">
            <text:p>296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29" calcext:value-type="float">
            <text:p>3929</text:p>
          </table:table-cell>
          <table:table-cell office:value-type="float" office:value="2964" calcext:value-type="float">
            <text:p>2964</text:p>
          </table:table-cell>
          <table:table-cell table:number-columns-repeated="10"/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3939" calcext:value-type="float">
            <text:p>3939</text:p>
          </table:table-cell>
          <table:table-cell office:value-type="float" office:value="2964" calcext:value-type="float">
            <text:p>2964</text:p>
          </table:table-cell>
          <table:table-cell table:number-columns-repeated="10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3949" calcext:value-type="float">
            <text:p>3949</text:p>
          </table:table-cell>
          <table:table-cell office:value-type="float" office:value="2964" calcext:value-type="float">
            <text:p>2964</text:p>
          </table:table-cell>
          <table:table-cell table:number-columns-repeated="10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3949" calcext:value-type="float">
            <text:p>3949</text:p>
          </table:table-cell>
          <table:table-cell office:value-type="float" office:value="2999.55555555556" calcext:value-type="float">
            <text:p>2999.5555555556</text:p>
          </table:table-cell>
          <table:table-cell table:number-columns-repeated="10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3949" calcext:value-type="float">
            <text:p>3949</text:p>
          </table:table-cell>
          <table:table-cell office:value-type="float" office:value="3009" calcext:value-type="float">
            <text:p>3009</text:p>
          </table:table-cell>
          <table:table-cell table:number-columns-repeated="10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3949" calcext:value-type="float">
            <text:p>3949</text:p>
          </table:table-cell>
          <table:table-cell office:value-type="float" office:value="3009" calcext:value-type="float">
            <text:p>3009</text:p>
          </table:table-cell>
          <table:table-cell table:number-columns-repeated="10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3949" calcext:value-type="float">
            <text:p>3949</text:p>
          </table:table-cell>
          <table:table-cell office:value-type="float" office:value="3009" calcext:value-type="float">
            <text:p>3009</text:p>
          </table:table-cell>
          <table:table-cell table:number-columns-repeated="10"/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3959" calcext:value-type="float">
            <text:p>3959</text:p>
          </table:table-cell>
          <table:table-cell office:value-type="float" office:value="3009" calcext:value-type="float">
            <text:p>3009</text:p>
          </table:table-cell>
          <table:table-cell table:number-columns-repeated="10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3969" calcext:value-type="float">
            <text:p>3969</text:p>
          </table:table-cell>
          <table:table-cell office:value-type="float" office:value="3009" calcext:value-type="float">
            <text:p>3009</text:p>
          </table:table-cell>
          <table:table-cell table:number-columns-repeated="10"/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3969" calcext:value-type="float">
            <text:p>3969</text:p>
          </table:table-cell>
          <table:table-cell office:value-type="float" office:value="3044.55555555556" calcext:value-type="float">
            <text:p>3044.5555555556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69" calcext:value-type="float">
            <text:p>3969</text:p>
          </table:table-cell>
          <table:table-cell office:value-type="float" office:value="3054" calcext:value-type="float">
            <text:p>3054</text:p>
          </table:table-cell>
          <table:table-cell table:number-columns-repeated="10"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3969" calcext:value-type="float">
            <text:p>3969</text:p>
          </table:table-cell>
          <table:table-cell office:value-type="float" office:value="3054" calcext:value-type="float">
            <text:p>3054</text:p>
          </table:table-cell>
          <table:table-cell table:number-columns-repeated="10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3969" calcext:value-type="float">
            <text:p>3969</text:p>
          </table:table-cell>
          <table:table-cell office:value-type="float" office:value="3054" calcext:value-type="float">
            <text:p>3054</text:p>
          </table:table-cell>
          <table:table-cell table:number-columns-repeated="10"/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3979" calcext:value-type="float">
            <text:p>3979</text:p>
          </table:table-cell>
          <table:table-cell office:value-type="float" office:value="3054" calcext:value-type="float">
            <text:p>3054</text:p>
          </table:table-cell>
          <table:table-cell table:number-columns-repeated="10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3989" calcext:value-type="float">
            <text:p>3989</text:p>
          </table:table-cell>
          <table:table-cell office:value-type="float" office:value="3054" calcext:value-type="float">
            <text:p>3054</text:p>
          </table:table-cell>
          <table:table-cell table:number-columns-repeated="10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3989" calcext:value-type="float">
            <text:p>3989</text:p>
          </table:table-cell>
          <table:table-cell office:value-type="float" office:value="3089.55555555556" calcext:value-type="float">
            <text:p>3089.5555555556</text:p>
          </table:table-cell>
          <table:table-cell table:number-columns-repeated="10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3989" calcext:value-type="float">
            <text:p>3989</text:p>
          </table:table-cell>
          <table:table-cell office:value-type="float" office:value="3099" calcext:value-type="float">
            <text:p>3099</text:p>
          </table:table-cell>
          <table:table-cell table:number-columns-repeated="10"/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4012.7037037037" calcext:value-type="float">
            <text:p>4012.7037037037</text:p>
          </table:table-cell>
          <table:table-cell office:value-type="float" office:value="3099" calcext:value-type="float">
            <text:p>3099</text:p>
          </table:table-cell>
          <table:table-cell table:number-columns-repeated="10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4022" calcext:value-type="float">
            <text:p>4022</text:p>
          </table:table-cell>
          <table:table-cell office:value-type="float" office:value="3099" calcext:value-type="float">
            <text:p>3099</text:p>
          </table:table-cell>
          <table:table-cell table:number-columns-repeated="10"/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4022" calcext:value-type="float">
            <text:p>4022</text:p>
          </table:table-cell>
          <table:table-cell office:value-type="float" office:value="3099" calcext:value-type="float">
            <text:p>3099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22" calcext:value-type="float">
            <text:p>4022</text:p>
          </table:table-cell>
          <table:table-cell office:value-type="float" office:value="3099" calcext:value-type="float">
            <text:p>3099</text:p>
          </table:table-cell>
          <table:table-cell table:number-columns-repeated="10"/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4022" calcext:value-type="float">
            <text:p>4022</text:p>
          </table:table-cell>
          <table:table-cell office:value-type="float" office:value="3134.55555555556" calcext:value-type="float">
            <text:p>3134.5555555556</text:p>
          </table:table-cell>
          <table:table-cell table:number-columns-repeated="10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4022" calcext:value-type="float">
            <text:p>4022</text:p>
          </table:table-cell>
          <table:table-cell office:value-type="float" office:value="3144" calcext:value-type="float">
            <text:p>3144</text:p>
          </table:table-cell>
          <table:table-cell table:number-columns-repeated="10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4037.8024691358" calcext:value-type="float">
            <text:p>4037.8024691358</text:p>
          </table:table-cell>
          <table:table-cell office:value-type="float" office:value="3144" calcext:value-type="float">
            <text:p>3144</text:p>
          </table:table-cell>
          <table:table-cell table:number-columns-repeated="10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4047" calcext:value-type="float">
            <text:p>4047</text:p>
          </table:table-cell>
          <table:table-cell office:value-type="float" office:value="3144" calcext:value-type="float">
            <text:p>3144</text:p>
          </table:table-cell>
          <table:table-cell table:number-columns-repeated="10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4047" calcext:value-type="float">
            <text:p>4047</text:p>
          </table:table-cell>
          <table:table-cell office:value-type="float" office:value="3144" calcext:value-type="float">
            <text:p>3144</text:p>
          </table:table-cell>
          <table:table-cell table:number-columns-repeated="10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047" calcext:value-type="float">
            <text:p>4047</text:p>
          </table:table-cell>
          <table:table-cell office:value-type="float" office:value="3144" calcext:value-type="float">
            <text:p>3144</text:p>
          </table:table-cell>
          <table:table-cell table:number-columns-repeated="10"/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4047" calcext:value-type="float">
            <text:p>4047</text:p>
          </table:table-cell>
          <table:table-cell office:value-type="float" office:value="3179.55555555556" calcext:value-type="float">
            <text:p>3179.5555555556</text:p>
          </table:table-cell>
          <table:table-cell table:number-columns-repeated="10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4047" calcext:value-type="float">
            <text:p>4047</text:p>
          </table:table-cell>
          <table:table-cell office:value-type="float" office:value="3189" calcext:value-type="float">
            <text:p>3189</text:p>
          </table:table-cell>
          <table:table-cell table:number-columns-repeated="10"/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4062.8024691358" calcext:value-type="float">
            <text:p>4062.8024691358</text:p>
          </table:table-cell>
          <table:table-cell office:value-type="float" office:value="3189" calcext:value-type="float">
            <text:p>3189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72" calcext:value-type="float">
            <text:p>4072</text:p>
          </table:table-cell>
          <table:table-cell office:value-type="float" office:value="3189" calcext:value-type="float">
            <text:p>3189</text:p>
          </table:table-cell>
          <table:table-cell table:number-columns-repeated="10"/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4072" calcext:value-type="float">
            <text:p>4072</text:p>
          </table:table-cell>
          <table:table-cell office:value-type="float" office:value="3189" calcext:value-type="float">
            <text:p>3189</text:p>
          </table:table-cell>
          <table:table-cell table:number-columns-repeated="10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4072" calcext:value-type="float">
            <text:p>4072</text:p>
          </table:table-cell>
          <table:table-cell office:value-type="float" office:value="3189" calcext:value-type="float">
            <text:p>3189</text:p>
          </table:table-cell>
          <table:table-cell table:number-columns-repeated="10"/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4072" calcext:value-type="float">
            <text:p>4072</text:p>
          </table:table-cell>
          <table:table-cell office:value-type="float" office:value="3212.7037037037" calcext:value-type="float">
            <text:p>3212.7037037037</text:p>
          </table:table-cell>
          <table:table-cell table:number-columns-repeated="10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4072" calcext:value-type="float">
            <text:p>4072</text:p>
          </table:table-cell>
          <table:table-cell office:value-type="float" office:value="3222" calcext:value-type="float">
            <text:p>3222</text:p>
          </table:table-cell>
          <table:table-cell table:number-columns-repeated="10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4082.53497942387" calcext:value-type="float">
            <text:p>4082.5349794239</text:p>
          </table:table-cell>
          <table:table-cell office:value-type="float" office:value="3222" calcext:value-type="float">
            <text:p>3222</text:p>
          </table:table-cell>
          <table:table-cell table:number-columns-repeated="10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4092" calcext:value-type="float">
            <text:p>4092</text:p>
          </table:table-cell>
          <table:table-cell office:value-type="float" office:value="3222" calcext:value-type="float">
            <text:p>3222</text:p>
          </table:table-cell>
          <table:table-cell table:number-columns-repeated="10"/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4092" calcext:value-type="float">
            <text:p>4092</text:p>
          </table:table-cell>
          <table:table-cell office:value-type="float" office:value="3222" calcext:value-type="float">
            <text:p>3222</text:p>
          </table:table-cell>
          <table:table-cell table:number-columns-repeated="10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4092" calcext:value-type="float">
            <text:p>4092</text:p>
          </table:table-cell>
          <table:table-cell office:value-type="float" office:value="3222" calcext:value-type="float">
            <text:p>3222</text:p>
          </table:table-cell>
          <table:table-cell table:number-columns-repeated="10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4092" calcext:value-type="float">
            <text:p>4092</text:p>
          </table:table-cell>
          <table:table-cell office:value-type="float" office:value="3237.8024691358" calcext:value-type="float">
            <text:p>3237.8024691358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92" calcext:value-type="float">
            <text:p>4092</text:p>
          </table:table-cell>
          <table:table-cell office:value-type="float" office:value="3247" calcext:value-type="float">
            <text:p>3247</text:p>
          </table:table-cell>
          <table:table-cell table:number-columns-repeated="10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4102" calcext:value-type="float">
            <text:p>4102</text:p>
          </table:table-cell>
          <table:table-cell office:value-type="float" office:value="3247" calcext:value-type="float">
            <text:p>3247</text:p>
          </table:table-cell>
          <table:table-cell table:number-columns-repeated="10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4112" calcext:value-type="float">
            <text:p>4112</text:p>
          </table:table-cell>
          <table:table-cell office:value-type="float" office:value="3247" calcext:value-type="float">
            <text:p>3247</text:p>
          </table:table-cell>
          <table:table-cell table:number-columns-repeated="10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4112" calcext:value-type="float">
            <text:p>4112</text:p>
          </table:table-cell>
          <table:table-cell office:value-type="float" office:value="3247" calcext:value-type="float">
            <text:p>3247</text:p>
          </table:table-cell>
          <table:table-cell table:number-columns-repeated="10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4112" calcext:value-type="float">
            <text:p>4112</text:p>
          </table:table-cell>
          <table:table-cell office:value-type="float" office:value="3247" calcext:value-type="float">
            <text:p>3247</text:p>
          </table:table-cell>
          <table:table-cell table:number-columns-repeated="10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112" calcext:value-type="float">
            <text:p>4112</text:p>
          </table:table-cell>
          <table:table-cell office:value-type="float" office:value="3257.53497942387" calcext:value-type="float">
            <text:p>3257.5349794239</text:p>
          </table:table-cell>
          <table:table-cell table:number-columns-repeated="10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4112" calcext:value-type="float">
            <text:p>4112</text:p>
          </table:table-cell>
          <table:table-cell office:value-type="float" office:value="3267" calcext:value-type="float">
            <text:p>3267</text:p>
          </table:table-cell>
          <table:table-cell table:number-columns-repeated="10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4122" calcext:value-type="float">
            <text:p>4122</text:p>
          </table:table-cell>
          <table:table-cell office:value-type="float" office:value="3267" calcext:value-type="float">
            <text:p>3267</text:p>
          </table:table-cell>
          <table:table-cell table:number-columns-repeated="10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4132" calcext:value-type="float">
            <text:p>4132</text:p>
          </table:table-cell>
          <table:table-cell office:value-type="float" office:value="3267" calcext:value-type="float">
            <text:p>3267</text:p>
          </table:table-cell>
          <table:table-cell table:number-columns-repeated="10"/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4132" calcext:value-type="float">
            <text:p>4132</text:p>
          </table:table-cell>
          <table:table-cell office:value-type="float" office:value="3267" calcext:value-type="float">
            <text:p>3267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32" calcext:value-type="float">
            <text:p>4132</text:p>
          </table:table-cell>
          <table:table-cell office:value-type="float" office:value="3267" calcext:value-type="float">
            <text:p>3267</text:p>
          </table:table-cell>
          <table:table-cell table:number-columns-repeated="10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4132" calcext:value-type="float">
            <text:p>4132</text:p>
          </table:table-cell>
          <table:table-cell office:value-type="float" office:value="3277" calcext:value-type="float">
            <text:p>3277</text:p>
          </table:table-cell>
          <table:table-cell table:number-columns-repeated="10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4132" calcext:value-type="float">
            <text:p>4132</text:p>
          </table:table-cell>
          <table:table-cell office:value-type="float" office:value="3287" calcext:value-type="float">
            <text:p>3287</text:p>
          </table:table-cell>
          <table:table-cell table:number-columns-repeated="10"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4142" calcext:value-type="float">
            <text:p>4142</text:p>
          </table:table-cell>
          <table:table-cell office:value-type="float" office:value="3287" calcext:value-type="float">
            <text:p>3287</text:p>
          </table:table-cell>
          <table:table-cell table:number-columns-repeated="10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4152" calcext:value-type="float">
            <text:p>4152</text:p>
          </table:table-cell>
          <table:table-cell office:value-type="float" office:value="3287" calcext:value-type="float">
            <text:p>3287</text:p>
          </table:table-cell>
          <table:table-cell table:number-columns-repeated="10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4152" calcext:value-type="float">
            <text:p>4152</text:p>
          </table:table-cell>
          <table:table-cell office:value-type="float" office:value="3287" calcext:value-type="float">
            <text:p>3287</text:p>
          </table:table-cell>
          <table:table-cell table:number-columns-repeated="10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4152" calcext:value-type="float">
            <text:p>4152</text:p>
          </table:table-cell>
          <table:table-cell office:value-type="float" office:value="3287" calcext:value-type="float">
            <text:p>3287</text:p>
          </table:table-cell>
          <table:table-cell table:number-columns-repeated="10"/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4152" calcext:value-type="float">
            <text:p>4152</text:p>
          </table:table-cell>
          <table:table-cell office:value-type="float" office:value="3297" calcext:value-type="float">
            <text:p>3297</text:p>
          </table:table-cell>
          <table:table-cell table:number-columns-repeated="10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4152" calcext:value-type="float">
            <text:p>4152</text:p>
          </table:table-cell>
          <table:table-cell office:value-type="float" office:value="3307" calcext:value-type="float">
            <text:p>3307</text:p>
          </table:table-cell>
          <table:table-cell table:number-columns-repeated="10"/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4162" calcext:value-type="float">
            <text:p>4162</text:p>
          </table:table-cell>
          <table:table-cell office:value-type="float" office:value="3307" calcext:value-type="float">
            <text:p>330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72" calcext:value-type="float">
            <text:p>4172</text:p>
          </table:table-cell>
          <table:table-cell office:value-type="float" office:value="3307" calcext:value-type="float">
            <text:p>3307</text:p>
          </table:table-cell>
          <table:table-cell table:number-columns-repeated="10"/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4172" calcext:value-type="float">
            <text:p>4172</text:p>
          </table:table-cell>
          <table:table-cell office:value-type="float" office:value="3307" calcext:value-type="float">
            <text:p>3307</text:p>
          </table:table-cell>
          <table:table-cell table:number-columns-repeated="10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4172" calcext:value-type="float">
            <text:p>4172</text:p>
          </table:table-cell>
          <table:table-cell office:value-type="float" office:value="3307" calcext:value-type="float">
            <text:p>3307</text:p>
          </table:table-cell>
          <table:table-cell table:number-columns-repeated="10"/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4172" calcext:value-type="float">
            <text:p>4172</text:p>
          </table:table-cell>
          <table:table-cell office:value-type="float" office:value="3317" calcext:value-type="float">
            <text:p>3317</text:p>
          </table:table-cell>
          <table:table-cell table:number-columns-repeated="10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4172" calcext:value-type="float">
            <text:p>4172</text:p>
          </table:table-cell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4182" calcext:value-type="float">
            <text:p>4182</text:p>
          </table:table-cell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4192" calcext:value-type="float">
            <text:p>4192</text:p>
          </table:table-cell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4192" calcext:value-type="float">
            <text:p>4192</text:p>
          </table:table-cell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4192" calcext:value-type="float">
            <text:p>4192</text:p>
          </table:table-cell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4192" calcext:value-type="float">
            <text:p>4192</text:p>
          </table:table-cell>
          <table:table-cell office:value-type="float" office:value="3337" calcext:value-type="float">
            <text:p>333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92" calcext:value-type="float">
            <text:p>4192</text:p>
          </table:table-cell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4202" calcext:value-type="float">
            <text:p>4202</text:p>
          </table:table-cell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4212" calcext:value-type="float">
            <text:p>4212</text:p>
          </table:table-cell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4212" calcext:value-type="float">
            <text:p>4212</text:p>
          </table:table-cell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4212" calcext:value-type="float">
            <text:p>4212</text:p>
          </table:table-cell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4222" calcext:value-type="float">
            <text:p>4222</text:p>
          </table:table-cell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4232" calcext:value-type="float">
            <text:p>4232</text:p>
          </table:table-cell>
          <table:table-cell office:value-type="float" office:value="3357.53497942387" calcext:value-type="float">
            <text:p>3357.5349794239</text:p>
          </table:table-cell>
          <table:table-cell table:number-columns-repeated="10"/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4232" calcext:value-type="float">
            <text:p>4232</text:p>
          </table:table-cell>
          <table:table-cell office:value-type="float" office:value="3367" calcext:value-type="float">
            <text:p>3367</text:p>
          </table:table-cell>
          <table:table-cell table:number-columns-repeated="10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4232" calcext:value-type="float">
            <text:p>4232</text:p>
          </table:table-cell>
          <table:table-cell office:value-type="float" office:value="3367" calcext:value-type="float">
            <text:p>3367</text:p>
          </table:table-cell>
          <table:table-cell table:number-columns-repeated="10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4232" calcext:value-type="float">
            <text:p>4232</text:p>
          </table:table-cell>
          <table:table-cell office:value-type="float" office:value="3367" calcext:value-type="float">
            <text:p>336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32" calcext:value-type="float">
            <text:p>4232</text:p>
          </table:table-cell>
          <table:table-cell office:value-type="float" office:value="3367" calcext:value-type="float">
            <text:p>3367</text:p>
          </table:table-cell>
          <table:table-cell table:number-columns-repeated="10"/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4242" calcext:value-type="float">
            <text:p>4242</text:p>
          </table:table-cell>
          <table:table-cell office:value-type="float" office:value="3367" calcext:value-type="float">
            <text:p>3367</text:p>
          </table:table-cell>
          <table:table-cell table:number-columns-repeated="10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4252" calcext:value-type="float">
            <text:p>4252</text:p>
          </table:table-cell>
          <table:table-cell office:value-type="float" office:value="3382.8024691358" calcext:value-type="float">
            <text:p>3382.8024691358</text:p>
          </table:table-cell>
          <table:table-cell table:number-columns-repeated="10"/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4252" calcext:value-type="float">
            <text:p>4252</text:p>
          </table:table-cell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4252" calcext:value-type="float">
            <text:p>4252</text:p>
          </table:table-cell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4252" calcext:value-type="float">
            <text:p>4252</text:p>
          </table:table-cell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4252" calcext:value-type="float">
            <text:p>4252</text:p>
          </table:table-cell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4262" calcext:value-type="float">
            <text:p>4262</text:p>
          </table:table-cell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4272" calcext:value-type="float">
            <text:p>4272</text:p>
          </table:table-cell>
          <table:table-cell office:value-type="float" office:value="3415.7037037037" calcext:value-type="float">
            <text:p>3415.7037037037</text:p>
          </table:table-cell>
          <table:table-cell table:number-columns-repeated="10"/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4272" calcext:value-type="float">
            <text:p>4272</text:p>
          </table:table-cell>
          <table:table-cell office:value-type="float" office:value="3425" calcext:value-type="float">
            <text:p>342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72" calcext:value-type="float">
            <text:p>4272</text:p>
          </table:table-cell>
          <table:table-cell office:value-type="float" office:value="3425" calcext:value-type="float">
            <text:p>3425</text:p>
          </table:table-cell>
          <table:table-cell table:number-columns-repeated="10"/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4272" calcext:value-type="float">
            <text:p>4272</text:p>
          </table:table-cell>
          <table:table-cell office:value-type="float" office:value="3425" calcext:value-type="float">
            <text:p>3425</text:p>
          </table:table-cell>
          <table:table-cell table:number-columns-repeated="10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4272" calcext:value-type="float">
            <text:p>4272</text:p>
          </table:table-cell>
          <table:table-cell office:value-type="float" office:value="3425" calcext:value-type="float">
            <text:p>3425</text:p>
          </table:table-cell>
          <table:table-cell table:number-columns-repeated="10"/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4282" calcext:value-type="float">
            <text:p>4282</text:p>
          </table:table-cell>
          <table:table-cell office:value-type="float" office:value="3425" calcext:value-type="float">
            <text:p>3425</text:p>
          </table:table-cell>
          <table:table-cell table:number-columns-repeated="10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4292" calcext:value-type="float">
            <text:p>4292</text:p>
          </table:table-cell>
          <table:table-cell office:value-type="float" office:value="3460.55555555556" calcext:value-type="float">
            <text:p>3460.5555555556</text:p>
          </table:table-cell>
          <table:table-cell table:number-columns-repeated="10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4292" calcext:value-type="float">
            <text:p>4292</text:p>
          </table:table-cell>
          <table:table-cell office:value-type="float" office:value="3470" calcext:value-type="float">
            <text:p>3470</text:p>
          </table:table-cell>
          <table:table-cell table:number-columns-repeated="10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4292" calcext:value-type="float">
            <text:p>4292</text:p>
          </table:table-cell>
          <table:table-cell office:value-type="float" office:value="3470" calcext:value-type="float">
            <text:p>3470</text:p>
          </table:table-cell>
          <table:table-cell table:number-columns-repeated="10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4292" calcext:value-type="float">
            <text:p>4292</text:p>
          </table:table-cell>
          <table:table-cell office:value-type="float" office:value="3470" calcext:value-type="float">
            <text:p>3470</text:p>
          </table:table-cell>
          <table:table-cell table:number-columns-repeated="10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4292" calcext:value-type="float">
            <text:p>4292</text:p>
          </table:table-cell>
          <table:table-cell office:value-type="float" office:value="3470" calcext:value-type="float">
            <text:p>3470</text:p>
          </table:table-cell>
          <table:table-cell table:number-columns-repeated="10"/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4302" calcext:value-type="float">
            <text:p>4302</text:p>
          </table:table-cell>
          <table:table-cell office:value-type="float" office:value="3470" calcext:value-type="float">
            <text:p>347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12" calcext:value-type="float">
            <text:p>4312</text:p>
          </table:table-cell>
          <table:table-cell office:value-type="float" office:value="3523.33333333333" calcext:value-type="float">
            <text:p>3523.3333333333</text:p>
          </table:table-cell>
          <table:table-cell table:number-columns-repeated="10"/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4312" calcext:value-type="float">
            <text:p>4312</text:p>
          </table:table-cell>
          <table:table-cell office:value-type="float" office:value="3533" calcext:value-type="float">
            <text:p>3533</text:p>
          </table:table-cell>
          <table:table-cell table:number-columns-repeated="10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4312" calcext:value-type="float">
            <text:p>4312</text:p>
          </table:table-cell>
          <table:table-cell office:value-type="float" office:value="3533" calcext:value-type="float">
            <text:p>3533</text:p>
          </table:table-cell>
          <table:table-cell table:number-columns-repeated="10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4312" calcext:value-type="float">
            <text:p>4312</text:p>
          </table:table-cell>
          <table:table-cell office:value-type="float" office:value="3533" calcext:value-type="float">
            <text:p>3533</text:p>
          </table:table-cell>
          <table:table-cell table:number-columns-repeated="10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4312" calcext:value-type="float">
            <text:p>4312</text:p>
          </table:table-cell>
          <table:table-cell office:value-type="float" office:value="3533" calcext:value-type="float">
            <text:p>3533</text:p>
          </table:table-cell>
          <table:table-cell table:number-columns-repeated="10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4322" calcext:value-type="float">
            <text:p>4322</text:p>
          </table:table-cell>
          <table:table-cell office:value-type="float" office:value="3533" calcext:value-type="float">
            <text:p>3533</text:p>
          </table:table-cell>
          <table:table-cell table:number-columns-repeated="10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4332" calcext:value-type="float">
            <text:p>4332</text:p>
          </table:table-cell>
          <table:table-cell office:value-type="float" office:value="3586.33333333333" calcext:value-type="float">
            <text:p>3586.3333333333</text:p>
          </table:table-cell>
          <table:table-cell table:number-columns-repeated="10"/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4332" calcext:value-type="float">
            <text:p>4332</text:p>
          </table:table-cell>
          <table:table-cell office:value-type="float" office:value="3596" calcext:value-type="float">
            <text:p>3596</text:p>
          </table:table-cell>
          <table:table-cell table:number-columns-repeated="10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4332" calcext:value-type="float">
            <text:p>4332</text:p>
          </table:table-cell>
          <table:table-cell office:value-type="float" office:value="3596" calcext:value-type="float">
            <text:p>3596</text:p>
          </table:table-cell>
          <table:table-cell table:number-columns-repeated="10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4332" calcext:value-type="float">
            <text:p>4332</text:p>
          </table:table-cell>
          <table:table-cell office:value-type="float" office:value="3596" calcext:value-type="float">
            <text:p>3596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32" calcext:value-type="float">
            <text:p>4332</text:p>
          </table:table-cell>
          <table:table-cell office:value-type="float" office:value="3596" calcext:value-type="float">
            <text:p>3596</text:p>
          </table:table-cell>
          <table:table-cell table:number-columns-repeated="10"/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4342" calcext:value-type="float">
            <text:p>4342</text:p>
          </table:table-cell>
          <table:table-cell office:value-type="float" office:value="3596" calcext:value-type="float">
            <text:p>3596</text:p>
          </table:table-cell>
          <table:table-cell table:number-columns-repeated="10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4352" calcext:value-type="float">
            <text:p>4352</text:p>
          </table:table-cell>
          <table:table-cell office:value-type="float" office:value="3649.33333333333" calcext:value-type="float">
            <text:p>3649.3333333333</text:p>
          </table:table-cell>
          <table:table-cell table:number-columns-repeated="10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4352" calcext:value-type="float">
            <text:p>4352</text:p>
          </table:table-cell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4352" calcext:value-type="float">
            <text:p>4352</text:p>
          </table:table-cell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4352" calcext:value-type="float">
            <text:p>4352</text:p>
          </table:table-cell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4352" calcext:value-type="float">
            <text:p>4352</text:p>
          </table:table-cell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4362" calcext:value-type="float">
            <text:p>4362</text:p>
          </table:table-cell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4372" calcext:value-type="float">
            <text:p>4372</text:p>
          </table:table-cell>
          <table:table-cell office:value-type="float" office:value="3694.55555555556" calcext:value-type="float">
            <text:p>3694.5555555556</text:p>
          </table:table-cell>
          <table:table-cell table:number-columns-repeated="10"/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4372" calcext:value-type="float">
            <text:p>4372</text:p>
          </table:table-cell>
          <table:table-cell office:value-type="float" office:value="3704" calcext:value-type="float">
            <text:p>370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72" calcext:value-type="float">
            <text:p>4372</text:p>
          </table:table-cell>
          <table:table-cell office:value-type="float" office:value="3704" calcext:value-type="float">
            <text:p>3704</text:p>
          </table:table-cell>
          <table:table-cell table:number-columns-repeated="10"/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4372" calcext:value-type="float">
            <text:p>4372</text:p>
          </table:table-cell>
          <table:table-cell office:value-type="float" office:value="3704" calcext:value-type="float">
            <text:p>3704</text:p>
          </table:table-cell>
          <table:table-cell table:number-columns-repeated="10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4372" calcext:value-type="float">
            <text:p>4372</text:p>
          </table:table-cell>
          <table:table-cell office:value-type="float" office:value="3704" calcext:value-type="float">
            <text:p>3704</text:p>
          </table:table-cell>
          <table:table-cell table:number-columns-repeated="10"/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4382" calcext:value-type="float">
            <text:p>4382</text:p>
          </table:table-cell>
          <table:table-cell office:value-type="float" office:value="3704" calcext:value-type="float">
            <text:p>3704</text:p>
          </table:table-cell>
          <table:table-cell table:number-columns-repeated="10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4392" calcext:value-type="float">
            <text:p>4392</text:p>
          </table:table-cell>
          <table:table-cell office:value-type="float" office:value="3727.7037037037" calcext:value-type="float">
            <text:p>3727.7037037037</text:p>
          </table:table-cell>
          <table:table-cell table:number-columns-repeated="10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4392" calcext:value-type="float">
            <text:p>4392</text:p>
          </table:table-cell>
          <table:table-cell office:value-type="float" office:value="3737" calcext:value-type="float">
            <text:p>3737</text:p>
          </table:table-cell>
          <table:table-cell table:number-columns-repeated="10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4392" calcext:value-type="float">
            <text:p>4392</text:p>
          </table:table-cell>
          <table:table-cell office:value-type="float" office:value="3737" calcext:value-type="float">
            <text:p>3737</text:p>
          </table:table-cell>
          <table:table-cell table:number-columns-repeated="10"/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4392" calcext:value-type="float">
            <text:p>4392</text:p>
          </table:table-cell>
          <table:table-cell office:value-type="float" office:value="3737" calcext:value-type="float">
            <text:p>3737</text:p>
          </table:table-cell>
          <table:table-cell table:number-columns-repeated="10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4392" calcext:value-type="float">
            <text:p>4392</text:p>
          </table:table-cell>
          <table:table-cell office:value-type="float" office:value="3737" calcext:value-type="float">
            <text:p>3737</text:p>
          </table:table-cell>
          <table:table-cell table:number-columns-repeated="10"/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4402" calcext:value-type="float">
            <text:p>4402</text:p>
          </table:table-cell>
          <table:table-cell office:value-type="float" office:value="3737" calcext:value-type="float">
            <text:p>373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12" calcext:value-type="float">
            <text:p>4412</text:p>
          </table:table-cell>
          <table:table-cell office:value-type="float" office:value="3752.8024691358" calcext:value-type="float">
            <text:p>3752.8024691358</text:p>
          </table:table-cell>
          <table:table-cell table:number-columns-repeated="10"/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4412" calcext:value-type="float">
            <text:p>4412</text:p>
          </table:table-cell>
          <table:table-cell office:value-type="float" office:value="3762" calcext:value-type="float">
            <text:p>3762</text:p>
          </table:table-cell>
          <table:table-cell table:number-columns-repeated="10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4412" calcext:value-type="float">
            <text:p>4412</text:p>
          </table:table-cell>
          <table:table-cell office:value-type="float" office:value="3762" calcext:value-type="float">
            <text:p>3762</text:p>
          </table:table-cell>
          <table:table-cell table:number-columns-repeated="10"/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4412" calcext:value-type="float">
            <text:p>4412</text:p>
          </table:table-cell>
          <table:table-cell office:value-type="float" office:value="3762" calcext:value-type="float">
            <text:p>3762</text:p>
          </table:table-cell>
          <table:table-cell table:number-columns-repeated="10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4422" calcext:value-type="float">
            <text:p>4422</text:p>
          </table:table-cell>
          <table:table-cell office:value-type="float" office:value="3762" calcext:value-type="float">
            <text:p>3762</text:p>
          </table:table-cell>
          <table:table-cell table:number-columns-repeated="10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4432" calcext:value-type="float">
            <text:p>4432</text:p>
          </table:table-cell>
          <table:table-cell office:value-type="float" office:value="3762" calcext:value-type="float">
            <text:p>3762</text:p>
          </table:table-cell>
          <table:table-cell table:number-columns-repeated="10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4432" calcext:value-type="float">
            <text:p>4432</text:p>
          </table:table-cell>
          <table:table-cell office:value-type="float" office:value="3772.53497942387" calcext:value-type="float">
            <text:p>3772.5349794239</text:p>
          </table:table-cell>
          <table:table-cell table:number-columns-repeated="10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4432" calcext:value-type="float">
            <text:p>4432</text:p>
          </table:table-cell>
          <table:table-cell office:value-type="float" office:value="3782" calcext:value-type="float">
            <text:p>3782</text:p>
          </table:table-cell>
          <table:table-cell table:number-columns-repeated="10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4432" calcext:value-type="float">
            <text:p>4432</text:p>
          </table:table-cell>
          <table:table-cell office:value-type="float" office:value="3782" calcext:value-type="float">
            <text:p>3782</text:p>
          </table:table-cell>
          <table:table-cell table:number-columns-repeated="10"/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4432" calcext:value-type="float">
            <text:p>4432</text:p>
          </table:table-cell>
          <table:table-cell office:value-type="float" office:value="3782" calcext:value-type="float">
            <text:p>378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42.53497942387" calcext:value-type="float">
            <text:p>4442.5349794239</text:p>
          </table:table-cell>
          <table:table-cell office:value-type="float" office:value="3782" calcext:value-type="float">
            <text:p>3782</text:p>
          </table:table-cell>
          <table:table-cell table:number-columns-repeated="10"/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4452" calcext:value-type="float">
            <text:p>4452</text:p>
          </table:table-cell>
          <table:table-cell office:value-type="float" office:value="3782" calcext:value-type="float">
            <text:p>3782</text:p>
          </table:table-cell>
          <table:table-cell table:number-columns-repeated="10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4452" calcext:value-type="float">
            <text:p>4452</text:p>
          </table:table-cell>
          <table:table-cell office:value-type="float" office:value="3792" calcext:value-type="float">
            <text:p>3792</text:p>
          </table:table-cell>
          <table:table-cell table:number-columns-repeated="10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4452" calcext:value-type="float">
            <text:p>4452</text:p>
          </table:table-cell>
          <table:table-cell office:value-type="float" office:value="3802" calcext:value-type="float">
            <text:p>3802</text:p>
          </table:table-cell>
          <table:table-cell table:number-columns-repeated="10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4452" calcext:value-type="float">
            <text:p>4452</text:p>
          </table:table-cell>
          <table:table-cell office:value-type="float" office:value="3802" calcext:value-type="float">
            <text:p>3802</text:p>
          </table:table-cell>
          <table:table-cell table:number-columns-repeated="10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4452" calcext:value-type="float">
            <text:p>4452</text:p>
          </table:table-cell>
          <table:table-cell office:value-type="float" office:value="3802" calcext:value-type="float">
            <text:p>3802</text:p>
          </table:table-cell>
          <table:table-cell table:number-columns-repeated="10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4467.8024691358" calcext:value-type="float">
            <text:p>4467.8024691358</text:p>
          </table:table-cell>
          <table:table-cell office:value-type="float" office:value="3802" calcext:value-type="float">
            <text:p>3802</text:p>
          </table:table-cell>
          <table:table-cell table:number-columns-repeated="10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4477" calcext:value-type="float">
            <text:p>4477</text:p>
          </table:table-cell>
          <table:table-cell office:value-type="float" office:value="3802" calcext:value-type="float">
            <text:p>3802</text:p>
          </table:table-cell>
          <table:table-cell table:number-columns-repeated="10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4477" calcext:value-type="float">
            <text:p>4477</text:p>
          </table:table-cell>
          <table:table-cell office:value-type="float" office:value="3812" calcext:value-type="float">
            <text:p>3812</text:p>
          </table:table-cell>
          <table:table-cell table:number-columns-repeated="10"/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4477" calcext:value-type="float">
            <text:p>4477</text:p>
          </table:table-cell>
          <table:table-cell office:value-type="float" office:value="3822" calcext:value-type="float">
            <text:p>3822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77" calcext:value-type="float">
            <text:p>4477</text:p>
          </table:table-cell>
          <table:table-cell office:value-type="float" office:value="3822" calcext:value-type="float">
            <text:p>3822</text:p>
          </table:table-cell>
          <table:table-cell table:number-columns-repeated="10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4477" calcext:value-type="float">
            <text:p>4477</text:p>
          </table:table-cell>
          <table:table-cell office:value-type="float" office:value="3822" calcext:value-type="float">
            <text:p>3822</text:p>
          </table:table-cell>
          <table:table-cell table:number-columns-repeated="10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4500.70370370371" calcext:value-type="float">
            <text:p>4500.7037037037</text:p>
          </table:table-cell>
          <table:table-cell office:value-type="float" office:value="3822" calcext:value-type="float">
            <text:p>3822</text:p>
          </table:table-cell>
          <table:table-cell table:number-columns-repeated="10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4510" calcext:value-type="float">
            <text:p>4510</text:p>
          </table:table-cell>
          <table:table-cell office:value-type="float" office:value="3822" calcext:value-type="float">
            <text:p>3822</text:p>
          </table:table-cell>
          <table:table-cell table:number-columns-repeated="10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4510" calcext:value-type="float">
            <text:p>4510</text:p>
          </table:table-cell>
          <table:table-cell office:value-type="float" office:value="3832" calcext:value-type="float">
            <text:p>3832</text:p>
          </table:table-cell>
          <table:table-cell table:number-columns-repeated="10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4510" calcext:value-type="float">
            <text:p>4510</text:p>
          </table:table-cell>
          <table:table-cell office:value-type="float" office:value="3842" calcext:value-type="float">
            <text:p>3842</text:p>
          </table:table-cell>
          <table:table-cell table:number-columns-repeated="10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4510" calcext:value-type="float">
            <text:p>4510</text:p>
          </table:table-cell>
          <table:table-cell office:value-type="float" office:value="3842" calcext:value-type="float">
            <text:p>3842</text:p>
          </table:table-cell>
          <table:table-cell table:number-columns-repeated="10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510" calcext:value-type="float">
            <text:p>4510</text:p>
          </table:table-cell>
          <table:table-cell office:value-type="float" office:value="3842" calcext:value-type="float">
            <text:p>3842</text:p>
          </table:table-cell>
          <table:table-cell table:number-columns-repeated="10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533.7037037037" calcext:value-type="float">
            <text:p>4533.7037037037</text:p>
          </table:table-cell>
          <table:table-cell office:value-type="float" office:value="3842" calcext:value-type="float">
            <text:p>3842</text:p>
          </table:table-cell>
          <table:table-cell table:number-columns-repeated="10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543" calcext:value-type="float">
            <text:p>4543</text:p>
          </table:table-cell>
          <table:table-cell office:value-type="float" office:value="3842" calcext:value-type="float">
            <text:p>384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43" calcext:value-type="float">
            <text:p>4543</text:p>
          </table:table-cell>
          <table:table-cell office:value-type="float" office:value="3852" calcext:value-type="float">
            <text:p>3852</text:p>
          </table:table-cell>
          <table:table-cell table:number-columns-repeated="10"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4543" calcext:value-type="float">
            <text:p>4543</text:p>
          </table:table-cell>
          <table:table-cell office:value-type="float" office:value="3862" calcext:value-type="float">
            <text:p>3862</text:p>
          </table:table-cell>
          <table:table-cell table:number-columns-repeated="10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4543" calcext:value-type="float">
            <text:p>4543</text:p>
          </table:table-cell>
          <table:table-cell office:value-type="float" office:value="3862" calcext:value-type="float">
            <text:p>3862</text:p>
          </table:table-cell>
          <table:table-cell table:number-columns-repeated="10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4543" calcext:value-type="float">
            <text:p>4543</text:p>
          </table:table-cell>
          <table:table-cell office:value-type="float" office:value="3862" calcext:value-type="float">
            <text:p>3862</text:p>
          </table:table-cell>
          <table:table-cell table:number-columns-repeated="10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4566.7037037037" calcext:value-type="float">
            <text:p>4566.7037037037</text:p>
          </table:table-cell>
          <table:table-cell office:value-type="float" office:value="3862" calcext:value-type="float">
            <text:p>3862</text:p>
          </table:table-cell>
          <table:table-cell table:number-columns-repeated="10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4576" calcext:value-type="float">
            <text:p>4576</text:p>
          </table:table-cell>
          <table:table-cell office:value-type="float" office:value="3862" calcext:value-type="float">
            <text:p>3862</text:p>
          </table:table-cell>
          <table:table-cell table:number-columns-repeated="10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4576" calcext:value-type="float">
            <text:p>4576</text:p>
          </table:table-cell>
          <table:table-cell office:value-type="float" office:value="3872" calcext:value-type="float">
            <text:p>3872</text:p>
          </table:table-cell>
          <table:table-cell table:number-columns-repeated="10"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4576" calcext:value-type="float">
            <text:p>4576</text:p>
          </table:table-cell>
          <table:table-cell office:value-type="float" office:value="3882" calcext:value-type="float">
            <text:p>3882</text:p>
          </table:table-cell>
          <table:table-cell table:number-columns-repeated="10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76" calcext:value-type="float">
            <text:p>4576</text:p>
          </table:table-cell>
          <table:table-cell office:value-type="float" office:value="3882" calcext:value-type="float">
            <text:p>3882</text:p>
          </table:table-cell>
          <table:table-cell table:number-columns-repeated="10"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76" calcext:value-type="float">
            <text:p>4576</text:p>
          </table:table-cell>
          <table:table-cell office:value-type="float" office:value="3882" calcext:value-type="float">
            <text:p>388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99.7037037037" calcext:value-type="float">
            <text:p>4599.7037037037</text:p>
          </table:table-cell>
          <table:table-cell office:value-type="float" office:value="3882" calcext:value-type="float">
            <text:p>3882</text:p>
          </table:table-cell>
          <table:table-cell table:number-columns-repeated="10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4609" calcext:value-type="float">
            <text:p>4609</text:p>
          </table:table-cell>
          <table:table-cell office:value-type="float" office:value="3882" calcext:value-type="float">
            <text:p>3882</text:p>
          </table:table-cell>
          <table:table-cell table:number-columns-repeated="10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4609" calcext:value-type="float">
            <text:p>4609</text:p>
          </table:table-cell>
          <table:table-cell office:value-type="float" office:value="3892" calcext:value-type="float">
            <text:p>3892</text:p>
          </table:table-cell>
          <table:table-cell table:number-columns-repeated="10"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4609" calcext:value-type="float">
            <text:p>4609</text:p>
          </table:table-cell>
          <table:table-cell office:value-type="float" office:value="3902" calcext:value-type="float">
            <text:p>3902</text:p>
          </table:table-cell>
          <table:table-cell table:number-columns-repeated="10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4609" calcext:value-type="float">
            <text:p>4609</text:p>
          </table:table-cell>
          <table:table-cell office:value-type="float" office:value="3902" calcext:value-type="float">
            <text:p>3902</text:p>
          </table:table-cell>
          <table:table-cell table:number-columns-repeated="10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4609" calcext:value-type="float">
            <text:p>4609</text:p>
          </table:table-cell>
          <table:table-cell office:value-type="float" office:value="3902" calcext:value-type="float">
            <text:p>3902</text:p>
          </table:table-cell>
          <table:table-cell table:number-columns-repeated="10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4632.7037037037" calcext:value-type="float">
            <text:p>4632.7037037037</text:p>
          </table:table-cell>
          <table:table-cell office:value-type="float" office:value="3902" calcext:value-type="float">
            <text:p>3902</text:p>
          </table:table-cell>
          <table:table-cell table:number-columns-repeated="10"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42" calcext:value-type="float">
            <text:p>4642</text:p>
          </table:table-cell>
          <table:table-cell office:value-type="float" office:value="3902" calcext:value-type="float">
            <text:p>3902</text:p>
          </table:table-cell>
          <table:table-cell table:number-columns-repeated="10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642" calcext:value-type="float">
            <text:p>4642</text:p>
          </table:table-cell>
          <table:table-cell office:value-type="float" office:value="3912" calcext:value-type="float">
            <text:p>3912</text:p>
          </table:table-cell>
          <table:table-cell table:number-columns-repeated="10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642" calcext:value-type="float">
            <text:p>4642</text:p>
          </table:table-cell>
          <table:table-cell office:value-type="float" office:value="3922" calcext:value-type="float">
            <text:p>3922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642" calcext:value-type="float">
            <text:p>4642</text:p>
          </table:table-cell>
          <table:table-cell office:value-type="float" office:value="3922" calcext:value-type="float">
            <text:p>3922</text:p>
          </table:table-cell>
          <table:table-cell table:number-columns-repeated="10"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4642" calcext:value-type="float">
            <text:p>4642</text:p>
          </table:table-cell>
          <table:table-cell office:value-type="float" office:value="3922" calcext:value-type="float">
            <text:p>3922</text:p>
          </table:table-cell>
          <table:table-cell table:number-columns-repeated="10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4665.70370370371" calcext:value-type="float">
            <text:p>4665.7037037037</text:p>
          </table:table-cell>
          <table:table-cell office:value-type="float" office:value="3922" calcext:value-type="float">
            <text:p>3922</text:p>
          </table:table-cell>
          <table:table-cell table:number-columns-repeated="10"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4675" calcext:value-type="float">
            <text:p>4675</text:p>
          </table:table-cell>
          <table:table-cell office:value-type="float" office:value="3922" calcext:value-type="float">
            <text:p>3922</text:p>
          </table:table-cell>
          <table:table-cell table:number-columns-repeated="10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4675" calcext:value-type="float">
            <text:p>4675</text:p>
          </table:table-cell>
          <table:table-cell office:value-type="float" office:value="3932" calcext:value-type="float">
            <text:p>3932</text:p>
          </table:table-cell>
          <table:table-cell table:number-columns-repeated="10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675" calcext:value-type="float">
            <text:p>4675</text:p>
          </table:table-cell>
          <table:table-cell office:value-type="float" office:value="3942" calcext:value-type="float">
            <text:p>3942</text:p>
          </table:table-cell>
          <table:table-cell table:number-columns-repeated="10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675" calcext:value-type="float">
            <text:p>4675</text:p>
          </table:table-cell>
          <table:table-cell office:value-type="float" office:value="3942" calcext:value-type="float">
            <text:p>3942</text:p>
          </table:table-cell>
          <table:table-cell table:number-columns-repeated="10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4675" calcext:value-type="float">
            <text:p>4675</text:p>
          </table:table-cell>
          <table:table-cell office:value-type="float" office:value="3942" calcext:value-type="float">
            <text:p>3942</text:p>
          </table:table-cell>
          <table:table-cell table:number-columns-repeated="10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4698.7037037037" calcext:value-type="float">
            <text:p>4698.7037037037</text:p>
          </table:table-cell>
          <table:table-cell office:value-type="float" office:value="3942" calcext:value-type="float">
            <text:p>3942</text:p>
          </table:table-cell>
          <table:table-cell table:number-columns-repeated="10"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4708" calcext:value-type="float">
            <text:p>4708</text:p>
          </table:table-cell>
          <table:table-cell office:value-type="float" office:value="3942" calcext:value-type="float">
            <text:p>394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08" calcext:value-type="float">
            <text:p>4708</text:p>
          </table:table-cell>
          <table:table-cell office:value-type="float" office:value="3952" calcext:value-type="float">
            <text:p>3952</text:p>
          </table:table-cell>
          <table:table-cell table:number-columns-repeated="10"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708" calcext:value-type="float">
            <text:p>4708</text:p>
          </table:table-cell>
          <table:table-cell office:value-type="float" office:value="3962" calcext:value-type="float">
            <text:p>3962</text:p>
          </table:table-cell>
          <table:table-cell table:number-columns-repeated="10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4731.7037037037" calcext:value-type="float">
            <text:p>4731.7037037037</text:p>
          </table:table-cell>
          <table:table-cell office:value-type="float" office:value="3962" calcext:value-type="float">
            <text:p>3962</text:p>
          </table:table-cell>
          <table:table-cell table:number-columns-repeated="10"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4741" calcext:value-type="float">
            <text:p>4741</text:p>
          </table:table-cell>
          <table:table-cell office:value-type="float" office:value="3962" calcext:value-type="float">
            <text:p>3962</text:p>
          </table:table-cell>
          <table:table-cell table:number-columns-repeated="10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4741" calcext:value-type="float">
            <text:p>4741</text:p>
          </table:table-cell>
          <table:table-cell office:value-type="float" office:value="3962" calcext:value-type="float">
            <text:p>3962</text:p>
          </table:table-cell>
          <table:table-cell table:number-columns-repeated="10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4741" calcext:value-type="float">
            <text:p>4741</text:p>
          </table:table-cell>
          <table:table-cell office:value-type="float" office:value="3962" calcext:value-type="float">
            <text:p>3962</text:p>
          </table:table-cell>
          <table:table-cell table:number-columns-repeated="10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741" calcext:value-type="float">
            <text:p>4741</text:p>
          </table:table-cell>
          <table:table-cell office:value-type="float" office:value="3972" calcext:value-type="float">
            <text:p>3972</text:p>
          </table:table-cell>
          <table:table-cell table:number-columns-repeated="10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41" calcext:value-type="float">
            <text:p>4741</text:p>
          </table:table-cell>
          <table:table-cell office:value-type="float" office:value="3982" calcext:value-type="float">
            <text:p>3982</text:p>
          </table:table-cell>
          <table:table-cell table:number-columns-repeated="10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756.8024691358" calcext:value-type="float">
            <text:p>4756.8024691358</text:p>
          </table:table-cell>
          <table:table-cell office:value-type="float" office:value="3982" calcext:value-type="float">
            <text:p>3982</text:p>
          </table:table-cell>
          <table:table-cell table:number-columns-repeated="10"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4766" calcext:value-type="float">
            <text:p>4766</text:p>
          </table:table-cell>
          <table:table-cell office:value-type="float" office:value="3982" calcext:value-type="float">
            <text:p>3982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66" calcext:value-type="float">
            <text:p>4766</text:p>
          </table:table-cell>
          <table:table-cell office:value-type="float" office:value="3982" calcext:value-type="float">
            <text:p>3982</text:p>
          </table:table-cell>
          <table:table-cell table:number-columns-repeated="10"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4766" calcext:value-type="float">
            <text:p>4766</text:p>
          </table:table-cell>
          <table:table-cell office:value-type="float" office:value="3982" calcext:value-type="float">
            <text:p>3982</text:p>
          </table:table-cell>
          <table:table-cell table:number-columns-repeated="10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4766" calcext:value-type="float">
            <text:p>4766</text:p>
          </table:table-cell>
          <table:table-cell office:value-type="float" office:value="3992" calcext:value-type="float">
            <text:p>3992</text:p>
          </table:table-cell>
          <table:table-cell table:number-columns-repeated="10"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4766" calcext:value-type="float">
            <text:p>4766</text:p>
          </table:table-cell>
          <table:table-cell office:value-type="float" office:value="4002" calcext:value-type="float">
            <text:p>4002</text:p>
          </table:table-cell>
          <table:table-cell table:number-columns-repeated="10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776.53497942387" calcext:value-type="float">
            <text:p>4776.5349794239</text:p>
          </table:table-cell>
          <table:table-cell office:value-type="float" office:value="4002" calcext:value-type="float">
            <text:p>4002</text:p>
          </table:table-cell>
          <table:table-cell table:number-columns-repeated="10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786" calcext:value-type="float">
            <text:p>4786</text:p>
          </table:table-cell>
          <table:table-cell office:value-type="float" office:value="4002" calcext:value-type="float">
            <text:p>4002</text:p>
          </table:table-cell>
          <table:table-cell table:number-columns-repeated="10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4786" calcext:value-type="float">
            <text:p>4786</text:p>
          </table:table-cell>
          <table:table-cell office:value-type="float" office:value="4002" calcext:value-type="float">
            <text:p>4002</text:p>
          </table:table-cell>
          <table:table-cell table:number-columns-repeated="10"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4786" calcext:value-type="float">
            <text:p>4786</text:p>
          </table:table-cell>
          <table:table-cell office:value-type="float" office:value="4002" calcext:value-type="float">
            <text:p>4002</text:p>
          </table:table-cell>
          <table:table-cell table:number-columns-repeated="10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4786" calcext:value-type="float">
            <text:p>4786</text:p>
          </table:table-cell>
          <table:table-cell office:value-type="float" office:value="4012" calcext:value-type="float">
            <text:p>4012</text:p>
          </table:table-cell>
          <table:table-cell table:number-columns-repeated="10"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4786" calcext:value-type="float">
            <text:p>4786</text:p>
          </table:table-cell>
          <table:table-cell office:value-type="float" office:value="4022" calcext:value-type="float">
            <text:p>402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96.53497942387" calcext:value-type="float">
            <text:p>4796.5349794239</text:p>
          </table:table-cell>
          <table:table-cell office:value-type="float" office:value="4022" calcext:value-type="float">
            <text:p>4022</text:p>
          </table:table-cell>
          <table:table-cell table:number-columns-repeated="10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806" calcext:value-type="float">
            <text:p>4806</text:p>
          </table:table-cell>
          <table:table-cell office:value-type="float" office:value="4022" calcext:value-type="float">
            <text:p>4022</text:p>
          </table:table-cell>
          <table:table-cell table:number-columns-repeated="10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806" calcext:value-type="float">
            <text:p>4806</text:p>
          </table:table-cell>
          <table:table-cell office:value-type="float" office:value="4022" calcext:value-type="float">
            <text:p>4022</text:p>
          </table:table-cell>
          <table:table-cell table:number-columns-repeated="10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4806" calcext:value-type="float">
            <text:p>4806</text:p>
          </table:table-cell>
          <table:table-cell office:value-type="float" office:value="4022" calcext:value-type="float">
            <text:p>4022</text:p>
          </table:table-cell>
          <table:table-cell table:number-columns-repeated="10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4806" calcext:value-type="float">
            <text:p>4806</text:p>
          </table:table-cell>
          <table:table-cell office:value-type="float" office:value="4032" calcext:value-type="float">
            <text:p>4032</text:p>
          </table:table-cell>
          <table:table-cell table:number-columns-repeated="10"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4806" calcext:value-type="float">
            <text:p>4806</text:p>
          </table:table-cell>
          <table:table-cell office:value-type="float" office:value="4042" calcext:value-type="float">
            <text:p>4042</text:p>
          </table:table-cell>
          <table:table-cell table:number-columns-repeated="10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4816" calcext:value-type="float">
            <text:p>4816</text:p>
          </table:table-cell>
          <table:table-cell office:value-type="float" office:value="4042" calcext:value-type="float">
            <text:p>4042</text:p>
          </table:table-cell>
          <table:table-cell table:number-columns-repeated="10"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4826" calcext:value-type="float">
            <text:p>4826</text:p>
          </table:table-cell>
          <table:table-cell office:value-type="float" office:value="4042" calcext:value-type="float">
            <text:p>4042</text:p>
          </table:table-cell>
          <table:table-cell table:number-columns-repeated="10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826" calcext:value-type="float">
            <text:p>4826</text:p>
          </table:table-cell>
          <table:table-cell office:value-type="float" office:value="4042" calcext:value-type="float">
            <text:p>4042</text:p>
          </table:table-cell>
          <table:table-cell table:number-columns-repeated="10"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826" calcext:value-type="float">
            <text:p>4826</text:p>
          </table:table-cell>
          <table:table-cell office:value-type="float" office:value="4042" calcext:value-type="float">
            <text:p>4042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26" calcext:value-type="float">
            <text:p>4826</text:p>
          </table:table-cell>
          <table:table-cell office:value-type="float" office:value="4052" calcext:value-type="float">
            <text:p>4052</text:p>
          </table:table-cell>
          <table:table-cell table:number-columns-repeated="10"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4826" calcext:value-type="float">
            <text:p>4826</text:p>
          </table:table-cell>
          <table:table-cell office:value-type="float" office:value="4062" calcext:value-type="float">
            <text:p>4062</text:p>
          </table:table-cell>
          <table:table-cell table:number-columns-repeated="10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836" calcext:value-type="float">
            <text:p>4836</text:p>
          </table:table-cell>
          <table:table-cell office:value-type="float" office:value="4062" calcext:value-type="float">
            <text:p>4062</text:p>
          </table:table-cell>
          <table:table-cell table:number-columns-repeated="10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4846" calcext:value-type="float">
            <text:p>4846</text:p>
          </table:table-cell>
          <table:table-cell office:value-type="float" office:value="4062" calcext:value-type="float">
            <text:p>4062</text:p>
          </table:table-cell>
          <table:table-cell table:number-columns-repeated="10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4846" calcext:value-type="float">
            <text:p>4846</text:p>
          </table:table-cell>
          <table:table-cell office:value-type="float" office:value="4062" calcext:value-type="float">
            <text:p>4062</text:p>
          </table:table-cell>
          <table:table-cell table:number-columns-repeated="10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4846" calcext:value-type="float">
            <text:p>4846</text:p>
          </table:table-cell>
          <table:table-cell office:value-type="float" office:value="4062" calcext:value-type="float">
            <text:p>4062</text:p>
          </table:table-cell>
          <table:table-cell table:number-columns-repeated="10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4846" calcext:value-type="float">
            <text:p>4846</text:p>
          </table:table-cell>
          <table:table-cell office:value-type="float" office:value="4072" calcext:value-type="float">
            <text:p>4072</text:p>
          </table:table-cell>
          <table:table-cell table:number-columns-repeated="10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4846" calcext:value-type="float">
            <text:p>4846</text:p>
          </table:table-cell>
          <table:table-cell office:value-type="float" office:value="4082" calcext:value-type="float">
            <text:p>4082</text:p>
          </table:table-cell>
          <table:table-cell table:number-columns-repeated="10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4856" calcext:value-type="float">
            <text:p>4856</text:p>
          </table:table-cell>
          <table:table-cell office:value-type="float" office:value="4082" calcext:value-type="float">
            <text:p>4082</text:p>
          </table:table-cell>
          <table:table-cell table:number-columns-repeated="10"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4866" calcext:value-type="float">
            <text:p>4866</text:p>
          </table:table-cell>
          <table:table-cell office:value-type="float" office:value="4082" calcext:value-type="float">
            <text:p>4082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66" calcext:value-type="float">
            <text:p>4866</text:p>
          </table:table-cell>
          <table:table-cell office:value-type="float" office:value="4082" calcext:value-type="float">
            <text:p>4082</text:p>
          </table:table-cell>
          <table:table-cell table:number-columns-repeated="10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866" calcext:value-type="float">
            <text:p>4866</text:p>
          </table:table-cell>
          <table:table-cell office:value-type="float" office:value="4082" calcext:value-type="float">
            <text:p>4082</text:p>
          </table:table-cell>
          <table:table-cell table:number-columns-repeated="10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866" calcext:value-type="float">
            <text:p>4866</text:p>
          </table:table-cell>
          <table:table-cell office:value-type="float" office:value="4092" calcext:value-type="float">
            <text:p>4092</text:p>
          </table:table-cell>
          <table:table-cell table:number-columns-repeated="10"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866" calcext:value-type="float">
            <text:p>4866</text:p>
          </table:table-cell>
          <table:table-cell office:value-type="float" office:value="4102" calcext:value-type="float">
            <text:p>4102</text:p>
          </table:table-cell>
          <table:table-cell table:number-columns-repeated="10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876" calcext:value-type="float">
            <text:p>4876</text:p>
          </table:table-cell>
          <table:table-cell office:value-type="float" office:value="4102" calcext:value-type="float">
            <text:p>4102</text:p>
          </table:table-cell>
          <table:table-cell table:number-columns-repeated="10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886" calcext:value-type="float">
            <text:p>4886</text:p>
          </table:table-cell>
          <table:table-cell office:value-type="float" office:value="4102" calcext:value-type="float">
            <text:p>4102</text:p>
          </table:table-cell>
          <table:table-cell table:number-columns-repeated="10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886" calcext:value-type="float">
            <text:p>4886</text:p>
          </table:table-cell>
          <table:table-cell office:value-type="float" office:value="4102" calcext:value-type="float">
            <text:p>4102</text:p>
          </table:table-cell>
          <table:table-cell table:number-columns-repeated="10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886" calcext:value-type="float">
            <text:p>4886</text:p>
          </table:table-cell>
          <table:table-cell office:value-type="float" office:value="4102" calcext:value-type="float">
            <text:p>4102</text:p>
          </table:table-cell>
          <table:table-cell table:number-columns-repeated="10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886" calcext:value-type="float">
            <text:p>4886</text:p>
          </table:table-cell>
          <table:table-cell office:value-type="float" office:value="4112" calcext:value-type="float">
            <text:p>4112</text:p>
          </table:table-cell>
          <table:table-cell table:number-columns-repeated="10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886" calcext:value-type="float">
            <text:p>4886</text:p>
          </table:table-cell>
          <table:table-cell office:value-type="float" office:value="4122" calcext:value-type="float">
            <text:p>4122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96" calcext:value-type="float">
            <text:p>4896</text:p>
          </table:table-cell>
          <table:table-cell office:value-type="float" office:value="4122" calcext:value-type="float">
            <text:p>4122</text:p>
          </table:table-cell>
          <table:table-cell table:number-columns-repeated="10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4906" calcext:value-type="float">
            <text:p>4906</text:p>
          </table:table-cell>
          <table:table-cell office:value-type="float" office:value="4122" calcext:value-type="float">
            <text:p>4122</text:p>
          </table:table-cell>
          <table:table-cell table:number-columns-repeated="10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4906" calcext:value-type="float">
            <text:p>4906</text:p>
          </table:table-cell>
          <table:table-cell office:value-type="float" office:value="4122" calcext:value-type="float">
            <text:p>4122</text:p>
          </table:table-cell>
          <table:table-cell table:number-columns-repeated="10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4906" calcext:value-type="float">
            <text:p>4906</text:p>
          </table:table-cell>
          <table:table-cell office:value-type="float" office:value="4122" calcext:value-type="float">
            <text:p>4122</text:p>
          </table:table-cell>
          <table:table-cell table:number-columns-repeated="10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906" calcext:value-type="float">
            <text:p>4906</text:p>
          </table:table-cell>
          <table:table-cell office:value-type="float" office:value="4132" calcext:value-type="float">
            <text:p>4132</text:p>
          </table:table-cell>
          <table:table-cell table:number-columns-repeated="10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906" calcext:value-type="float">
            <text:p>4906</text:p>
          </table:table-cell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916" calcext:value-type="float">
            <text:p>4916</text:p>
          </table:table-cell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926" calcext:value-type="float">
            <text:p>4926</text:p>
          </table:table-cell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926" calcext:value-type="float">
            <text:p>4926</text:p>
          </table:table-cell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926" calcext:value-type="float">
            <text:p>4926</text:p>
          </table:table-cell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926" calcext:value-type="float">
            <text:p>4926</text:p>
          </table:table-cell>
          <table:table-cell office:value-type="float" office:value="4152" calcext:value-type="float">
            <text:p>4152</text:p>
          </table:table-cell>
          <table:table-cell table:number-columns-repeated="10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936" calcext:value-type="float">
            <text:p>4936</text:p>
          </table:table-cell>
          <table:table-cell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946" calcext:value-type="float">
            <text:p>4946</text:p>
          </table:table-cell>
          <table:table-cell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4946" calcext:value-type="float">
            <text:p>4946</text:p>
          </table:table-cell>
          <table:table-cell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946" calcext:value-type="float">
            <text:p>4946</text:p>
          </table:table-cell>
          <table:table-cell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46" calcext:value-type="float">
            <text:p>4946</text:p>
          </table:table-cell>
          <table:table-cell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946" calcext:value-type="float">
            <text:p>4946</text:p>
          </table:table-cell>
          <table:table-cell office:value-type="float" office:value="4172" calcext:value-type="float">
            <text:p>4172</text:p>
          </table:table-cell>
          <table:table-cell table:number-columns-repeated="10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4956" calcext:value-type="float">
            <text:p>4956</text:p>
          </table:table-cell>
          <table:table-cell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4966" calcext:value-type="float">
            <text:p>4966</text:p>
          </table:table-cell>
          <table:table-cell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4966" calcext:value-type="float">
            <text:p>4966</text:p>
          </table:table-cell>
          <table:table-cell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966" calcext:value-type="float">
            <text:p>4966</text:p>
          </table:table-cell>
          <table:table-cell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4966" calcext:value-type="float">
            <text:p>4966</text:p>
          </table:table-cell>
          <table:table-cell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4966" calcext:value-type="float">
            <text:p>4966</text:p>
          </table:table-cell>
          <table:table-cell office:value-type="float" office:value="4192" calcext:value-type="float">
            <text:p>4192</text:p>
          </table:table-cell>
          <table:table-cell table:number-columns-repeated="10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4976" calcext:value-type="float">
            <text:p>4976</text:p>
          </table:table-cell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4986" calcext:value-type="float">
            <text:p>4986</text:p>
          </table:table-cell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4986" calcext:value-type="float">
            <text:p>4986</text:p>
          </table:table-cell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4986" calcext:value-type="float">
            <text:p>4986</text:p>
          </table:table-cell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4986" calcext:value-type="float">
            <text:p>4986</text:p>
          </table:table-cell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4986" calcext:value-type="float">
            <text:p>4986</text:p>
          </table:table-cell>
          <table:table-cell office:value-type="float" office:value="4212" calcext:value-type="float">
            <text:p>4212</text:p>
          </table:table-cell>
          <table:table-cell table:number-columns-repeated="10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4996" calcext:value-type="float">
            <text:p>4996</text:p>
          </table:table-cell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06" calcext:value-type="float">
            <text:p>5006</text:p>
          </table:table-cell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5006" calcext:value-type="float">
            <text:p>5006</text:p>
          </table:table-cell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5006" calcext:value-type="float">
            <text:p>5006</text:p>
          </table:table-cell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5006" calcext:value-type="float">
            <text:p>5006</text:p>
          </table:table-cell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5006" calcext:value-type="float">
            <text:p>5006</text:p>
          </table:table-cell>
          <table:table-cell office:value-type="float" office:value="4232" calcext:value-type="float">
            <text:p>4232</text:p>
          </table:table-cell>
          <table:table-cell table:number-columns-repeated="10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5016" calcext:value-type="float">
            <text:p>5016</text:p>
          </table:table-cell>
          <table:table-cell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5026" calcext:value-type="float">
            <text:p>5026</text:p>
          </table:table-cell>
          <table:table-cell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26" calcext:value-type="float">
            <text:p>5026</text:p>
          </table:table-cell>
          <table:table-cell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26" calcext:value-type="float">
            <text:p>5026</text:p>
          </table:table-cell>
          <table:table-cell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26" calcext:value-type="float">
            <text:p>5026</text:p>
          </table:table-cell>
          <table:table-cell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26" calcext:value-type="float">
            <text:p>5026</text:p>
          </table:table-cell>
          <table:table-cell office:value-type="float" office:value="4252" calcext:value-type="float">
            <text:p>4252</text:p>
          </table:table-cell>
          <table:table-cell table:number-columns-repeated="10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5036" calcext:value-type="float">
            <text:p>5036</text:p>
          </table:table-cell>
          <table:table-cell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5046" calcext:value-type="float">
            <text:p>5046</text:p>
          </table:table-cell>
          <table:table-cell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5046" calcext:value-type="float">
            <text:p>5046</text:p>
          </table:table-cell>
          <table:table-cell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5046" calcext:value-type="float">
            <text:p>5046</text:p>
          </table:table-cell>
          <table:table-cell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5046" calcext:value-type="float">
            <text:p>5046</text:p>
          </table:table-cell>
          <table:table-cell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5046" calcext:value-type="float">
            <text:p>5046</text:p>
          </table:table-cell>
          <table:table-cell office:value-type="float" office:value="4272.53497942387" calcext:value-type="float">
            <text:p>4272.5349794239</text:p>
          </table:table-cell>
          <table:table-cell table:number-columns-repeated="10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5056" calcext:value-type="float">
            <text:p>5056</text:p>
          </table:table-cell>
          <table:table-cell office:value-type="float" office:value="4282" calcext:value-type="float">
            <text:p>4282</text:p>
          </table:table-cell>
          <table:table-cell table:number-columns-repeated="10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5066" calcext:value-type="float">
            <text:p>5066</text:p>
          </table:table-cell>
          <table:table-cell office:value-type="float" office:value="4282" calcext:value-type="float">
            <text:p>4282</text:p>
          </table:table-cell>
          <table:table-cell table:number-columns-repeated="10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5066" calcext:value-type="float">
            <text:p>5066</text:p>
          </table:table-cell>
          <table:table-cell office:value-type="float" office:value="4282" calcext:value-type="float">
            <text:p>4282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66" calcext:value-type="float">
            <text:p>5066</text:p>
          </table:table-cell>
          <table:table-cell office:value-type="float" office:value="4282" calcext:value-type="float">
            <text:p>4282</text:p>
          </table:table-cell>
          <table:table-cell table:number-columns-repeated="10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5066" calcext:value-type="float">
            <text:p>5066</text:p>
          </table:table-cell>
          <table:table-cell office:value-type="float" office:value="4282" calcext:value-type="float">
            <text:p>4282</text:p>
          </table:table-cell>
          <table:table-cell table:number-columns-repeated="10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5066" calcext:value-type="float">
            <text:p>5066</text:p>
          </table:table-cell>
          <table:table-cell office:value-type="float" office:value="4297.8024691358" calcext:value-type="float">
            <text:p>4297.8024691358</text:p>
          </table:table-cell>
          <table:table-cell table:number-columns-repeated="10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5076" calcext:value-type="float">
            <text:p>5076</text:p>
          </table:table-cell>
          <table:table-cell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5086" calcext:value-type="float">
            <text:p>5086</text:p>
          </table:table-cell>
          <table:table-cell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5086" calcext:value-type="float">
            <text:p>5086</text:p>
          </table:table-cell>
          <table:table-cell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5086" calcext:value-type="float">
            <text:p>5086</text:p>
          </table:table-cell>
          <table:table-cell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5086" calcext:value-type="float">
            <text:p>5086</text:p>
          </table:table-cell>
          <table:table-cell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5086" calcext:value-type="float">
            <text:p>5086</text:p>
          </table:table-cell>
          <table:table-cell office:value-type="float" office:value="4330.7037037037" calcext:value-type="float">
            <text:p>4330.7037037037</text:p>
          </table:table-cell>
          <table:table-cell table:number-columns-repeated="10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96" calcext:value-type="float">
            <text:p>5096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106" calcext:value-type="float">
            <text:p>5106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106" calcext:value-type="float">
            <text:p>5106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106" calcext:value-type="float">
            <text:p>5106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106" calcext:value-type="float">
            <text:p>5106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106" calcext:value-type="float">
            <text:p>5106</text:p>
          </table:table-cell>
          <table:table-cell office:value-type="float" office:value="4375.55555555556" calcext:value-type="float">
            <text:p>4375.5555555556</text:p>
          </table:table-cell>
          <table:table-cell table:number-columns-repeated="10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116" calcext:value-type="float">
            <text:p>5116</text:p>
          </table:table-cell>
          <table:table-cell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126" calcext:value-type="float">
            <text:p>5126</text:p>
          </table:table-cell>
          <table:table-cell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5126" calcext:value-type="float">
            <text:p>5126</text:p>
          </table:table-cell>
          <table:table-cell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5126" calcext:value-type="float">
            <text:p>5126</text:p>
          </table:table-cell>
          <table:table-cell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5126" calcext:value-type="float">
            <text:p>5126</text:p>
          </table:table-cell>
          <table:table-cell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26" calcext:value-type="float">
            <text:p>5126</text:p>
          </table:table-cell>
          <table:table-cell office:value-type="float" office:value="4438.33333333333" calcext:value-type="float">
            <text:p>4438.3333333333</text:p>
          </table:table-cell>
          <table:table-cell table:number-columns-repeated="10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136" calcext:value-type="float">
            <text:p>5136</text:p>
          </table:table-cell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146" calcext:value-type="float">
            <text:p>5146</text:p>
          </table:table-cell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146" calcext:value-type="float">
            <text:p>5146</text:p>
          </table:table-cell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146" calcext:value-type="float">
            <text:p>5146</text:p>
          </table:table-cell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146" calcext:value-type="float">
            <text:p>5146</text:p>
          </table:table-cell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146" calcext:value-type="float">
            <text:p>5146</text:p>
          </table:table-cell>
          <table:table-cell office:value-type="float" office:value="4528" calcext:value-type="float">
            <text:p>4528</text:p>
          </table:table-cell>
          <table:table-cell table:number-columns-repeated="10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156.53497942387" calcext:value-type="float">
            <text:p>5156.5349794239</text:p>
          </table:table-cell>
          <table:table-cell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166" calcext:value-type="float">
            <text:p>5166</text:p>
          </table:table-cell>
          <table:table-cell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166" calcext:value-type="float">
            <text:p>5166</text:p>
          </table:table-cell>
          <table:table-cell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66" calcext:value-type="float">
            <text:p>5166</text:p>
          </table:table-cell>
          <table:table-cell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166" calcext:value-type="float">
            <text:p>5166</text:p>
          </table:table-cell>
          <table:table-cell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5166" calcext:value-type="float">
            <text:p>5166</text:p>
          </table:table-cell>
          <table:table-cell office:value-type="float" office:value="4591.33333333333" calcext:value-type="float">
            <text:p>4591.3333333333</text:p>
          </table:table-cell>
          <table:table-cell table:number-columns-repeated="10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5181.8024691358" calcext:value-type="float">
            <text:p>5181.8024691358</text:p>
          </table:table-cell>
          <table:table-cell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5191" calcext:value-type="float">
            <text:p>5191</text:p>
          </table:table-cell>
          <table:table-cell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5191" calcext:value-type="float">
            <text:p>5191</text:p>
          </table:table-cell>
          <table:table-cell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5191" calcext:value-type="float">
            <text:p>5191</text:p>
          </table:table-cell>
          <table:table-cell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5191" calcext:value-type="float">
            <text:p>5191</text:p>
          </table:table-cell>
          <table:table-cell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5191" calcext:value-type="float">
            <text:p>5191</text:p>
          </table:table-cell>
          <table:table-cell office:value-type="float" office:value="4636.55555555556" calcext:value-type="float">
            <text:p>4636.5555555556</text:p>
          </table:table-cell>
          <table:table-cell table:number-columns-repeated="10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5206.8024691358" calcext:value-type="float">
            <text:p>5206.8024691358</text:p>
          </table:table-cell>
          <table:table-cell office:value-type="float" office:value="4646" calcext:value-type="float">
            <text:p>464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16" calcext:value-type="float">
            <text:p>5216</text:p>
          </table:table-cell>
          <table:table-cell office:value-type="float" office:value="4646" calcext:value-type="float">
            <text:p>4646</text:p>
          </table:table-cell>
          <table:table-cell table:number-columns-repeated="10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5216" calcext:value-type="float">
            <text:p>5216</text:p>
          </table:table-cell>
          <table:table-cell office:value-type="float" office:value="4646" calcext:value-type="float">
            <text:p>4646</text:p>
          </table:table-cell>
          <table:table-cell table:number-columns-repeated="10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216" calcext:value-type="float">
            <text:p>5216</text:p>
          </table:table-cell>
          <table:table-cell office:value-type="float" office:value="4646" calcext:value-type="float">
            <text:p>4646</text:p>
          </table:table-cell>
          <table:table-cell table:number-columns-repeated="10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5216" calcext:value-type="float">
            <text:p>5216</text:p>
          </table:table-cell>
          <table:table-cell office:value-type="float" office:value="4646" calcext:value-type="float">
            <text:p>4646</text:p>
          </table:table-cell>
          <table:table-cell table:number-columns-repeated="10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5216" calcext:value-type="float">
            <text:p>5216</text:p>
          </table:table-cell>
          <table:table-cell office:value-type="float" office:value="4669.7037037037" calcext:value-type="float">
            <text:p>4669.7037037037</text:p>
          </table:table-cell>
          <table:table-cell table:number-columns-repeated="10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5231.8024691358" calcext:value-type="float">
            <text:p>5231.8024691358</text:p>
          </table:table-cell>
          <table:table-cell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5241" calcext:value-type="float">
            <text:p>5241</text:p>
          </table:table-cell>
          <table:table-cell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5241" calcext:value-type="float">
            <text:p>5241</text:p>
          </table:table-cell>
          <table:table-cell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5241" calcext:value-type="float">
            <text:p>5241</text:p>
          </table:table-cell>
          <table:table-cell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5241" calcext:value-type="float">
            <text:p>5241</text:p>
          </table:table-cell>
          <table:table-cell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41" calcext:value-type="float">
            <text:p>5241</text:p>
          </table:table-cell>
          <table:table-cell office:value-type="float" office:value="4694.8024691358" calcext:value-type="float">
            <text:p>4694.8024691358</text:p>
          </table:table-cell>
          <table:table-cell table:number-columns-repeated="10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5256.8024691358" calcext:value-type="float">
            <text:p>5256.8024691358</text:p>
          </table:table-cell>
          <table:table-cell office:value-type="float" office:value="4704" calcext:value-type="float">
            <text:p>4704</text:p>
          </table:table-cell>
          <table:table-cell table:number-columns-repeated="10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5266" calcext:value-type="float">
            <text:p>5266</text:p>
          </table:table-cell>
          <table:table-cell office:value-type="float" office:value="4704" calcext:value-type="float">
            <text:p>4704</text:p>
          </table:table-cell>
          <table:table-cell table:number-columns-repeated="10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5266" calcext:value-type="float">
            <text:p>5266</text:p>
          </table:table-cell>
          <table:table-cell office:value-type="float" office:value="4704" calcext:value-type="float">
            <text:p>4704</text:p>
          </table:table-cell>
          <table:table-cell table:number-columns-repeated="10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5266" calcext:value-type="float">
            <text:p>5266</text:p>
          </table:table-cell>
          <table:table-cell office:value-type="float" office:value="4704" calcext:value-type="float">
            <text:p>4704</text:p>
          </table:table-cell>
          <table:table-cell table:number-columns-repeated="10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5266" calcext:value-type="float">
            <text:p>5266</text:p>
          </table:table-cell>
          <table:table-cell office:value-type="float" office:value="4704" calcext:value-type="float">
            <text:p>4704</text:p>
          </table:table-cell>
          <table:table-cell table:number-columns-repeated="10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5266" calcext:value-type="float">
            <text:p>5266</text:p>
          </table:table-cell>
          <table:table-cell office:value-type="float" office:value="4714.53497942387" calcext:value-type="float">
            <text:p>4714.5349794239</text:p>
          </table:table-cell>
          <table:table-cell table:number-columns-repeated="10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5281.8024691358" calcext:value-type="float">
            <text:p>5281.8024691358</text:p>
          </table:table-cell>
          <table:table-cell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5291" calcext:value-type="float">
            <text:p>5291</text:p>
          </table:table-cell>
          <table:table-cell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5291" calcext:value-type="float">
            <text:p>5291</text:p>
          </table:table-cell>
          <table:table-cell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91" calcext:value-type="float">
            <text:p>5291</text:p>
          </table:table-cell>
          <table:table-cell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291" calcext:value-type="float">
            <text:p>5291</text:p>
          </table:table-cell>
          <table:table-cell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291" calcext:value-type="float">
            <text:p>5291</text:p>
          </table:table-cell>
          <table:table-cell office:value-type="float" office:value="4734" calcext:value-type="float">
            <text:p>4734</text:p>
          </table:table-cell>
          <table:table-cell table:number-columns-repeated="10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306.8024691358" calcext:value-type="float">
            <text:p>5306.8024691358</text:p>
          </table:table-cell>
          <table:table-cell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316" calcext:value-type="float">
            <text:p>5316</text:p>
          </table:table-cell>
          <table:table-cell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316" calcext:value-type="float">
            <text:p>5316</text:p>
          </table:table-cell>
          <table:table-cell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316" calcext:value-type="float">
            <text:p>5316</text:p>
          </table:table-cell>
          <table:table-cell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316" calcext:value-type="float">
            <text:p>5316</text:p>
          </table:table-cell>
          <table:table-cell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316" calcext:value-type="float">
            <text:p>5316</text:p>
          </table:table-cell>
          <table:table-cell office:value-type="float" office:value="4754" calcext:value-type="float">
            <text:p>4754</text:p>
          </table:table-cell>
          <table:table-cell table:number-columns-repeated="10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331.8024691358" calcext:value-type="float">
            <text:p>5331.8024691358</text:p>
          </table:table-cell>
          <table:table-cell office:value-type="float" office:value="4764" calcext:value-type="float">
            <text:p>4764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41" calcext:value-type="float">
            <text:p>5341</text:p>
          </table:table-cell>
          <table:table-cell office:value-type="float" office:value="4764" calcext:value-type="float">
            <text:p>4764</text:p>
          </table:table-cell>
          <table:table-cell table:number-columns-repeated="10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341" calcext:value-type="float">
            <text:p>5341</text:p>
          </table:table-cell>
          <table:table-cell office:value-type="float" office:value="4764" calcext:value-type="float">
            <text:p>4764</text:p>
          </table:table-cell>
          <table:table-cell table:number-columns-repeated="10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341" calcext:value-type="float">
            <text:p>5341</text:p>
          </table:table-cell>
          <table:table-cell office:value-type="float" office:value="4764" calcext:value-type="float">
            <text:p>4764</text:p>
          </table:table-cell>
          <table:table-cell table:number-columns-repeated="10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341" calcext:value-type="float">
            <text:p>5341</text:p>
          </table:table-cell>
          <table:table-cell office:value-type="float" office:value="4764" calcext:value-type="float">
            <text:p>4764</text:p>
          </table:table-cell>
          <table:table-cell table:number-columns-repeated="10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341" calcext:value-type="float">
            <text:p>5341</text:p>
          </table:table-cell>
          <table:table-cell office:value-type="float" office:value="4774" calcext:value-type="float">
            <text:p>4774</text:p>
          </table:table-cell>
          <table:table-cell table:number-columns-repeated="10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356.8024691358" calcext:value-type="float">
            <text:p>5356.8024691358</text:p>
          </table:table-cell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366" calcext:value-type="float">
            <text:p>5366</text:p>
          </table:table-cell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366" calcext:value-type="float">
            <text:p>5366</text:p>
          </table:table-cell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5366" calcext:value-type="float">
            <text:p>5366</text:p>
          </table:table-cell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5366" calcext:value-type="float">
            <text:p>5366</text:p>
          </table:table-cell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81.8024691358" calcext:value-type="float">
            <text:p>5381.8024691358</text:p>
          </table:table-cell>
          <table:table-cell office:value-type="float" office:value="4794" calcext:value-type="float">
            <text:p>4794</text:p>
          </table:table-cell>
          <table:table-cell table:number-columns-repeated="10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5381" calcext:value-type="float">
            <text:p>5381</text:p>
          </table:table-cell>
          <table:table-cell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5391" calcext:value-type="float">
            <text:p>5391</text:p>
          </table:table-cell>
          <table:table-cell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5391" calcext:value-type="float">
            <text:p>5391</text:p>
          </table:table-cell>
          <table:table-cell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5391" calcext:value-type="float">
            <text:p>5391</text:p>
          </table:table-cell>
          <table:table-cell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5391" calcext:value-type="float">
            <text:p>5391</text:p>
          </table:table-cell>
          <table:table-cell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5401.53497942387" calcext:value-type="float">
            <text:p>5401.5349794239</text:p>
          </table:table-cell>
          <table:table-cell office:value-type="float" office:value="4814.53497942387" calcext:value-type="float">
            <text:p>4814.5349794239</text:p>
          </table:table-cell>
          <table:table-cell table:number-columns-repeated="10"/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5401" calcext:value-type="float">
            <text:p>5401</text:p>
          </table:table-cell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5411" calcext:value-type="float">
            <text:p>5411</text:p>
          </table:table-cell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5411" calcext:value-type="float">
            <text:p>5411</text:p>
          </table:table-cell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11" calcext:value-type="float">
            <text:p>5411</text:p>
          </table:table-cell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5411" calcext:value-type="float">
            <text:p>5411</text:p>
          </table:table-cell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5421" calcext:value-type="float">
            <text:p>5421</text:p>
          </table:table-cell>
          <table:table-cell office:value-type="float" office:value="4839.8024691358" calcext:value-type="float">
            <text:p>4839.8024691358</text:p>
          </table:table-cell>
          <table:table-cell table:number-columns-repeated="10"/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5421" calcext:value-type="float">
            <text:p>5421</text:p>
          </table:table-cell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5431" calcext:value-type="float">
            <text:p>5431</text:p>
          </table:table-cell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5431" calcext:value-type="float">
            <text:p>5431</text:p>
          </table:table-cell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5431" calcext:value-type="float">
            <text:p>5431</text:p>
          </table:table-cell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5431" calcext:value-type="float">
            <text:p>5431</text:p>
          </table:table-cell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5441" calcext:value-type="float">
            <text:p>5441</text:p>
          </table:table-cell>
          <table:table-cell office:value-type="float" office:value="4872.7037037037" calcext:value-type="float">
            <text:p>4872.7037037037</text:p>
          </table:table-cell>
          <table:table-cell table:number-columns-repeated="10"/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5441" calcext:value-type="float">
            <text:p>5441</text:p>
          </table:table-cell>
          <table:table-cell office:value-type="float" office:value="4882" calcext:value-type="float">
            <text:p>4882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451" calcext:value-type="float">
            <text:p>5451</text:p>
          </table:table-cell>
          <table:table-cell office:value-type="float" office:value="4882" calcext:value-type="float">
            <text:p>4882</text:p>
          </table:table-cell>
          <table:table-cell table:number-columns-repeated="10"/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5451" calcext:value-type="float">
            <text:p>5451</text:p>
          </table:table-cell>
          <table:table-cell office:value-type="float" office:value="4882" calcext:value-type="float">
            <text:p>4882</text:p>
          </table:table-cell>
          <table:table-cell table:number-columns-repeated="10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5451" calcext:value-type="float">
            <text:p>5451</text:p>
          </table:table-cell>
          <table:table-cell office:value-type="float" office:value="4882" calcext:value-type="float">
            <text:p>4882</text:p>
          </table:table-cell>
          <table:table-cell table:number-columns-repeated="10"/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5451" calcext:value-type="float">
            <text:p>5451</text:p>
          </table:table-cell>
          <table:table-cell office:value-type="float" office:value="4882" calcext:value-type="float">
            <text:p>4882</text:p>
          </table:table-cell>
          <table:table-cell table:number-columns-repeated="10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5461" calcext:value-type="float">
            <text:p>5461</text:p>
          </table:table-cell>
          <table:table-cell office:value-type="float" office:value="4917.55555555556" calcext:value-type="float">
            <text:p>4917.5555555556</text:p>
          </table:table-cell>
          <table:table-cell table:number-columns-repeated="10"/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5461" calcext:value-type="float">
            <text:p>5461</text:p>
          </table:table-cell>
          <table:table-cell office:value-type="float" office:value="4927" calcext:value-type="float">
            <text:p>4927</text:p>
          </table:table-cell>
          <table:table-cell table:number-columns-repeated="10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5471" calcext:value-type="float">
            <text:p>5471</text:p>
          </table:table-cell>
          <table:table-cell office:value-type="float" office:value="4927" calcext:value-type="float">
            <text:p>4927</text:p>
          </table:table-cell>
          <table:table-cell table:number-columns-repeated="10"/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5471" calcext:value-type="float">
            <text:p>5471</text:p>
          </table:table-cell>
          <table:table-cell office:value-type="float" office:value="4927" calcext:value-type="float">
            <text:p>4927</text:p>
          </table:table-cell>
          <table:table-cell table:number-columns-repeated="10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5471" calcext:value-type="float">
            <text:p>5471</text:p>
          </table:table-cell>
          <table:table-cell office:value-type="float" office:value="4927" calcext:value-type="float">
            <text:p>4927</text:p>
          </table:table-cell>
          <table:table-cell table:number-columns-repeated="10"/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5471" calcext:value-type="float">
            <text:p>5471</text:p>
          </table:table-cell>
          <table:table-cell office:value-type="float" office:value="4927" calcext:value-type="float">
            <text:p>4927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81" calcext:value-type="float">
            <text:p>5481</text:p>
          </table:table-cell>
          <table:table-cell office:value-type="float" office:value="4980.33333333333" calcext:value-type="float">
            <text:p>4980.3333333333</text:p>
          </table:table-cell>
          <table:table-cell table:number-columns-repeated="10"/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5481" calcext:value-type="float">
            <text:p>5481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5491" calcext:value-type="float">
            <text:p>5491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5491" calcext:value-type="float">
            <text:p>5491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5491" calcext:value-type="float">
            <text:p>5491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5491" calcext:value-type="float">
            <text:p>5491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5501" calcext:value-type="float">
            <text:p>5501</text:p>
          </table:table-cell>
          <table:table-cell office:value-type="float" office:value="5043.33333333333" calcext:value-type="float">
            <text:p>5043.3333333333</text:p>
          </table:table-cell>
          <table:table-cell table:number-columns-repeated="10"/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5501" calcext:value-type="float">
            <text:p>5501</text:p>
          </table:table-cell>
          <table:table-cell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5511" calcext:value-type="float">
            <text:p>5511</text:p>
          </table:table-cell>
          <table:table-cell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5511" calcext:value-type="float">
            <text:p>5511</text:p>
          </table:table-cell>
          <table:table-cell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11" calcext:value-type="float">
            <text:p>5511</text:p>
          </table:table-cell>
          <table:table-cell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5511" calcext:value-type="float">
            <text:p>5511</text:p>
          </table:table-cell>
          <table:table-cell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5521" calcext:value-type="float">
            <text:p>5521</text:p>
          </table:table-cell>
          <table:table-cell office:value-type="float" office:value="5106.33333333333" calcext:value-type="float">
            <text:p>5106.3333333333</text:p>
          </table:table-cell>
          <table:table-cell table:number-columns-repeated="10"/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5521" calcext:value-type="float">
            <text:p>5521</text:p>
          </table:table-cell>
          <table:table-cell office:value-type="float" office:value="5116" calcext:value-type="float">
            <text:p>5116</text:p>
          </table:table-cell>
          <table:table-cell table:number-columns-repeated="10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5531" calcext:value-type="float">
            <text:p>5531</text:p>
          </table:table-cell>
          <table:table-cell office:value-type="float" office:value="5116" calcext:value-type="float">
            <text:p>5116</text:p>
          </table:table-cell>
          <table:table-cell table:number-columns-repeated="10"/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5531" calcext:value-type="float">
            <text:p>5531</text:p>
          </table:table-cell>
          <table:table-cell office:value-type="float" office:value="5116" calcext:value-type="float">
            <text:p>5116</text:p>
          </table:table-cell>
          <table:table-cell table:number-columns-repeated="10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5531" calcext:value-type="float">
            <text:p>5531</text:p>
          </table:table-cell>
          <table:table-cell office:value-type="float" office:value="5116" calcext:value-type="float">
            <text:p>5116</text:p>
          </table:table-cell>
          <table:table-cell table:number-columns-repeated="10"/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5531" calcext:value-type="float">
            <text:p>5531</text:p>
          </table:table-cell>
          <table:table-cell office:value-type="float" office:value="5116" calcext:value-type="float">
            <text:p>5116</text:p>
          </table:table-cell>
          <table:table-cell table:number-columns-repeated="10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5541" calcext:value-type="float">
            <text:p>5541</text:p>
          </table:table-cell>
          <table:table-cell office:value-type="float" office:value="5151.55555555556" calcext:value-type="float">
            <text:p>5151.5555555556</text:p>
          </table:table-cell>
          <table:table-cell table:number-columns-repeated="10"/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5541" calcext:value-type="float">
            <text:p>5541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51" calcext:value-type="float">
            <text:p>5551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5551" calcext:value-type="float">
            <text:p>5551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5551" calcext:value-type="float">
            <text:p>5551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5551" calcext:value-type="float">
            <text:p>5551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5561" calcext:value-type="float">
            <text:p>5561</text:p>
          </table:table-cell>
          <table:table-cell office:value-type="float" office:value="5184.7037037037" calcext:value-type="float">
            <text:p>5184.7037037037</text:p>
          </table:table-cell>
          <table:table-cell table:number-columns-repeated="10"/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5561" calcext:value-type="float">
            <text:p>5561</text:p>
          </table:table-cell>
          <table:table-cell office:value-type="float" office:value="5194" calcext:value-type="float">
            <text:p>5194</text:p>
          </table:table-cell>
          <table:table-cell table:number-columns-repeated="10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5571" calcext:value-type="float">
            <text:p>5571</text:p>
          </table:table-cell>
          <table:table-cell office:value-type="float" office:value="5194" calcext:value-type="float">
            <text:p>5194</text:p>
          </table:table-cell>
          <table:table-cell table:number-columns-repeated="10"/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5571" calcext:value-type="float">
            <text:p>5571</text:p>
          </table:table-cell>
          <table:table-cell office:value-type="float" office:value="5194" calcext:value-type="float">
            <text:p>5194</text:p>
          </table:table-cell>
          <table:table-cell table:number-columns-repeated="10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5571" calcext:value-type="float">
            <text:p>5571</text:p>
          </table:table-cell>
          <table:table-cell office:value-type="float" office:value="5194" calcext:value-type="float">
            <text:p>5194</text:p>
          </table:table-cell>
          <table:table-cell table:number-columns-repeated="10"/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5581" calcext:value-type="float">
            <text:p>5581</text:p>
          </table:table-cell>
          <table:table-cell office:value-type="float" office:value="5194" calcext:value-type="float">
            <text:p>5194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81" calcext:value-type="float">
            <text:p>5581</text:p>
          </table:table-cell>
          <table:table-cell office:value-type="float" office:value="5209.8024691358" calcext:value-type="float">
            <text:p>5209.8024691358</text:p>
          </table:table-cell>
          <table:table-cell table:number-columns-repeated="10"/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5581" calcext:value-type="float">
            <text:p>5581</text:p>
          </table:table-cell>
          <table:table-cell office:value-type="float" office:value="5219" calcext:value-type="float">
            <text:p>5219</text:p>
          </table:table-cell>
          <table:table-cell table:number-columns-repeated="10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5591" calcext:value-type="float">
            <text:p>5591</text:p>
          </table:table-cell>
          <table:table-cell office:value-type="float" office:value="5219" calcext:value-type="float">
            <text:p>5219</text:p>
          </table:table-cell>
          <table:table-cell table:number-columns-repeated="10"/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5591" calcext:value-type="float">
            <text:p>5591</text:p>
          </table:table-cell>
          <table:table-cell office:value-type="float" office:value="5219" calcext:value-type="float">
            <text:p>5219</text:p>
          </table:table-cell>
          <table:table-cell table:number-columns-repeated="10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5591" calcext:value-type="float">
            <text:p>5591</text:p>
          </table:table-cell>
          <table:table-cell office:value-type="float" office:value="5219" calcext:value-type="float">
            <text:p>5219</text:p>
          </table:table-cell>
          <table:table-cell table:number-columns-repeated="10"/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5601" calcext:value-type="float">
            <text:p>5601</text:p>
          </table:table-cell>
          <table:table-cell office:value-type="float" office:value="5219" calcext:value-type="float">
            <text:p>5219</text:p>
          </table:table-cell>
          <table:table-cell table:number-columns-repeated="10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5601" calcext:value-type="float">
            <text:p>5601</text:p>
          </table:table-cell>
          <table:table-cell office:value-type="float" office:value="5229.53497942387" calcext:value-type="float">
            <text:p>5229.5349794239</text:p>
          </table:table-cell>
          <table:table-cell table:number-columns-repeated="10"/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5601" calcext:value-type="float">
            <text:p>5601</text:p>
          </table:table-cell>
          <table:table-cell office:value-type="float" office:value="5239" calcext:value-type="float">
            <text:p>5239</text:p>
          </table:table-cell>
          <table:table-cell table:number-columns-repeated="10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5611" calcext:value-type="float">
            <text:p>5611</text:p>
          </table:table-cell>
          <table:table-cell office:value-type="float" office:value="5239" calcext:value-type="float">
            <text:p>5239</text:p>
          </table:table-cell>
          <table:table-cell table:number-columns-repeated="10"/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5611" calcext:value-type="float">
            <text:p>5611</text:p>
          </table:table-cell>
          <table:table-cell office:value-type="float" office:value="5239" calcext:value-type="float">
            <text:p>5239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11" calcext:value-type="float">
            <text:p>5611</text:p>
          </table:table-cell>
          <table:table-cell office:value-type="float" office:value="5239" calcext:value-type="float">
            <text:p>5239</text:p>
          </table:table-cell>
          <table:table-cell table:number-columns-repeated="10"/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5621" calcext:value-type="float">
            <text:p>5621</text:p>
          </table:table-cell>
          <table:table-cell office:value-type="float" office:value="5239" calcext:value-type="float">
            <text:p>5239</text:p>
          </table:table-cell>
          <table:table-cell table:number-columns-repeated="10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5621" calcext:value-type="float">
            <text:p>5621</text:p>
          </table:table-cell>
          <table:table-cell office:value-type="float" office:value="5249" calcext:value-type="float">
            <text:p>5249</text:p>
          </table:table-cell>
          <table:table-cell table:number-columns-repeated="10"/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5621" calcext:value-type="float">
            <text:p>5621</text:p>
          </table:table-cell>
          <table:table-cell office:value-type="float" office:value="5259" calcext:value-type="float">
            <text:p>5259</text:p>
          </table:table-cell>
          <table:table-cell table:number-columns-repeated="10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5631" calcext:value-type="float">
            <text:p>5631</text:p>
          </table:table-cell>
          <table:table-cell office:value-type="float" office:value="5259" calcext:value-type="float">
            <text:p>5259</text:p>
          </table:table-cell>
          <table:table-cell table:number-columns-repeated="10"/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5631" calcext:value-type="float">
            <text:p>5631</text:p>
          </table:table-cell>
          <table:table-cell office:value-type="float" office:value="5259" calcext:value-type="float">
            <text:p>5259</text:p>
          </table:table-cell>
          <table:table-cell table:number-columns-repeated="10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5631" calcext:value-type="float">
            <text:p>5631</text:p>
          </table:table-cell>
          <table:table-cell office:value-type="float" office:value="5259" calcext:value-type="float">
            <text:p>5259</text:p>
          </table:table-cell>
          <table:table-cell table:number-columns-repeated="10"/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5641" calcext:value-type="float">
            <text:p>5641</text:p>
          </table:table-cell>
          <table:table-cell office:value-type="float" office:value="5259" calcext:value-type="float">
            <text:p>5259</text:p>
          </table:table-cell>
          <table:table-cell table:number-columns-repeated="10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5641" calcext:value-type="float">
            <text:p>5641</text:p>
          </table:table-cell>
          <table:table-cell office:value-type="float" office:value="5269" calcext:value-type="float">
            <text:p>5269</text:p>
          </table:table-cell>
          <table:table-cell table:number-columns-repeated="10"/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5641" calcext:value-type="float">
            <text:p>5641</text:p>
          </table:table-cell>
          <table:table-cell office:value-type="float" office:value="5279" calcext:value-type="float">
            <text:p>5279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51" calcext:value-type="float">
            <text:p>5651</text:p>
          </table:table-cell>
          <table:table-cell office:value-type="float" office:value="5279" calcext:value-type="float">
            <text:p>5279</text:p>
          </table:table-cell>
          <table:table-cell table:number-columns-repeated="10"/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5651" calcext:value-type="float">
            <text:p>5651</text:p>
          </table:table-cell>
          <table:table-cell office:value-type="float" office:value="5279" calcext:value-type="float">
            <text:p>5279</text:p>
          </table:table-cell>
          <table:table-cell table:number-columns-repeated="10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5651" calcext:value-type="float">
            <text:p>5651</text:p>
          </table:table-cell>
          <table:table-cell office:value-type="float" office:value="5279" calcext:value-type="float">
            <text:p>5279</text:p>
          </table:table-cell>
          <table:table-cell table:number-columns-repeated="10"/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5651" calcext:value-type="float">
            <text:p>5651</text:p>
          </table:table-cell>
          <table:table-cell office:value-type="float" office:value="5279" calcext:value-type="float">
            <text:p>5279</text:p>
          </table:table-cell>
          <table:table-cell table:number-columns-repeated="10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5661" calcext:value-type="float">
            <text:p>5661</text:p>
          </table:table-cell>
          <table:table-cell office:value-type="float" office:value="5289" calcext:value-type="float">
            <text:p>5289</text:p>
          </table:table-cell>
          <table:table-cell table:number-columns-repeated="10"/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5661" calcext:value-type="float">
            <text:p>5661</text:p>
          </table:table-cell>
          <table:table-cell office:value-type="float" office:value="5299" calcext:value-type="float">
            <text:p>5299</text:p>
          </table:table-cell>
          <table:table-cell table:number-columns-repeated="10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5661" calcext:value-type="float">
            <text:p>5661</text:p>
          </table:table-cell>
          <table:table-cell office:value-type="float" office:value="5299" calcext:value-type="float">
            <text:p>5299</text:p>
          </table:table-cell>
          <table:table-cell table:number-columns-repeated="10"/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5671" calcext:value-type="float">
            <text:p>5671</text:p>
          </table:table-cell>
          <table:table-cell office:value-type="float" office:value="5299" calcext:value-type="float">
            <text:p>5299</text:p>
          </table:table-cell>
          <table:table-cell table:number-columns-repeated="10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5671" calcext:value-type="float">
            <text:p>5671</text:p>
          </table:table-cell>
          <table:table-cell office:value-type="float" office:value="5299" calcext:value-type="float">
            <text:p>5299</text:p>
          </table:table-cell>
          <table:table-cell table:number-columns-repeated="10"/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5671" calcext:value-type="float">
            <text:p>5671</text:p>
          </table:table-cell>
          <table:table-cell office:value-type="float" office:value="5299" calcext:value-type="float">
            <text:p>529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81" calcext:value-type="float">
            <text:p>5681</text:p>
          </table:table-cell>
          <table:table-cell office:value-type="float" office:value="5309" calcext:value-type="float">
            <text:p>5309</text:p>
          </table:table-cell>
          <table:table-cell table:number-columns-repeated="10"/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5681" calcext:value-type="float">
            <text:p>5681</text:p>
          </table:table-cell>
          <table:table-cell office:value-type="float" office:value="5319" calcext:value-type="float">
            <text:p>5319</text:p>
          </table:table-cell>
          <table:table-cell table:number-columns-repeated="10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5681" calcext:value-type="float">
            <text:p>5681</text:p>
          </table:table-cell>
          <table:table-cell office:value-type="float" office:value="5319" calcext:value-type="float">
            <text:p>5319</text:p>
          </table:table-cell>
          <table:table-cell table:number-columns-repeated="10"/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5691" calcext:value-type="float">
            <text:p>5691</text:p>
          </table:table-cell>
          <table:table-cell office:value-type="float" office:value="5319" calcext:value-type="float">
            <text:p>5319</text:p>
          </table:table-cell>
          <table:table-cell table:number-columns-repeated="10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5691" calcext:value-type="float">
            <text:p>5691</text:p>
          </table:table-cell>
          <table:table-cell office:value-type="float" office:value="5319" calcext:value-type="float">
            <text:p>5319</text:p>
          </table:table-cell>
          <table:table-cell table:number-columns-repeated="10"/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5691" calcext:value-type="float">
            <text:p>5691</text:p>
          </table:table-cell>
          <table:table-cell office:value-type="float" office:value="5319" calcext:value-type="float">
            <text:p>5319</text:p>
          </table:table-cell>
          <table:table-cell table:number-columns-repeated="10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5701" calcext:value-type="float">
            <text:p>5701</text:p>
          </table:table-cell>
          <table:table-cell office:value-type="float" office:value="5329" calcext:value-type="float">
            <text:p>5329</text:p>
          </table:table-cell>
          <table:table-cell table:number-columns-repeated="10"/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5701" calcext:value-type="float">
            <text:p>5701</text:p>
          </table:table-cell>
          <table:table-cell office:value-type="float" office:value="5339" calcext:value-type="float">
            <text:p>5339</text:p>
          </table:table-cell>
          <table:table-cell table:number-columns-repeated="10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5701" calcext:value-type="float">
            <text:p>5701</text:p>
          </table:table-cell>
          <table:table-cell office:value-type="float" office:value="5339" calcext:value-type="float">
            <text:p>5339</text:p>
          </table:table-cell>
          <table:table-cell table:number-columns-repeated="10"/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5711" calcext:value-type="float">
            <text:p>5711</text:p>
          </table:table-cell>
          <table:table-cell office:value-type="float" office:value="5339" calcext:value-type="float">
            <text:p>5339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11" calcext:value-type="float">
            <text:p>5711</text:p>
          </table:table-cell>
          <table:table-cell office:value-type="float" office:value="5339" calcext:value-type="float">
            <text:p>5339</text:p>
          </table:table-cell>
          <table:table-cell table:number-columns-repeated="10"/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5711" calcext:value-type="float">
            <text:p>5711</text:p>
          </table:table-cell>
          <table:table-cell office:value-type="float" office:value="5339" calcext:value-type="float">
            <text:p>5339</text:p>
          </table:table-cell>
          <table:table-cell table:number-columns-repeated="10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5721" calcext:value-type="float">
            <text:p>5721</text:p>
          </table:table-cell>
          <table:table-cell office:value-type="float" office:value="5349" calcext:value-type="float">
            <text:p>5349</text:p>
          </table:table-cell>
          <table:table-cell table:number-columns-repeated="10"/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5721" calcext:value-type="float">
            <text:p>5721</text:p>
          </table:table-cell>
          <table:table-cell office:value-type="float" office:value="5359" calcext:value-type="float">
            <text:p>5359</text:p>
          </table:table-cell>
          <table:table-cell table:number-columns-repeated="10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5721" calcext:value-type="float">
            <text:p>5721</text:p>
          </table:table-cell>
          <table:table-cell office:value-type="float" office:value="5359" calcext:value-type="float">
            <text:p>5359</text:p>
          </table:table-cell>
          <table:table-cell table:number-columns-repeated="10"/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5731" calcext:value-type="float">
            <text:p>5731</text:p>
          </table:table-cell>
          <table:table-cell office:value-type="float" office:value="5359" calcext:value-type="float">
            <text:p>5359</text:p>
          </table:table-cell>
          <table:table-cell table:number-columns-repeated="10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5731" calcext:value-type="float">
            <text:p>5731</text:p>
          </table:table-cell>
          <table:table-cell office:value-type="float" office:value="5359" calcext:value-type="float">
            <text:p>5359</text:p>
          </table:table-cell>
          <table:table-cell table:number-columns-repeated="10"/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5731" calcext:value-type="float">
            <text:p>5731</text:p>
          </table:table-cell>
          <table:table-cell office:value-type="float" office:value="5359" calcext:value-type="float">
            <text:p>5359</text:p>
          </table:table-cell>
          <table:table-cell table:number-columns-repeated="10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5741" calcext:value-type="float">
            <text:p>5741</text:p>
          </table:table-cell>
          <table:table-cell office:value-type="float" office:value="5369" calcext:value-type="float">
            <text:p>5369</text:p>
          </table:table-cell>
          <table:table-cell table:number-columns-repeated="10"/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5741" calcext:value-type="float">
            <text:p>5741</text:p>
          </table:table-cell>
          <table:table-cell office:value-type="float" office:value="5379" calcext:value-type="float">
            <text:p>5379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41" calcext:value-type="float">
            <text:p>5741</text:p>
          </table:table-cell>
          <table:table-cell office:value-type="float" office:value="5379" calcext:value-type="float">
            <text:p>5379</text:p>
          </table:table-cell>
          <table:table-cell table:number-columns-repeated="10"/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5751" calcext:value-type="float">
            <text:p>5751</text:p>
          </table:table-cell>
          <table:table-cell office:value-type="float" office:value="5379" calcext:value-type="float">
            <text:p>5379</text:p>
          </table:table-cell>
          <table:table-cell table:number-columns-repeated="10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5751" calcext:value-type="float">
            <text:p>5751</text:p>
          </table:table-cell>
          <table:table-cell office:value-type="float" office:value="5379" calcext:value-type="float">
            <text:p>5379</text:p>
          </table:table-cell>
          <table:table-cell table:number-columns-repeated="10"/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5751" calcext:value-type="float">
            <text:p>5751</text:p>
          </table:table-cell>
          <table:table-cell office:value-type="float" office:value="5379" calcext:value-type="float">
            <text:p>5379</text:p>
          </table:table-cell>
          <table:table-cell table:number-columns-repeated="10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5761" calcext:value-type="float">
            <text:p>5761</text:p>
          </table:table-cell>
          <table:table-cell office:value-type="float" office:value="5389" calcext:value-type="float">
            <text:p>5389</text:p>
          </table:table-cell>
          <table:table-cell table:number-columns-repeated="10"/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761" calcext:value-type="float">
            <text:p>5761</text:p>
          </table:table-cell>
          <table:table-cell office:value-type="float" office:value="5399" calcext:value-type="float">
            <text:p>5399</text:p>
          </table:table-cell>
          <table:table-cell table:number-columns-repeated="10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5761" calcext:value-type="float">
            <text:p>5761</text:p>
          </table:table-cell>
          <table:table-cell office:value-type="float" office:value="5399" calcext:value-type="float">
            <text:p>5399</text:p>
          </table:table-cell>
          <table:table-cell table:number-columns-repeated="10"/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5771" calcext:value-type="float">
            <text:p>5771</text:p>
          </table:table-cell>
          <table:table-cell office:value-type="float" office:value="5399" calcext:value-type="float">
            <text:p>5399</text:p>
          </table:table-cell>
          <table:table-cell table:number-columns-repeated="10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5771" calcext:value-type="float">
            <text:p>5771</text:p>
          </table:table-cell>
          <table:table-cell office:value-type="float" office:value="5399" calcext:value-type="float">
            <text:p>5399</text:p>
          </table:table-cell>
          <table:table-cell table:number-columns-repeated="10"/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5771" calcext:value-type="float">
            <text:p>5771</text:p>
          </table:table-cell>
          <table:table-cell office:value-type="float" office:value="5399" calcext:value-type="float">
            <text:p>5399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81" calcext:value-type="float">
            <text:p>5781</text:p>
          </table:table-cell>
          <table:table-cell office:value-type="float" office:value="5409" calcext:value-type="float">
            <text:p>5409</text:p>
          </table:table-cell>
          <table:table-cell table:number-columns-repeated="10"/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5781" calcext:value-type="float">
            <text:p>5781</text:p>
          </table:table-cell>
          <table:table-cell office:value-type="float" office:value="5419" calcext:value-type="float">
            <text:p>5419</text:p>
          </table:table-cell>
          <table:table-cell table:number-columns-repeated="10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5781" calcext:value-type="float">
            <text:p>5781</text:p>
          </table:table-cell>
          <table:table-cell office:value-type="float" office:value="5419" calcext:value-type="float">
            <text:p>5419</text:p>
          </table:table-cell>
          <table:table-cell table:number-columns-repeated="10"/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5791" calcext:value-type="float">
            <text:p>5791</text:p>
          </table:table-cell>
          <table:table-cell office:value-type="float" office:value="5419" calcext:value-type="float">
            <text:p>5419</text:p>
          </table:table-cell>
          <table:table-cell table:number-columns-repeated="10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5791" calcext:value-type="float">
            <text:p>5791</text:p>
          </table:table-cell>
          <table:table-cell office:value-type="float" office:value="5419" calcext:value-type="float">
            <text:p>5419</text:p>
          </table:table-cell>
          <table:table-cell table:number-columns-repeated="10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5791" calcext:value-type="float">
            <text:p>5791</text:p>
          </table:table-cell>
          <table:table-cell office:value-type="float" office:value="5419" calcext:value-type="float">
            <text:p>5419</text:p>
          </table:table-cell>
          <table:table-cell table:number-columns-repeated="10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5801.53497942387" calcext:value-type="float">
            <text:p>5801.5349794239</text:p>
          </table:table-cell>
          <table:table-cell office:value-type="float" office:value="5429" calcext:value-type="float">
            <text:p>5429</text:p>
          </table:table-cell>
          <table:table-cell table:number-columns-repeated="10"/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5801" calcext:value-type="float">
            <text:p>5801</text:p>
          </table:table-cell>
          <table:table-cell office:value-type="float" office:value="5439" calcext:value-type="float">
            <text:p>5439</text:p>
          </table:table-cell>
          <table:table-cell table:number-columns-repeated="10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5801" calcext:value-type="float">
            <text:p>5801</text:p>
          </table:table-cell>
          <table:table-cell office:value-type="float" office:value="5439" calcext:value-type="float">
            <text:p>5439</text:p>
          </table:table-cell>
          <table:table-cell table:number-columns-repeated="10"/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5811" calcext:value-type="float">
            <text:p>5811</text:p>
          </table:table-cell>
          <table:table-cell office:value-type="float" office:value="5439" calcext:value-type="float">
            <text:p>5439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11" calcext:value-type="float">
            <text:p>5811</text:p>
          </table:table-cell>
          <table:table-cell office:value-type="float" office:value="5439" calcext:value-type="float">
            <text:p>5439</text:p>
          </table:table-cell>
          <table:table-cell table:number-columns-repeated="10"/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5811" calcext:value-type="float">
            <text:p>5811</text:p>
          </table:table-cell>
          <table:table-cell office:value-type="float" office:value="5439" calcext:value-type="float">
            <text:p>5439</text:p>
          </table:table-cell>
          <table:table-cell table:number-columns-repeated="10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5821.53497942387" calcext:value-type="float">
            <text:p>5821.5349794239</text:p>
          </table:table-cell>
          <table:table-cell office:value-type="float" office:value="5449" calcext:value-type="float">
            <text:p>5449</text:p>
          </table:table-cell>
          <table:table-cell table:number-columns-repeated="10"/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5821" calcext:value-type="float">
            <text:p>5821</text:p>
          </table:table-cell>
          <table:table-cell office:value-type="float" office:value="5459" calcext:value-type="float">
            <text:p>5459</text:p>
          </table:table-cell>
          <table:table-cell table:number-columns-repeated="10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5821" calcext:value-type="float">
            <text:p>5821</text:p>
          </table:table-cell>
          <table:table-cell office:value-type="float" office:value="5459" calcext:value-type="float">
            <text:p>5459</text:p>
          </table:table-cell>
          <table:table-cell table:number-columns-repeated="10"/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5821" calcext:value-type="float">
            <text:p>5821</text:p>
          </table:table-cell>
          <table:table-cell office:value-type="float" office:value="5459" calcext:value-type="float">
            <text:p>5459</text:p>
          </table:table-cell>
          <table:table-cell table:number-columns-repeated="10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5821" calcext:value-type="float">
            <text:p>5821</text:p>
          </table:table-cell>
          <table:table-cell office:value-type="float" office:value="5459" calcext:value-type="float">
            <text:p>5459</text:p>
          </table:table-cell>
          <table:table-cell table:number-columns-repeated="10"/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5821" calcext:value-type="float">
            <text:p>5821</text:p>
          </table:table-cell>
          <table:table-cell office:value-type="float" office:value="5459" calcext:value-type="float">
            <text:p>5459</text:p>
          </table:table-cell>
          <table:table-cell table:number-columns-repeated="10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5831.53497942387" calcext:value-type="float">
            <text:p>5831.5349794239</text:p>
          </table:table-cell>
          <table:table-cell office:value-type="float" office:value="5469" calcext:value-type="float">
            <text:p>5469</text:p>
          </table:table-cell>
          <table:table-cell table:number-columns-repeated="10"/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5831" calcext:value-type="float">
            <text:p>5831</text:p>
          </table:table-cell>
          <table:table-cell office:value-type="float" office:value="5479" calcext:value-type="float">
            <text:p>5479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31" calcext:value-type="float">
            <text:p>5831</text:p>
          </table:table-cell>
          <table:table-cell office:value-type="float" office:value="5479" calcext:value-type="float">
            <text:p>5479</text:p>
          </table:table-cell>
          <table:table-cell table:number-columns-repeated="10"/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5831" calcext:value-type="float">
            <text:p>5831</text:p>
          </table:table-cell>
          <table:table-cell office:value-type="float" office:value="5479" calcext:value-type="float">
            <text:p>5479</text:p>
          </table:table-cell>
          <table:table-cell table:number-columns-repeated="10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5831" calcext:value-type="float">
            <text:p>5831</text:p>
          </table:table-cell>
          <table:table-cell office:value-type="float" office:value="5479" calcext:value-type="float">
            <text:p>5479</text:p>
          </table:table-cell>
          <table:table-cell table:number-columns-repeated="10"/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5831" calcext:value-type="float">
            <text:p>5831</text:p>
          </table:table-cell>
          <table:table-cell office:value-type="float" office:value="5479" calcext:value-type="float">
            <text:p>5479</text:p>
          </table:table-cell>
          <table:table-cell table:number-columns-repeated="10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5841.53497942387" calcext:value-type="float">
            <text:p>5841.5349794239</text:p>
          </table:table-cell>
          <table:table-cell office:value-type="float" office:value="5489" calcext:value-type="float">
            <text:p>5489</text:p>
          </table:table-cell>
          <table:table-cell table:number-columns-repeated="10"/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5841" calcext:value-type="float">
            <text:p>5841</text:p>
          </table:table-cell>
          <table:table-cell office:value-type="float" office:value="5499" calcext:value-type="float">
            <text:p>5499</text:p>
          </table:table-cell>
          <table:table-cell table:number-columns-repeated="10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5841" calcext:value-type="float">
            <text:p>5841</text:p>
          </table:table-cell>
          <table:table-cell office:value-type="float" office:value="5499" calcext:value-type="float">
            <text:p>5499</text:p>
          </table:table-cell>
          <table:table-cell table:number-columns-repeated="10"/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5841" calcext:value-type="float">
            <text:p>5841</text:p>
          </table:table-cell>
          <table:table-cell office:value-type="float" office:value="5499" calcext:value-type="float">
            <text:p>5499</text:p>
          </table:table-cell>
          <table:table-cell table:number-columns-repeated="10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5841" calcext:value-type="float">
            <text:p>5841</text:p>
          </table:table-cell>
          <table:table-cell office:value-type="float" office:value="5499" calcext:value-type="float">
            <text:p>5499</text:p>
          </table:table-cell>
          <table:table-cell table:number-columns-repeated="10"/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5841" calcext:value-type="float">
            <text:p>5841</text:p>
          </table:table-cell>
          <table:table-cell office:value-type="float" office:value="5499" calcext:value-type="float">
            <text:p>5499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51.53497942387" calcext:value-type="float">
            <text:p>5851.5349794239</text:p>
          </table:table-cell>
          <table:table-cell office:value-type="float" office:value="5509" calcext:value-type="float">
            <text:p>5509</text:p>
          </table:table-cell>
          <table:table-cell table:number-columns-repeated="10"/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5851" calcext:value-type="float">
            <text:p>5851</text:p>
          </table:table-cell>
          <table:table-cell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5851" calcext:value-type="float">
            <text:p>5851</text:p>
          </table:table-cell>
          <table:table-cell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5851" calcext:value-type="float">
            <text:p>5851</text:p>
          </table:table-cell>
          <table:table-cell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5851" calcext:value-type="float">
            <text:p>5851</text:p>
          </table:table-cell>
          <table:table-cell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5851" calcext:value-type="float">
            <text:p>5851</text:p>
          </table:table-cell>
          <table:table-cell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5861.53497942387" calcext:value-type="float">
            <text:p>5861.5349794239</text:p>
          </table:table-cell>
          <table:table-cell office:value-type="float" office:value="5529" calcext:value-type="float">
            <text:p>5529</text:p>
          </table:table-cell>
          <table:table-cell table:number-columns-repeated="10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5861" calcext:value-type="float">
            <text:p>5861</text:p>
          </table:table-cell>
          <table:table-cell office:value-type="float" office:value="5539" calcext:value-type="float">
            <text:p>5539</text:p>
          </table:table-cell>
          <table:table-cell table:number-columns-repeated="10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5861" calcext:value-type="float">
            <text:p>5861</text:p>
          </table:table-cell>
          <table:table-cell office:value-type="float" office:value="5539" calcext:value-type="float">
            <text:p>5539</text:p>
          </table:table-cell>
          <table:table-cell table:number-columns-repeated="10"/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5861" calcext:value-type="float">
            <text:p>5861</text:p>
          </table:table-cell>
          <table:table-cell office:value-type="float" office:value="5539" calcext:value-type="float">
            <text:p>5539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61" calcext:value-type="float">
            <text:p>5861</text:p>
          </table:table-cell>
          <table:table-cell office:value-type="float" office:value="5539" calcext:value-type="float">
            <text:p>5539</text:p>
          </table:table-cell>
          <table:table-cell table:number-columns-repeated="10"/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5861" calcext:value-type="float">
            <text:p>5861</text:p>
          </table:table-cell>
          <table:table-cell office:value-type="float" office:value="5539" calcext:value-type="float">
            <text:p>5539</text:p>
          </table:table-cell>
          <table:table-cell table:number-columns-repeated="10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5871.53497942387" calcext:value-type="float">
            <text:p>5871.5349794239</text:p>
          </table:table-cell>
          <table:table-cell office:value-type="float" office:value="5549" calcext:value-type="float">
            <text:p>5549</text:p>
          </table:table-cell>
          <table:table-cell table:number-columns-repeated="10"/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5871" calcext:value-type="float">
            <text:p>5871</text:p>
          </table:table-cell>
          <table:table-cell office:value-type="float" office:value="5559" calcext:value-type="float">
            <text:p>5559</text:p>
          </table:table-cell>
          <table:table-cell table:number-columns-repeated="10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5871" calcext:value-type="float">
            <text:p>5871</text:p>
          </table:table-cell>
          <table:table-cell office:value-type="float" office:value="5559" calcext:value-type="float">
            <text:p>5559</text:p>
          </table:table-cell>
          <table:table-cell table:number-columns-repeated="10"/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5871" calcext:value-type="float">
            <text:p>5871</text:p>
          </table:table-cell>
          <table:table-cell office:value-type="float" office:value="5559" calcext:value-type="float">
            <text:p>5559</text:p>
          </table:table-cell>
          <table:table-cell table:number-columns-repeated="10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5871" calcext:value-type="float">
            <text:p>5871</text:p>
          </table:table-cell>
          <table:table-cell office:value-type="float" office:value="5559" calcext:value-type="float">
            <text:p>5559</text:p>
          </table:table-cell>
          <table:table-cell table:number-columns-repeated="10"/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5871" calcext:value-type="float">
            <text:p>5871</text:p>
          </table:table-cell>
          <table:table-cell office:value-type="float" office:value="5559" calcext:value-type="float">
            <text:p>5559</text:p>
          </table:table-cell>
          <table:table-cell table:number-columns-repeated="10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5881.53497942387" calcext:value-type="float">
            <text:p>5881.5349794239</text:p>
          </table:table-cell>
          <table:table-cell office:value-type="float" office:value="5569" calcext:value-type="float">
            <text:p>5569</text:p>
          </table:table-cell>
          <table:table-cell table:number-columns-repeated="10"/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5881" calcext:value-type="float">
            <text:p>5881</text:p>
          </table:table-cell>
          <table:table-cell office:value-type="float" office:value="5579" calcext:value-type="float">
            <text:p>5579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81" calcext:value-type="float">
            <text:p>5881</text:p>
          </table:table-cell>
          <table:table-cell office:value-type="float" office:value="5579" calcext:value-type="float">
            <text:p>5579</text:p>
          </table:table-cell>
          <table:table-cell table:number-columns-repeated="10"/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5881" calcext:value-type="float">
            <text:p>5881</text:p>
          </table:table-cell>
          <table:table-cell office:value-type="float" office:value="5579" calcext:value-type="float">
            <text:p>5579</text:p>
          </table:table-cell>
          <table:table-cell table:number-columns-repeated="10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5881" calcext:value-type="float">
            <text:p>5881</text:p>
          </table:table-cell>
          <table:table-cell office:value-type="float" office:value="5579" calcext:value-type="float">
            <text:p>5579</text:p>
          </table:table-cell>
          <table:table-cell table:number-columns-repeated="10"/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5881" calcext:value-type="float">
            <text:p>5881</text:p>
          </table:table-cell>
          <table:table-cell office:value-type="float" office:value="5579" calcext:value-type="float">
            <text:p>5579</text:p>
          </table:table-cell>
          <table:table-cell table:number-columns-repeated="10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5891.53497942387" calcext:value-type="float">
            <text:p>5891.5349794239</text:p>
          </table:table-cell>
          <table:table-cell office:value-type="float" office:value="5589" calcext:value-type="float">
            <text:p>5589</text:p>
          </table:table-cell>
          <table:table-cell table:number-columns-repeated="10"/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5891" calcext:value-type="float">
            <text:p>5891</text:p>
          </table:table-cell>
          <table:table-cell office:value-type="float" office:value="5599" calcext:value-type="float">
            <text:p>5599</text:p>
          </table:table-cell>
          <table:table-cell table:number-columns-repeated="10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5891" calcext:value-type="float">
            <text:p>5891</text:p>
          </table:table-cell>
          <table:table-cell office:value-type="float" office:value="5599" calcext:value-type="float">
            <text:p>5599</text:p>
          </table:table-cell>
          <table:table-cell table:number-columns-repeated="10"/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5891" calcext:value-type="float">
            <text:p>5891</text:p>
          </table:table-cell>
          <table:table-cell office:value-type="float" office:value="5599" calcext:value-type="float">
            <text:p>5599</text:p>
          </table:table-cell>
          <table:table-cell table:number-columns-repeated="10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5891" calcext:value-type="float">
            <text:p>5891</text:p>
          </table:table-cell>
          <table:table-cell office:value-type="float" office:value="5599" calcext:value-type="float">
            <text:p>5599</text:p>
          </table:table-cell>
          <table:table-cell table:number-columns-repeated="10"/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5891" calcext:value-type="float">
            <text:p>5891</text:p>
          </table:table-cell>
          <table:table-cell office:value-type="float" office:value="5599" calcext:value-type="float">
            <text:p>5599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906.8024691358" calcext:value-type="float">
            <text:p>5906.8024691358</text:p>
          </table:table-cell>
          <table:table-cell office:value-type="float" office:value="5609" calcext:value-type="float">
            <text:p>5609</text:p>
          </table:table-cell>
          <table:table-cell table:number-columns-repeated="10"/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5906" calcext:value-type="float">
            <text:p>5906</text:p>
          </table:table-cell>
          <table:table-cell office:value-type="float" office:value="5619" calcext:value-type="float">
            <text:p>5619</text:p>
          </table:table-cell>
          <table:table-cell table:number-columns-repeated="10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5906" calcext:value-type="float">
            <text:p>5906</text:p>
          </table:table-cell>
          <table:table-cell office:value-type="float" office:value="5619" calcext:value-type="float">
            <text:p>5619</text:p>
          </table:table-cell>
          <table:table-cell table:number-columns-repeated="10"/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5906" calcext:value-type="float">
            <text:p>5906</text:p>
          </table:table-cell>
          <table:table-cell office:value-type="float" office:value="5619" calcext:value-type="float">
            <text:p>5619</text:p>
          </table:table-cell>
          <table:table-cell table:number-columns-repeated="10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5906" calcext:value-type="float">
            <text:p>5906</text:p>
          </table:table-cell>
          <table:table-cell office:value-type="float" office:value="5619" calcext:value-type="float">
            <text:p>5619</text:p>
          </table:table-cell>
          <table:table-cell table:number-columns-repeated="10"/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5906" calcext:value-type="float">
            <text:p>5906</text:p>
          </table:table-cell>
          <table:table-cell office:value-type="float" office:value="5619" calcext:value-type="float">
            <text:p>5619</text:p>
          </table:table-cell>
          <table:table-cell table:number-columns-repeated="10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5916.53497942387" calcext:value-type="float">
            <text:p>5916.5349794239</text:p>
          </table:table-cell>
          <table:table-cell office:value-type="float" office:value="5629" calcext:value-type="float">
            <text:p>5629</text:p>
          </table:table-cell>
          <table:table-cell table:number-columns-repeated="10"/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5916" calcext:value-type="float">
            <text:p>5916</text:p>
          </table:table-cell>
          <table:table-cell office:value-type="float" office:value="5639" calcext:value-type="float">
            <text:p>5639</text:p>
          </table:table-cell>
          <table:table-cell table:number-columns-repeated="10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5916" calcext:value-type="float">
            <text:p>5916</text:p>
          </table:table-cell>
          <table:table-cell office:value-type="float" office:value="5639" calcext:value-type="float">
            <text:p>5639</text:p>
          </table:table-cell>
          <table:table-cell table:number-columns-repeated="10"/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5916" calcext:value-type="float">
            <text:p>5916</text:p>
          </table:table-cell>
          <table:table-cell office:value-type="float" office:value="5639" calcext:value-type="float">
            <text:p>563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16" calcext:value-type="float">
            <text:p>5916</text:p>
          </table:table-cell>
          <table:table-cell office:value-type="float" office:value="5639" calcext:value-type="float">
            <text:p>5639</text:p>
          </table:table-cell>
          <table:table-cell table:number-columns-repeated="10"/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5916" calcext:value-type="float">
            <text:p>5916</text:p>
          </table:table-cell>
          <table:table-cell office:value-type="float" office:value="5639" calcext:value-type="float">
            <text:p>5639</text:p>
          </table:table-cell>
          <table:table-cell table:number-columns-repeated="10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5926" calcext:value-type="float">
            <text:p>5926</text:p>
          </table:table-cell>
          <table:table-cell office:value-type="float" office:value="5649" calcext:value-type="float">
            <text:p>5649</text:p>
          </table:table-cell>
          <table:table-cell table:number-columns-repeated="10"/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5926" calcext:value-type="float">
            <text:p>5926</text:p>
          </table:table-cell>
          <table:table-cell office:value-type="float" office:value="5659" calcext:value-type="float">
            <text:p>5659</text:p>
          </table:table-cell>
          <table:table-cell table:number-columns-repeated="10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5926" calcext:value-type="float">
            <text:p>5926</text:p>
          </table:table-cell>
          <table:table-cell office:value-type="float" office:value="5659" calcext:value-type="float">
            <text:p>5659</text:p>
          </table:table-cell>
          <table:table-cell table:number-columns-repeated="10"/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5926" calcext:value-type="float">
            <text:p>5926</text:p>
          </table:table-cell>
          <table:table-cell office:value-type="float" office:value="5659" calcext:value-type="float">
            <text:p>5659</text:p>
          </table:table-cell>
          <table:table-cell table:number-columns-repeated="10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5926" calcext:value-type="float">
            <text:p>5926</text:p>
          </table:table-cell>
          <table:table-cell office:value-type="float" office:value="5659" calcext:value-type="float">
            <text:p>5659</text:p>
          </table:table-cell>
          <table:table-cell table:number-columns-repeated="10"/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5926" calcext:value-type="float">
            <text:p>5926</text:p>
          </table:table-cell>
          <table:table-cell office:value-type="float" office:value="5659" calcext:value-type="float">
            <text:p>5659</text:p>
          </table:table-cell>
          <table:table-cell table:number-columns-repeated="10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5936" calcext:value-type="float">
            <text:p>5936</text:p>
          </table:table-cell>
          <table:table-cell office:value-type="float" office:value="5669" calcext:value-type="float">
            <text:p>5669</text:p>
          </table:table-cell>
          <table:table-cell table:number-columns-repeated="10"/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5936" calcext:value-type="float">
            <text:p>5936</text:p>
          </table:table-cell>
          <table:table-cell office:value-type="float" office:value="5679" calcext:value-type="float">
            <text:p>5679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36" calcext:value-type="float">
            <text:p>5936</text:p>
          </table:table-cell>
          <table:table-cell office:value-type="float" office:value="5679" calcext:value-type="float">
            <text:p>5679</text:p>
          </table:table-cell>
          <table:table-cell table:number-columns-repeated="10"/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5936" calcext:value-type="float">
            <text:p>5936</text:p>
          </table:table-cell>
          <table:table-cell office:value-type="float" office:value="5679" calcext:value-type="float">
            <text:p>5679</text:p>
          </table:table-cell>
          <table:table-cell table:number-columns-repeated="10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5936" calcext:value-type="float">
            <text:p>5936</text:p>
          </table:table-cell>
          <table:table-cell office:value-type="float" office:value="5679" calcext:value-type="float">
            <text:p>5679</text:p>
          </table:table-cell>
          <table:table-cell table:number-columns-repeated="10"/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5936" calcext:value-type="float">
            <text:p>5936</text:p>
          </table:table-cell>
          <table:table-cell office:value-type="float" office:value="5679" calcext:value-type="float">
            <text:p>5679</text:p>
          </table:table-cell>
          <table:table-cell table:number-columns-repeated="10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5946" calcext:value-type="float">
            <text:p>5946</text:p>
          </table:table-cell>
          <table:table-cell office:value-type="float" office:value="5689" calcext:value-type="float">
            <text:p>5689</text:p>
          </table:table-cell>
          <table:table-cell table:number-columns-repeated="10"/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5946" calcext:value-type="float">
            <text:p>5946</text:p>
          </table:table-cell>
          <table:table-cell office:value-type="float" office:value="5699" calcext:value-type="float">
            <text:p>5699</text:p>
          </table:table-cell>
          <table:table-cell table:number-columns-repeated="10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5946" calcext:value-type="float">
            <text:p>5946</text:p>
          </table:table-cell>
          <table:table-cell office:value-type="float" office:value="5699" calcext:value-type="float">
            <text:p>5699</text:p>
          </table:table-cell>
          <table:table-cell table:number-columns-repeated="10"/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5946" calcext:value-type="float">
            <text:p>5946</text:p>
          </table:table-cell>
          <table:table-cell office:value-type="float" office:value="5699" calcext:value-type="float">
            <text:p>5699</text:p>
          </table:table-cell>
          <table:table-cell table:number-columns-repeated="10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5946" calcext:value-type="float">
            <text:p>5946</text:p>
          </table:table-cell>
          <table:table-cell office:value-type="float" office:value="5699" calcext:value-type="float">
            <text:p>5699</text:p>
          </table:table-cell>
          <table:table-cell table:number-columns-repeated="10"/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5946" calcext:value-type="float">
            <text:p>5946</text:p>
          </table:table-cell>
          <table:table-cell office:value-type="float" office:value="5699" calcext:value-type="float">
            <text:p>5699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956" calcext:value-type="float">
            <text:p>5956</text:p>
          </table:table-cell>
          <table:table-cell office:value-type="float" office:value="5709" calcext:value-type="float">
            <text:p>5709</text:p>
          </table:table-cell>
          <table:table-cell table:number-columns-repeated="10"/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5956" calcext:value-type="float">
            <text:p>5956</text:p>
          </table:table-cell>
          <table:table-cell office:value-type="float" office:value="5719" calcext:value-type="float">
            <text:p>5719</text:p>
          </table:table-cell>
          <table:table-cell table:number-columns-repeated="10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5966" calcext:value-type="float">
            <text:p>5966</text:p>
          </table:table-cell>
          <table:table-cell office:value-type="float" office:value="5719" calcext:value-type="float">
            <text:p>5719</text:p>
          </table:table-cell>
          <table:table-cell table:number-columns-repeated="10"/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5966" calcext:value-type="float">
            <text:p>5966</text:p>
          </table:table-cell>
          <table:table-cell office:value-type="float" office:value="5719" calcext:value-type="float">
            <text:p>5719</text:p>
          </table:table-cell>
          <table:table-cell table:number-columns-repeated="10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5966" calcext:value-type="float">
            <text:p>5966</text:p>
          </table:table-cell>
          <table:table-cell office:value-type="float" office:value="5719" calcext:value-type="float">
            <text:p>5719</text:p>
          </table:table-cell>
          <table:table-cell table:number-columns-repeated="10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5966" calcext:value-type="float">
            <text:p>5966</text:p>
          </table:table-cell>
          <table:table-cell office:value-type="float" office:value="5719" calcext:value-type="float">
            <text:p>5719</text:p>
          </table:table-cell>
          <table:table-cell table:number-columns-repeated="10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5976" calcext:value-type="float">
            <text:p>5976</text:p>
          </table:table-cell>
          <table:table-cell office:value-type="float" office:value="5729.53497942387" calcext:value-type="float">
            <text:p>5729.5349794239</text:p>
          </table:table-cell>
          <table:table-cell table:number-columns-repeated="10"/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5976" calcext:value-type="float">
            <text:p>5976</text:p>
          </table:table-cell>
          <table:table-cell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5986" calcext:value-type="float">
            <text:p>5986</text:p>
          </table:table-cell>
          <table:table-cell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5986" calcext:value-type="float">
            <text:p>5986</text:p>
          </table:table-cell>
          <table:table-cell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986" calcext:value-type="float">
            <text:p>5986</text:p>
          </table:table-cell>
          <table:table-cell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5986" calcext:value-type="float">
            <text:p>5986</text:p>
          </table:table-cell>
          <table:table-cell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5996" calcext:value-type="float">
            <text:p>5996</text:p>
          </table:table-cell>
          <table:table-cell office:value-type="float" office:value="5754.8024691358" calcext:value-type="float">
            <text:p>5754.8024691358</text:p>
          </table:table-cell>
          <table:table-cell table:number-columns-repeated="10"/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5996" calcext:value-type="float">
            <text:p>5996</text:p>
          </table:table-cell>
          <table:table-cell office:value-type="float" office:value="5764" calcext:value-type="float">
            <text:p>5764</text:p>
          </table:table-cell>
          <table:table-cell table:number-columns-repeated="10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6006" calcext:value-type="float">
            <text:p>6006</text:p>
          </table:table-cell>
          <table:table-cell office:value-type="float" office:value="5764" calcext:value-type="float">
            <text:p>5764</text:p>
          </table:table-cell>
          <table:table-cell table:number-columns-repeated="10"/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6006" calcext:value-type="float">
            <text:p>6006</text:p>
          </table:table-cell>
          <table:table-cell office:value-type="float" office:value="5764" calcext:value-type="float">
            <text:p>5764</text:p>
          </table:table-cell>
          <table:table-cell table:number-columns-repeated="10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6006" calcext:value-type="float">
            <text:p>6006</text:p>
          </table:table-cell>
          <table:table-cell office:value-type="float" office:value="5764" calcext:value-type="float">
            <text:p>5764</text:p>
          </table:table-cell>
          <table:table-cell table:number-columns-repeated="10"/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6006" calcext:value-type="float">
            <text:p>6006</text:p>
          </table:table-cell>
          <table:table-cell office:value-type="float" office:value="5764" calcext:value-type="float">
            <text:p>5764</text:p>
          </table:table-cell>
          <table:table-cell table:number-columns-repeated="10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6016" calcext:value-type="float">
            <text:p>6016</text:p>
          </table:table-cell>
          <table:table-cell office:value-type="float" office:value="5787.70370370371" calcext:value-type="float">
            <text:p>5787.7037037037</text:p>
          </table:table-cell>
          <table:table-cell table:number-columns-repeated="10"/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6016" calcext:value-type="float">
            <text:p>6016</text:p>
          </table:table-cell>
          <table:table-cell office:value-type="float" office:value="5797" calcext:value-type="float">
            <text:p>5797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26" calcext:value-type="float">
            <text:p>6026</text:p>
          </table:table-cell>
          <table:table-cell office:value-type="float" office:value="5797" calcext:value-type="float">
            <text:p>5797</text:p>
          </table:table-cell>
          <table:table-cell table:number-columns-repeated="10"/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6026" calcext:value-type="float">
            <text:p>6026</text:p>
          </table:table-cell>
          <table:table-cell office:value-type="float" office:value="5797" calcext:value-type="float">
            <text:p>5797</text:p>
          </table:table-cell>
          <table:table-cell table:number-columns-repeated="10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6026" calcext:value-type="float">
            <text:p>6026</text:p>
          </table:table-cell>
          <table:table-cell office:value-type="float" office:value="5797" calcext:value-type="float">
            <text:p>5797</text:p>
          </table:table-cell>
          <table:table-cell table:number-columns-repeated="10"/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6026" calcext:value-type="float">
            <text:p>6026</text:p>
          </table:table-cell>
          <table:table-cell office:value-type="float" office:value="5797" calcext:value-type="float">
            <text:p>5797</text:p>
          </table:table-cell>
          <table:table-cell table:number-columns-repeated="10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6036" calcext:value-type="float">
            <text:p>6036</text:p>
          </table:table-cell>
          <table:table-cell office:value-type="float" office:value="5832.55555555556" calcext:value-type="float">
            <text:p>5832.5555555556</text:p>
          </table:table-cell>
          <table:table-cell table:number-columns-repeated="10"/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6046" calcext:value-type="float">
            <text:p>6046</text:p>
          </table:table-cell>
          <table:table-cell office:value-type="float" office:value="5842" calcext:value-type="float">
            <text:p>5842</text:p>
          </table:table-cell>
          <table:table-cell table:number-columns-repeated="10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6046" calcext:value-type="float">
            <text:p>6046</text:p>
          </table:table-cell>
          <table:table-cell office:value-type="float" office:value="5842" calcext:value-type="float">
            <text:p>5842</text:p>
          </table:table-cell>
          <table:table-cell table:number-columns-repeated="10"/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6046" calcext:value-type="float">
            <text:p>6046</text:p>
          </table:table-cell>
          <table:table-cell office:value-type="float" office:value="5842" calcext:value-type="float">
            <text:p>5842</text:p>
          </table:table-cell>
          <table:table-cell table:number-columns-repeated="10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6046" calcext:value-type="float">
            <text:p>6046</text:p>
          </table:table-cell>
          <table:table-cell office:value-type="float" office:value="5842" calcext:value-type="float">
            <text:p>5842</text:p>
          </table:table-cell>
          <table:table-cell table:number-columns-repeated="10"/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6046" calcext:value-type="float">
            <text:p>6046</text:p>
          </table:table-cell>
          <table:table-cell office:value-type="float" office:value="5842" calcext:value-type="float">
            <text:p>5842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46" calcext:value-type="float">
            <text:p>6046</text:p>
          </table:table-cell>
          <table:table-cell office:value-type="float" office:value="5877.55555555556" calcext:value-type="float">
            <text:p>5877.5555555556</text:p>
          </table:table-cell>
          <table:table-cell table:number-columns-repeated="10"/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6056" calcext:value-type="float">
            <text:p>6056</text:p>
          </table:table-cell>
          <table:table-cell office:value-type="float" office:value="5887" calcext:value-type="float">
            <text:p>5887</text:p>
          </table:table-cell>
          <table:table-cell table:number-columns-repeated="10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6056" calcext:value-type="float">
            <text:p>6056</text:p>
          </table:table-cell>
          <table:table-cell office:value-type="float" office:value="5887" calcext:value-type="float">
            <text:p>5887</text:p>
          </table:table-cell>
          <table:table-cell table:number-columns-repeated="10"/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6056" calcext:value-type="float">
            <text:p>6056</text:p>
          </table:table-cell>
          <table:table-cell office:value-type="float" office:value="5887" calcext:value-type="float">
            <text:p>5887</text:p>
          </table:table-cell>
          <table:table-cell table:number-columns-repeated="10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6056" calcext:value-type="float">
            <text:p>6056</text:p>
          </table:table-cell>
          <table:table-cell office:value-type="float" office:value="5887" calcext:value-type="float">
            <text:p>5887</text:p>
          </table:table-cell>
          <table:table-cell table:number-columns-repeated="10"/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6056" calcext:value-type="float">
            <text:p>6056</text:p>
          </table:table-cell>
          <table:table-cell office:value-type="float" office:value="5887" calcext:value-type="float">
            <text:p>5887</text:p>
          </table:table-cell>
          <table:table-cell table:number-columns-repeated="10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6056" calcext:value-type="float">
            <text:p>6056</text:p>
          </table:table-cell>
          <table:table-cell office:value-type="float" office:value="5922.55555555556" calcext:value-type="float">
            <text:p>5922.5555555556</text:p>
          </table:table-cell>
          <table:table-cell table:number-columns-repeated="10"/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6066" calcext:value-type="float">
            <text:p>6066</text:p>
          </table:table-cell>
          <table:table-cell office:value-type="float" office:value="5932" calcext:value-type="float">
            <text:p>5932</text:p>
          </table:table-cell>
          <table:table-cell table:number-columns-repeated="10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6066" calcext:value-type="float">
            <text:p>6066</text:p>
          </table:table-cell>
          <table:table-cell office:value-type="float" office:value="5932" calcext:value-type="float">
            <text:p>5932</text:p>
          </table:table-cell>
          <table:table-cell table:number-columns-repeated="10"/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6076" calcext:value-type="float">
            <text:p>6076</text:p>
          </table:table-cell>
          <table:table-cell office:value-type="float" office:value="5932" calcext:value-type="float">
            <text:p>5932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76" calcext:value-type="float">
            <text:p>6076</text:p>
          </table:table-cell>
          <table:table-cell office:value-type="float" office:value="5932" calcext:value-type="float">
            <text:p>5932</text:p>
          </table:table-cell>
          <table:table-cell table:number-columns-repeated="10"/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6076" calcext:value-type="float">
            <text:p>6076</text:p>
          </table:table-cell>
          <table:table-cell office:value-type="float" office:value="5932" calcext:value-type="float">
            <text:p>5932</text:p>
          </table:table-cell>
          <table:table-cell table:number-columns-repeated="10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6076" calcext:value-type="float">
            <text:p>6076</text:p>
          </table:table-cell>
          <table:table-cell office:value-type="float" office:value="5967.55555555556" calcext:value-type="float">
            <text:p>5967.5555555556</text:p>
          </table:table-cell>
          <table:table-cell table:number-columns-repeated="10"/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6086" calcext:value-type="float">
            <text:p>6086</text:p>
          </table:table-cell>
          <table:table-cell office:value-type="float" office:value="5977" calcext:value-type="float">
            <text:p>5977</text:p>
          </table:table-cell>
          <table:table-cell table:number-columns-repeated="10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6086" calcext:value-type="float">
            <text:p>6086</text:p>
          </table:table-cell>
          <table:table-cell office:value-type="float" office:value="5977" calcext:value-type="float">
            <text:p>5977</text:p>
          </table:table-cell>
          <table:table-cell table:number-columns-repeated="10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6096" calcext:value-type="float">
            <text:p>6096</text:p>
          </table:table-cell>
          <table:table-cell office:value-type="float" office:value="5977" calcext:value-type="float">
            <text:p>5977</text:p>
          </table:table-cell>
          <table:table-cell table:number-columns-repeated="10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6096" calcext:value-type="float">
            <text:p>6096</text:p>
          </table:table-cell>
          <table:table-cell office:value-type="float" office:value="5977" calcext:value-type="float">
            <text:p>5977</text:p>
          </table:table-cell>
          <table:table-cell table:number-columns-repeated="10"/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6096" calcext:value-type="float">
            <text:p>6096</text:p>
          </table:table-cell>
          <table:table-cell office:value-type="float" office:value="5977" calcext:value-type="float">
            <text:p>5977</text:p>
          </table:table-cell>
          <table:table-cell table:number-columns-repeated="10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6096" calcext:value-type="float">
            <text:p>6096</text:p>
          </table:table-cell>
          <table:table-cell office:value-type="float" office:value="6012.55555555556" calcext:value-type="float">
            <text:p>6012.5555555556</text:p>
          </table:table-cell>
          <table:table-cell table:number-columns-repeated="10"/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6106" calcext:value-type="float">
            <text:p>6106</text:p>
          </table:table-cell>
          <table:table-cell office:value-type="float" office:value="6022" calcext:value-type="float">
            <text:p>6022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06" calcext:value-type="float">
            <text:p>6106</text:p>
          </table:table-cell>
          <table:table-cell office:value-type="float" office:value="6022" calcext:value-type="float">
            <text:p>6022</text:p>
          </table:table-cell>
          <table:table-cell table:number-columns-repeated="10"/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6116" calcext:value-type="float">
            <text:p>6116</text:p>
          </table:table-cell>
          <table:table-cell office:value-type="float" office:value="6022" calcext:value-type="float">
            <text:p>6022</text:p>
          </table:table-cell>
          <table:table-cell table:number-columns-repeated="10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6116" calcext:value-type="float">
            <text:p>6116</text:p>
          </table:table-cell>
          <table:table-cell office:value-type="float" office:value="6022" calcext:value-type="float">
            <text:p>6022</text:p>
          </table:table-cell>
          <table:table-cell table:number-columns-repeated="10"/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6116" calcext:value-type="float">
            <text:p>6116</text:p>
          </table:table-cell>
          <table:table-cell office:value-type="float" office:value="6022" calcext:value-type="float">
            <text:p>6022</text:p>
          </table:table-cell>
          <table:table-cell table:number-columns-repeated="10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6116" calcext:value-type="float">
            <text:p>6116</text:p>
          </table:table-cell>
          <table:table-cell office:value-type="float" office:value="6045.7037037037" calcext:value-type="float">
            <text:p>6045.7037037037</text:p>
          </table:table-cell>
          <table:table-cell table:number-columns-repeated="10"/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6126" calcext:value-type="float">
            <text:p>6126</text:p>
          </table:table-cell>
          <table:table-cell office:value-type="float" office:value="6055" calcext:value-type="float">
            <text:p>6055</text:p>
          </table:table-cell>
          <table:table-cell table:number-columns-repeated="10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6126" calcext:value-type="float">
            <text:p>6126</text:p>
          </table:table-cell>
          <table:table-cell office:value-type="float" office:value="6055" calcext:value-type="float">
            <text:p>6055</text:p>
          </table:table-cell>
          <table:table-cell table:number-columns-repeated="10"/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6136.53497942387" calcext:value-type="float">
            <text:p>6136.5349794239</text:p>
          </table:table-cell>
          <table:table-cell office:value-type="float" office:value="6055" calcext:value-type="float">
            <text:p>6055</text:p>
          </table:table-cell>
          <table:table-cell table:number-columns-repeated="10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6136" calcext:value-type="float">
            <text:p>6136</text:p>
          </table:table-cell>
          <table:table-cell office:value-type="float" office:value="6055" calcext:value-type="float">
            <text:p>6055</text:p>
          </table:table-cell>
          <table:table-cell table:number-columns-repeated="10"/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6136" calcext:value-type="float">
            <text:p>6136</text:p>
          </table:table-cell>
          <table:table-cell office:value-type="float" office:value="6055" calcext:value-type="float">
            <text:p>6055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136" calcext:value-type="float">
            <text:p>6136</text:p>
          </table:table-cell>
          <table:table-cell office:value-type="float" office:value="6070.8024691358" calcext:value-type="float">
            <text:p>6070.8024691358</text:p>
          </table:table-cell>
          <table:table-cell table:number-columns-repeated="10"/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6146" calcext:value-type="float">
            <text:p>6146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6146" calcext:value-type="float">
            <text:p>6146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6156.53497942387" calcext:value-type="float">
            <text:p>6156.5349794239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6156" calcext:value-type="float">
            <text:p>6156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6156" calcext:value-type="float">
            <text:p>6156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6156" calcext:value-type="float">
            <text:p>6156</text:p>
          </table:table-cell>
          <table:table-cell office:value-type="float" office:value="6090.53497942387" calcext:value-type="float">
            <text:p>6090.5349794239</text:p>
          </table:table-cell>
          <table:table-cell table:number-columns-repeated="10"/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6166" calcext:value-type="float">
            <text:p>6166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6166" calcext:value-type="float">
            <text:p>6166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6176" calcext:value-type="float">
            <text:p>6176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176" calcext:value-type="float">
            <text:p>6176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6176" calcext:value-type="float">
            <text:p>6176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6176" calcext:value-type="float">
            <text:p>6176</text:p>
          </table:table-cell>
          <table:table-cell office:value-type="float" office:value="6110" calcext:value-type="float">
            <text:p>6110</text:p>
          </table:table-cell>
          <table:table-cell table:number-columns-repeated="10"/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6186" calcext:value-type="float">
            <text:p>6186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6186" calcext:value-type="float">
            <text:p>6186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6196" calcext:value-type="float">
            <text:p>6196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6196" calcext:value-type="float">
            <text:p>6196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6196" calcext:value-type="float">
            <text:p>6196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6196" calcext:value-type="float">
            <text:p>6196</text:p>
          </table:table-cell>
          <table:table-cell office:value-type="float" office:value="6130" calcext:value-type="float">
            <text:p>6130</text:p>
          </table:table-cell>
          <table:table-cell table:number-columns-repeated="10"/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6206" calcext:value-type="float">
            <text:p>6206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06" calcext:value-type="float">
            <text:p>6206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6216" calcext:value-type="float">
            <text:p>6216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6216" calcext:value-type="float">
            <text:p>6216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6216" calcext:value-type="float">
            <text:p>6216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6226" calcext:value-type="float">
            <text:p>6226</text:p>
          </table:table-cell>
          <table:table-cell office:value-type="float" office:value="6150" calcext:value-type="float">
            <text:p>6150</text:p>
          </table:table-cell>
          <table:table-cell table:number-columns-repeated="10"/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6236" calcext:value-type="float">
            <text:p>6236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6236" calcext:value-type="float">
            <text:p>6236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6236" calcext:value-type="float">
            <text:p>6236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6236" calcext:value-type="float">
            <text:p>6236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6236" calcext:value-type="float">
            <text:p>6236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46" calcext:value-type="float">
            <text:p>6246</text:p>
          </table:table-cell>
          <table:table-cell office:value-type="float" office:value="6170" calcext:value-type="float">
            <text:p>6170</text:p>
          </table:table-cell>
          <table:table-cell table:number-columns-repeated="10"/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6256" calcext:value-type="float">
            <text:p>6256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6256" calcext:value-type="float">
            <text:p>6256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6256" calcext:value-type="float">
            <text:p>6256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6256" calcext:value-type="float">
            <text:p>6256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6256" calcext:value-type="float">
            <text:p>6256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6266" calcext:value-type="float">
            <text:p>6266</text:p>
          </table:table-cell>
          <table:table-cell office:value-type="float" office:value="6190.53497942387" calcext:value-type="float">
            <text:p>6190.5349794239</text:p>
          </table:table-cell>
          <table:table-cell table:number-columns-repeated="10"/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6276" calcext:value-type="float">
            <text:p>6276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6276" calcext:value-type="float">
            <text:p>6276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6276" calcext:value-type="float">
            <text:p>6276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76" calcext:value-type="float">
            <text:p>6276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6276" calcext:value-type="float">
            <text:p>6276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6286" calcext:value-type="float">
            <text:p>6286</text:p>
          </table:table-cell>
          <table:table-cell office:value-type="float" office:value="6215.8024691358" calcext:value-type="float">
            <text:p>6215.8024691358</text:p>
          </table:table-cell>
          <table:table-cell table:number-columns-repeated="10"/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6296" calcext:value-type="float">
            <text:p>6296</text:p>
          </table:table-cell>
          <table:table-cell office:value-type="float" office:value="6225" calcext:value-type="float">
            <text:p>6225</text:p>
          </table:table-cell>
          <table:table-cell table:number-columns-repeated="10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6296" calcext:value-type="float">
            <text:p>6296</text:p>
          </table:table-cell>
          <table:table-cell office:value-type="float" office:value="6225" calcext:value-type="float">
            <text:p>6225</text:p>
          </table:table-cell>
          <table:table-cell table:number-columns-repeated="10"/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6296" calcext:value-type="float">
            <text:p>6296</text:p>
          </table:table-cell>
          <table:table-cell office:value-type="float" office:value="6225" calcext:value-type="float">
            <text:p>6225</text:p>
          </table:table-cell>
          <table:table-cell table:number-columns-repeated="10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6296" calcext:value-type="float">
            <text:p>6296</text:p>
          </table:table-cell>
          <table:table-cell office:value-type="float" office:value="6225" calcext:value-type="float">
            <text:p>6225</text:p>
          </table:table-cell>
          <table:table-cell table:number-columns-repeated="10"/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6296" calcext:value-type="float">
            <text:p>6296</text:p>
          </table:table-cell>
          <table:table-cell office:value-type="float" office:value="6225" calcext:value-type="float">
            <text:p>6225</text:p>
          </table:table-cell>
          <table:table-cell table:number-columns-repeated="10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6306" calcext:value-type="float">
            <text:p>6306</text:p>
          </table:table-cell>
          <table:table-cell office:value-type="float" office:value="6248.7037037037" calcext:value-type="float">
            <text:p>6248.7037037037</text:p>
          </table:table-cell>
          <table:table-cell table:number-columns-repeated="10"/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6316" calcext:value-type="float">
            <text:p>6316</text:p>
          </table:table-cell>
          <table:table-cell office:value-type="float" office:value="6258" calcext:value-type="float">
            <text:p>6258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16" calcext:value-type="float">
            <text:p>6316</text:p>
          </table:table-cell>
          <table:table-cell office:value-type="float" office:value="6258" calcext:value-type="float">
            <text:p>6258</text:p>
          </table:table-cell>
          <table:table-cell table:number-columns-repeated="10"/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6316" calcext:value-type="float">
            <text:p>6316</text:p>
          </table:table-cell>
          <table:table-cell office:value-type="float" office:value="6258" calcext:value-type="float">
            <text:p>6258</text:p>
          </table:table-cell>
          <table:table-cell table:number-columns-repeated="10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6316" calcext:value-type="float">
            <text:p>6316</text:p>
          </table:table-cell>
          <table:table-cell office:value-type="float" office:value="6258" calcext:value-type="float">
            <text:p>6258</text:p>
          </table:table-cell>
          <table:table-cell table:number-columns-repeated="10"/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6316" calcext:value-type="float">
            <text:p>6316</text:p>
          </table:table-cell>
          <table:table-cell office:value-type="float" office:value="6258" calcext:value-type="float">
            <text:p>6258</text:p>
          </table:table-cell>
          <table:table-cell table:number-columns-repeated="10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6326" calcext:value-type="float">
            <text:p>6326</text:p>
          </table:table-cell>
          <table:table-cell office:value-type="float" office:value="6281.7037037037" calcext:value-type="float">
            <text:p>6281.7037037037</text:p>
          </table:table-cell>
          <table:table-cell table:number-columns-repeated="10"/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6336" calcext:value-type="float">
            <text:p>6336</text:p>
          </table:table-cell>
          <table:table-cell office:value-type="float" office:value="6291" calcext:value-type="float">
            <text:p>6291</text:p>
          </table:table-cell>
          <table:table-cell table:number-columns-repeated="10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6336" calcext:value-type="float">
            <text:p>6336</text:p>
          </table:table-cell>
          <table:table-cell office:value-type="float" office:value="6291" calcext:value-type="float">
            <text:p>6291</text:p>
          </table:table-cell>
          <table:table-cell table:number-columns-repeated="10"/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6336" calcext:value-type="float">
            <text:p>6336</text:p>
          </table:table-cell>
          <table:table-cell office:value-type="float" office:value="6291" calcext:value-type="float">
            <text:p>6291</text:p>
          </table:table-cell>
          <table:table-cell table:number-columns-repeated="10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6336" calcext:value-type="float">
            <text:p>6336</text:p>
          </table:table-cell>
          <table:table-cell office:value-type="float" office:value="6291" calcext:value-type="float">
            <text:p>6291</text:p>
          </table:table-cell>
          <table:table-cell table:number-columns-repeated="10"/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6336" calcext:value-type="float">
            <text:p>6336</text:p>
          </table:table-cell>
          <table:table-cell office:value-type="float" office:value="6291" calcext:value-type="float">
            <text:p>629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46" calcext:value-type="float">
            <text:p>6346</text:p>
          </table:table-cell>
          <table:table-cell office:value-type="float" office:value="6314.7037037037" calcext:value-type="float">
            <text:p>6314.7037037037</text:p>
          </table:table-cell>
          <table:table-cell table:number-columns-repeated="10"/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6356" calcext:value-type="float">
            <text:p>6356</text:p>
          </table:table-cell>
          <table:table-cell office:value-type="float" office:value="6324" calcext:value-type="float">
            <text:p>6324</text:p>
          </table:table-cell>
          <table:table-cell table:number-columns-repeated="10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6356" calcext:value-type="float">
            <text:p>6356</text:p>
          </table:table-cell>
          <table:table-cell office:value-type="float" office:value="6324" calcext:value-type="float">
            <text:p>6324</text:p>
          </table:table-cell>
          <table:table-cell table:number-columns-repeated="10"/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6356" calcext:value-type="float">
            <text:p>6356</text:p>
          </table:table-cell>
          <table:table-cell office:value-type="float" office:value="6324" calcext:value-type="float">
            <text:p>6324</text:p>
          </table:table-cell>
          <table:table-cell table:number-columns-repeated="10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6356" calcext:value-type="float">
            <text:p>6356</text:p>
          </table:table-cell>
          <table:table-cell office:value-type="float" office:value="6324" calcext:value-type="float">
            <text:p>6324</text:p>
          </table:table-cell>
          <table:table-cell table:number-columns-repeated="10"/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6356" calcext:value-type="float">
            <text:p>6356</text:p>
          </table:table-cell>
          <table:table-cell office:value-type="float" office:value="6324" calcext:value-type="float">
            <text:p>6324</text:p>
          </table:table-cell>
          <table:table-cell table:number-columns-repeated="10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6366" calcext:value-type="float">
            <text:p>6366</text:p>
          </table:table-cell>
          <table:table-cell office:value-type="float" office:value="6347.7037037037" calcext:value-type="float">
            <text:p>6347.7037037037</text:p>
          </table:table-cell>
          <table:table-cell table:number-columns-repeated="10"/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6376" calcext:value-type="float">
            <text:p>6376</text:p>
          </table:table-cell>
          <table:table-cell office:value-type="float" office:value="6357" calcext:value-type="float">
            <text:p>6357</text:p>
          </table:table-cell>
          <table:table-cell table:number-columns-repeated="10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6376" calcext:value-type="float">
            <text:p>6376</text:p>
          </table:table-cell>
          <table:table-cell office:value-type="float" office:value="6357" calcext:value-type="float">
            <text:p>6357</text:p>
          </table:table-cell>
          <table:table-cell table:number-columns-repeated="10"/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6376" calcext:value-type="float">
            <text:p>6376</text:p>
          </table:table-cell>
          <table:table-cell office:value-type="float" office:value="6357" calcext:value-type="float">
            <text:p>6357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76" calcext:value-type="float">
            <text:p>6376</text:p>
          </table:table-cell>
          <table:table-cell office:value-type="float" office:value="6357" calcext:value-type="float">
            <text:p>6357</text:p>
          </table:table-cell>
          <table:table-cell table:number-columns-repeated="10"/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6376" calcext:value-type="float">
            <text:p>6376</text:p>
          </table:table-cell>
          <table:table-cell office:value-type="float" office:value="6357" calcext:value-type="float">
            <text:p>6357</text:p>
          </table:table-cell>
          <table:table-cell table:number-columns-repeated="10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6386" calcext:value-type="float">
            <text:p>6386</text:p>
          </table:table-cell>
          <table:table-cell office:value-type="float" office:value="6380.7037037037" calcext:value-type="float">
            <text:p>6380.7037037037</text:p>
          </table:table-cell>
          <table:table-cell table:number-columns-repeated="10"/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6396" calcext:value-type="float">
            <text:p>6396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6396" calcext:value-type="float">
            <text:p>6396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6396" calcext:value-type="float">
            <text:p>6396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6396" calcext:value-type="float">
            <text:p>6396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6396" calcext:value-type="float">
            <text:p>6396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6406" calcext:value-type="float">
            <text:p>6406</text:p>
          </table:table-cell>
          <table:table-cell office:value-type="float" office:value="6413.7037037037" calcext:value-type="float">
            <text:p>6413.7037037037</text:p>
          </table:table-cell>
          <table:table-cell table:number-columns-repeated="10"/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6416" calcext:value-type="float">
            <text:p>6416</text:p>
          </table:table-cell>
          <table:table-cell office:value-type="float" office:value="6423" calcext:value-type="float">
            <text:p>6423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16" calcext:value-type="float">
            <text:p>6416</text:p>
          </table:table-cell>
          <table:table-cell office:value-type="float" office:value="6423" calcext:value-type="float">
            <text:p>6423</text:p>
          </table:table-cell>
          <table:table-cell table:number-columns-repeated="10"/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6416" calcext:value-type="float">
            <text:p>6416</text:p>
          </table:table-cell>
          <table:table-cell office:value-type="float" office:value="6423" calcext:value-type="float">
            <text:p>6423</text:p>
          </table:table-cell>
          <table:table-cell table:number-columns-repeated="10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6416" calcext:value-type="float">
            <text:p>6416</text:p>
          </table:table-cell>
          <table:table-cell office:value-type="float" office:value="6423" calcext:value-type="float">
            <text:p>6423</text:p>
          </table:table-cell>
          <table:table-cell table:number-columns-repeated="10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6416" calcext:value-type="float">
            <text:p>6416</text:p>
          </table:table-cell>
          <table:table-cell office:value-type="float" office:value="6423" calcext:value-type="float">
            <text:p>6423</text:p>
          </table:table-cell>
          <table:table-cell table:number-columns-repeated="10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6426" calcext:value-type="float">
            <text:p>6426</text:p>
          </table:table-cell>
          <table:table-cell office:value-type="float" office:value="6446.7037037037" calcext:value-type="float">
            <text:p>6446.7037037037</text:p>
          </table:table-cell>
          <table:table-cell table:number-columns-repeated="10"/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6426" calcext:value-type="float">
            <text:p>6426</text:p>
          </table:table-cell>
          <table:table-cell office:value-type="float" office:value="6456" calcext:value-type="float">
            <text:p>6456</text:p>
          </table:table-cell>
          <table:table-cell table:number-columns-repeated="10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6426" calcext:value-type="float">
            <text:p>6426</text:p>
          </table:table-cell>
          <table:table-cell office:value-type="float" office:value="6456" calcext:value-type="float">
            <text:p>6456</text:p>
          </table:table-cell>
          <table:table-cell table:number-columns-repeated="10"/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6426" calcext:value-type="float">
            <text:p>6426</text:p>
          </table:table-cell>
          <table:table-cell office:value-type="float" office:value="6456" calcext:value-type="float">
            <text:p>6456</text:p>
          </table:table-cell>
          <table:table-cell table:number-columns-repeated="10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6426" calcext:value-type="float">
            <text:p>6426</text:p>
          </table:table-cell>
          <table:table-cell office:value-type="float" office:value="6456" calcext:value-type="float">
            <text:p>6456</text:p>
          </table:table-cell>
          <table:table-cell table:number-columns-repeated="10"/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6426" calcext:value-type="float">
            <text:p>6426</text:p>
          </table:table-cell>
          <table:table-cell office:value-type="float" office:value="6456" calcext:value-type="float">
            <text:p>64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436" calcext:value-type="float">
            <text:p>6436</text:p>
          </table:table-cell>
          <table:table-cell office:value-type="float" office:value="6471.8024691358" calcext:value-type="float">
            <text:p>6471.8024691358</text:p>
          </table:table-cell>
          <table:table-cell table:number-columns-repeated="10"/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6436" calcext:value-type="float">
            <text:p>6436</text:p>
          </table:table-cell>
          <table:table-cell office:value-type="float" office:value="6481" calcext:value-type="float">
            <text:p>6481</text:p>
          </table:table-cell>
          <table:table-cell table:number-columns-repeated="10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6436" calcext:value-type="float">
            <text:p>6436</text:p>
          </table:table-cell>
          <table:table-cell office:value-type="float" office:value="6481" calcext:value-type="float">
            <text:p>6481</text:p>
          </table:table-cell>
          <table:table-cell table:number-columns-repeated="10"/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6436" calcext:value-type="float">
            <text:p>6436</text:p>
          </table:table-cell>
          <table:table-cell office:value-type="float" office:value="6481" calcext:value-type="float">
            <text:p>6481</text:p>
          </table:table-cell>
          <table:table-cell table:number-columns-repeated="10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6436" calcext:value-type="float">
            <text:p>6436</text:p>
          </table:table-cell>
          <table:table-cell office:value-type="float" office:value="6481" calcext:value-type="float">
            <text:p>6481</text:p>
          </table:table-cell>
          <table:table-cell table:number-columns-repeated="10"/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6436" calcext:value-type="float">
            <text:p>6436</text:p>
          </table:table-cell>
          <table:table-cell office:value-type="float" office:value="6481" calcext:value-type="float">
            <text:p>6481</text:p>
          </table:table-cell>
          <table:table-cell table:number-columns-repeated="10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6446" calcext:value-type="float">
            <text:p>6446</text:p>
          </table:table-cell>
          <table:table-cell office:value-type="float" office:value="6491.53497942387" calcext:value-type="float">
            <text:p>6491.5349794239</text:p>
          </table:table-cell>
          <table:table-cell table:number-columns-repeated="10"/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6446" calcext:value-type="float">
            <text:p>6446</text:p>
          </table:table-cell>
          <table:table-cell office:value-type="float" office:value="6501" calcext:value-type="float">
            <text:p>6501</text:p>
          </table:table-cell>
          <table:table-cell table:number-columns-repeated="10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6446" calcext:value-type="float">
            <text:p>6446</text:p>
          </table:table-cell>
          <table:table-cell office:value-type="float" office:value="6501" calcext:value-type="float">
            <text:p>6501</text:p>
          </table:table-cell>
          <table:table-cell table:number-columns-repeated="10"/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6446" calcext:value-type="float">
            <text:p>6446</text:p>
          </table:table-cell>
          <table:table-cell office:value-type="float" office:value="6501" calcext:value-type="float">
            <text:p>6501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56" calcext:value-type="float">
            <text:p>6456</text:p>
          </table:table-cell>
          <table:table-cell office:value-type="float" office:value="6501" calcext:value-type="float">
            <text:p>6501</text:p>
          </table:table-cell>
          <table:table-cell table:number-columns-repeated="10"/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6456" calcext:value-type="float">
            <text:p>6456</text:p>
          </table:table-cell>
          <table:table-cell office:value-type="float" office:value="6501" calcext:value-type="float">
            <text:p>6501</text:p>
          </table:table-cell>
          <table:table-cell table:number-columns-repeated="10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6466" calcext:value-type="float">
            <text:p>6466</text:p>
          </table:table-cell>
          <table:table-cell office:value-type="float" office:value="6501" calcext:value-type="float">
            <text:p>6501</text:p>
          </table:table-cell>
          <table:table-cell table:number-columns-repeated="10"/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6466" calcext:value-type="float">
            <text:p>6466</text:p>
          </table:table-cell>
          <table:table-cell office:value-type="float" office:value="6511" calcext:value-type="float">
            <text:p>6511</text:p>
          </table:table-cell>
          <table:table-cell table:number-columns-repeated="10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6466" calcext:value-type="float">
            <text:p>6466</text:p>
          </table:table-cell>
          <table:table-cell office:value-type="float" office:value="6521" calcext:value-type="float">
            <text:p>6521</text:p>
          </table:table-cell>
          <table:table-cell table:number-columns-repeated="10"/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6466" calcext:value-type="float">
            <text:p>6466</text:p>
          </table:table-cell>
          <table:table-cell office:value-type="float" office:value="6521" calcext:value-type="float">
            <text:p>6521</text:p>
          </table:table-cell>
          <table:table-cell table:number-columns-repeated="10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6476" calcext:value-type="float">
            <text:p>6476</text:p>
          </table:table-cell>
          <table:table-cell office:value-type="float" office:value="6521" calcext:value-type="float">
            <text:p>6521</text:p>
          </table:table-cell>
          <table:table-cell table:number-columns-repeated="10"/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6476" calcext:value-type="float">
            <text:p>6476</text:p>
          </table:table-cell>
          <table:table-cell office:value-type="float" office:value="6521" calcext:value-type="float">
            <text:p>6521</text:p>
          </table:table-cell>
          <table:table-cell table:number-columns-repeated="10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6486" calcext:value-type="float">
            <text:p>6486</text:p>
          </table:table-cell>
          <table:table-cell office:value-type="float" office:value="6521" calcext:value-type="float">
            <text:p>6521</text:p>
          </table:table-cell>
          <table:table-cell table:number-columns-repeated="10"/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6486" calcext:value-type="float">
            <text:p>6486</text:p>
          </table:table-cell>
          <table:table-cell office:value-type="float" office:value="6531" calcext:value-type="float">
            <text:p>6531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486" calcext:value-type="float">
            <text:p>6486</text:p>
          </table:table-cell>
          <table:table-cell office:value-type="float" office:value="6541" calcext:value-type="float">
            <text:p>6541</text:p>
          </table:table-cell>
          <table:table-cell table:number-columns-repeated="10"/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6486" calcext:value-type="float">
            <text:p>6486</text:p>
          </table:table-cell>
          <table:table-cell office:value-type="float" office:value="6541" calcext:value-type="float">
            <text:p>6541</text:p>
          </table:table-cell>
          <table:table-cell table:number-columns-repeated="10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6496" calcext:value-type="float">
            <text:p>6496</text:p>
          </table:table-cell>
          <table:table-cell office:value-type="float" office:value="6541" calcext:value-type="float">
            <text:p>6541</text:p>
          </table:table-cell>
          <table:table-cell table:number-columns-repeated="10"/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6496" calcext:value-type="float">
            <text:p>6496</text:p>
          </table:table-cell>
          <table:table-cell office:value-type="float" office:value="6541" calcext:value-type="float">
            <text:p>6541</text:p>
          </table:table-cell>
          <table:table-cell table:number-columns-repeated="10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6506" calcext:value-type="float">
            <text:p>6506</text:p>
          </table:table-cell>
          <table:table-cell office:value-type="float" office:value="6541" calcext:value-type="float">
            <text:p>6541</text:p>
          </table:table-cell>
          <table:table-cell table:number-columns-repeated="10"/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6506" calcext:value-type="float">
            <text:p>6506</text:p>
          </table:table-cell>
          <table:table-cell office:value-type="float" office:value="6551" calcext:value-type="float">
            <text:p>6551</text:p>
          </table:table-cell>
          <table:table-cell table:number-columns-repeated="10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6506" calcext:value-type="float">
            <text:p>6506</text:p>
          </table:table-cell>
          <table:table-cell office:value-type="float" office:value="6561" calcext:value-type="float">
            <text:p>6561</text:p>
          </table:table-cell>
          <table:table-cell table:number-columns-repeated="10"/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6506" calcext:value-type="float">
            <text:p>6506</text:p>
          </table:table-cell>
          <table:table-cell office:value-type="float" office:value="6561" calcext:value-type="float">
            <text:p>6561</text:p>
          </table:table-cell>
          <table:table-cell table:number-columns-repeated="10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6516" calcext:value-type="float">
            <text:p>6516</text:p>
          </table:table-cell>
          <table:table-cell office:value-type="float" office:value="6561" calcext:value-type="float">
            <text:p>6561</text:p>
          </table:table-cell>
          <table:table-cell table:number-columns-repeated="10"/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6516" calcext:value-type="float">
            <text:p>6516</text:p>
          </table:table-cell>
          <table:table-cell office:value-type="float" office:value="6561" calcext:value-type="float">
            <text:p>6561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26" calcext:value-type="float">
            <text:p>6526</text:p>
          </table:table-cell>
          <table:table-cell office:value-type="float" office:value="6561" calcext:value-type="float">
            <text:p>6561</text:p>
          </table:table-cell>
          <table:table-cell table:number-columns-repeated="10"/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6526" calcext:value-type="float">
            <text:p>6526</text:p>
          </table:table-cell>
          <table:table-cell office:value-type="float" office:value="6571" calcext:value-type="float">
            <text:p>6571</text:p>
          </table:table-cell>
          <table:table-cell table:number-columns-repeated="10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6526" calcext:value-type="float">
            <text:p>6526</text:p>
          </table:table-cell>
          <table:table-cell office:value-type="float" office:value="6581" calcext:value-type="float">
            <text:p>6581</text:p>
          </table:table-cell>
          <table:table-cell table:number-columns-repeated="10"/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6526" calcext:value-type="float">
            <text:p>6526</text:p>
          </table:table-cell>
          <table:table-cell office:value-type="float" office:value="6581" calcext:value-type="float">
            <text:p>6581</text:p>
          </table:table-cell>
          <table:table-cell table:number-columns-repeated="10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6536" calcext:value-type="float">
            <text:p>6536</text:p>
          </table:table-cell>
          <table:table-cell office:value-type="float" office:value="6581" calcext:value-type="float">
            <text:p>6581</text:p>
          </table:table-cell>
          <table:table-cell table:number-columns-repeated="10"/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6536" calcext:value-type="float">
            <text:p>6536</text:p>
          </table:table-cell>
          <table:table-cell office:value-type="float" office:value="6581" calcext:value-type="float">
            <text:p>6581</text:p>
          </table:table-cell>
          <table:table-cell table:number-columns-repeated="10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6546" calcext:value-type="float">
            <text:p>6546</text:p>
          </table:table-cell>
          <table:table-cell office:value-type="float" office:value="6581" calcext:value-type="float">
            <text:p>6581</text:p>
          </table:table-cell>
          <table:table-cell table:number-columns-repeated="10"/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6546" calcext:value-type="float">
            <text:p>6546</text:p>
          </table:table-cell>
          <table:table-cell office:value-type="float" office:value="6591" calcext:value-type="float">
            <text:p>6591</text:p>
          </table:table-cell>
          <table:table-cell table:number-columns-repeated="10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6546" calcext:value-type="float">
            <text:p>6546</text:p>
          </table:table-cell>
          <table:table-cell office:value-type="float" office:value="6601" calcext:value-type="float">
            <text:p>6601</text:p>
          </table:table-cell>
          <table:table-cell table:number-columns-repeated="10"/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6546" calcext:value-type="float">
            <text:p>6546</text:p>
          </table:table-cell>
          <table:table-cell office:value-type="float" office:value="6601" calcext:value-type="float">
            <text:p>6601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56" calcext:value-type="float">
            <text:p>6556</text:p>
          </table:table-cell>
          <table:table-cell office:value-type="float" office:value="6601" calcext:value-type="float">
            <text:p>6601</text:p>
          </table:table-cell>
          <table:table-cell table:number-columns-repeated="10"/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6556" calcext:value-type="float">
            <text:p>6556</text:p>
          </table:table-cell>
          <table:table-cell office:value-type="float" office:value="6601" calcext:value-type="float">
            <text:p>6601</text:p>
          </table:table-cell>
          <table:table-cell table:number-columns-repeated="10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6566" calcext:value-type="float">
            <text:p>6566</text:p>
          </table:table-cell>
          <table:table-cell office:value-type="float" office:value="6601" calcext:value-type="float">
            <text:p>6601</text:p>
          </table:table-cell>
          <table:table-cell table:number-columns-repeated="10"/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6566" calcext:value-type="float">
            <text:p>6566</text:p>
          </table:table-cell>
          <table:table-cell office:value-type="float" office:value="6611" calcext:value-type="float">
            <text:p>6611</text:p>
          </table:table-cell>
          <table:table-cell table:number-columns-repeated="10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6566" calcext:value-type="float">
            <text:p>6566</text:p>
          </table:table-cell>
          <table:table-cell office:value-type="float" office:value="6621" calcext:value-type="float">
            <text:p>6621</text:p>
          </table:table-cell>
          <table:table-cell table:number-columns-repeated="10"/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6566" calcext:value-type="float">
            <text:p>6566</text:p>
          </table:table-cell>
          <table:table-cell office:value-type="float" office:value="6621" calcext:value-type="float">
            <text:p>6621</text:p>
          </table:table-cell>
          <table:table-cell table:number-columns-repeated="10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6576" calcext:value-type="float">
            <text:p>6576</text:p>
          </table:table-cell>
          <table:table-cell office:value-type="float" office:value="6621" calcext:value-type="float">
            <text:p>6621</text:p>
          </table:table-cell>
          <table:table-cell table:number-columns-repeated="10"/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6576" calcext:value-type="float">
            <text:p>6576</text:p>
          </table:table-cell>
          <table:table-cell office:value-type="float" office:value="6621" calcext:value-type="float">
            <text:p>6621</text:p>
          </table:table-cell>
          <table:table-cell table:number-columns-repeated="10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6586" calcext:value-type="float">
            <text:p>6586</text:p>
          </table:table-cell>
          <table:table-cell office:value-type="float" office:value="6621" calcext:value-type="float">
            <text:p>6621</text:p>
          </table:table-cell>
          <table:table-cell table:number-columns-repeated="10"/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6586" calcext:value-type="float">
            <text:p>6586</text:p>
          </table:table-cell>
          <table:table-cell office:value-type="float" office:value="6631" calcext:value-type="float">
            <text:p>663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86" calcext:value-type="float">
            <text:p>6586</text:p>
          </table:table-cell>
          <table:table-cell office:value-type="float" office:value="6641" calcext:value-type="float">
            <text:p>6641</text:p>
          </table:table-cell>
          <table:table-cell table:number-columns-repeated="10"/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6586" calcext:value-type="float">
            <text:p>6586</text:p>
          </table:table-cell>
          <table:table-cell office:value-type="float" office:value="6641" calcext:value-type="float">
            <text:p>6641</text:p>
          </table:table-cell>
          <table:table-cell table:number-columns-repeated="10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6586" calcext:value-type="float">
            <text:p>6586</text:p>
          </table:table-cell>
          <table:table-cell office:value-type="float" office:value="6641" calcext:value-type="float">
            <text:p>6641</text:p>
          </table:table-cell>
          <table:table-cell table:number-columns-repeated="10"/>
        </table:table-row>
        <table:table-row table:style-name="ro1">
          <table:table-cell office:value-type="float" office:value="162.3" calcext:value-type="float">
            <text:p>162.3</text:p>
          </table:table-cell>
          <table:table-cell office:value-type="float" office:value="6586" calcext:value-type="float">
            <text:p>6586</text:p>
          </table:table-cell>
          <table:table-cell office:value-type="float" office:value="6641" calcext:value-type="float">
            <text:p>6641</text:p>
          </table:table-cell>
          <table:table-cell table:number-columns-repeated="10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6596" calcext:value-type="float">
            <text:p>6596</text:p>
          </table:table-cell>
          <table:table-cell office:value-type="float" office:value="6641" calcext:value-type="float">
            <text:p>6641</text:p>
          </table:table-cell>
          <table:table-cell table:number-columns-repeated="10"/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6596" calcext:value-type="float">
            <text:p>6596</text:p>
          </table:table-cell>
          <table:table-cell office:value-type="float" office:value="6651" calcext:value-type="float">
            <text:p>6651</text:p>
          </table:table-cell>
          <table:table-cell table:number-columns-repeated="10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6596" calcext:value-type="float">
            <text:p>6596</text:p>
          </table:table-cell>
          <table:table-cell office:value-type="float" office:value="6661" calcext:value-type="float">
            <text:p>6661</text:p>
          </table:table-cell>
          <table:table-cell table:number-columns-repeated="10"/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6596" calcext:value-type="float">
            <text:p>6596</text:p>
          </table:table-cell>
          <table:table-cell office:value-type="float" office:value="6661" calcext:value-type="float">
            <text:p>6661</text:p>
          </table:table-cell>
          <table:table-cell table:number-columns-repeated="10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6596" calcext:value-type="float">
            <text:p>6596</text:p>
          </table:table-cell>
          <table:table-cell office:value-type="float" office:value="6661" calcext:value-type="float">
            <text:p>6661</text:p>
          </table:table-cell>
          <table:table-cell table:number-columns-repeated="10"/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6596" calcext:value-type="float">
            <text:p>6596</text:p>
          </table:table-cell>
          <table:table-cell office:value-type="float" office:value="6661" calcext:value-type="float">
            <text:p>6661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606" calcext:value-type="float">
            <text:p>6606</text:p>
          </table:table-cell>
          <table:table-cell office:value-type="float" office:value="6661" calcext:value-type="float">
            <text:p>6661</text:p>
          </table:table-cell>
          <table:table-cell table:number-columns-repeated="10"/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6606" calcext:value-type="float">
            <text:p>6606</text:p>
          </table:table-cell>
          <table:table-cell office:value-type="float" office:value="6671" calcext:value-type="float">
            <text:p>6671</text:p>
          </table:table-cell>
          <table:table-cell table:number-columns-repeated="10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6606" calcext:value-type="float">
            <text:p>6606</text:p>
          </table:table-cell>
          <table:table-cell office:value-type="float" office:value="6681" calcext:value-type="float">
            <text:p>6681</text:p>
          </table:table-cell>
          <table:table-cell table:number-columns-repeated="10"/>
        </table:table-row>
        <table:table-row table:style-name="ro1">
          <table:table-cell office:value-type="float" office:value="163.3" calcext:value-type="float">
            <text:p>163.3</text:p>
          </table:table-cell>
          <table:table-cell office:value-type="float" office:value="6606" calcext:value-type="float">
            <text:p>6606</text:p>
          </table:table-cell>
          <table:table-cell office:value-type="float" office:value="6681" calcext:value-type="float">
            <text:p>6681</text:p>
          </table:table-cell>
          <table:table-cell table:number-columns-repeated="10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6606" calcext:value-type="float">
            <text:p>6606</text:p>
          </table:table-cell>
          <table:table-cell office:value-type="float" office:value="6681" calcext:value-type="float">
            <text:p>6681</text:p>
          </table:table-cell>
          <table:table-cell table:number-columns-repeated="10"/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6606" calcext:value-type="float">
            <text:p>6606</text:p>
          </table:table-cell>
          <table:table-cell office:value-type="float" office:value="6681" calcext:value-type="float">
            <text:p>6681</text:p>
          </table:table-cell>
          <table:table-cell table:number-columns-repeated="10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6616" calcext:value-type="float">
            <text:p>6616</text:p>
          </table:table-cell>
          <table:table-cell office:value-type="float" office:value="6681" calcext:value-type="float">
            <text:p>6681</text:p>
          </table:table-cell>
          <table:table-cell table:number-columns-repeated="10"/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6616" calcext:value-type="float">
            <text:p>6616</text:p>
          </table:table-cell>
          <table:table-cell office:value-type="float" office:value="6691" calcext:value-type="float">
            <text:p>6691</text:p>
          </table:table-cell>
          <table:table-cell table:number-columns-repeated="10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6616" calcext:value-type="float">
            <text:p>6616</text:p>
          </table:table-cell>
          <table:table-cell office:value-type="float" office:value="6701" calcext:value-type="float">
            <text:p>6701</text:p>
          </table:table-cell>
          <table:table-cell table:number-columns-repeated="10"/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6616" calcext:value-type="float">
            <text:p>6616</text:p>
          </table:table-cell>
          <table:table-cell office:value-type="float" office:value="6701" calcext:value-type="float">
            <text:p>6701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616" calcext:value-type="float">
            <text:p>6616</text:p>
          </table:table-cell>
          <table:table-cell office:value-type="float" office:value="6701" calcext:value-type="float">
            <text:p>6701</text:p>
          </table:table-cell>
          <table:table-cell table:number-columns-repeated="10"/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6616" calcext:value-type="float">
            <text:p>6616</text:p>
          </table:table-cell>
          <table:table-cell office:value-type="float" office:value="6701" calcext:value-type="float">
            <text:p>6701</text:p>
          </table:table-cell>
          <table:table-cell table:number-columns-repeated="10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6626" calcext:value-type="float">
            <text:p>6626</text:p>
          </table:table-cell>
          <table:table-cell office:value-type="float" office:value="6701" calcext:value-type="float">
            <text:p>6701</text:p>
          </table:table-cell>
          <table:table-cell table:number-columns-repeated="10"/>
        </table:table-row>
        <table:table-row table:style-name="ro1">
          <table:table-cell office:value-type="float" office:value="164.3" calcext:value-type="float">
            <text:p>164.3</text:p>
          </table:table-cell>
          <table:table-cell office:value-type="float" office:value="6626" calcext:value-type="float">
            <text:p>6626</text:p>
          </table:table-cell>
          <table:table-cell office:value-type="float" office:value="6711" calcext:value-type="float">
            <text:p>6711</text:p>
          </table:table-cell>
          <table:table-cell table:number-columns-repeated="10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6626" calcext:value-type="float">
            <text:p>6626</text:p>
          </table:table-cell>
          <table:table-cell office:value-type="float" office:value="6721" calcext:value-type="float">
            <text:p>6721</text:p>
          </table:table-cell>
          <table:table-cell table:number-columns-repeated="10"/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6626" calcext:value-type="float">
            <text:p>6626</text:p>
          </table:table-cell>
          <table:table-cell office:value-type="float" office:value="6721" calcext:value-type="float">
            <text:p>6721</text:p>
          </table:table-cell>
          <table:table-cell table:number-columns-repeated="10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6626" calcext:value-type="float">
            <text:p>6626</text:p>
          </table:table-cell>
          <table:table-cell office:value-type="float" office:value="6721" calcext:value-type="float">
            <text:p>6721</text:p>
          </table:table-cell>
          <table:table-cell table:number-columns-repeated="10"/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6626" calcext:value-type="float">
            <text:p>6626</text:p>
          </table:table-cell>
          <table:table-cell office:value-type="float" office:value="6721" calcext:value-type="float">
            <text:p>6721</text:p>
          </table:table-cell>
          <table:table-cell table:number-columns-repeated="10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6636" calcext:value-type="float">
            <text:p>6636</text:p>
          </table:table-cell>
          <table:table-cell office:value-type="float" office:value="6721" calcext:value-type="float">
            <text:p>6721</text:p>
          </table:table-cell>
          <table:table-cell table:number-columns-repeated="10"/>
        </table:table-row>
        <table:table-row table:style-name="ro1">
          <table:table-cell office:value-type="float" office:value="164.9" calcext:value-type="float">
            <text:p>164.9</text:p>
          </table:table-cell>
          <table:table-cell office:value-type="float" office:value="6636" calcext:value-type="float">
            <text:p>6636</text:p>
          </table:table-cell>
          <table:table-cell office:value-type="float" office:value="6731" calcext:value-type="float">
            <text:p>673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636" calcext:value-type="float">
            <text:p>6636</text:p>
          </table:table-cell>
          <table:table-cell office:value-type="float" office:value="6741" calcext:value-type="float">
            <text:p>6741</text:p>
          </table:table-cell>
          <table:table-cell table:number-columns-repeated="10"/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6636" calcext:value-type="float">
            <text:p>6636</text:p>
          </table:table-cell>
          <table:table-cell office:value-type="float" office:value="6741" calcext:value-type="float">
            <text:p>6741</text:p>
          </table:table-cell>
          <table:table-cell table:number-columns-repeated="10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6636" calcext:value-type="float">
            <text:p>6636</text:p>
          </table:table-cell>
          <table:table-cell office:value-type="float" office:value="6741" calcext:value-type="float">
            <text:p>6741</text:p>
          </table:table-cell>
          <table:table-cell table:number-columns-repeated="10"/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6636" calcext:value-type="float">
            <text:p>6636</text:p>
          </table:table-cell>
          <table:table-cell office:value-type="float" office:value="6741" calcext:value-type="float">
            <text:p>6741</text:p>
          </table:table-cell>
          <table:table-cell table:number-columns-repeated="10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6646" calcext:value-type="float">
            <text:p>6646</text:p>
          </table:table-cell>
          <table:table-cell office:value-type="float" office:value="6741" calcext:value-type="float">
            <text:p>6741</text:p>
          </table:table-cell>
          <table:table-cell table:number-columns-repeated="10"/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6646" calcext:value-type="float">
            <text:p>6646</text:p>
          </table:table-cell>
          <table:table-cell office:value-type="float" office:value="6751" calcext:value-type="float">
            <text:p>6751</text:p>
          </table:table-cell>
          <table:table-cell table:number-columns-repeated="10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6646" calcext:value-type="float">
            <text:p>6646</text:p>
          </table:table-cell>
          <table:table-cell office:value-type="float" office:value="6761" calcext:value-type="float">
            <text:p>6761</text:p>
          </table:table-cell>
          <table:table-cell table:number-columns-repeated="10"/>
        </table:table-row>
        <table:table-row table:style-name="ro1">
          <table:table-cell office:value-type="float" office:value="165.7" calcext:value-type="float">
            <text:p>165.7</text:p>
          </table:table-cell>
          <table:table-cell office:value-type="float" office:value="6646" calcext:value-type="float">
            <text:p>6646</text:p>
          </table:table-cell>
          <table:table-cell office:value-type="float" office:value="6761" calcext:value-type="float">
            <text:p>6761</text:p>
          </table:table-cell>
          <table:table-cell table:number-columns-repeated="10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6646" calcext:value-type="float">
            <text:p>6646</text:p>
          </table:table-cell>
          <table:table-cell office:value-type="float" office:value="6761" calcext:value-type="float">
            <text:p>6761</text:p>
          </table:table-cell>
          <table:table-cell table:number-columns-repeated="10"/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6646" calcext:value-type="float">
            <text:p>6646</text:p>
          </table:table-cell>
          <table:table-cell office:value-type="float" office:value="6761" calcext:value-type="float">
            <text:p>6761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656" calcext:value-type="float">
            <text:p>6656</text:p>
          </table:table-cell>
          <table:table-cell office:value-type="float" office:value="6761" calcext:value-type="float">
            <text:p>6761</text:p>
          </table:table-cell>
          <table:table-cell table:number-columns-repeated="10"/>
        </table:table-row>
        <table:table-row table:style-name="ro1">
          <table:table-cell office:value-type="float" office:value="166.1" calcext:value-type="float">
            <text:p>166.1</text:p>
          </table:table-cell>
          <table:table-cell office:value-type="float" office:value="6656" calcext:value-type="float">
            <text:p>6656</text:p>
          </table:table-cell>
          <table:table-cell office:value-type="float" office:value="6771" calcext:value-type="float">
            <text:p>6771</text:p>
          </table:table-cell>
          <table:table-cell table:number-columns-repeated="10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6656" calcext:value-type="float">
            <text:p>6656</text:p>
          </table:table-cell>
          <table:table-cell office:value-type="float" office:value="6781" calcext:value-type="float">
            <text:p>6781</text:p>
          </table:table-cell>
          <table:table-cell table:number-columns-repeated="10"/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6656" calcext:value-type="float">
            <text:p>6656</text:p>
          </table:table-cell>
          <table:table-cell office:value-type="float" office:value="6781" calcext:value-type="float">
            <text:p>6781</text:p>
          </table:table-cell>
          <table:table-cell table:number-columns-repeated="10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6666" calcext:value-type="float">
            <text:p>6666</text:p>
          </table:table-cell>
          <table:table-cell office:value-type="float" office:value="6781" calcext:value-type="float">
            <text:p>6781</text:p>
          </table:table-cell>
          <table:table-cell table:number-columns-repeated="10"/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6666" calcext:value-type="float">
            <text:p>6666</text:p>
          </table:table-cell>
          <table:table-cell office:value-type="float" office:value="6781" calcext:value-type="float">
            <text:p>6781</text:p>
          </table:table-cell>
          <table:table-cell table:number-columns-repeated="10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6676" calcext:value-type="float">
            <text:p>6676</text:p>
          </table:table-cell>
          <table:table-cell office:value-type="float" office:value="6781" calcext:value-type="float">
            <text:p>6781</text:p>
          </table:table-cell>
          <table:table-cell table:number-columns-repeated="10"/>
        </table:table-row>
        <table:table-row table:style-name="ro1">
          <table:table-cell office:value-type="float" office:value="166.7" calcext:value-type="float">
            <text:p>166.7</text:p>
          </table:table-cell>
          <table:table-cell office:value-type="float" office:value="6676" calcext:value-type="float">
            <text:p>6676</text:p>
          </table:table-cell>
          <table:table-cell office:value-type="float" office:value="6791" calcext:value-type="float">
            <text:p>6791</text:p>
          </table:table-cell>
          <table:table-cell table:number-columns-repeated="10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6676" calcext:value-type="float">
            <text:p>6676</text:p>
          </table:table-cell>
          <table:table-cell office:value-type="float" office:value="6801" calcext:value-type="float">
            <text:p>6801</text:p>
          </table:table-cell>
          <table:table-cell table:number-columns-repeated="10"/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6676" calcext:value-type="float">
            <text:p>6676</text:p>
          </table:table-cell>
          <table:table-cell office:value-type="float" office:value="6801" calcext:value-type="float">
            <text:p>6801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86" calcext:value-type="float">
            <text:p>6686</text:p>
          </table:table-cell>
          <table:table-cell office:value-type="float" office:value="6801" calcext:value-type="float">
            <text:p>6801</text:p>
          </table:table-cell>
          <table:table-cell table:number-columns-repeated="10"/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6686" calcext:value-type="float">
            <text:p>6686</text:p>
          </table:table-cell>
          <table:table-cell office:value-type="float" office:value="6801" calcext:value-type="float">
            <text:p>6801</text:p>
          </table:table-cell>
          <table:table-cell table:number-columns-repeated="10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6696" calcext:value-type="float">
            <text:p>6696</text:p>
          </table:table-cell>
          <table:table-cell office:value-type="float" office:value="6801" calcext:value-type="float">
            <text:p>6801</text:p>
          </table:table-cell>
          <table:table-cell table:number-columns-repeated="10"/>
        </table:table-row>
        <table:table-row table:style-name="ro1">
          <table:table-cell office:value-type="float" office:value="167.3" calcext:value-type="float">
            <text:p>167.3</text:p>
          </table:table-cell>
          <table:table-cell office:value-type="float" office:value="6696" calcext:value-type="float">
            <text:p>6696</text:p>
          </table:table-cell>
          <table:table-cell office:value-type="float" office:value="6811" calcext:value-type="float">
            <text:p>6811</text:p>
          </table:table-cell>
          <table:table-cell table:number-columns-repeated="10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6696" calcext:value-type="float">
            <text:p>6696</text:p>
          </table:table-cell>
          <table:table-cell office:value-type="float" office:value="6821" calcext:value-type="float">
            <text:p>6821</text:p>
          </table:table-cell>
          <table:table-cell table:number-columns-repeated="10"/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6696" calcext:value-type="float">
            <text:p>6696</text:p>
          </table:table-cell>
          <table:table-cell office:value-type="float" office:value="6821" calcext:value-type="float">
            <text:p>6821</text:p>
          </table:table-cell>
          <table:table-cell table:number-columns-repeated="10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6706" calcext:value-type="float">
            <text:p>6706</text:p>
          </table:table-cell>
          <table:table-cell office:value-type="float" office:value="6821" calcext:value-type="float">
            <text:p>6821</text:p>
          </table:table-cell>
          <table:table-cell table:number-columns-repeated="10"/>
        </table:table-row>
        <table:table-row table:style-name="ro1">
          <table:table-cell office:value-type="float" office:value="167.7" calcext:value-type="float">
            <text:p>167.7</text:p>
          </table:table-cell>
          <table:table-cell office:value-type="float" office:value="6706" calcext:value-type="float">
            <text:p>6706</text:p>
          </table:table-cell>
          <table:table-cell office:value-type="float" office:value="6821" calcext:value-type="float">
            <text:p>6821</text:p>
          </table:table-cell>
          <table:table-cell table:number-columns-repeated="10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6716" calcext:value-type="float">
            <text:p>6716</text:p>
          </table:table-cell>
          <table:table-cell office:value-type="float" office:value="6821" calcext:value-type="float">
            <text:p>6821</text:p>
          </table:table-cell>
          <table:table-cell table:number-columns-repeated="10"/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6716" calcext:value-type="float">
            <text:p>6716</text:p>
          </table:table-cell>
          <table:table-cell office:value-type="float" office:value="6831" calcext:value-type="float">
            <text:p>6831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716" calcext:value-type="float">
            <text:p>6716</text:p>
          </table:table-cell>
          <table:table-cell office:value-type="float" office:value="6841" calcext:value-type="float">
            <text:p>6841</text:p>
          </table:table-cell>
          <table:table-cell table:number-columns-repeated="10"/>
        </table:table-row>
        <table:table-row table:style-name="ro1">
          <table:table-cell office:value-type="float" office:value="168.1" calcext:value-type="float">
            <text:p>168.1</text:p>
          </table:table-cell>
          <table:table-cell office:value-type="float" office:value="6716" calcext:value-type="float">
            <text:p>6716</text:p>
          </table:table-cell>
          <table:table-cell office:value-type="float" office:value="6841" calcext:value-type="float">
            <text:p>6841</text:p>
          </table:table-cell>
          <table:table-cell table:number-columns-repeated="10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6726" calcext:value-type="float">
            <text:p>6726</text:p>
          </table:table-cell>
          <table:table-cell office:value-type="float" office:value="6841" calcext:value-type="float">
            <text:p>6841</text:p>
          </table:table-cell>
          <table:table-cell table:number-columns-repeated="10"/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6726" calcext:value-type="float">
            <text:p>6726</text:p>
          </table:table-cell>
          <table:table-cell office:value-type="float" office:value="6841" calcext:value-type="float">
            <text:p>6841</text:p>
          </table:table-cell>
          <table:table-cell table:number-columns-repeated="10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6726" calcext:value-type="float">
            <text:p>6726</text:p>
          </table:table-cell>
          <table:table-cell office:value-type="float" office:value="6841" calcext:value-type="float">
            <text:p>6841</text:p>
          </table:table-cell>
          <table:table-cell table:number-columns-repeated="10"/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6726" calcext:value-type="float">
            <text:p>6726</text:p>
          </table:table-cell>
          <table:table-cell office:value-type="float" office:value="6851" calcext:value-type="float">
            <text:p>6851</text:p>
          </table:table-cell>
          <table:table-cell table:number-columns-repeated="10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6726" calcext:value-type="float">
            <text:p>6726</text:p>
          </table:table-cell>
          <table:table-cell office:value-type="float" office:value="6861" calcext:value-type="float">
            <text:p>6861</text:p>
          </table:table-cell>
          <table:table-cell table:number-columns-repeated="10"/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6726" calcext:value-type="float">
            <text:p>6726</text:p>
          </table:table-cell>
          <table:table-cell office:value-type="float" office:value="6861" calcext:value-type="float">
            <text:p>6861</text:p>
          </table:table-cell>
          <table:table-cell table:number-columns-repeated="10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6736" calcext:value-type="float">
            <text:p>6736</text:p>
          </table:table-cell>
          <table:table-cell office:value-type="float" office:value="6861" calcext:value-type="float">
            <text:p>6861</text:p>
          </table:table-cell>
          <table:table-cell table:number-columns-repeated="10"/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6736" calcext:value-type="float">
            <text:p>6736</text:p>
          </table:table-cell>
          <table:table-cell office:value-type="float" office:value="6861" calcext:value-type="float">
            <text:p>6861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36" calcext:value-type="float">
            <text:p>6736</text:p>
          </table:table-cell>
          <table:table-cell office:value-type="float" office:value="6861" calcext:value-type="float">
            <text:p>6861</text:p>
          </table:table-cell>
          <table:table-cell table:number-columns-repeated="10"/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6736" calcext:value-type="float">
            <text:p>6736</text:p>
          </table:table-cell>
          <table:table-cell office:value-type="float" office:value="6871" calcext:value-type="float">
            <text:p>6871</text:p>
          </table:table-cell>
          <table:table-cell table:number-columns-repeated="10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6736" calcext:value-type="float">
            <text:p>6736</text:p>
          </table:table-cell>
          <table:table-cell office:value-type="float" office:value="6881" calcext:value-type="float">
            <text:p>6881</text:p>
          </table:table-cell>
          <table:table-cell table:number-columns-repeated="10"/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6736" calcext:value-type="float">
            <text:p>6736</text:p>
          </table:table-cell>
          <table:table-cell office:value-type="float" office:value="6881" calcext:value-type="float">
            <text:p>6881</text:p>
          </table:table-cell>
          <table:table-cell table:number-columns-repeated="10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6746" calcext:value-type="float">
            <text:p>6746</text:p>
          </table:table-cell>
          <table:table-cell office:value-type="float" office:value="6881" calcext:value-type="float">
            <text:p>6881</text:p>
          </table:table-cell>
          <table:table-cell table:number-columns-repeated="10"/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6746" calcext:value-type="float">
            <text:p>6746</text:p>
          </table:table-cell>
          <table:table-cell office:value-type="float" office:value="6881" calcext:value-type="float">
            <text:p>6881</text:p>
          </table:table-cell>
          <table:table-cell table:number-columns-repeated="10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6746" calcext:value-type="float">
            <text:p>6746</text:p>
          </table:table-cell>
          <table:table-cell office:value-type="float" office:value="6881" calcext:value-type="float">
            <text:p>6881</text:p>
          </table:table-cell>
          <table:table-cell table:number-columns-repeated="10"/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6746" calcext:value-type="float">
            <text:p>6746</text:p>
          </table:table-cell>
          <table:table-cell office:value-type="float" office:value="6891" calcext:value-type="float">
            <text:p>6891</text:p>
          </table:table-cell>
          <table:table-cell table:number-columns-repeated="10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6746" calcext:value-type="float">
            <text:p>6746</text:p>
          </table:table-cell>
          <table:table-cell office:value-type="float" office:value="6901" calcext:value-type="float">
            <text:p>6901</text:p>
          </table:table-cell>
          <table:table-cell table:number-columns-repeated="10"/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6746" calcext:value-type="float">
            <text:p>6746</text:p>
          </table:table-cell>
          <table:table-cell office:value-type="float" office:value="6901" calcext:value-type="float">
            <text:p>690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56" calcext:value-type="float">
            <text:p>6756</text:p>
          </table:table-cell>
          <table:table-cell office:value-type="float" office:value="6901" calcext:value-type="float">
            <text:p>6901</text:p>
          </table:table-cell>
          <table:table-cell table:number-columns-repeated="10"/>
        </table:table-row>
        <table:table-row table:style-name="ro1">
          <table:table-cell office:value-type="float" office:value="170.1" calcext:value-type="float">
            <text:p>170.1</text:p>
          </table:table-cell>
          <table:table-cell office:value-type="float" office:value="6756" calcext:value-type="float">
            <text:p>6756</text:p>
          </table:table-cell>
          <table:table-cell office:value-type="float" office:value="6901" calcext:value-type="float">
            <text:p>6901</text:p>
          </table:table-cell>
          <table:table-cell table:number-columns-repeated="10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6756" calcext:value-type="float">
            <text:p>6756</text:p>
          </table:table-cell>
          <table:table-cell office:value-type="float" office:value="6901" calcext:value-type="float">
            <text:p>6901</text:p>
          </table:table-cell>
          <table:table-cell table:number-columns-repeated="10"/>
        </table:table-row>
        <table:table-row table:style-name="ro1">
          <table:table-cell office:value-type="float" office:value="170.3" calcext:value-type="float">
            <text:p>170.3</text:p>
          </table:table-cell>
          <table:table-cell office:value-type="float" office:value="6756" calcext:value-type="float">
            <text:p>6756</text:p>
          </table:table-cell>
          <table:table-cell office:value-type="float" office:value="6911" calcext:value-type="float">
            <text:p>6911</text:p>
          </table:table-cell>
          <table:table-cell table:number-columns-repeated="10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6756" calcext:value-type="float">
            <text:p>6756</text:p>
          </table:table-cell>
          <table:table-cell office:value-type="float" office:value="6921" calcext:value-type="float">
            <text:p>6921</text:p>
          </table:table-cell>
          <table:table-cell table:number-columns-repeated="10"/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6766" calcext:value-type="float">
            <text:p>6766</text:p>
          </table:table-cell>
          <table:table-cell office:value-type="float" office:value="6921" calcext:value-type="float">
            <text:p>6921</text:p>
          </table:table-cell>
          <table:table-cell table:number-columns-repeated="10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6776" calcext:value-type="float">
            <text:p>6776</text:p>
          </table:table-cell>
          <table:table-cell office:value-type="float" office:value="6921" calcext:value-type="float">
            <text:p>6921</text:p>
          </table:table-cell>
          <table:table-cell table:number-columns-repeated="10"/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6776" calcext:value-type="float">
            <text:p>6776</text:p>
          </table:table-cell>
          <table:table-cell office:value-type="float" office:value="6921" calcext:value-type="float">
            <text:p>6921</text:p>
          </table:table-cell>
          <table:table-cell table:number-columns-repeated="10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6776" calcext:value-type="float">
            <text:p>6776</text:p>
          </table:table-cell>
          <table:table-cell office:value-type="float" office:value="6921" calcext:value-type="float">
            <text:p>6921</text:p>
          </table:table-cell>
          <table:table-cell table:number-columns-repeated="10"/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6776" calcext:value-type="float">
            <text:p>6776</text:p>
          </table:table-cell>
          <table:table-cell office:value-type="float" office:value="6931" calcext:value-type="float">
            <text:p>6931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776" calcext:value-type="float">
            <text:p>6776</text:p>
          </table:table-cell>
          <table:table-cell office:value-type="float" office:value="6941" calcext:value-type="float">
            <text:p>6941</text:p>
          </table:table-cell>
          <table:table-cell table:number-columns-repeated="10"/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6786" calcext:value-type="float">
            <text:p>6786</text:p>
          </table:table-cell>
          <table:table-cell office:value-type="float" office:value="6941" calcext:value-type="float">
            <text:p>6941</text:p>
          </table:table-cell>
          <table:table-cell table:number-columns-repeated="10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6796" calcext:value-type="float">
            <text:p>6796</text:p>
          </table:table-cell>
          <table:table-cell office:value-type="float" office:value="6941" calcext:value-type="float">
            <text:p>6941</text:p>
          </table:table-cell>
          <table:table-cell table:number-columns-repeated="10"/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6796" calcext:value-type="float">
            <text:p>6796</text:p>
          </table:table-cell>
          <table:table-cell office:value-type="float" office:value="6941" calcext:value-type="float">
            <text:p>6941</text:p>
          </table:table-cell>
          <table:table-cell table:number-columns-repeated="10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6796" calcext:value-type="float">
            <text:p>6796</text:p>
          </table:table-cell>
          <table:table-cell office:value-type="float" office:value="6941" calcext:value-type="float">
            <text:p>6941</text:p>
          </table:table-cell>
          <table:table-cell table:number-columns-repeated="10"/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6796" calcext:value-type="float">
            <text:p>6796</text:p>
          </table:table-cell>
          <table:table-cell office:value-type="float" office:value="6951" calcext:value-type="float">
            <text:p>6951</text:p>
          </table:table-cell>
          <table:table-cell table:number-columns-repeated="10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6796" calcext:value-type="float">
            <text:p>6796</text:p>
          </table:table-cell>
          <table:table-cell office:value-type="float" office:value="6961" calcext:value-type="float">
            <text:p>6961</text:p>
          </table:table-cell>
          <table:table-cell table:number-columns-repeated="10"/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6806" calcext:value-type="float">
            <text:p>6806</text:p>
          </table:table-cell>
          <table:table-cell office:value-type="float" office:value="6961" calcext:value-type="float">
            <text:p>6961</text:p>
          </table:table-cell>
          <table:table-cell table:number-columns-repeated="10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6816" calcext:value-type="float">
            <text:p>6816</text:p>
          </table:table-cell>
          <table:table-cell office:value-type="float" office:value="6961" calcext:value-type="float">
            <text:p>6961</text:p>
          </table:table-cell>
          <table:table-cell table:number-columns-repeated="10"/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6816" calcext:value-type="float">
            <text:p>6816</text:p>
          </table:table-cell>
          <table:table-cell office:value-type="float" office:value="6961" calcext:value-type="float">
            <text:p>696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16" calcext:value-type="float">
            <text:p>6816</text:p>
          </table:table-cell>
          <table:table-cell office:value-type="float" office:value="6961" calcext:value-type="float">
            <text:p>6961</text:p>
          </table:table-cell>
          <table:table-cell table:number-columns-repeated="10"/>
        </table:table-row>
        <table:table-row table:style-name="ro1">
          <table:table-cell office:value-type="float" office:value="172.1" calcext:value-type="float">
            <text:p>172.1</text:p>
          </table:table-cell>
          <table:table-cell office:value-type="float" office:value="6816" calcext:value-type="float">
            <text:p>6816</text:p>
          </table:table-cell>
          <table:table-cell office:value-type="float" office:value="6971" calcext:value-type="float">
            <text:p>6971</text:p>
          </table:table-cell>
          <table:table-cell table:number-columns-repeated="10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6816" calcext:value-type="float">
            <text:p>6816</text:p>
          </table:table-cell>
          <table:table-cell office:value-type="float" office:value="6981" calcext:value-type="float">
            <text:p>6981</text:p>
          </table:table-cell>
          <table:table-cell table:number-columns-repeated="10"/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6826" calcext:value-type="float">
            <text:p>6826</text:p>
          </table:table-cell>
          <table:table-cell office:value-type="float" office:value="6981" calcext:value-type="float">
            <text:p>6981</text:p>
          </table:table-cell>
          <table:table-cell table:number-columns-repeated="10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6836" calcext:value-type="float">
            <text:p>6836</text:p>
          </table:table-cell>
          <table:table-cell office:value-type="float" office:value="6981" calcext:value-type="float">
            <text:p>6981</text:p>
          </table:table-cell>
          <table:table-cell table:number-columns-repeated="10"/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6836" calcext:value-type="float">
            <text:p>6836</text:p>
          </table:table-cell>
          <table:table-cell office:value-type="float" office:value="6981" calcext:value-type="float">
            <text:p>6981</text:p>
          </table:table-cell>
          <table:table-cell table:number-columns-repeated="10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6836" calcext:value-type="float">
            <text:p>6836</text:p>
          </table:table-cell>
          <table:table-cell office:value-type="float" office:value="6981" calcext:value-type="float">
            <text:p>6981</text:p>
          </table:table-cell>
          <table:table-cell table:number-columns-repeated="10"/>
        </table:table-row>
        <table:table-row table:style-name="ro1">
          <table:table-cell office:value-type="float" office:value="172.7" calcext:value-type="float">
            <text:p>172.7</text:p>
          </table:table-cell>
          <table:table-cell office:value-type="float" office:value="6836" calcext:value-type="float">
            <text:p>6836</text:p>
          </table:table-cell>
          <table:table-cell office:value-type="float" office:value="6991.53497942387" calcext:value-type="float">
            <text:p>6991.5349794239</text:p>
          </table:table-cell>
          <table:table-cell table:number-columns-repeated="10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6836" calcext:value-type="float">
            <text:p>6836</text:p>
          </table:table-cell>
          <table:table-cell office:value-type="float" office:value="7001" calcext:value-type="float">
            <text:p>7001</text:p>
          </table:table-cell>
          <table:table-cell table:number-columns-repeated="10"/>
        </table:table-row>
        <table:table-row table:style-name="ro1">
          <table:table-cell office:value-type="float" office:value="172.9" calcext:value-type="float">
            <text:p>172.9</text:p>
          </table:table-cell>
          <table:table-cell office:value-type="float" office:value="6846" calcext:value-type="float">
            <text:p>6846</text:p>
          </table:table-cell>
          <table:table-cell office:value-type="float" office:value="7001" calcext:value-type="float">
            <text:p>7001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856" calcext:value-type="float">
            <text:p>6856</text:p>
          </table:table-cell>
          <table:table-cell office:value-type="float" office:value="7001" calcext:value-type="float">
            <text:p>7001</text:p>
          </table:table-cell>
          <table:table-cell table:number-columns-repeated="10"/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6856" calcext:value-type="float">
            <text:p>6856</text:p>
          </table:table-cell>
          <table:table-cell office:value-type="float" office:value="7001" calcext:value-type="float">
            <text:p>7001</text:p>
          </table:table-cell>
          <table:table-cell table:number-columns-repeated="10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6856" calcext:value-type="float">
            <text:p>6856</text:p>
          </table:table-cell>
          <table:table-cell office:value-type="float" office:value="7001" calcext:value-type="float">
            <text:p>7001</text:p>
          </table:table-cell>
          <table:table-cell table:number-columns-repeated="10"/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6856" calcext:value-type="float">
            <text:p>6856</text:p>
          </table:table-cell>
          <table:table-cell office:value-type="float" office:value="7016.8024691358" calcext:value-type="float">
            <text:p>7016.8024691358</text:p>
          </table:table-cell>
          <table:table-cell table:number-columns-repeated="10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6856" calcext:value-type="float">
            <text:p>6856</text:p>
          </table:table-cell>
          <table:table-cell office:value-type="float" office:value="7026" calcext:value-type="float">
            <text:p>7026</text:p>
          </table:table-cell>
          <table:table-cell table:number-columns-repeated="10"/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6866" calcext:value-type="float">
            <text:p>6866</text:p>
          </table:table-cell>
          <table:table-cell office:value-type="float" office:value="7026" calcext:value-type="float">
            <text:p>7026</text:p>
          </table:table-cell>
          <table:table-cell table:number-columns-repeated="10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6876" calcext:value-type="float">
            <text:p>6876</text:p>
          </table:table-cell>
          <table:table-cell office:value-type="float" office:value="7026" calcext:value-type="float">
            <text:p>7026</text:p>
          </table:table-cell>
          <table:table-cell table:number-columns-repeated="10"/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6876" calcext:value-type="float">
            <text:p>6876</text:p>
          </table:table-cell>
          <table:table-cell office:value-type="float" office:value="7026" calcext:value-type="float">
            <text:p>7026</text:p>
          </table:table-cell>
          <table:table-cell table:number-columns-repeated="10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6876" calcext:value-type="float">
            <text:p>6876</text:p>
          </table:table-cell>
          <table:table-cell office:value-type="float" office:value="7026" calcext:value-type="float">
            <text:p>7026</text:p>
          </table:table-cell>
          <table:table-cell table:number-columns-repeated="10"/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6876" calcext:value-type="float">
            <text:p>6876</text:p>
          </table:table-cell>
          <table:table-cell office:value-type="float" office:value="7041.8024691358" calcext:value-type="float">
            <text:p>7041.8024691358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876" calcext:value-type="float">
            <text:p>6876</text:p>
          </table:table-cell>
          <table:table-cell office:value-type="float" office:value="7051" calcext:value-type="float">
            <text:p>7051</text:p>
          </table:table-cell>
          <table:table-cell table:number-columns-repeated="10"/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6886" calcext:value-type="float">
            <text:p>6886</text:p>
          </table:table-cell>
          <table:table-cell office:value-type="float" office:value="7051" calcext:value-type="float">
            <text:p>7051</text:p>
          </table:table-cell>
          <table:table-cell table:number-columns-repeated="10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6896" calcext:value-type="float">
            <text:p>6896</text:p>
          </table:table-cell>
          <table:table-cell office:value-type="float" office:value="7051" calcext:value-type="float">
            <text:p>7051</text:p>
          </table:table-cell>
          <table:table-cell table:number-columns-repeated="10"/>
        </table:table-row>
        <table:table-row table:style-name="ro1">
          <table:table-cell office:value-type="float" office:value="174.3" calcext:value-type="float">
            <text:p>174.3</text:p>
          </table:table-cell>
          <table:table-cell office:value-type="float" office:value="6896" calcext:value-type="float">
            <text:p>6896</text:p>
          </table:table-cell>
          <table:table-cell office:value-type="float" office:value="7051" calcext:value-type="float">
            <text:p>7051</text:p>
          </table:table-cell>
          <table:table-cell table:number-columns-repeated="10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6896" calcext:value-type="float">
            <text:p>6896</text:p>
          </table:table-cell>
          <table:table-cell office:value-type="float" office:value="7051" calcext:value-type="float">
            <text:p>7051</text:p>
          </table:table-cell>
          <table:table-cell table:number-columns-repeated="10"/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6896" calcext:value-type="float">
            <text:p>6896</text:p>
          </table:table-cell>
          <table:table-cell office:value-type="float" office:value="7066.8024691358" calcext:value-type="float">
            <text:p>7066.8024691358</text:p>
          </table:table-cell>
          <table:table-cell table:number-columns-repeated="10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6896" calcext:value-type="float">
            <text:p>6896</text:p>
          </table:table-cell>
          <table:table-cell office:value-type="float" office:value="7076" calcext:value-type="float">
            <text:p>7076</text:p>
          </table:table-cell>
          <table:table-cell table:number-columns-repeated="10"/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6906" calcext:value-type="float">
            <text:p>6906</text:p>
          </table:table-cell>
          <table:table-cell office:value-type="float" office:value="7076" calcext:value-type="float">
            <text:p>7076</text:p>
          </table:table-cell>
          <table:table-cell table:number-columns-repeated="10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6916" calcext:value-type="float">
            <text:p>6916</text:p>
          </table:table-cell>
          <table:table-cell office:value-type="float" office:value="7076" calcext:value-type="float">
            <text:p>7076</text:p>
          </table:table-cell>
          <table:table-cell table:number-columns-repeated="10"/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6916" calcext:value-type="float">
            <text:p>6916</text:p>
          </table:table-cell>
          <table:table-cell office:value-type="float" office:value="7076" calcext:value-type="float">
            <text:p>707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916" calcext:value-type="float">
            <text:p>6916</text:p>
          </table:table-cell>
          <table:table-cell office:value-type="float" office:value="7076" calcext:value-type="float">
            <text:p>7076</text:p>
          </table:table-cell>
          <table:table-cell table:number-columns-repeated="10"/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6916" calcext:value-type="float">
            <text:p>6916</text:p>
          </table:table-cell>
          <table:table-cell office:value-type="float" office:value="7091.8024691358" calcext:value-type="float">
            <text:p>7091.8024691358</text:p>
          </table:table-cell>
          <table:table-cell table:number-columns-repeated="10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6916" calcext:value-type="float">
            <text:p>6916</text:p>
          </table:table-cell>
          <table:table-cell office:value-type="float" office:value="7101" calcext:value-type="float">
            <text:p>7101</text:p>
          </table:table-cell>
          <table:table-cell table:number-columns-repeated="10"/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6926" calcext:value-type="float">
            <text:p>6926</text:p>
          </table:table-cell>
          <table:table-cell office:value-type="float" office:value="7101" calcext:value-type="float">
            <text:p>7101</text:p>
          </table:table-cell>
          <table:table-cell table:number-columns-repeated="10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6936" calcext:value-type="float">
            <text:p>6936</text:p>
          </table:table-cell>
          <table:table-cell office:value-type="float" office:value="7101" calcext:value-type="float">
            <text:p>7101</text:p>
          </table:table-cell>
          <table:table-cell table:number-columns-repeated="10"/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6936" calcext:value-type="float">
            <text:p>6936</text:p>
          </table:table-cell>
          <table:table-cell office:value-type="float" office:value="7101" calcext:value-type="float">
            <text:p>7101</text:p>
          </table:table-cell>
          <table:table-cell table:number-columns-repeated="10"/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6936" calcext:value-type="float">
            <text:p>6936</text:p>
          </table:table-cell>
          <table:table-cell office:value-type="float" office:value="7101" calcext:value-type="float">
            <text:p>7101</text:p>
          </table:table-cell>
          <table:table-cell table:number-columns-repeated="10"/>
        </table:table-row>
        <table:table-row table:style-name="ro1">
          <table:table-cell office:value-type="float" office:value="175.7" calcext:value-type="float">
            <text:p>175.7</text:p>
          </table:table-cell>
          <table:table-cell office:value-type="float" office:value="6936" calcext:value-type="float">
            <text:p>6936</text:p>
          </table:table-cell>
          <table:table-cell office:value-type="float" office:value="7116.8024691358" calcext:value-type="float">
            <text:p>7116.8024691358</text:p>
          </table:table-cell>
          <table:table-cell table:number-columns-repeated="10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6936" calcext:value-type="float">
            <text:p>6936</text:p>
          </table:table-cell>
          <table:table-cell office:value-type="float" office:value="7126" calcext:value-type="float">
            <text:p>7126</text:p>
          </table:table-cell>
          <table:table-cell table:number-columns-repeated="10"/>
        </table:table-row>
        <table:table-row table:style-name="ro1">
          <table:table-cell office:value-type="float" office:value="175.9" calcext:value-type="float">
            <text:p>175.9</text:p>
          </table:table-cell>
          <table:table-cell office:value-type="float" office:value="6946" calcext:value-type="float">
            <text:p>6946</text:p>
          </table:table-cell>
          <table:table-cell office:value-type="float" office:value="7126" calcext:value-type="float">
            <text:p>7126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956" calcext:value-type="float">
            <text:p>6956</text:p>
          </table:table-cell>
          <table:table-cell office:value-type="float" office:value="7126" calcext:value-type="float">
            <text:p>7126</text:p>
          </table:table-cell>
          <table:table-cell table:number-columns-repeated="10"/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6956" calcext:value-type="float">
            <text:p>6956</text:p>
          </table:table-cell>
          <table:table-cell office:value-type="float" office:value="7126" calcext:value-type="float">
            <text:p>7126</text:p>
          </table:table-cell>
          <table:table-cell table:number-columns-repeated="10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6956" calcext:value-type="float">
            <text:p>6956</text:p>
          </table:table-cell>
          <table:table-cell office:value-type="float" office:value="7126" calcext:value-type="float">
            <text:p>7126</text:p>
          </table:table-cell>
          <table:table-cell table:number-columns-repeated="10"/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6956" calcext:value-type="float">
            <text:p>6956</text:p>
          </table:table-cell>
          <table:table-cell office:value-type="float" office:value="7141.8024691358" calcext:value-type="float">
            <text:p>7141.8024691358</text:p>
          </table:table-cell>
          <table:table-cell table:number-columns-repeated="10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6956" calcext:value-type="float">
            <text:p>6956</text:p>
          </table:table-cell>
          <table:table-cell office:value-type="float" office:value="7151" calcext:value-type="float">
            <text:p>7151</text:p>
          </table:table-cell>
          <table:table-cell table:number-columns-repeated="10"/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6966" calcext:value-type="float">
            <text:p>6966</text:p>
          </table:table-cell>
          <table:table-cell office:value-type="float" office:value="7151" calcext:value-type="float">
            <text:p>7151</text:p>
          </table:table-cell>
          <table:table-cell table:number-columns-repeated="10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6976" calcext:value-type="float">
            <text:p>6976</text:p>
          </table:table-cell>
          <table:table-cell office:value-type="float" office:value="7151" calcext:value-type="float">
            <text:p>7151</text:p>
          </table:table-cell>
          <table:table-cell table:number-columns-repeated="10"/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6976" calcext:value-type="float">
            <text:p>6976</text:p>
          </table:table-cell>
          <table:table-cell office:value-type="float" office:value="7151" calcext:value-type="float">
            <text:p>7151</text:p>
          </table:table-cell>
          <table:table-cell table:number-columns-repeated="10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6976" calcext:value-type="float">
            <text:p>6976</text:p>
          </table:table-cell>
          <table:table-cell office:value-type="float" office:value="7151" calcext:value-type="float">
            <text:p>7151</text:p>
          </table:table-cell>
          <table:table-cell table:number-columns-repeated="10"/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6976" calcext:value-type="float">
            <text:p>6976</text:p>
          </table:table-cell>
          <table:table-cell office:value-type="float" office:value="7166.8024691358" calcext:value-type="float">
            <text:p>7166.8024691358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976" calcext:value-type="float">
            <text:p>6976</text:p>
          </table:table-cell>
          <table:table-cell office:value-type="float" office:value="7176" calcext:value-type="float">
            <text:p>7176</text:p>
          </table:table-cell>
          <table:table-cell table:number-columns-repeated="10"/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6986" calcext:value-type="float">
            <text:p>6986</text:p>
          </table:table-cell>
          <table:table-cell office:value-type="float" office:value="7176" calcext:value-type="float">
            <text:p>7176</text:p>
          </table:table-cell>
          <table:table-cell table:number-columns-repeated="10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6996" calcext:value-type="float">
            <text:p>6996</text:p>
          </table:table-cell>
          <table:table-cell office:value-type="float" office:value="7176" calcext:value-type="float">
            <text:p>7176</text:p>
          </table:table-cell>
          <table:table-cell table:number-columns-repeated="10"/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6996" calcext:value-type="float">
            <text:p>6996</text:p>
          </table:table-cell>
          <table:table-cell office:value-type="float" office:value="7176" calcext:value-type="float">
            <text:p>7176</text:p>
          </table:table-cell>
          <table:table-cell table:number-columns-repeated="10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6996" calcext:value-type="float">
            <text:p>6996</text:p>
          </table:table-cell>
          <table:table-cell office:value-type="float" office:value="7176" calcext:value-type="float">
            <text:p>7176</text:p>
          </table:table-cell>
          <table:table-cell table:number-columns-repeated="10"/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6996" calcext:value-type="float">
            <text:p>6996</text:p>
          </table:table-cell>
          <table:table-cell office:value-type="float" office:value="7191.8024691358" calcext:value-type="float">
            <text:p>7191.8024691358</text:p>
          </table:table-cell>
          <table:table-cell table:number-columns-repeated="10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6996" calcext:value-type="float">
            <text:p>6996</text:p>
          </table:table-cell>
          <table:table-cell office:value-type="float" office:value="7201" calcext:value-type="float">
            <text:p>7201</text:p>
          </table:table-cell>
          <table:table-cell table:number-columns-repeated="10"/>
        </table:table-row>
        <table:table-row table:style-name="ro1">
          <table:table-cell office:value-type="float" office:value="177.7" calcext:value-type="float">
            <text:p>177.7</text:p>
          </table:table-cell>
          <table:table-cell office:value-type="float" office:value="7006" calcext:value-type="float">
            <text:p>7006</text:p>
          </table:table-cell>
          <table:table-cell office:value-type="float" office:value="7201" calcext:value-type="float">
            <text:p>7201</text:p>
          </table:table-cell>
          <table:table-cell table:number-columns-repeated="10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7016" calcext:value-type="float">
            <text:p>7016</text:p>
          </table:table-cell>
          <table:table-cell office:value-type="float" office:value="7201" calcext:value-type="float">
            <text:p>7201</text:p>
          </table:table-cell>
          <table:table-cell table:number-columns-repeated="10"/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7016" calcext:value-type="float">
            <text:p>7016</text:p>
          </table:table-cell>
          <table:table-cell office:value-type="float" office:value="7201" calcext:value-type="float">
            <text:p>7201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016" calcext:value-type="float">
            <text:p>7016</text:p>
          </table:table-cell>
          <table:table-cell office:value-type="float" office:value="7201" calcext:value-type="float">
            <text:p>7201</text:p>
          </table:table-cell>
          <table:table-cell table:number-columns-repeated="10"/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7016" calcext:value-type="float">
            <text:p>7016</text:p>
          </table:table-cell>
          <table:table-cell office:value-type="float" office:value="7216.8024691358" calcext:value-type="float">
            <text:p>7216.8024691358</text:p>
          </table:table-cell>
          <table:table-cell table:number-columns-repeated="10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7016" calcext:value-type="float">
            <text:p>7016</text:p>
          </table:table-cell>
          <table:table-cell office:value-type="float" office:value="7226" calcext:value-type="float">
            <text:p>7226</text:p>
          </table:table-cell>
          <table:table-cell table:number-columns-repeated="10"/>
        </table:table-row>
        <table:table-row table:style-name="ro1">
          <table:table-cell office:value-type="float" office:value="178.3" calcext:value-type="float">
            <text:p>178.3</text:p>
          </table:table-cell>
          <table:table-cell office:value-type="float" office:value="7026" calcext:value-type="float">
            <text:p>7026</text:p>
          </table:table-cell>
          <table:table-cell office:value-type="float" office:value="7226" calcext:value-type="float">
            <text:p>7226</text:p>
          </table:table-cell>
          <table:table-cell table:number-columns-repeated="10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7036" calcext:value-type="float">
            <text:p>7036</text:p>
          </table:table-cell>
          <table:table-cell office:value-type="float" office:value="7226" calcext:value-type="float">
            <text:p>7226</text:p>
          </table:table-cell>
          <table:table-cell table:number-columns-repeated="10"/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7036" calcext:value-type="float">
            <text:p>7036</text:p>
          </table:table-cell>
          <table:table-cell office:value-type="float" office:value="7226" calcext:value-type="float">
            <text:p>7226</text:p>
          </table:table-cell>
          <table:table-cell table:number-columns-repeated="10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7036" calcext:value-type="float">
            <text:p>7036</text:p>
          </table:table-cell>
          <table:table-cell office:value-type="float" office:value="7226" calcext:value-type="float">
            <text:p>7226</text:p>
          </table:table-cell>
          <table:table-cell table:number-columns-repeated="10"/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7036" calcext:value-type="float">
            <text:p>7036</text:p>
          </table:table-cell>
          <table:table-cell office:value-type="float" office:value="7236.53497942387" calcext:value-type="float">
            <text:p>7236.5349794239</text:p>
          </table:table-cell>
          <table:table-cell table:number-columns-repeated="10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7036" calcext:value-type="float">
            <text:p>7036</text:p>
          </table:table-cell>
          <table:table-cell office:value-type="float" office:value="7246" calcext:value-type="float">
            <text:p>7246</text:p>
          </table:table-cell>
          <table:table-cell table:number-columns-repeated="10"/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7046" calcext:value-type="float">
            <text:p>7046</text:p>
          </table:table-cell>
          <table:table-cell office:value-type="float" office:value="7246" calcext:value-type="float">
            <text:p>7246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56" calcext:value-type="float">
            <text:p>7056</text:p>
          </table:table-cell>
          <table:table-cell office:value-type="float" office:value="7246" calcext:value-type="float">
            <text:p>7246</text:p>
          </table:table-cell>
          <table:table-cell table:number-columns-repeated="10"/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7056" calcext:value-type="float">
            <text:p>7056</text:p>
          </table:table-cell>
          <table:table-cell office:value-type="float" office:value="7246" calcext:value-type="float">
            <text:p>7246</text:p>
          </table:table-cell>
          <table:table-cell table:number-columns-repeated="10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7056" calcext:value-type="float">
            <text:p>7056</text:p>
          </table:table-cell>
          <table:table-cell office:value-type="float" office:value="7246" calcext:value-type="float">
            <text:p>7246</text:p>
          </table:table-cell>
          <table:table-cell table:number-columns-repeated="10"/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7056" calcext:value-type="float">
            <text:p>7056</text:p>
          </table:table-cell>
          <table:table-cell office:value-type="float" office:value="7256" calcext:value-type="float">
            <text:p>7256</text:p>
          </table:table-cell>
          <table:table-cell table:number-columns-repeated="10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7056" calcext:value-type="float">
            <text:p>7056</text:p>
          </table:table-cell>
          <table:table-cell office:value-type="float" office:value="7266" calcext:value-type="float">
            <text:p>7266</text:p>
          </table:table-cell>
          <table:table-cell table:number-columns-repeated="10"/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7066" calcext:value-type="float">
            <text:p>7066</text:p>
          </table:table-cell>
          <table:table-cell office:value-type="float" office:value="7266" calcext:value-type="float">
            <text:p>7266</text:p>
          </table:table-cell>
          <table:table-cell table:number-columns-repeated="10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7076" calcext:value-type="float">
            <text:p>7076</text:p>
          </table:table-cell>
          <table:table-cell office:value-type="float" office:value="7266" calcext:value-type="float">
            <text:p>7266</text:p>
          </table:table-cell>
          <table:table-cell table:number-columns-repeated="10"/>
        </table:table-row>
        <table:table-row table:style-name="ro1">
          <table:table-cell office:value-type="float" office:value="179.7" calcext:value-type="float">
            <text:p>179.7</text:p>
          </table:table-cell>
          <table:table-cell office:value-type="float" office:value="7076" calcext:value-type="float">
            <text:p>7076</text:p>
          </table:table-cell>
          <table:table-cell office:value-type="float" office:value="7266" calcext:value-type="float">
            <text:p>7266</text:p>
          </table:table-cell>
          <table:table-cell table:number-columns-repeated="10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7076" calcext:value-type="float">
            <text:p>7076</text:p>
          </table:table-cell>
          <table:table-cell office:value-type="float" office:value="7266" calcext:value-type="float">
            <text:p>7266</text:p>
          </table:table-cell>
          <table:table-cell table:number-columns-repeated="10"/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7076" calcext:value-type="float">
            <text:p>7076</text:p>
          </table:table-cell>
          <table:table-cell office:value-type="float" office:value="7266" calcext:value-type="float">
            <text:p>7266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76" calcext:value-type="float">
            <text:p>7076</text:p>
          </table:table-cell>
          <table:table-cell office:value-type="float" office:value="7276" calcext:value-type="float">
            <text:p>7276</text:p>
          </table:table-cell>
          <table:table-cell table:number-columns-repeated="10"/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7086" calcext:value-type="float">
            <text:p>7086</text:p>
          </table:table-cell>
          <table:table-cell office:value-type="float" office:value="7286" calcext:value-type="float">
            <text:p>7286</text:p>
          </table:table-cell>
          <table:table-cell table:number-columns-repeated="10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7096" calcext:value-type="float">
            <text:p>7096</text:p>
          </table:table-cell>
          <table:table-cell office:value-type="float" office:value="7286" calcext:value-type="float">
            <text:p>7286</text:p>
          </table:table-cell>
          <table:table-cell table:number-columns-repeated="10"/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7096" calcext:value-type="float">
            <text:p>7096</text:p>
          </table:table-cell>
          <table:table-cell office:value-type="float" office:value="7286" calcext:value-type="float">
            <text:p>7286</text:p>
          </table:table-cell>
          <table:table-cell table:number-columns-repeated="10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7096" calcext:value-type="float">
            <text:p>7096</text:p>
          </table:table-cell>
          <table:table-cell office:value-type="float" office:value="7286" calcext:value-type="float">
            <text:p>7286</text:p>
          </table:table-cell>
          <table:table-cell table:number-columns-repeated="10"/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7096" calcext:value-type="float">
            <text:p>7096</text:p>
          </table:table-cell>
          <table:table-cell office:value-type="float" office:value="7286" calcext:value-type="float">
            <text:p>7286</text:p>
          </table:table-cell>
          <table:table-cell table:number-columns-repeated="10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7096" calcext:value-type="float">
            <text:p>7096</text:p>
          </table:table-cell>
          <table:table-cell office:value-type="float" office:value="7296" calcext:value-type="float">
            <text:p>7296</text:p>
          </table:table-cell>
          <table:table-cell table:number-columns-repeated="10"/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7106" calcext:value-type="float">
            <text:p>7106</text:p>
          </table:table-cell>
          <table:table-cell office:value-type="float" office:value="7306" calcext:value-type="float">
            <text:p>7306</text:p>
          </table:table-cell>
          <table:table-cell table:number-columns-repeated="10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7116" calcext:value-type="float">
            <text:p>7116</text:p>
          </table:table-cell>
          <table:table-cell office:value-type="float" office:value="7306" calcext:value-type="float">
            <text:p>7306</text:p>
          </table:table-cell>
          <table:table-cell table:number-columns-repeated="10"/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7116" calcext:value-type="float">
            <text:p>7116</text:p>
          </table:table-cell>
          <table:table-cell office:value-type="float" office:value="7306" calcext:value-type="float">
            <text:p>7306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116" calcext:value-type="float">
            <text:p>7116</text:p>
          </table:table-cell>
          <table:table-cell office:value-type="float" office:value="7306" calcext:value-type="float">
            <text:p>7306</text:p>
          </table:table-cell>
          <table:table-cell table:number-columns-repeated="10"/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7116" calcext:value-type="float">
            <text:p>7116</text:p>
          </table:table-cell>
          <table:table-cell office:value-type="float" office:value="7306" calcext:value-type="float">
            <text:p>7306</text:p>
          </table:table-cell>
          <table:table-cell table:number-columns-repeated="10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7116" calcext:value-type="float">
            <text:p>7116</text:p>
          </table:table-cell>
          <table:table-cell office:value-type="float" office:value="7316" calcext:value-type="float">
            <text:p>7316</text:p>
          </table:table-cell>
          <table:table-cell table:number-columns-repeated="10"/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7126" calcext:value-type="float">
            <text:p>7126</text:p>
          </table:table-cell>
          <table:table-cell office:value-type="float" office:value="7326" calcext:value-type="float">
            <text:p>7326</text:p>
          </table:table-cell>
          <table:table-cell table:number-columns-repeated="10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7136" calcext:value-type="float">
            <text:p>7136</text:p>
          </table:table-cell>
          <table:table-cell office:value-type="float" office:value="7326" calcext:value-type="float">
            <text:p>7326</text:p>
          </table:table-cell>
          <table:table-cell table:number-columns-repeated="10"/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7136" calcext:value-type="float">
            <text:p>7136</text:p>
          </table:table-cell>
          <table:table-cell office:value-type="float" office:value="7326" calcext:value-type="float">
            <text:p>7326</text:p>
          </table:table-cell>
          <table:table-cell table:number-columns-repeated="10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7136" calcext:value-type="float">
            <text:p>7136</text:p>
          </table:table-cell>
          <table:table-cell office:value-type="float" office:value="7326" calcext:value-type="float">
            <text:p>7326</text:p>
          </table:table-cell>
          <table:table-cell table:number-columns-repeated="10"/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7136" calcext:value-type="float">
            <text:p>7136</text:p>
          </table:table-cell>
          <table:table-cell office:value-type="float" office:value="7326" calcext:value-type="float">
            <text:p>7326</text:p>
          </table:table-cell>
          <table:table-cell table:number-columns-repeated="10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7136" calcext:value-type="float">
            <text:p>7136</text:p>
          </table:table-cell>
          <table:table-cell office:value-type="float" office:value="7336.53497942387" calcext:value-type="float">
            <text:p>7336.5349794239</text:p>
          </table:table-cell>
          <table:table-cell table:number-columns-repeated="10"/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7146" calcext:value-type="float">
            <text:p>7146</text:p>
          </table:table-cell>
          <table:table-cell office:value-type="float" office:value="7346" calcext:value-type="float">
            <text:p>7346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56" calcext:value-type="float">
            <text:p>7156</text:p>
          </table:table-cell>
          <table:table-cell office:value-type="float" office:value="7346" calcext:value-type="float">
            <text:p>7346</text:p>
          </table:table-cell>
          <table:table-cell table:number-columns-repeated="10"/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7156" calcext:value-type="float">
            <text:p>7156</text:p>
          </table:table-cell>
          <table:table-cell office:value-type="float" office:value="7346" calcext:value-type="float">
            <text:p>7346</text:p>
          </table:table-cell>
          <table:table-cell table:number-columns-repeated="10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7156" calcext:value-type="float">
            <text:p>7156</text:p>
          </table:table-cell>
          <table:table-cell office:value-type="float" office:value="7346" calcext:value-type="float">
            <text:p>7346</text:p>
          </table:table-cell>
          <table:table-cell table:number-columns-repeated="10"/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7156" calcext:value-type="float">
            <text:p>7156</text:p>
          </table:table-cell>
          <table:table-cell office:value-type="float" office:value="7346" calcext:value-type="float">
            <text:p>7346</text:p>
          </table:table-cell>
          <table:table-cell table:number-columns-repeated="10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7156" calcext:value-type="float">
            <text:p>7156</text:p>
          </table:table-cell>
          <table:table-cell office:value-type="float" office:value="7356.53497942387" calcext:value-type="float">
            <text:p>7356.5349794239</text:p>
          </table:table-cell>
          <table:table-cell table:number-columns-repeated="10"/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7166" calcext:value-type="float">
            <text:p>7166</text:p>
          </table:table-cell>
          <table:table-cell office:value-type="float" office:value="7366" calcext:value-type="float">
            <text:p>7366</text:p>
          </table:table-cell>
          <table:table-cell table:number-columns-repeated="10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7176" calcext:value-type="float">
            <text:p>7176</text:p>
          </table:table-cell>
          <table:table-cell office:value-type="float" office:value="7366" calcext:value-type="float">
            <text:p>7366</text:p>
          </table:table-cell>
          <table:table-cell table:number-columns-repeated="10"/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7176" calcext:value-type="float">
            <text:p>7176</text:p>
          </table:table-cell>
          <table:table-cell office:value-type="float" office:value="7366" calcext:value-type="float">
            <text:p>7366</text:p>
          </table:table-cell>
          <table:table-cell table:number-columns-repeated="10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7176" calcext:value-type="float">
            <text:p>7176</text:p>
          </table:table-cell>
          <table:table-cell office:value-type="float" office:value="7366" calcext:value-type="float">
            <text:p>7366</text:p>
          </table:table-cell>
          <table:table-cell table:number-columns-repeated="10"/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7176" calcext:value-type="float">
            <text:p>7176</text:p>
          </table:table-cell>
          <table:table-cell office:value-type="float" office:value="7366" calcext:value-type="float">
            <text:p>7366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176" calcext:value-type="float">
            <text:p>7176</text:p>
          </table:table-cell>
          <table:table-cell office:value-type="float" office:value="7376.53497942387" calcext:value-type="float">
            <text:p>7376.5349794239</text:p>
          </table:table-cell>
          <table:table-cell table:number-columns-repeated="10"/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7186" calcext:value-type="float">
            <text:p>7186</text:p>
          </table:table-cell>
          <table:table-cell office:value-type="float" office:value="7386" calcext:value-type="float">
            <text:p>7386</text:p>
          </table:table-cell>
          <table:table-cell table:number-columns-repeated="10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7196" calcext:value-type="float">
            <text:p>7196</text:p>
          </table:table-cell>
          <table:table-cell office:value-type="float" office:value="7386" calcext:value-type="float">
            <text:p>7386</text:p>
          </table:table-cell>
          <table:table-cell table:number-columns-repeated="10"/>
        </table:table-row>
        <table:table-row table:style-name="ro1">
          <table:table-cell office:value-type="float" office:value="183.3" calcext:value-type="float">
            <text:p>183.3</text:p>
          </table:table-cell>
          <table:table-cell office:value-type="float" office:value="7196" calcext:value-type="float">
            <text:p>7196</text:p>
          </table:table-cell>
          <table:table-cell office:value-type="float" office:value="7386" calcext:value-type="float">
            <text:p>7386</text:p>
          </table:table-cell>
          <table:table-cell table:number-columns-repeated="10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7196" calcext:value-type="float">
            <text:p>7196</text:p>
          </table:table-cell>
          <table:table-cell office:value-type="float" office:value="7386" calcext:value-type="float">
            <text:p>7386</text:p>
          </table:table-cell>
          <table:table-cell table:number-columns-repeated="10"/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7196" calcext:value-type="float">
            <text:p>7196</text:p>
          </table:table-cell>
          <table:table-cell office:value-type="float" office:value="7386" calcext:value-type="float">
            <text:p>7386</text:p>
          </table:table-cell>
          <table:table-cell table:number-columns-repeated="10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7196" calcext:value-type="float">
            <text:p>7196</text:p>
          </table:table-cell>
          <table:table-cell office:value-type="float" office:value="7396.53497942387" calcext:value-type="float">
            <text:p>7396.5349794239</text:p>
          </table:table-cell>
          <table:table-cell table:number-columns-repeated="10"/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7206" calcext:value-type="float">
            <text:p>7206</text:p>
          </table:table-cell>
          <table:table-cell office:value-type="float" office:value="7406" calcext:value-type="float">
            <text:p>7406</text:p>
          </table:table-cell>
          <table:table-cell table:number-columns-repeated="10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7216" calcext:value-type="float">
            <text:p>7216</text:p>
          </table:table-cell>
          <table:table-cell office:value-type="float" office:value="7406" calcext:value-type="float">
            <text:p>7406</text:p>
          </table:table-cell>
          <table:table-cell table:number-columns-repeated="10"/>
        </table:table-row>
        <table:table-row table:style-name="ro1">
          <table:table-cell office:value-type="float" office:value="183.9" calcext:value-type="float">
            <text:p>183.9</text:p>
          </table:table-cell>
          <table:table-cell office:value-type="float" office:value="7216" calcext:value-type="float">
            <text:p>7216</text:p>
          </table:table-cell>
          <table:table-cell office:value-type="float" office:value="7406" calcext:value-type="float">
            <text:p>7406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216" calcext:value-type="float">
            <text:p>7216</text:p>
          </table:table-cell>
          <table:table-cell office:value-type="float" office:value="7406" calcext:value-type="float">
            <text:p>7406</text:p>
          </table:table-cell>
          <table:table-cell table:number-columns-repeated="10"/>
        </table:table-row>
        <table:table-row table:style-name="ro1">
          <table:table-cell office:value-type="float" office:value="184.1" calcext:value-type="float">
            <text:p>184.1</text:p>
          </table:table-cell>
          <table:table-cell office:value-type="float" office:value="7216" calcext:value-type="float">
            <text:p>7216</text:p>
          </table:table-cell>
          <table:table-cell office:value-type="float" office:value="7406" calcext:value-type="float">
            <text:p>7406</text:p>
          </table:table-cell>
          <table:table-cell table:number-columns-repeated="10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7216" calcext:value-type="float">
            <text:p>7216</text:p>
          </table:table-cell>
          <table:table-cell office:value-type="float" office:value="7416.53497942387" calcext:value-type="float">
            <text:p>7416.5349794239</text:p>
          </table:table-cell>
          <table:table-cell table:number-columns-repeated="10"/>
        </table:table-row>
        <table:table-row table:style-name="ro1">
          <table:table-cell office:value-type="float" office:value="184.3" calcext:value-type="float">
            <text:p>184.3</text:p>
          </table:table-cell>
          <table:table-cell office:value-type="float" office:value="7226" calcext:value-type="float">
            <text:p>7226</text:p>
          </table:table-cell>
          <table:table-cell office:value-type="float" office:value="7426" calcext:value-type="float">
            <text:p>7426</text:p>
          </table:table-cell>
          <table:table-cell table:number-columns-repeated="10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7236" calcext:value-type="float">
            <text:p>7236</text:p>
          </table:table-cell>
          <table:table-cell office:value-type="float" office:value="7426" calcext:value-type="float">
            <text:p>7426</text:p>
          </table:table-cell>
          <table:table-cell table:number-columns-repeated="10"/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7236" calcext:value-type="float">
            <text:p>7236</text:p>
          </table:table-cell>
          <table:table-cell office:value-type="float" office:value="7426" calcext:value-type="float">
            <text:p>7426</text:p>
          </table:table-cell>
          <table:table-cell table:number-columns-repeated="10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7236" calcext:value-type="float">
            <text:p>7236</text:p>
          </table:table-cell>
          <table:table-cell office:value-type="float" office:value="7426" calcext:value-type="float">
            <text:p>7426</text:p>
          </table:table-cell>
          <table:table-cell table:number-columns-repeated="10"/>
        </table:table-row>
        <table:table-row table:style-name="ro1">
          <table:table-cell office:value-type="float" office:value="184.7" calcext:value-type="float">
            <text:p>184.7</text:p>
          </table:table-cell>
          <table:table-cell office:value-type="float" office:value="7236" calcext:value-type="float">
            <text:p>7236</text:p>
          </table:table-cell>
          <table:table-cell office:value-type="float" office:value="7426" calcext:value-type="float">
            <text:p>7426</text:p>
          </table:table-cell>
          <table:table-cell table:number-columns-repeated="10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7236" calcext:value-type="float">
            <text:p>7236</text:p>
          </table:table-cell>
          <table:table-cell office:value-type="float" office:value="7436.53497942387" calcext:value-type="float">
            <text:p>7436.5349794239</text:p>
          </table:table-cell>
          <table:table-cell table:number-columns-repeated="10"/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7246" calcext:value-type="float">
            <text:p>7246</text:p>
          </table:table-cell>
          <table:table-cell office:value-type="float" office:value="7446" calcext:value-type="float">
            <text:p>7446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256" calcext:value-type="float">
            <text:p>7256</text:p>
          </table:table-cell>
          <table:table-cell office:value-type="float" office:value="7446" calcext:value-type="float">
            <text:p>7446</text:p>
          </table:table-cell>
          <table:table-cell table:number-columns-repeated="10"/>
        </table:table-row>
        <table:table-row table:style-name="ro1">
          <table:table-cell office:value-type="float" office:value="185.1" calcext:value-type="float">
            <text:p>185.1</text:p>
          </table:table-cell>
          <table:table-cell office:value-type="float" office:value="7256" calcext:value-type="float">
            <text:p>7256</text:p>
          </table:table-cell>
          <table:table-cell office:value-type="float" office:value="7446" calcext:value-type="float">
            <text:p>7446</text:p>
          </table:table-cell>
          <table:table-cell table:number-columns-repeated="10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7256" calcext:value-type="float">
            <text:p>7256</text:p>
          </table:table-cell>
          <table:table-cell office:value-type="float" office:value="7446" calcext:value-type="float">
            <text:p>7446</text:p>
          </table:table-cell>
          <table:table-cell table:number-columns-repeated="10"/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7256" calcext:value-type="float">
            <text:p>7256</text:p>
          </table:table-cell>
          <table:table-cell office:value-type="float" office:value="7446" calcext:value-type="float">
            <text:p>7446</text:p>
          </table:table-cell>
          <table:table-cell table:number-columns-repeated="10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7256" calcext:value-type="float">
            <text:p>7256</text:p>
          </table:table-cell>
          <table:table-cell office:value-type="float" office:value="7456.53497942387" calcext:value-type="float">
            <text:p>7456.5349794239</text:p>
          </table:table-cell>
          <table:table-cell table:number-columns-repeated="10"/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7266" calcext:value-type="float">
            <text:p>7266</text:p>
          </table:table-cell>
          <table:table-cell office:value-type="float" office:value="7466" calcext:value-type="float">
            <text:p>7466</text:p>
          </table:table-cell>
          <table:table-cell table:number-columns-repeated="10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7276" calcext:value-type="float">
            <text:p>7276</text:p>
          </table:table-cell>
          <table:table-cell office:value-type="float" office:value="7466" calcext:value-type="float">
            <text:p>7466</text:p>
          </table:table-cell>
          <table:table-cell table:number-columns-repeated="10"/>
        </table:table-row>
        <table:table-row table:style-name="ro1">
          <table:table-cell office:value-type="float" office:value="185.7" calcext:value-type="float">
            <text:p>185.7</text:p>
          </table:table-cell>
          <table:table-cell office:value-type="float" office:value="7276" calcext:value-type="float">
            <text:p>7276</text:p>
          </table:table-cell>
          <table:table-cell office:value-type="float" office:value="7466" calcext:value-type="float">
            <text:p>7466</text:p>
          </table:table-cell>
          <table:table-cell table:number-columns-repeated="10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7276" calcext:value-type="float">
            <text:p>7276</text:p>
          </table:table-cell>
          <table:table-cell office:value-type="float" office:value="7466" calcext:value-type="float">
            <text:p>7466</text:p>
          </table:table-cell>
          <table:table-cell table:number-columns-repeated="10"/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7276" calcext:value-type="float">
            <text:p>7276</text:p>
          </table:table-cell>
          <table:table-cell office:value-type="float" office:value="7466" calcext:value-type="float">
            <text:p>7466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276" calcext:value-type="float">
            <text:p>7276</text:p>
          </table:table-cell>
          <table:table-cell office:value-type="float" office:value="7476.53497942387" calcext:value-type="float">
            <text:p>7476.5349794239</text:p>
          </table:table-cell>
          <table:table-cell table:number-columns-repeated="10"/>
        </table:table-row>
        <table:table-row table:style-name="ro1">
          <table:table-cell office:value-type="float" office:value="186.1" calcext:value-type="float">
            <text:p>186.1</text:p>
          </table:table-cell>
          <table:table-cell office:value-type="float" office:value="7286" calcext:value-type="float">
            <text:p>7286</text:p>
          </table:table-cell>
          <table:table-cell office:value-type="float" office:value="7486" calcext:value-type="float">
            <text:p>7486</text:p>
          </table:table-cell>
          <table:table-cell table:number-columns-repeated="10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7296" calcext:value-type="float">
            <text:p>7296</text:p>
          </table:table-cell>
          <table:table-cell office:value-type="float" office:value="7486" calcext:value-type="float">
            <text:p>7486</text:p>
          </table:table-cell>
          <table:table-cell table:number-columns-repeated="10"/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7296" calcext:value-type="float">
            <text:p>7296</text:p>
          </table:table-cell>
          <table:table-cell office:value-type="float" office:value="7486" calcext:value-type="float">
            <text:p>7486</text:p>
          </table:table-cell>
          <table:table-cell table:number-columns-repeated="10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7296" calcext:value-type="float">
            <text:p>7296</text:p>
          </table:table-cell>
          <table:table-cell office:value-type="float" office:value="7486" calcext:value-type="float">
            <text:p>7486</text:p>
          </table:table-cell>
          <table:table-cell table:number-columns-repeated="10"/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7296" calcext:value-type="float">
            <text:p>7296</text:p>
          </table:table-cell>
          <table:table-cell office:value-type="float" office:value="7486" calcext:value-type="float">
            <text:p>7486</text:p>
          </table:table-cell>
          <table:table-cell table:number-columns-repeated="10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7296" calcext:value-type="float">
            <text:p>7296</text:p>
          </table:table-cell>
          <table:table-cell office:value-type="float" office:value="7496.53497942387" calcext:value-type="float">
            <text:p>7496.5349794239</text:p>
          </table:table-cell>
          <table:table-cell table:number-columns-repeated="10"/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7306" calcext:value-type="float">
            <text:p>7306</text:p>
          </table:table-cell>
          <table:table-cell office:value-type="float" office:value="7506" calcext:value-type="float">
            <text:p>7506</text:p>
          </table:table-cell>
          <table:table-cell table:number-columns-repeated="10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7316" calcext:value-type="float">
            <text:p>7316</text:p>
          </table:table-cell>
          <table:table-cell office:value-type="float" office:value="7506" calcext:value-type="float">
            <text:p>7506</text:p>
          </table:table-cell>
          <table:table-cell table:number-columns-repeated="10"/>
        </table:table-row>
        <table:table-row table:style-name="ro1">
          <table:table-cell office:value-type="float" office:value="186.9" calcext:value-type="float">
            <text:p>186.9</text:p>
          </table:table-cell>
          <table:table-cell office:value-type="float" office:value="7316" calcext:value-type="float">
            <text:p>7316</text:p>
          </table:table-cell>
          <table:table-cell office:value-type="float" office:value="7506" calcext:value-type="float">
            <text:p>7506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316" calcext:value-type="float">
            <text:p>7316</text:p>
          </table:table-cell>
          <table:table-cell office:value-type="float" office:value="7506" calcext:value-type="float">
            <text:p>7506</text:p>
          </table:table-cell>
          <table:table-cell table:number-columns-repeated="10"/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7316" calcext:value-type="float">
            <text:p>7316</text:p>
          </table:table-cell>
          <table:table-cell office:value-type="float" office:value="7506" calcext:value-type="float">
            <text:p>7506</text:p>
          </table:table-cell>
          <table:table-cell table:number-columns-repeated="10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7316" calcext:value-type="float">
            <text:p>7316</text:p>
          </table:table-cell>
          <table:table-cell office:value-type="float" office:value="7516.53497942387" calcext:value-type="float">
            <text:p>7516.5349794239</text:p>
          </table:table-cell>
          <table:table-cell table:number-columns-repeated="10"/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7326" calcext:value-type="float">
            <text:p>7326</text:p>
          </table:table-cell>
          <table:table-cell office:value-type="float" office:value="7526" calcext:value-type="float">
            <text:p>7526</text:p>
          </table:table-cell>
          <table:table-cell table:number-columns-repeated="10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7336" calcext:value-type="float">
            <text:p>7336</text:p>
          </table:table-cell>
          <table:table-cell office:value-type="float" office:value="7526" calcext:value-type="float">
            <text:p>7526</text:p>
          </table:table-cell>
          <table:table-cell table:number-columns-repeated="10"/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7336" calcext:value-type="float">
            <text:p>7336</text:p>
          </table:table-cell>
          <table:table-cell office:value-type="float" office:value="7526" calcext:value-type="float">
            <text:p>7526</text:p>
          </table:table-cell>
          <table:table-cell table:number-columns-repeated="10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7336" calcext:value-type="float">
            <text:p>7336</text:p>
          </table:table-cell>
          <table:table-cell office:value-type="float" office:value="7526" calcext:value-type="float">
            <text:p>7526</text:p>
          </table:table-cell>
          <table:table-cell table:number-columns-repeated="10"/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7336" calcext:value-type="float">
            <text:p>7336</text:p>
          </table:table-cell>
          <table:table-cell office:value-type="float" office:value="7526" calcext:value-type="float">
            <text:p>7526</text:p>
          </table:table-cell>
          <table:table-cell table:number-columns-repeated="10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7336" calcext:value-type="float">
            <text:p>7336</text:p>
          </table:table-cell>
          <table:table-cell office:value-type="float" office:value="7536.53497942387" calcext:value-type="float">
            <text:p>7536.5349794239</text:p>
          </table:table-cell>
          <table:table-cell table:number-columns-repeated="10"/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7346" calcext:value-type="float">
            <text:p>734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356" calcext:value-type="float">
            <text:p>73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7356" calcext:value-type="float">
            <text:p>73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7356" calcext:value-type="float">
            <text:p>73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7356" calcext:value-type="float">
            <text:p>73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7356" calcext:value-type="float">
            <text:p>73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7366" calcext:value-type="float">
            <text:p>73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7376" calcext:value-type="float">
            <text:p>73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7376" calcext:value-type="float">
            <text:p>73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7376" calcext:value-type="float">
            <text:p>73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8.9" calcext:value-type="float">
            <text:p>188.9</text:p>
          </table:table-cell>
          <table:table-cell office:value-type="float" office:value="7376" calcext:value-type="float">
            <text:p>73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76" calcext:value-type="float">
            <text:p>73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1" calcext:value-type="float">
            <text:p>189.1</text:p>
          </table:table-cell>
          <table:table-cell office:value-type="float" office:value="7376" calcext:value-type="float">
            <text:p>73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7386" calcext:value-type="float">
            <text:p>73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7386" calcext:value-type="float">
            <text:p>73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7386" calcext:value-type="float">
            <text:p>73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7386" calcext:value-type="float">
            <text:p>73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7386" calcext:value-type="float">
            <text:p>73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7" calcext:value-type="float">
            <text:p>189.7</text:p>
          </table:table-cell>
          <table:table-cell office:value-type="float" office:value="7386" calcext:value-type="float">
            <text:p>73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7396" calcext:value-type="float">
            <text:p>73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89.9" calcext:value-type="float">
            <text:p>189.9</text:p>
          </table:table-cell>
          <table:table-cell office:value-type="float" office:value="7396" calcext:value-type="float">
            <text:p>73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96" calcext:value-type="float">
            <text:p>73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7396" calcext:value-type="float">
            <text:p>73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7396" calcext:value-type="float">
            <text:p>73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7396" calcext:value-type="float">
            <text:p>73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7406" calcext:value-type="float">
            <text:p>74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7406" calcext:value-type="float">
            <text:p>74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7406" calcext:value-type="float">
            <text:p>74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7406" calcext:value-type="float">
            <text:p>74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7406" calcext:value-type="float">
            <text:p>74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7406" calcext:value-type="float">
            <text:p>74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416" calcext:value-type="float">
            <text:p>74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1" calcext:value-type="float">
            <text:p>191.1</text:p>
          </table:table-cell>
          <table:table-cell office:value-type="float" office:value="7416" calcext:value-type="float">
            <text:p>74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7416" calcext:value-type="float">
            <text:p>74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3" calcext:value-type="float">
            <text:p>191.3</text:p>
          </table:table-cell>
          <table:table-cell office:value-type="float" office:value="7416" calcext:value-type="float">
            <text:p>74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7416" calcext:value-type="float">
            <text:p>74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7416" calcext:value-type="float">
            <text:p>74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7" calcext:value-type="float">
            <text:p>191.7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1.9" calcext:value-type="float">
            <text:p>191.9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1" calcext:value-type="float">
            <text:p>192.1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7" calcext:value-type="float">
            <text:p>192.7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1" calcext:value-type="float">
            <text:p>193.1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3" calcext:value-type="float">
            <text:p>193.3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7" calcext:value-type="float">
            <text:p>193.7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3.9" calcext:value-type="float">
            <text:p>193.9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1" calcext:value-type="float">
            <text:p>194.1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7" calcext:value-type="float">
            <text:p>194.7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4.9" calcext:value-type="float">
            <text:p>194.9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7" calcext:value-type="float">
            <text:p>195.7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5.9" calcext:value-type="float">
            <text:p>195.9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1" calcext:value-type="float">
            <text:p>196.1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7426" calcext:value-type="float">
            <text:p>74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7436" calcext:value-type="float">
            <text:p>743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7436" calcext:value-type="float">
            <text:p>743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7436" calcext:value-type="float">
            <text:p>743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6.9" calcext:value-type="float">
            <text:p>196.9</text:p>
          </table:table-cell>
          <table:table-cell office:value-type="float" office:value="7436" calcext:value-type="float">
            <text:p>743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436" calcext:value-type="float">
            <text:p>743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1" calcext:value-type="float">
            <text:p>197.1</text:p>
          </table:table-cell>
          <table:table-cell office:value-type="float" office:value="7436" calcext:value-type="float">
            <text:p>743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7446" calcext:value-type="float">
            <text:p>744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7456" calcext:value-type="float">
            <text:p>74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7456" calcext:value-type="float">
            <text:p>74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7456" calcext:value-type="float">
            <text:p>74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7456" calcext:value-type="float">
            <text:p>74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7" calcext:value-type="float">
            <text:p>197.7</text:p>
          </table:table-cell>
          <table:table-cell office:value-type="float" office:value="7456" calcext:value-type="float">
            <text:p>74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7456" calcext:value-type="float">
            <text:p>745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7466" calcext:value-type="float">
            <text:p>74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466" calcext:value-type="float">
            <text:p>74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1" calcext:value-type="float">
            <text:p>198.1</text:p>
          </table:table-cell>
          <table:table-cell office:value-type="float" office:value="7466" calcext:value-type="float">
            <text:p>74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7466" calcext:value-type="float">
            <text:p>74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3" calcext:value-type="float">
            <text:p>198.3</text:p>
          </table:table-cell>
          <table:table-cell office:value-type="float" office:value="7466" calcext:value-type="float">
            <text:p>74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7466" calcext:value-type="float">
            <text:p>746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7476" calcext:value-type="float">
            <text:p>74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7476" calcext:value-type="float">
            <text:p>74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7" calcext:value-type="float">
            <text:p>198.7</text:p>
          </table:table-cell>
          <table:table-cell office:value-type="float" office:value="7476" calcext:value-type="float">
            <text:p>74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7476" calcext:value-type="float">
            <text:p>74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7476" calcext:value-type="float">
            <text:p>74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76" calcext:value-type="float">
            <text:p>747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1" calcext:value-type="float">
            <text:p>199.1</text:p>
          </table:table-cell>
          <table:table-cell office:value-type="float" office:value="7486" calcext:value-type="float">
            <text:p>74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7486" calcext:value-type="float">
            <text:p>74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3" calcext:value-type="float">
            <text:p>199.3</text:p>
          </table:table-cell>
          <table:table-cell office:value-type="float" office:value="7486" calcext:value-type="float">
            <text:p>74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7486" calcext:value-type="float">
            <text:p>74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7486" calcext:value-type="float">
            <text:p>74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7486" calcext:value-type="float">
            <text:p>748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199.9" calcext:value-type="float">
            <text:p>199.9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1" calcext:value-type="float">
            <text:p>200.1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0.9" calcext:value-type="float">
            <text:p>200.9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7496" calcext:value-type="float">
            <text:p>749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3" calcext:value-type="float">
            <text:p>201.3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7" calcext:value-type="float">
            <text:p>201.7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1.9" calcext:value-type="float">
            <text:p>201.9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3" calcext:value-type="float">
            <text:p>202.3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7" calcext:value-type="float">
            <text:p>202.7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7506" calcext:value-type="float">
            <text:p>750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1" calcext:value-type="float">
            <text:p>203.1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3" calcext:value-type="float">
            <text:p>203.3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7" calcext:value-type="float">
            <text:p>203.7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1" calcext:value-type="float">
            <text:p>204.1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3" calcext:value-type="float">
            <text:p>204.3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7" calcext:value-type="float">
            <text:p>204.7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4.9" calcext:value-type="float">
            <text:p>204.9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7" calcext:value-type="float">
            <text:p>205.7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5.9" calcext:value-type="float">
            <text:p>205.9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7" calcext:value-type="float">
            <text:p>206.7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6.9" calcext:value-type="float">
            <text:p>206.9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1" calcext:value-type="float">
            <text:p>207.1</text:p>
          </table:table-cell>
          <table:table-cell office:value-type="float" office:value="7516" calcext:value-type="float">
            <text:p>751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3" calcext:value-type="float">
            <text:p>207.3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7" calcext:value-type="float">
            <text:p>207.7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7.9" calcext:value-type="float">
            <text:p>207.9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8.1" calcext:value-type="float">
            <text:p>208.1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7526" calcext:value-type="float">
            <text:p>7526</text:p>
          </table:table-cell>
          <table:table-cell office:value-type="float" office:value="7536" calcext:value-type="float">
            <text:p>7536</text:p>
          </table:table-cell>
          <table:table-cell table:number-columns-repeated="10"/>
        </table:table-row>
        <table:table-row table:style-name="ro1">
          <table:table-cell office:value-type="float" office:value="208.3" calcext:value-type="float">
            <text:p>208.3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8.7" calcext:value-type="float">
            <text:p>208.7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8.9" calcext:value-type="float">
            <text:p>208.9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7526" calcext:value-type="float">
            <text:p>752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4:42:23.468456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4:47:21.804672227</dc:date>
    <meta:editing-duration>PT2H44S</meta:editing-duration>
    <meta:editing-cycles>6</meta:editing-cycles>
    <meta:generator>LibreOffice/5.1.6.2$Linux_X86_64 LibreOffice_project/10m0$Build-2</meta:generator>
    <meta:document-statistic meta:table-count="1" meta:cell-count="6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imulations.A1:Simulations.B2093 Simulations.M1:Simulations.M2 Simulations.C1:Simulations.C2083" chart:data-source-has-labels="both" svg:x="0.32cm" svg:y="0.18cm" svg:width="11.608cm" svg:height="8.64cm">
          <chartooo:coordinate-region svg:x="1.312cm" svg:y="0.18cm" svg:width="10.567cm" svg:height="7.311cm"/>
          <chart:axis chart:dimension="x" chart:name="primary-x" chart:style-name="ch4" chartooo:axis-type="text">
            <chart:categories table:cell-range-address="Simulations.A1:Simulations.A20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mulations.B1:Simulations.B2093" chart:label-cell-address="Simulations.M2:Simulations.M2" chart:class="chart:line">
            <chart:data-point chart:repeated="2093"/>
          </chart:series>
          <chart:series chart:style-name="ch8" chart:values-cell-range-address="Simulations.C1:Simulations.C2083" chart:label-cell-address="Simulations.M1:Simulations.M1" chart:class="chart:line">
            <chart:data-point chart:repeated="20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dge Swarm</text:p>
                <draw:g>
                  <svg:desc>Simulations.M2:Simulations.M2</svg:desc>
                </draw:g>
              </table:table-cell>
              <table:table-cell office:value-type="string">
                <text:p>Greedy Goto</text:p>
                <draw:g>
                  <svg:desc>Simulations.M1:Simulations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s.A1:Simulations.A2093</svg:desc>
                </draw:g>
              </table:table-cell>
              <table:table-cell office:value-type="float" office:value="0">
                <text:p>0</text:p>
                <draw:g>
                  <svg:desc>Simulations.B1:Simulations.B2093</svg:desc>
                </draw:g>
              </table:table-cell>
              <table:table-cell office:value-type="float" office:value="0">
                <text:p>0</text:p>
                <draw:g>
                  <svg:desc>Simulations.C1:Simulations.C208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40.534979423868">
                <text:p>240.5349794238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60.534979423868">
                <text:p>260.53497942386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320.534979423868">
                <text:p>320.53497942386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345.802469135802">
                <text:p>345.80246913580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45">
                <text:p>34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45">
                <text:p>34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370.802469135802">
                <text:p>370.80246913580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70">
                <text:p>37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400">
                <text:p>40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410.534979423868">
                <text:p>410.5349794238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410">
                <text:p>4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410">
                <text:p>4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410">
                <text:p>4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0">
                <text:p>4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420">
                <text:p>4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430.534979423868">
                <text:p>430.53497942386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440">
                <text:p>4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450">
                <text:p>4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450">
                <text:p>4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450">
                <text:p>4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450">
                <text:p>4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0.534979423868">
                <text:p>490.53497942386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90">
                <text:p>4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515.802469135803">
                <text:p>515.8024691358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540.802469135803">
                <text:p>540.80246913580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540">
                <text:p>5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540">
                <text:p>5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540">
                <text:p>5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540">
                <text:p>5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550">
                <text:p>5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573.703703703704">
                <text:p>573.70370370370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573">
                <text:p>57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3">
                <text:p>57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573">
                <text:p>57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573">
                <text:p>57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583">
                <text:p>58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606.703703703704">
                <text:p>606.70370370370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606">
                <text:p>60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626">
                <text:p>6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626">
                <text:p>6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626">
                <text:p>6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626">
                <text:p>62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26">
                <text:p>62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626">
                <text:p>62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646.534979423868">
                <text:p>646.5349794238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646">
                <text:p>64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646">
                <text:p>64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646">
                <text:p>64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646">
                <text:p>64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646">
                <text:p>64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671.802469135803">
                <text:p>671.80246913580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671">
                <text:p>67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71">
                <text:p>67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671">
                <text:p>67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671">
                <text:p>67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671">
                <text:p>67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704.703703703704">
                <text:p>704.70370370370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704">
                <text:p>70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704">
                <text:p>70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704">
                <text:p>70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704">
                <text:p>70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704">
                <text:p>70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37.703703703704">
                <text:p>737.70370370370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737">
                <text:p>73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737">
                <text:p>73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737">
                <text:p>73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737">
                <text:p>73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737">
                <text:p>73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782.555555555556">
                <text:p>782.55555555555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782">
                <text:p>78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782">
                <text:p>78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782">
                <text:p>78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2">
                <text:p>78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782">
                <text:p>78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827.555555555556">
                <text:p>827.55555555555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827">
                <text:p>82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827">
                <text:p>82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27">
                <text:p>82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827">
                <text:p>82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827">
                <text:p>82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872.555555555556">
                <text:p>872.5555555555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872">
                <text:p>87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72">
                <text:p>87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872">
                <text:p>87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872">
                <text:p>87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872">
                <text:p>87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905.703703703704">
                <text:p>905.70370370370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905">
                <text:p>90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905">
                <text:p>90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905">
                <text:p>90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905">
                <text:p>90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905">
                <text:p>90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30.802469135803">
                <text:p>930.80246913580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930">
                <text:p>9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930">
                <text:p>9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950">
                <text:p>9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950">
                <text:p>9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950">
                <text:p>9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950">
                <text:p>9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950">
                <text:p>9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950">
                <text:p>9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970.534979423868">
                <text:p>970.53497942386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70">
                <text:p>9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970">
                <text:p>9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970">
                <text:p>9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970">
                <text:p>9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970">
                <text:p>9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995.802469135803">
                <text:p>995.80246913580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995">
                <text:p>9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995">
                <text:p>9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995">
                <text:p>9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995">
                <text:p>9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95">
                <text:p>9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020.8024691358">
                <text:p>1020.802469135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020">
                <text:p>102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020">
                <text:p>10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020">
                <text:p>10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020">
                <text:p>10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020">
                <text:p>10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040.53497942387">
                <text:p>1040.5349794238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040">
                <text:p>104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040">
                <text:p>10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40">
                <text:p>10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040">
                <text:p>10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040">
                <text:p>10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060">
                <text:p>10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060">
                <text:p>106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060">
                <text:p>10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060">
                <text:p>10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060">
                <text:p>10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060">
                <text:p>10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080">
                <text:p>10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80">
                <text:p>108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080">
                <text:p>10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080">
                <text:p>10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080">
                <text:p>10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080">
                <text:p>108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100.53497942387">
                <text:p>1100.53497942387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100">
                <text:p>110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1125.8024691358">
                <text:p>1125.802469135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125">
                <text:p>112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1125">
                <text:p>112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125">
                <text:p>112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125">
                <text:p>112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125">
                <text:p>112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1158.7037037037">
                <text:p>1158.703703703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158">
                <text:p>1158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1168">
                <text:p>116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78">
                <text:p>117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1178">
                <text:p>117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178">
                <text:p>117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1178">
                <text:p>117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178">
                <text:p>117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188.53497942387">
                <text:p>1188.5349794238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198">
                <text:p>119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1198">
                <text:p>119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198">
                <text:p>119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1198">
                <text:p>119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98">
                <text:p>11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1208.53497942387">
                <text:p>1208.5349794238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218">
                <text:p>121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1218">
                <text:p>121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218">
                <text:p>121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218">
                <text:p>121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218">
                <text:p>121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1228">
                <text:p>12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238">
                <text:p>12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1238">
                <text:p>12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38">
                <text:p>12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1238">
                <text:p>12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238">
                <text:p>123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1248">
                <text:p>124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258">
                <text:p>12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258">
                <text:p>12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258">
                <text:p>12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1258">
                <text:p>12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258">
                <text:p>125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1268">
                <text:p>126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78">
                <text:p>127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1278">
                <text:p>127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278">
                <text:p>127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1278">
                <text:p>127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278">
                <text:p>1278</text:p>
              </table:table-cell>
              <table:table-cell office:value-type="float" office:value="1050.53497942387">
                <text:p>1050.534979423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288">
                <text:p>128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298">
                <text:p>129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1298">
                <text:p>129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298">
                <text:p>129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1298">
                <text:p>129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98">
                <text:p>1298</text:p>
              </table:table-cell>
              <table:table-cell office:value-type="float" office:value="1070.53497942387">
                <text:p>1070.53497942387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1308">
                <text:p>130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318">
                <text:p>13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1318">
                <text:p>13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318">
                <text:p>13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318">
                <text:p>13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318">
                <text:p>1318</text:p>
              </table:table-cell>
              <table:table-cell office:value-type="float" office:value="1090.53497942387">
                <text:p>1090.53497942387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1328.53497942387">
                <text:p>1328.5349794238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338">
                <text:p>133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1338">
                <text:p>133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38">
                <text:p>133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1338">
                <text:p>133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338">
                <text:p>1338</text:p>
              </table:table-cell>
              <table:table-cell office:value-type="float" office:value="1110.53497942387">
                <text:p>1110.53497942387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1348.53497942387">
                <text:p>1348.5349794238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358">
                <text:p>135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358">
                <text:p>135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358">
                <text:p>135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1368">
                <text:p>136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378">
                <text:p>1378</text:p>
              </table:table-cell>
              <table:table-cell office:value-type="float" office:value="1130.53497942387">
                <text:p>1130.53497942387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1378">
                <text:p>137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78">
                <text:p>137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1378">
                <text:p>137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378">
                <text:p>137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1388">
                <text:p>138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398">
                <text:p>1398</text:p>
              </table:table-cell>
              <table:table-cell office:value-type="float" office:value="1150.53497942387">
                <text:p>1150.5349794238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1398">
                <text:p>139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398">
                <text:p>139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1398">
                <text:p>139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398">
                <text:p>139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1408">
                <text:p>140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18">
                <text:p>1418</text:p>
              </table:table-cell>
              <table:table-cell office:value-type="float" office:value="1170.53497942387">
                <text:p>1170.5349794238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1418">
                <text:p>141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418">
                <text:p>141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1418">
                <text:p>141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418">
                <text:p>141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1428">
                <text:p>142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438">
                <text:p>1438</text:p>
              </table:table-cell>
              <table:table-cell office:value-type="float" office:value="1190.53497942387">
                <text:p>1190.53497942387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1438">
                <text:p>143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438">
                <text:p>143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1438">
                <text:p>143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38">
                <text:p>143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1448">
                <text:p>144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458">
                <text:p>1458</text:p>
              </table:table-cell>
              <table:table-cell office:value-type="float" office:value="1210.53497942387">
                <text:p>1210.53497942387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1458">
                <text:p>145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458">
                <text:p>145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1458">
                <text:p>145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458">
                <text:p>145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1468">
                <text:p>146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478">
                <text:p>1478</text:p>
              </table:table-cell>
              <table:table-cell office:value-type="float" office:value="1230.53497942387">
                <text:p>1230.53497942387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1478">
                <text:p>14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78">
                <text:p>14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1478">
                <text:p>14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478">
                <text:p>14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1478">
                <text:p>14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488">
                <text:p>1488</text:p>
              </table:table-cell>
              <table:table-cell office:value-type="float" office:value="1250.53497942387">
                <text:p>1250.5349794238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498">
                <text:p>149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498">
                <text:p>149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1498">
                <text:p>149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498">
                <text:p>149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1498">
                <text:p>149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08">
                <text:p>150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1518">
                <text:p>151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518">
                <text:p>151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1518">
                <text:p>151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518">
                <text:p>151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518">
                <text:p>151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528">
                <text:p>152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1538">
                <text:p>15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538">
                <text:p>15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1538">
                <text:p>15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38">
                <text:p>15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1538">
                <text:p>153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548">
                <text:p>154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1558">
                <text:p>155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558">
                <text:p>155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558">
                <text:p>155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568.53497942387">
                <text:p>1568.534979423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1578">
                <text:p>157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578">
                <text:p>157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1578">
                <text:p>157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78">
                <text:p>157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1578">
                <text:p>157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593.8024691358">
                <text:p>1593.802469135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1603">
                <text:p>1603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603">
                <text:p>160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603">
                <text:p>160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603">
                <text:p>160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1603">
                <text:p>160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618.8024691358">
                <text:p>1618.802469135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1628">
                <text:p>162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28">
                <text:p>162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1628">
                <text:p>162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628">
                <text:p>162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1628">
                <text:p>162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638.53497942387">
                <text:p>1638.534979423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648">
                <text:p>164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648">
                <text:p>1648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1648">
                <text:p>16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648">
                <text:p>16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648">
                <text:p>16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58.53497942387">
                <text:p>1658.534979423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1668">
                <text:p>16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668">
                <text:p>166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1668">
                <text:p>166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668">
                <text:p>166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668">
                <text:p>166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683.8024691358">
                <text:p>1683.802469135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1693">
                <text:p>169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693">
                <text:p>169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1693">
                <text:p>169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93">
                <text:p>169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1693">
                <text:p>169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716.7037037037">
                <text:p>1716.703703703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1726">
                <text:p>172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726">
                <text:p>172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726">
                <text:p>172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726">
                <text:p>172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1726">
                <text:p>172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749.7037037037">
                <text:p>1749.703703703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1759">
                <text:p>175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59">
                <text:p>175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1759">
                <text:p>175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759">
                <text:p>175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1759">
                <text:p>175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774.8024691358">
                <text:p>1774.802469135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784">
                <text:p>178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784">
                <text:p>178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1784">
                <text:p>178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784">
                <text:p>178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1784">
                <text:p>178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94.53497942387">
                <text:p>1794.5349794238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1804">
                <text:p>180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804">
                <text:p>180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1819.8024691358">
                <text:p>1819.802469135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819">
                <text:p>181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819">
                <text:p>181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819">
                <text:p>181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1819">
                <text:p>181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819">
                <text:p>181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1842.7037037037">
                <text:p>1842.70370370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42">
                <text:p>184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1842">
                <text:p>184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842">
                <text:p>184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1842">
                <text:p>184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842">
                <text:p>184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877.55555555556">
                <text:p>1877.5555555555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877">
                <text:p>187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1877">
                <text:p>187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877">
                <text:p>187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1877">
                <text:p>187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77">
                <text:p>187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1930.33333333333">
                <text:p>1930.3333333333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930">
                <text:p>19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1930">
                <text:p>19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930">
                <text:p>19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930">
                <text:p>19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930">
                <text:p>193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1983.33333333333">
                <text:p>1983.3333333333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983">
                <text:p>198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1983">
                <text:p>198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983">
                <text:p>198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1983">
                <text:p>198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983">
                <text:p>1983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2036.33333333333">
                <text:p>2036.3333333333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2036">
                <text:p>2036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2036">
                <text:p>2036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2036">
                <text:p>2036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2036">
                <text:p>2036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2036">
                <text:p>2036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2071.55555555556">
                <text:p>2071.5555555555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071">
                <text:p>207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2071">
                <text:p>207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2071">
                <text:p>207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2081">
                <text:p>208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2081">
                <text:p>208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2104.7037037037">
                <text:p>2104.703703703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2104">
                <text:p>210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2104">
                <text:p>210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2104">
                <text:p>210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2114">
                <text:p>211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14">
                <text:p>211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2149.55555555556">
                <text:p>2149.5555555555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2149">
                <text:p>214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2149">
                <text:p>214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2149">
                <text:p>214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2159">
                <text:p>215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2159">
                <text:p>215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2212.33333333333">
                <text:p>2212.333333333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2212">
                <text:p>22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2212">
                <text:p>22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57.55555555556">
                <text:p>2257.5555555555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2257">
                <text:p>225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2257">
                <text:p>2257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2257">
                <text:p>2257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2257">
                <text:p>2257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2257">
                <text:p>2257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2302.55555555556">
                <text:p>2302.55555555556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2302">
                <text:p>2302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2302">
                <text:p>230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2302">
                <text:p>2302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02">
                <text:p>2302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2302">
                <text:p>2302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2347.55555555556">
                <text:p>2347.5555555555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2347">
                <text:p>2347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2347">
                <text:p>2347</text:p>
              </table:table-cell>
              <table:table-cell office:value-type="float" office:value="1750.53497942387">
                <text:p>1750.5349794238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2347">
                <text:p>234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2347">
                <text:p>234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2347">
                <text:p>234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2380.7037037037">
                <text:p>2380.703703703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2380">
                <text:p>238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80">
                <text:p>2380</text:p>
              </table:table-cell>
              <table:table-cell office:value-type="float" office:value="1775.8024691358">
                <text:p>1775.8024691358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2380">
                <text:p>238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2380">
                <text:p>238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2380">
                <text:p>238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2413.7037037037">
                <text:p>2413.703703703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2413">
                <text:p>241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2413">
                <text:p>2413</text:p>
              </table:table-cell>
              <table:table-cell office:value-type="float" office:value="1800.8024691358">
                <text:p>1800.8024691358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2413">
                <text:p>241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2413">
                <text:p>241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2413">
                <text:p>241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446.7037037037">
                <text:p>2446.703703703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2446">
                <text:p>2446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2446">
                <text:p>2446</text:p>
              </table:table-cell>
              <table:table-cell office:value-type="float" office:value="1825.8024691358">
                <text:p>1825.8024691358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2446">
                <text:p>244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2446">
                <text:p>244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2446">
                <text:p>2446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2471.8024691358">
                <text:p>2471.8024691358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2471">
                <text:p>2471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2471">
                <text:p>2471</text:p>
              </table:table-cell>
              <table:table-cell office:value-type="float" office:value="1850.8024691358">
                <text:p>1850.8024691358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2471">
                <text:p>247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471">
                <text:p>247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2471">
                <text:p>247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2491.53497942387">
                <text:p>2491.53497942387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2491">
                <text:p>249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2491">
                <text:p>2491</text:p>
              </table:table-cell>
              <table:table-cell office:value-type="float" office:value="1875.8024691358">
                <text:p>1875.8024691358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2491">
                <text:p>249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2491">
                <text:p>249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2491">
                <text:p>249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2511">
                <text:p>251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2511">
                <text:p>251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511">
                <text:p>2511</text:p>
              </table:table-cell>
              <table:table-cell office:value-type="float" office:value="1900.8024691358">
                <text:p>1900.8024691358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2511">
                <text:p>25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2511">
                <text:p>25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2511">
                <text:p>25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2531">
                <text:p>253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2531">
                <text:p>253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2531">
                <text:p>2531</text:p>
              </table:table-cell>
              <table:table-cell office:value-type="float" office:value="1925.8024691358">
                <text:p>1925.8024691358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2531">
                <text:p>253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2551">
                <text:p>255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2551">
                <text:p>255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551">
                <text:p>255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2551">
                <text:p>2551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2551">
                <text:p>2551</text:p>
              </table:table-cell>
              <table:table-cell office:value-type="float" office:value="1950.8024691358">
                <text:p>1950.8024691358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2551">
                <text:p>255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2571">
                <text:p>257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2571">
                <text:p>257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2571">
                <text:p>257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2571">
                <text:p>257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2571">
                <text:p>2571</text:p>
              </table:table-cell>
              <table:table-cell office:value-type="float" office:value="1975.8024691358">
                <text:p>1975.8024691358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2571">
                <text:p>257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591">
                <text:p>259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2591">
                <text:p>259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2591">
                <text:p>259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2591">
                <text:p>259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2591">
                <text:p>2591</text:p>
              </table:table-cell>
              <table:table-cell office:value-type="float" office:value="1995.53497942387">
                <text:p>1995.5349794238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2591">
                <text:p>259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2611">
                <text:p>261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2611">
                <text:p>261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2611">
                <text:p>261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2611">
                <text:p>261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611">
                <text:p>261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2611">
                <text:p>261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2631">
                <text:p>26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2631">
                <text:p>26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2631">
                <text:p>26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2631">
                <text:p>26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2631">
                <text:p>2631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2631">
                <text:p>263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2651">
                <text:p>26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2651">
                <text:p>26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51">
                <text:p>26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2651">
                <text:p>26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2651">
                <text:p>265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2651">
                <text:p>265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2671">
                <text:p>267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2671">
                <text:p>267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2671">
                <text:p>267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2671">
                <text:p>267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2671">
                <text:p>267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2671">
                <text:p>267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691">
                <text:p>269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2691">
                <text:p>269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2691">
                <text:p>269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2691">
                <text:p>269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2691">
                <text:p>2691</text:p>
              </table:table-cell>
              <table:table-cell office:value-type="float" office:value="2095.53497942387">
                <text:p>2095.5349794238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691">
                <text:p>269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2711">
                <text:p>271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2711">
                <text:p>271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2711">
                <text:p>271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2711">
                <text:p>271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711">
                <text:p>2711</text:p>
              </table:table-cell>
              <table:table-cell office:value-type="float" office:value="2120.8024691358">
                <text:p>2120.8024691358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2711">
                <text:p>271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2731">
                <text:p>273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2731">
                <text:p>273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2731">
                <text:p>273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2811">
                <text:p>281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2821">
                <text:p>2821</text:p>
              </table:table-cell>
              <table:table-cell office:value-type="float" office:value="2153.7037037037">
                <text:p>2153.7037037037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2821">
                <text:p>28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2821">
                <text:p>28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2821">
                <text:p>28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821">
                <text:p>28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2874.33333333333">
                <text:p>2874.33333333333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2884">
                <text:p>2884</text:p>
              </table:table-cell>
              <table:table-cell office:value-type="float" office:value="2186.7037037037">
                <text:p>2186.7037037037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2884">
                <text:p>288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2884">
                <text:p>288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884">
                <text:p>288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2884">
                <text:p>288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2937.33333333333">
                <text:p>2937.33333333333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2947">
                <text:p>2947</text:p>
              </table:table-cell>
              <table:table-cell office:value-type="float" office:value="2219.7037037037">
                <text:p>2219.7037037037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2947">
                <text:p>294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47">
                <text:p>294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2947">
                <text:p>294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2947">
                <text:p>294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3000.33333333333">
                <text:p>3000.33333333333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3010">
                <text:p>3010</text:p>
              </table:table-cell>
              <table:table-cell office:value-type="float" office:value="2252.7037037037">
                <text:p>2252.703703703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3010">
                <text:p>301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3010">
                <text:p>301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3010">
                <text:p>301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3010">
                <text:p>301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3063.33333333333">
                <text:p>3063.33333333333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073">
                <text:p>3073</text:p>
              </table:table-cell>
              <table:table-cell office:value-type="float" office:value="2285.7037037037">
                <text:p>2285.7037037037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3073">
                <text:p>307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3073">
                <text:p>307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3073">
                <text:p>307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3073">
                <text:p>307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3108.55555555556">
                <text:p>3108.5555555555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3118">
                <text:p>3118</text:p>
              </table:table-cell>
              <table:table-cell office:value-type="float" office:value="2318.7037037037">
                <text:p>2318.7037037037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3118">
                <text:p>311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3118">
                <text:p>311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3118">
                <text:p>311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118">
                <text:p>311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3141.7037037037">
                <text:p>3141.7037037037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3151">
                <text:p>3151</text:p>
              </table:table-cell>
              <table:table-cell office:value-type="float" office:value="2351.7037037037">
                <text:p>2351.7037037037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3151">
                <text:p>3151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3151">
                <text:p>3151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3151">
                <text:p>3151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3151">
                <text:p>3151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3166.8024691358">
                <text:p>3166.8024691358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3176">
                <text:p>3176</text:p>
              </table:table-cell>
              <table:table-cell office:value-type="float" office:value="2376.8024691358">
                <text:p>2376.8024691358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3176">
                <text:p>317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176">
                <text:p>317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3176">
                <text:p>317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3176">
                <text:p>317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3186.53497942387">
                <text:p>3186.53497942387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3196">
                <text:p>3196</text:p>
              </table:table-cell>
              <table:table-cell office:value-type="float" office:value="2396.53497942387">
                <text:p>2396.5349794238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3196">
                <text:p>319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3196">
                <text:p>319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3196">
                <text:p>319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3196">
                <text:p>319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3206">
                <text:p>3206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216">
                <text:p>3216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3216">
                <text:p>3216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3231.8024691358">
                <text:p>3231.8024691358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3241">
                <text:p>3241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3241">
                <text:p>3241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3241">
                <text:p>3241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3241">
                <text:p>324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3241">
                <text:p>324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3251.53497942387">
                <text:p>3251.5349794238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3261">
                <text:p>326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261">
                <text:p>326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3261">
                <text:p>326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3261">
                <text:p>326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3261">
                <text:p>3261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3271">
                <text:p>327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3281">
                <text:p>328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3281">
                <text:p>328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3281">
                <text:p>328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3281">
                <text:p>328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3281">
                <text:p>3281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291">
                <text:p>329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3301">
                <text:p>330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3301">
                <text:p>330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3301">
                <text:p>330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3301">
                <text:p>330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3301">
                <text:p>330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3311">
                <text:p>331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3321">
                <text:p>332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3321">
                <text:p>332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3321">
                <text:p>332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321">
                <text:p>332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3321">
                <text:p>3321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3331">
                <text:p>333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3341">
                <text:p>334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3341">
                <text:p>334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3341">
                <text:p>334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3341">
                <text:p>334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3341">
                <text:p>334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3351">
                <text:p>335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3361">
                <text:p>336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61">
                <text:p>336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3361">
                <text:p>336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3361">
                <text:p>336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3361">
                <text:p>336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3371">
                <text:p>337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3381">
                <text:p>338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3381">
                <text:p>338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3381">
                <text:p>338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3381">
                <text:p>338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3381">
                <text:p>3381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391">
                <text:p>3391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3401">
                <text:p>3401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3401">
                <text:p>3401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3401">
                <text:p>3401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3401">
                <text:p>3401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3401">
                <text:p>3401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3411">
                <text:p>341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3421">
                <text:p>342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3421">
                <text:p>342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3421">
                <text:p>342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431">
                <text:p>343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3441">
                <text:p>3441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3441">
                <text:p>3441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3441">
                <text:p>3441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3441">
                <text:p>3441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3441">
                <text:p>3441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3451.53497942387">
                <text:p>3451.5349794238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3461">
                <text:p>3461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3461">
                <text:p>346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3461">
                <text:p>346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461">
                <text:p>346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3461">
                <text:p>346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3476.8024691358">
                <text:p>3476.8024691358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3486">
                <text:p>3486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3486">
                <text:p>348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3486">
                <text:p>348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3486">
                <text:p>348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3486">
                <text:p>348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3509.7037037037">
                <text:p>3509.7037037037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3519">
                <text:p>3519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519">
                <text:p>351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3519">
                <text:p>351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3519">
                <text:p>351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3519">
                <text:p>351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3554.55555555556">
                <text:p>3554.55555555556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3564">
                <text:p>3564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3564">
                <text:p>356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3564">
                <text:p>356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3564">
                <text:p>356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3564">
                <text:p>356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599.55555555556">
                <text:p>3599.55555555556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3609">
                <text:p>3609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3609">
                <text:p>3609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3609">
                <text:p>3609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3609">
                <text:p>3609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3609">
                <text:p>3609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3644.55555555556">
                <text:p>3644.55555555556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3654">
                <text:p>3654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3654">
                <text:p>3654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3654">
                <text:p>3654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654">
                <text:p>3654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3654">
                <text:p>3654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3689.55555555556">
                <text:p>3689.55555555556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3699">
                <text:p>3699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3699">
                <text:p>3699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3699">
                <text:p>3699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3699">
                <text:p>3699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3699">
                <text:p>3699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3734.55555555556">
                <text:p>3734.55555555556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3744">
                <text:p>374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744">
                <text:p>3744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3744">
                <text:p>3744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3744">
                <text:p>3744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3744">
                <text:p>3744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3779.55555555556">
                <text:p>3779.5555555555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3789">
                <text:p>3789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3789">
                <text:p>378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3789">
                <text:p>378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3789">
                <text:p>378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3799">
                <text:p>379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09">
                <text:p>3809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3809">
                <text:p>3809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3809">
                <text:p>380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3809">
                <text:p>380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3809">
                <text:p>380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3819">
                <text:p>381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3829">
                <text:p>3829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3829">
                <text:p>382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3829">
                <text:p>382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3829">
                <text:p>382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829">
                <text:p>382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3839">
                <text:p>383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3849">
                <text:p>3849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3849">
                <text:p>3849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3849">
                <text:p>384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3849">
                <text:p>384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3849">
                <text:p>384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3859">
                <text:p>385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3869">
                <text:p>386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3869">
                <text:p>3869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869">
                <text:p>386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3869">
                <text:p>386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3869">
                <text:p>386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3879">
                <text:p>387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3889">
                <text:p>3889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3889">
                <text:p>3889</text:p>
              </table:table-cell>
              <table:table-cell office:value-type="float" office:value="2896.53497942387">
                <text:p>2896.53497942387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3889">
                <text:p>388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3889">
                <text:p>388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3889">
                <text:p>388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3899">
                <text:p>389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909">
                <text:p>3909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3909">
                <text:p>3909</text:p>
              </table:table-cell>
              <table:table-cell office:value-type="float" office:value="2921.8024691358">
                <text:p>2921.802469135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3909">
                <text:p>390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3909">
                <text:p>390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3909">
                <text:p>390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3919">
                <text:p>391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3929">
                <text:p>392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3929">
                <text:p>3929</text:p>
              </table:table-cell>
              <table:table-cell office:value-type="float" office:value="2954.7037037037">
                <text:p>2954.7037037037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3929">
                <text:p>392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3929">
                <text:p>392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929">
                <text:p>392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3939">
                <text:p>393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3949">
                <text:p>394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3949">
                <text:p>3949</text:p>
              </table:table-cell>
              <table:table-cell office:value-type="float" office:value="2999.55555555556">
                <text:p>2999.55555555556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3949">
                <text:p>394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3949">
                <text:p>394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3949">
                <text:p>394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3959">
                <text:p>395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3969">
                <text:p>396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3969">
                <text:p>3969</text:p>
              </table:table-cell>
              <table:table-cell office:value-type="float" office:value="3044.55555555556">
                <text:p>3044.555555555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969">
                <text:p>3969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3969">
                <text:p>3969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3969">
                <text:p>3969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3979">
                <text:p>3979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3989">
                <text:p>3989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3989">
                <text:p>3989</text:p>
              </table:table-cell>
              <table:table-cell office:value-type="float" office:value="3089.55555555556">
                <text:p>3089.55555555556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3989">
                <text:p>3989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4012.7037037037">
                <text:p>4012.7037037037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4022">
                <text:p>402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4022">
                <text:p>402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022">
                <text:p>402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4022">
                <text:p>4022</text:p>
              </table:table-cell>
              <table:table-cell office:value-type="float" office:value="3134.55555555556">
                <text:p>3134.55555555556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4022">
                <text:p>402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4037.8024691358">
                <text:p>4037.8024691358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4047">
                <text:p>4047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4047">
                <text:p>4047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4047">
                <text:p>4047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4047">
                <text:p>4047</text:p>
              </table:table-cell>
              <table:table-cell office:value-type="float" office:value="3179.55555555556">
                <text:p>3179.55555555556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4047">
                <text:p>4047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4062.8024691358">
                <text:p>4062.8024691358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072">
                <text:p>4072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4072">
                <text:p>4072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4072">
                <text:p>4072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4072">
                <text:p>4072</text:p>
              </table:table-cell>
              <table:table-cell office:value-type="float" office:value="3212.7037037037">
                <text:p>3212.7037037037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4072">
                <text:p>407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4082.53497942387">
                <text:p>4082.5349794238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4092">
                <text:p>409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4092">
                <text:p>409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4092">
                <text:p>4092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4092">
                <text:p>4092</text:p>
              </table:table-cell>
              <table:table-cell office:value-type="float" office:value="3237.8024691358">
                <text:p>3237.80246913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092">
                <text:p>409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4102">
                <text:p>410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4112">
                <text:p>411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4112">
                <text:p>411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4112">
                <text:p>411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4112">
                <text:p>4112</text:p>
              </table:table-cell>
              <table:table-cell office:value-type="float" office:value="3257.53497942387">
                <text:p>3257.53497942387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4112">
                <text:p>411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4122">
                <text:p>412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4132">
                <text:p>413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4132">
                <text:p>413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132">
                <text:p>413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4132">
                <text:p>4132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4132">
                <text:p>413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4142">
                <text:p>414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4152">
                <text:p>415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4152">
                <text:p>415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4152">
                <text:p>415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4152">
                <text:p>415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4152">
                <text:p>415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4162">
                <text:p>416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72">
                <text:p>417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4172">
                <text:p>417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4172">
                <text:p>417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4172">
                <text:p>417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4172">
                <text:p>4172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4182">
                <text:p>4182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4192">
                <text:p>4192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4192">
                <text:p>4192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4192">
                <text:p>4192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4192">
                <text:p>4192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192">
                <text:p>419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4202">
                <text:p>420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4212">
                <text:p>421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4212">
                <text:p>421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4212">
                <text:p>421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4222">
                <text:p>422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4232">
                <text:p>4232</text:p>
              </table:table-cell>
              <table:table-cell office:value-type="float" office:value="3357.53497942387">
                <text:p>3357.53497942387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4232">
                <text:p>423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4232">
                <text:p>423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4232">
                <text:p>423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232">
                <text:p>423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4242">
                <text:p>4242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4252">
                <text:p>4252</text:p>
              </table:table-cell>
              <table:table-cell office:value-type="float" office:value="3382.8024691358">
                <text:p>3382.8024691358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4252">
                <text:p>425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4252">
                <text:p>425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4252">
                <text:p>425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4252">
                <text:p>425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4262">
                <text:p>426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4272">
                <text:p>4272</text:p>
              </table:table-cell>
              <table:table-cell office:value-type="float" office:value="3415.7037037037">
                <text:p>3415.7037037037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4272">
                <text:p>4272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272">
                <text:p>4272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4272">
                <text:p>4272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4272">
                <text:p>4272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4282">
                <text:p>4282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4292">
                <text:p>4292</text:p>
              </table:table-cell>
              <table:table-cell office:value-type="float" office:value="3460.55555555556">
                <text:p>3460.55555555556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4292">
                <text:p>429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4292">
                <text:p>429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4292">
                <text:p>429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4292">
                <text:p>429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4302">
                <text:p>430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312">
                <text:p>4312</text:p>
              </table:table-cell>
              <table:table-cell office:value-type="float" office:value="3523.33333333333">
                <text:p>3523.33333333333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4312">
                <text:p>431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4312">
                <text:p>431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4312">
                <text:p>431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4312">
                <text:p>431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4322">
                <text:p>432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4332">
                <text:p>4332</text:p>
              </table:table-cell>
              <table:table-cell office:value-type="float" office:value="3586.33333333333">
                <text:p>3586.33333333333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4332">
                <text:p>4332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4332">
                <text:p>4332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4332">
                <text:p>4332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332">
                <text:p>4332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4342">
                <text:p>4342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4352">
                <text:p>4352</text:p>
              </table:table-cell>
              <table:table-cell office:value-type="float" office:value="3649.33333333333">
                <text:p>3649.33333333333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4352">
                <text:p>435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4352">
                <text:p>435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4352">
                <text:p>435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4352">
                <text:p>435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4362">
                <text:p>436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4372">
                <text:p>4372</text:p>
              </table:table-cell>
              <table:table-cell office:value-type="float" office:value="3694.55555555556">
                <text:p>3694.55555555556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4372">
                <text:p>437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372">
                <text:p>437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4372">
                <text:p>437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4372">
                <text:p>437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4382">
                <text:p>438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4392">
                <text:p>4392</text:p>
              </table:table-cell>
              <table:table-cell office:value-type="float" office:value="3727.7037037037">
                <text:p>3727.703703703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4392">
                <text:p>439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4392">
                <text:p>439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4392">
                <text:p>439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4392">
                <text:p>439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4402">
                <text:p>4402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412">
                <text:p>4412</text:p>
              </table:table-cell>
              <table:table-cell office:value-type="float" office:value="3752.8024691358">
                <text:p>3752.8024691358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4412">
                <text:p>4412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4412">
                <text:p>4412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4412">
                <text:p>4412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4422">
                <text:p>4422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4432">
                <text:p>4432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4432">
                <text:p>4432</text:p>
              </table:table-cell>
              <table:table-cell office:value-type="float" office:value="3772.53497942387">
                <text:p>3772.53497942387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4432">
                <text:p>4432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4432">
                <text:p>4432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4432">
                <text:p>4432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442.53497942387">
                <text:p>4442.53497942387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4452">
                <text:p>4452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4452">
                <text:p>4452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4452">
                <text:p>4452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4452">
                <text:p>4452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4452">
                <text:p>4452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4467.8024691358">
                <text:p>4467.8024691358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4477">
                <text:p>4477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4477">
                <text:p>4477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4477">
                <text:p>4477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477">
                <text:p>4477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4477">
                <text:p>4477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4500.70370370371">
                <text:p>4500.70370370371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4510">
                <text:p>4510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4510">
                <text:p>4510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4510">
                <text:p>451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4510">
                <text:p>451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4510">
                <text:p>4510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4533.7037037037">
                <text:p>4533.7037037037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4543">
                <text:p>4543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43">
                <text:p>4543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4543">
                <text:p>4543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4543">
                <text:p>4543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4543">
                <text:p>4543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4566.7037037037">
                <text:p>4566.7037037037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4576">
                <text:p>4576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4576">
                <text:p>457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4576">
                <text:p>4576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4576">
                <text:p>4576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4576">
                <text:p>4576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599.7037037037">
                <text:p>4599.7037037037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4609">
                <text:p>4609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4609">
                <text:p>4609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4609">
                <text:p>4609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4609">
                <text:p>4609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4609">
                <text:p>4609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4632.7037037037">
                <text:p>4632.7037037037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4642">
                <text:p>4642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4642">
                <text:p>4642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4642">
                <text:p>46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642">
                <text:p>46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4642">
                <text:p>46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4665.70370370371">
                <text:p>4665.70370370371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4675">
                <text:p>467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4675">
                <text:p>4675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4675">
                <text:p>4675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4675">
                <text:p>4675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4675">
                <text:p>4675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4698.7037037037">
                <text:p>4698.703703703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4708">
                <text:p>4708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708">
                <text:p>4708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4708">
                <text:p>470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4731.7037037037">
                <text:p>4731.7037037037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4741">
                <text:p>4741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4741">
                <text:p>4741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4741">
                <text:p>4741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4741">
                <text:p>4741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4741">
                <text:p>4741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4756.8024691358">
                <text:p>4756.8024691358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4766">
                <text:p>4766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766">
                <text:p>4766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4766">
                <text:p>4766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4766">
                <text:p>4766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4766">
                <text:p>476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4776.53497942387">
                <text:p>4776.53497942387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4786">
                <text:p>478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4786">
                <text:p>478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4786">
                <text:p>478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4786">
                <text:p>4786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4786">
                <text:p>4786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796.53497942387">
                <text:p>4796.5349794238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4806">
                <text:p>4806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4806">
                <text:p>4806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4806">
                <text:p>4806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4806">
                <text:p>480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4806">
                <text:p>480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4816">
                <text:p>481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4826">
                <text:p>482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4826">
                <text:p>482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4826">
                <text:p>4826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826">
                <text:p>4826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4826">
                <text:p>482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4836">
                <text:p>483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4846">
                <text:p>484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4846">
                <text:p>484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4846">
                <text:p>484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4846">
                <text:p>4846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4846">
                <text:p>484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4856">
                <text:p>485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4866">
                <text:p>486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866">
                <text:p>486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4866">
                <text:p>486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4866">
                <text:p>486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4866">
                <text:p>486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4876">
                <text:p>487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4886">
                <text:p>488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4886">
                <text:p>488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4886">
                <text:p>488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4886">
                <text:p>4886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4886">
                <text:p>488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896">
                <text:p>489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4906">
                <text:p>490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4906">
                <text:p>490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4906">
                <text:p>490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4906">
                <text:p>4906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4906">
                <text:p>490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4916">
                <text:p>491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4926">
                <text:p>492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4926">
                <text:p>492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4926">
                <text:p>492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926">
                <text:p>4926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4936">
                <text:p>493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4946">
                <text:p>494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4946">
                <text:p>494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4946">
                <text:p>494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4946">
                <text:p>494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4946">
                <text:p>4946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4956">
                <text:p>495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4966">
                <text:p>496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4966">
                <text:p>496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66">
                <text:p>496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4966">
                <text:p>496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4966">
                <text:p>4966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4976">
                <text:p>497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4986">
                <text:p>498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4986">
                <text:p>498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4986">
                <text:p>498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4986">
                <text:p>498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4986">
                <text:p>4986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4996">
                <text:p>499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006">
                <text:p>500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5006">
                <text:p>500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5006">
                <text:p>500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5006">
                <text:p>500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5006">
                <text:p>5006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5016">
                <text:p>501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5026">
                <text:p>502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5026">
                <text:p>502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5026">
                <text:p>502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5026">
                <text:p>5026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026">
                <text:p>5026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5036">
                <text:p>503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5046">
                <text:p>504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5046">
                <text:p>504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5046">
                <text:p>504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5046">
                <text:p>504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5046">
                <text:p>5046</text:p>
              </table:table-cell>
              <table:table-cell office:value-type="float" office:value="4272.53497942387">
                <text:p>4272.53497942387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5056">
                <text:p>5056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5066">
                <text:p>5066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5066">
                <text:p>5066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066">
                <text:p>5066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5066">
                <text:p>5066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5066">
                <text:p>5066</text:p>
              </table:table-cell>
              <table:table-cell office:value-type="float" office:value="4297.8024691358">
                <text:p>4297.8024691358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5076">
                <text:p>507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5086">
                <text:p>508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5086">
                <text:p>508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5086">
                <text:p>508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5086">
                <text:p>508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5086">
                <text:p>5086</text:p>
              </table:table-cell>
              <table:table-cell office:value-type="float" office:value="4330.7037037037">
                <text:p>4330.7037037037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5096">
                <text:p>5096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106">
                <text:p>5106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5106">
                <text:p>5106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5106">
                <text:p>5106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5106">
                <text:p>5106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5106">
                <text:p>5106</text:p>
              </table:table-cell>
              <table:table-cell office:value-type="float" office:value="4375.55555555556">
                <text:p>4375.55555555556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5116">
                <text:p>511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5126">
                <text:p>512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5126">
                <text:p>512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5126">
                <text:p>512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5126">
                <text:p>512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126">
                <text:p>5126</text:p>
              </table:table-cell>
              <table:table-cell office:value-type="float" office:value="4438.33333333333">
                <text:p>4438.33333333333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5136">
                <text:p>513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5146">
                <text:p>51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5146">
                <text:p>51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5146">
                <text:p>51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5146">
                <text:p>51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5146">
                <text:p>5146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5156.53497942387">
                <text:p>5156.53497942387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5166">
                <text:p>5166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5166">
                <text:p>5166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166">
                <text:p>5166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5166">
                <text:p>5166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5166">
                <text:p>5166</text:p>
              </table:table-cell>
              <table:table-cell office:value-type="float" office:value="4591.33333333333">
                <text:p>4591.33333333333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5181.8024691358">
                <text:p>5181.802469135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5191">
                <text:p>5191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5191">
                <text:p>5191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5191">
                <text:p>5191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5191">
                <text:p>5191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5191">
                <text:p>5191</text:p>
              </table:table-cell>
              <table:table-cell office:value-type="float" office:value="4636.55555555556">
                <text:p>4636.55555555556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5206.8024691358">
                <text:p>5206.8024691358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216">
                <text:p>5216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5216">
                <text:p>5216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5216">
                <text:p>5216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5216">
                <text:p>5216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5216">
                <text:p>5216</text:p>
              </table:table-cell>
              <table:table-cell office:value-type="float" office:value="4669.7037037037">
                <text:p>4669.7037037037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5231.8024691358">
                <text:p>5231.8024691358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5241">
                <text:p>5241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5241">
                <text:p>5241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5241">
                <text:p>5241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5241">
                <text:p>5241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241">
                <text:p>5241</text:p>
              </table:table-cell>
              <table:table-cell office:value-type="float" office:value="4694.8024691358">
                <text:p>4694.8024691358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5256.8024691358">
                <text:p>5256.8024691358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5266">
                <text:p>526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5266">
                <text:p>526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5266">
                <text:p>526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5266">
                <text:p>526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5266">
                <text:p>5266</text:p>
              </table:table-cell>
              <table:table-cell office:value-type="float" office:value="4714.53497942387">
                <text:p>4714.53497942387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5281.8024691358">
                <text:p>5281.8024691358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5291">
                <text:p>5291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5291">
                <text:p>5291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291">
                <text:p>5291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5291">
                <text:p>5291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5291">
                <text:p>5291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5306.8024691358">
                <text:p>5306.8024691358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5316">
                <text:p>531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5316">
                <text:p>531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5316">
                <text:p>531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5316">
                <text:p>531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5316">
                <text:p>5316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5331.8024691358">
                <text:p>5331.802469135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341">
                <text:p>534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5341">
                <text:p>534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5341">
                <text:p>534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5341">
                <text:p>534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5341">
                <text:p>5341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5356.8024691358">
                <text:p>5356.8024691358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5366">
                <text:p>5366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5366">
                <text:p>5366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5366">
                <text:p>5366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5366">
                <text:p>5366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381.8024691358">
                <text:p>5381.8024691358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5381">
                <text:p>5381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5391">
                <text:p>5391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5391">
                <text:p>5391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5391">
                <text:p>5391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5391">
                <text:p>5391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5401.53497942387">
                <text:p>5401.53497942387</text:p>
              </table:table-cell>
              <table:table-cell office:value-type="float" office:value="4814.53497942387">
                <text:p>4814.53497942387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5401">
                <text:p>540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5411">
                <text:p>541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5411">
                <text:p>541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411">
                <text:p>541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5411">
                <text:p>5411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5421">
                <text:p>5421</text:p>
              </table:table-cell>
              <table:table-cell office:value-type="float" office:value="4839.8024691358">
                <text:p>4839.8024691358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5421">
                <text:p>5421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5431">
                <text:p>5431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5431">
                <text:p>5431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5431">
                <text:p>5431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5431">
                <text:p>5431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5441">
                <text:p>5441</text:p>
              </table:table-cell>
              <table:table-cell office:value-type="float" office:value="4872.7037037037">
                <text:p>4872.7037037037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5441">
                <text:p>544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451">
                <text:p>545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5451">
                <text:p>545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5451">
                <text:p>545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5451">
                <text:p>545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5461">
                <text:p>5461</text:p>
              </table:table-cell>
              <table:table-cell office:value-type="float" office:value="4917.55555555556">
                <text:p>4917.55555555556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5461">
                <text:p>5461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5471">
                <text:p>5471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5471">
                <text:p>5471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5471">
                <text:p>5471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5471">
                <text:p>5471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481">
                <text:p>5481</text:p>
              </table:table-cell>
              <table:table-cell office:value-type="float" office:value="4980.33333333333">
                <text:p>4980.33333333333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5481">
                <text:p>548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5491">
                <text:p>549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5491">
                <text:p>549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5491">
                <text:p>549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5491">
                <text:p>5491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5501">
                <text:p>5501</text:p>
              </table:table-cell>
              <table:table-cell office:value-type="float" office:value="5043.33333333333">
                <text:p>5043.33333333333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5501">
                <text:p>5501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5511">
                <text:p>5511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5511">
                <text:p>5511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511">
                <text:p>5511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5511">
                <text:p>5511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5521">
                <text:p>5521</text:p>
              </table:table-cell>
              <table:table-cell office:value-type="float" office:value="5106.33333333333">
                <text:p>5106.33333333333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5521">
                <text:p>552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5531">
                <text:p>553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5531">
                <text:p>553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5531">
                <text:p>553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5531">
                <text:p>553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5541">
                <text:p>5541</text:p>
              </table:table-cell>
              <table:table-cell office:value-type="float" office:value="5151.55555555556">
                <text:p>5151.55555555556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5541">
                <text:p>554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551">
                <text:p>555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5551">
                <text:p>555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5551">
                <text:p>555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5551">
                <text:p>555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5561">
                <text:p>5561</text:p>
              </table:table-cell>
              <table:table-cell office:value-type="float" office:value="5184.7037037037">
                <text:p>5184.7037037037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5561">
                <text:p>5561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5571">
                <text:p>5571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5571">
                <text:p>5571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5571">
                <text:p>5571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5581">
                <text:p>5581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581">
                <text:p>5581</text:p>
              </table:table-cell>
              <table:table-cell office:value-type="float" office:value="5209.8024691358">
                <text:p>5209.8024691358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5581">
                <text:p>558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5591">
                <text:p>559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5591">
                <text:p>559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5591">
                <text:p>559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5601">
                <text:p>560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5601">
                <text:p>5601</text:p>
              </table:table-cell>
              <table:table-cell office:value-type="float" office:value="5229.53497942387">
                <text:p>5229.53497942387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5601">
                <text:p>560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5611">
                <text:p>561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5611">
                <text:p>561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611">
                <text:p>561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5621">
                <text:p>5621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5621">
                <text:p>5621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5621">
                <text:p>5621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5631">
                <text:p>5631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5631">
                <text:p>5631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5631">
                <text:p>5631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5641">
                <text:p>5641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5641">
                <text:p>5641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5641">
                <text:p>564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651">
                <text:p>565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5651">
                <text:p>565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5651">
                <text:p>565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5651">
                <text:p>565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5661">
                <text:p>5661</text:p>
              </table:table-cell>
              <table:table-cell office:value-type="float" office:value="5289">
                <text:p>5289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5661">
                <text:p>5661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5661">
                <text:p>5661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5671">
                <text:p>5671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5671">
                <text:p>5671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5671">
                <text:p>5671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681">
                <text:p>5681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5681">
                <text:p>5681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5681">
                <text:p>5681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5691">
                <text:p>5691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5691">
                <text:p>5691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5691">
                <text:p>5691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5701">
                <text:p>5701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5701">
                <text:p>570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5701">
                <text:p>570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5711">
                <text:p>571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711">
                <text:p>571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5711">
                <text:p>5711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5721">
                <text:p>5721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5721">
                <text:p>5721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5721">
                <text:p>5721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5731">
                <text:p>5731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5731">
                <text:p>5731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5731">
                <text:p>5731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5741">
                <text:p>5741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5741">
                <text:p>574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741">
                <text:p>574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5751">
                <text:p>575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5751">
                <text:p>575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5751">
                <text:p>575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5761">
                <text:p>5761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5761">
                <text:p>5761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5761">
                <text:p>5761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5771">
                <text:p>5771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5771">
                <text:p>5771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5771">
                <text:p>5771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781">
                <text:p>5781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5781">
                <text:p>5781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5781">
                <text:p>5781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5791">
                <text:p>5791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5791">
                <text:p>5791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5791">
                <text:p>5791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5801.53497942387">
                <text:p>5801.53497942387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5801">
                <text:p>5801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5801">
                <text:p>5801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5811">
                <text:p>5811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811">
                <text:p>5811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5811">
                <text:p>5811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5821.53497942387">
                <text:p>5821.53497942387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5821">
                <text:p>5821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5821">
                <text:p>5821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5821">
                <text:p>5821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5821">
                <text:p>5821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5821">
                <text:p>5821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5831.53497942387">
                <text:p>5831.53497942387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5831">
                <text:p>5831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831">
                <text:p>5831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5831">
                <text:p>5831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5831">
                <text:p>5831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5831">
                <text:p>5831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5841.53497942387">
                <text:p>5841.53497942387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5841">
                <text:p>584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5841">
                <text:p>584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5841">
                <text:p>584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5841">
                <text:p>584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5841">
                <text:p>584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851.53497942387">
                <text:p>5851.53497942387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5851">
                <text:p>585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5851">
                <text:p>585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5851">
                <text:p>585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5851">
                <text:p>585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5851">
                <text:p>5851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5861.53497942387">
                <text:p>5861.53497942387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5861">
                <text:p>5861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5861">
                <text:p>5861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5861">
                <text:p>5861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5861">
                <text:p>5861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5861">
                <text:p>5861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5871.53497942387">
                <text:p>5871.53497942387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5871">
                <text:p>587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5871">
                <text:p>587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5871">
                <text:p>587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5871">
                <text:p>587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5871">
                <text:p>587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5881.53497942387">
                <text:p>5881.53497942387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5881">
                <text:p>5881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881">
                <text:p>5881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5881">
                <text:p>5881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5881">
                <text:p>5881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5881">
                <text:p>5881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5891.53497942387">
                <text:p>5891.53497942387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5891">
                <text:p>5891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5891">
                <text:p>5891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5891">
                <text:p>5891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5891">
                <text:p>5891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5891">
                <text:p>5891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906.8024691358">
                <text:p>5906.8024691358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5906">
                <text:p>590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5906">
                <text:p>590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5906">
                <text:p>590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5906">
                <text:p>590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5906">
                <text:p>590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5916.53497942387">
                <text:p>5916.53497942387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5916">
                <text:p>5916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5916">
                <text:p>5916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5916">
                <text:p>5916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916">
                <text:p>5916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140.1">
                <text:p>140.1</text:p>
              </table:table-cell>
              <table:table-cell office:value-type="float" office:value="5916">
                <text:p>5916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5926">
                <text:p>5926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float" office:value="140.3">
                <text:p>140.3</text:p>
              </table:table-cell>
              <table:table-cell office:value-type="float" office:value="5926">
                <text:p>592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5926">
                <text:p>592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5926">
                <text:p>592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5926">
                <text:p>592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5926">
                <text:p>592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5936">
                <text:p>593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140.9">
                <text:p>140.9</text:p>
              </table:table-cell>
              <table:table-cell office:value-type="float" office:value="5936">
                <text:p>5936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936">
                <text:p>5936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5936">
                <text:p>5936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5936">
                <text:p>5936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float" office:value="141.3">
                <text:p>141.3</text:p>
              </table:table-cell>
              <table:table-cell office:value-type="float" office:value="5936">
                <text:p>5936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5946">
                <text:p>5946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5946">
                <text:p>594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5946">
                <text:p>594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float" office:value="141.7">
                <text:p>141.7</text:p>
              </table:table-cell>
              <table:table-cell office:value-type="float" office:value="5946">
                <text:p>594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5946">
                <text:p>594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5946">
                <text:p>5946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956">
                <text:p>5956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float" office:value="142.1">
                <text:p>142.1</text:p>
              </table:table-cell>
              <table:table-cell office:value-type="float" office:value="5956">
                <text:p>595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5966">
                <text:p>596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5966">
                <text:p>596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5966">
                <text:p>596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5966">
                <text:p>596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5976">
                <text:p>5976</text:p>
              </table:table-cell>
              <table:table-cell office:value-type="float" office:value="5729.53497942387">
                <text:p>5729.53497942387</text:p>
              </table:table-cell>
            </table:table-row>
            <table:table-row>
              <table:table-cell office:value-type="float" office:value="142.7">
                <text:p>142.7</text:p>
              </table:table-cell>
              <table:table-cell office:value-type="float" office:value="5976">
                <text:p>597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5986">
                <text:p>598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42.9">
                <text:p>142.9</text:p>
              </table:table-cell>
              <table:table-cell office:value-type="float" office:value="5986">
                <text:p>598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986">
                <text:p>598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43.1">
                <text:p>143.1</text:p>
              </table:table-cell>
              <table:table-cell office:value-type="float" office:value="5986">
                <text:p>598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5996">
                <text:p>5996</text:p>
              </table:table-cell>
              <table:table-cell office:value-type="float" office:value="5754.8024691358">
                <text:p>5754.8024691358</text:p>
              </table:table-cell>
            </table:table-row>
            <table:table-row>
              <table:table-cell office:value-type="float" office:value="143.3">
                <text:p>143.3</text:p>
              </table:table-cell>
              <table:table-cell office:value-type="float" office:value="5996">
                <text:p>599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6006">
                <text:p>600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6006">
                <text:p>600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6006">
                <text:p>600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43.7">
                <text:p>143.7</text:p>
              </table:table-cell>
              <table:table-cell office:value-type="float" office:value="6006">
                <text:p>600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6016">
                <text:p>6016</text:p>
              </table:table-cell>
              <table:table-cell office:value-type="float" office:value="5787.70370370371">
                <text:p>5787.70370370371</text:p>
              </table:table-cell>
            </table:table-row>
            <table:table-row>
              <table:table-cell office:value-type="float" office:value="143.9">
                <text:p>143.9</text:p>
              </table:table-cell>
              <table:table-cell office:value-type="float" office:value="6016">
                <text:p>601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026">
                <text:p>602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float" office:value="144.1">
                <text:p>144.1</text:p>
              </table:table-cell>
              <table:table-cell office:value-type="float" office:value="6026">
                <text:p>602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6026">
                <text:p>602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float" office:value="144.3">
                <text:p>144.3</text:p>
              </table:table-cell>
              <table:table-cell office:value-type="float" office:value="6026">
                <text:p>602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6036">
                <text:p>6036</text:p>
              </table:table-cell>
              <table:table-cell office:value-type="float" office:value="5832.55555555556">
                <text:p>5832.55555555556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6046">
                <text:p>6046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6046">
                <text:p>6046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144.7">
                <text:p>144.7</text:p>
              </table:table-cell>
              <table:table-cell office:value-type="float" office:value="6046">
                <text:p>6046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6046">
                <text:p>6046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6046">
                <text:p>6046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046">
                <text:p>6046</text:p>
              </table:table-cell>
              <table:table-cell office:value-type="float" office:value="5877.55555555556">
                <text:p>5877.55555555556</text:p>
              </table:table-cell>
            </table:table-row>
            <table:table-row>
              <table:table-cell office:value-type="float" office:value="145.1">
                <text:p>145.1</text:p>
              </table:table-cell>
              <table:table-cell office:value-type="float" office:value="6056">
                <text:p>605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6056">
                <text:p>605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145.3">
                <text:p>145.3</text:p>
              </table:table-cell>
              <table:table-cell office:value-type="float" office:value="6056">
                <text:p>605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6056">
                <text:p>605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6056">
                <text:p>605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6056">
                <text:p>6056</text:p>
              </table:table-cell>
              <table:table-cell office:value-type="float" office:value="5922.55555555556">
                <text:p>5922.55555555556</text:p>
              </table:table-cell>
            </table:table-row>
            <table:table-row>
              <table:table-cell office:value-type="float" office:value="145.7">
                <text:p>145.7</text:p>
              </table:table-cell>
              <table:table-cell office:value-type="float" office:value="6066">
                <text:p>6066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6066">
                <text:p>6066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6076">
                <text:p>6076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076">
                <text:p>6076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146.1">
                <text:p>146.1</text:p>
              </table:table-cell>
              <table:table-cell office:value-type="float" office:value="6076">
                <text:p>6076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6076">
                <text:p>6076</text:p>
              </table:table-cell>
              <table:table-cell office:value-type="float" office:value="5967.55555555556">
                <text:p>5967.55555555556</text:p>
              </table:table-cell>
            </table:table-row>
            <table:table-row>
              <table:table-cell office:value-type="float" office:value="146.3">
                <text:p>146.3</text:p>
              </table:table-cell>
              <table:table-cell office:value-type="float" office:value="6086">
                <text:p>608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6086">
                <text:p>608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6096">
                <text:p>609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6096">
                <text:p>609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146.7">
                <text:p>146.7</text:p>
              </table:table-cell>
              <table:table-cell office:value-type="float" office:value="6096">
                <text:p>609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6096">
                <text:p>6096</text:p>
              </table:table-cell>
              <table:table-cell office:value-type="float" office:value="6012.55555555556">
                <text:p>6012.55555555556</text:p>
              </table:table-cell>
            </table:table-row>
            <table:table-row>
              <table:table-cell office:value-type="float" office:value="146.9">
                <text:p>146.9</text:p>
              </table:table-cell>
              <table:table-cell office:value-type="float" office:value="6106">
                <text:p>610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106">
                <text:p>610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147.1">
                <text:p>147.1</text:p>
              </table:table-cell>
              <table:table-cell office:value-type="float" office:value="6116">
                <text:p>611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6116">
                <text:p>611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147.3">
                <text:p>147.3</text:p>
              </table:table-cell>
              <table:table-cell office:value-type="float" office:value="6116">
                <text:p>611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6116">
                <text:p>6116</text:p>
              </table:table-cell>
              <table:table-cell office:value-type="float" office:value="6045.7037037037">
                <text:p>6045.7037037037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6126">
                <text:p>612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6126">
                <text:p>612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47.7">
                <text:p>147.7</text:p>
              </table:table-cell>
              <table:table-cell office:value-type="float" office:value="6136.53497942387">
                <text:p>6136.53497942387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6136">
                <text:p>613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47.9">
                <text:p>147.9</text:p>
              </table:table-cell>
              <table:table-cell office:value-type="float" office:value="6136">
                <text:p>613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136">
                <text:p>6136</text:p>
              </table:table-cell>
              <table:table-cell office:value-type="float" office:value="6070.8024691358">
                <text:p>6070.8024691358</text:p>
              </table:table-cell>
            </table:table-row>
            <table:table-row>
              <table:table-cell office:value-type="float" office:value="148.1">
                <text:p>148.1</text:p>
              </table:table-cell>
              <table:table-cell office:value-type="float" office:value="6146">
                <text:p>614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6146">
                <text:p>614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48.3">
                <text:p>148.3</text:p>
              </table:table-cell>
              <table:table-cell office:value-type="float" office:value="6156.53497942387">
                <text:p>6156.53497942387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6156">
                <text:p>615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6156">
                <text:p>615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6156">
                <text:p>6156</text:p>
              </table:table-cell>
              <table:table-cell office:value-type="float" office:value="6090.53497942387">
                <text:p>6090.53497942387</text:p>
              </table:table-cell>
            </table:table-row>
            <table:table-row>
              <table:table-cell office:value-type="float" office:value="148.7">
                <text:p>148.7</text:p>
              </table:table-cell>
              <table:table-cell office:value-type="float" office:value="6166">
                <text:p>616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6166">
                <text:p>616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148.9">
                <text:p>148.9</text:p>
              </table:table-cell>
              <table:table-cell office:value-type="float" office:value="6176">
                <text:p>617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6">
                <text:p>617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149.1">
                <text:p>149.1</text:p>
              </table:table-cell>
              <table:table-cell office:value-type="float" office:value="6176">
                <text:p>617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6176">
                <text:p>6176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149.3">
                <text:p>149.3</text:p>
              </table:table-cell>
              <table:table-cell office:value-type="float" office:value="6186">
                <text:p>618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6186">
                <text:p>618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6196">
                <text:p>619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6196">
                <text:p>619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49.7">
                <text:p>149.7</text:p>
              </table:table-cell>
              <table:table-cell office:value-type="float" office:value="6196">
                <text:p>619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6196">
                <text:p>6196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49.9">
                <text:p>149.9</text:p>
              </table:table-cell>
              <table:table-cell office:value-type="float" office:value="6206">
                <text:p>620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06">
                <text:p>620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0.1">
                <text:p>150.1</text:p>
              </table:table-cell>
              <table:table-cell office:value-type="float" office:value="6216">
                <text:p>621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6216">
                <text:p>621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0.3">
                <text:p>150.3</text:p>
              </table:table-cell>
              <table:table-cell office:value-type="float" office:value="6216">
                <text:p>6216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6226">
                <text:p>6226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6236">
                <text:p>623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6236">
                <text:p>623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0.7">
                <text:p>150.7</text:p>
              </table:table-cell>
              <table:table-cell office:value-type="float" office:value="6236">
                <text:p>623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6236">
                <text:p>623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0.9">
                <text:p>150.9</text:p>
              </table:table-cell>
              <table:table-cell office:value-type="float" office:value="6236">
                <text:p>623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6246">
                <text:p>6246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51.1">
                <text:p>151.1</text:p>
              </table:table-cell>
              <table:table-cell office:value-type="float" office:value="6256">
                <text:p>6256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6256">
                <text:p>6256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1.3">
                <text:p>151.3</text:p>
              </table:table-cell>
              <table:table-cell office:value-type="float" office:value="6256">
                <text:p>6256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6256">
                <text:p>6256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6256">
                <text:p>6256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6266">
                <text:p>6266</text:p>
              </table:table-cell>
              <table:table-cell office:value-type="float" office:value="6190.53497942387">
                <text:p>6190.53497942387</text:p>
              </table:table-cell>
            </table:table-row>
            <table:table-row>
              <table:table-cell office:value-type="float" office:value="151.7">
                <text:p>151.7</text:p>
              </table:table-cell>
              <table:table-cell office:value-type="float" office:value="6276">
                <text:p>627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6276">
                <text:p>627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1.9">
                <text:p>151.9</text:p>
              </table:table-cell>
              <table:table-cell office:value-type="float" office:value="6276">
                <text:p>627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276">
                <text:p>627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2.1">
                <text:p>152.1</text:p>
              </table:table-cell>
              <table:table-cell office:value-type="float" office:value="6276">
                <text:p>627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6286">
                <text:p>6286</text:p>
              </table:table-cell>
              <table:table-cell office:value-type="float" office:value="6215.8024691358">
                <text:p>6215.8024691358</text:p>
              </table:table-cell>
            </table:table-row>
            <table:table-row>
              <table:table-cell office:value-type="float" office:value="152.3">
                <text:p>152.3</text:p>
              </table:table-cell>
              <table:table-cell office:value-type="float" office:value="6296">
                <text:p>6296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6296">
                <text:p>6296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6296">
                <text:p>6296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6296">
                <text:p>6296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152.7">
                <text:p>152.7</text:p>
              </table:table-cell>
              <table:table-cell office:value-type="float" office:value="6296">
                <text:p>6296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6306">
                <text:p>6306</text:p>
              </table:table-cell>
              <table:table-cell office:value-type="float" office:value="6248.7037037037">
                <text:p>6248.7037037037</text:p>
              </table:table-cell>
            </table:table-row>
            <table:table-row>
              <table:table-cell office:value-type="float" office:value="152.9">
                <text:p>152.9</text:p>
              </table:table-cell>
              <table:table-cell office:value-type="float" office:value="6316">
                <text:p>6316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316">
                <text:p>6316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float" office:value="153.1">
                <text:p>153.1</text:p>
              </table:table-cell>
              <table:table-cell office:value-type="float" office:value="6316">
                <text:p>6316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6316">
                <text:p>6316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float" office:value="153.3">
                <text:p>153.3</text:p>
              </table:table-cell>
              <table:table-cell office:value-type="float" office:value="6316">
                <text:p>6316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6326">
                <text:p>6326</text:p>
              </table:table-cell>
              <table:table-cell office:value-type="float" office:value="6281.7037037037">
                <text:p>6281.7037037037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6336">
                <text:p>6336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6336">
                <text:p>6336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153.7">
                <text:p>153.7</text:p>
              </table:table-cell>
              <table:table-cell office:value-type="float" office:value="6336">
                <text:p>6336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6336">
                <text:p>6336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153.9">
                <text:p>153.9</text:p>
              </table:table-cell>
              <table:table-cell office:value-type="float" office:value="6336">
                <text:p>6336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346">
                <text:p>6346</text:p>
              </table:table-cell>
              <table:table-cell office:value-type="float" office:value="6314.7037037037">
                <text:p>6314.7037037037</text:p>
              </table:table-cell>
            </table:table-row>
            <table:table-row>
              <table:table-cell office:value-type="float" office:value="154.1">
                <text:p>154.1</text:p>
              </table:table-cell>
              <table:table-cell office:value-type="float" office:value="6356">
                <text:p>635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6356">
                <text:p>635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154.3">
                <text:p>154.3</text:p>
              </table:table-cell>
              <table:table-cell office:value-type="float" office:value="6356">
                <text:p>635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6356">
                <text:p>635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6356">
                <text:p>635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6366">
                <text:p>6366</text:p>
              </table:table-cell>
              <table:table-cell office:value-type="float" office:value="6347.7037037037">
                <text:p>6347.7037037037</text:p>
              </table:table-cell>
            </table:table-row>
            <table:table-row>
              <table:table-cell office:value-type="float" office:value="154.7">
                <text:p>154.7</text:p>
              </table:table-cell>
              <table:table-cell office:value-type="float" office:value="6376">
                <text:p>6376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6376">
                <text:p>6376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54.9">
                <text:p>154.9</text:p>
              </table:table-cell>
              <table:table-cell office:value-type="float" office:value="6376">
                <text:p>6376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376">
                <text:p>6376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55.1">
                <text:p>155.1</text:p>
              </table:table-cell>
              <table:table-cell office:value-type="float" office:value="6376">
                <text:p>6376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6386">
                <text:p>6386</text:p>
              </table:table-cell>
              <table:table-cell office:value-type="float" office:value="6380.7037037037">
                <text:p>6380.7037037037</text:p>
              </table:table-cell>
            </table:table-row>
            <table:table-row>
              <table:table-cell office:value-type="float" office:value="155.3">
                <text:p>155.3</text:p>
              </table:table-cell>
              <table:table-cell office:value-type="float" office:value="6396">
                <text:p>639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6396">
                <text:p>639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6396">
                <text:p>639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6396">
                <text:p>639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55.7">
                <text:p>155.7</text:p>
              </table:table-cell>
              <table:table-cell office:value-type="float" office:value="6396">
                <text:p>6396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6406">
                <text:p>6406</text:p>
              </table:table-cell>
              <table:table-cell office:value-type="float" office:value="6413.7037037037">
                <text:p>6413.7037037037</text:p>
              </table:table-cell>
            </table:table-row>
            <table:table-row>
              <table:table-cell office:value-type="float" office:value="155.9">
                <text:p>155.9</text:p>
              </table:table-cell>
              <table:table-cell office:value-type="float" office:value="6416">
                <text:p>6416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416">
                <text:p>6416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156.1">
                <text:p>156.1</text:p>
              </table:table-cell>
              <table:table-cell office:value-type="float" office:value="6416">
                <text:p>6416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6416">
                <text:p>6416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156.3">
                <text:p>156.3</text:p>
              </table:table-cell>
              <table:table-cell office:value-type="float" office:value="6416">
                <text:p>6416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6426">
                <text:p>6426</text:p>
              </table:table-cell>
              <table:table-cell office:value-type="float" office:value="6446.7037037037">
                <text:p>6446.7037037037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6426">
                <text:p>642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6426">
                <text:p>642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156.7">
                <text:p>156.7</text:p>
              </table:table-cell>
              <table:table-cell office:value-type="float" office:value="6426">
                <text:p>642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6426">
                <text:p>642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156.9">
                <text:p>156.9</text:p>
              </table:table-cell>
              <table:table-cell office:value-type="float" office:value="6426">
                <text:p>642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436">
                <text:p>6436</text:p>
              </table:table-cell>
              <table:table-cell office:value-type="float" office:value="6471.8024691358">
                <text:p>6471.8024691358</text:p>
              </table:table-cell>
            </table:table-row>
            <table:table-row>
              <table:table-cell office:value-type="float" office:value="157.1">
                <text:p>157.1</text:p>
              </table:table-cell>
              <table:table-cell office:value-type="float" office:value="6436">
                <text:p>643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6436">
                <text:p>643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float" office:value="157.3">
                <text:p>157.3</text:p>
              </table:table-cell>
              <table:table-cell office:value-type="float" office:value="6436">
                <text:p>643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6436">
                <text:p>643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6436">
                <text:p>643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6446">
                <text:p>6446</text:p>
              </table:table-cell>
              <table:table-cell office:value-type="float" office:value="6491.53497942387">
                <text:p>6491.53497942387</text:p>
              </table:table-cell>
            </table:table-row>
            <table:table-row>
              <table:table-cell office:value-type="float" office:value="157.7">
                <text:p>157.7</text:p>
              </table:table-cell>
              <table:table-cell office:value-type="float" office:value="6446">
                <text:p>644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6446">
                <text:p>644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157.9">
                <text:p>157.9</text:p>
              </table:table-cell>
              <table:table-cell office:value-type="float" office:value="6446">
                <text:p>644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456">
                <text:p>645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158.1">
                <text:p>158.1</text:p>
              </table:table-cell>
              <table:table-cell office:value-type="float" office:value="6456">
                <text:p>645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6466">
                <text:p>646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float" office:value="158.3">
                <text:p>158.3</text:p>
              </table:table-cell>
              <table:table-cell office:value-type="float" office:value="6466">
                <text:p>6466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6466">
                <text:p>646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6466">
                <text:p>646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6476">
                <text:p>647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158.7">
                <text:p>158.7</text:p>
              </table:table-cell>
              <table:table-cell office:value-type="float" office:value="6476">
                <text:p>647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6486">
                <text:p>648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158.9">
                <text:p>158.9</text:p>
              </table:table-cell>
              <table:table-cell office:value-type="float" office:value="6486">
                <text:p>6486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486">
                <text:p>648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159.1">
                <text:p>159.1</text:p>
              </table:table-cell>
              <table:table-cell office:value-type="float" office:value="6486">
                <text:p>648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6496">
                <text:p>649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159.3">
                <text:p>159.3</text:p>
              </table:table-cell>
              <table:table-cell office:value-type="float" office:value="6496">
                <text:p>649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6506">
                <text:p>650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6506">
                <text:p>6506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6506">
                <text:p>6506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float" office:value="159.7">
                <text:p>159.7</text:p>
              </table:table-cell>
              <table:table-cell office:value-type="float" office:value="6506">
                <text:p>6506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6516">
                <text:p>6516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float" office:value="159.9">
                <text:p>159.9</text:p>
              </table:table-cell>
              <table:table-cell office:value-type="float" office:value="6516">
                <text:p>6516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526">
                <text:p>6526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float" office:value="160.1">
                <text:p>160.1</text:p>
              </table:table-cell>
              <table:table-cell office:value-type="float" office:value="6526">
                <text:p>6526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6526">
                <text:p>652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160.3">
                <text:p>160.3</text:p>
              </table:table-cell>
              <table:table-cell office:value-type="float" office:value="6526">
                <text:p>652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6536">
                <text:p>653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6536">
                <text:p>653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6546">
                <text:p>654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160.7">
                <text:p>160.7</text:p>
              </table:table-cell>
              <table:table-cell office:value-type="float" office:value="6546">
                <text:p>6546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6546">
                <text:p>6546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0.9">
                <text:p>160.9</text:p>
              </table:table-cell>
              <table:table-cell office:value-type="float" office:value="6546">
                <text:p>6546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556">
                <text:p>6556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1.1">
                <text:p>161.1</text:p>
              </table:table-cell>
              <table:table-cell office:value-type="float" office:value="6556">
                <text:p>6556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6566">
                <text:p>6566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1.3">
                <text:p>161.3</text:p>
              </table:table-cell>
              <table:table-cell office:value-type="float" office:value="6566">
                <text:p>6566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6566">
                <text:p>656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6566">
                <text:p>656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6576">
                <text:p>657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161.7">
                <text:p>161.7</text:p>
              </table:table-cell>
              <table:table-cell office:value-type="float" office:value="6576">
                <text:p>657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6586">
                <text:p>658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161.9">
                <text:p>161.9</text:p>
              </table:table-cell>
              <table:table-cell office:value-type="float" office:value="6586">
                <text:p>6586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586">
                <text:p>6586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float" office:value="162.1">
                <text:p>162.1</text:p>
              </table:table-cell>
              <table:table-cell office:value-type="float" office:value="6586">
                <text:p>6586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6586">
                <text:p>6586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float" office:value="162.3">
                <text:p>162.3</text:p>
              </table:table-cell>
              <table:table-cell office:value-type="float" office:value="6586">
                <text:p>6586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6596">
                <text:p>6596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6596">
                <text:p>6596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6596">
                <text:p>6596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float" office:value="162.7">
                <text:p>162.7</text:p>
              </table:table-cell>
              <table:table-cell office:value-type="float" office:value="6596">
                <text:p>6596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6596">
                <text:p>6596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float" office:value="162.9">
                <text:p>162.9</text:p>
              </table:table-cell>
              <table:table-cell office:value-type="float" office:value="6596">
                <text:p>6596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06">
                <text:p>6606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float" office:value="163.1">
                <text:p>163.1</text:p>
              </table:table-cell>
              <table:table-cell office:value-type="float" office:value="6606">
                <text:p>6606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6606">
                <text:p>660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163.3">
                <text:p>163.3</text:p>
              </table:table-cell>
              <table:table-cell office:value-type="float" office:value="6606">
                <text:p>660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6606">
                <text:p>660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163.5">
                <text:p>163.5</text:p>
              </table:table-cell>
              <table:table-cell office:value-type="float" office:value="6606">
                <text:p>660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6616">
                <text:p>661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163.7">
                <text:p>163.7</text:p>
              </table:table-cell>
              <table:table-cell office:value-type="float" office:value="6616">
                <text:p>6616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6616">
                <text:p>6616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float" office:value="163.9">
                <text:p>163.9</text:p>
              </table:table-cell>
              <table:table-cell office:value-type="float" office:value="6616">
                <text:p>6616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6616">
                <text:p>6616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float" office:value="164.1">
                <text:p>164.1</text:p>
              </table:table-cell>
              <table:table-cell office:value-type="float" office:value="6616">
                <text:p>6616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6626">
                <text:p>6626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float" office:value="164.3">
                <text:p>164.3</text:p>
              </table:table-cell>
              <table:table-cell office:value-type="float" office:value="6626">
                <text:p>6626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6626">
                <text:p>662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float" office:value="164.5">
                <text:p>164.5</text:p>
              </table:table-cell>
              <table:table-cell office:value-type="float" office:value="6626">
                <text:p>662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6626">
                <text:p>662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float" office:value="164.7">
                <text:p>164.7</text:p>
              </table:table-cell>
              <table:table-cell office:value-type="float" office:value="6626">
                <text:p>662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6636">
                <text:p>663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float" office:value="164.9">
                <text:p>164.9</text:p>
              </table:table-cell>
              <table:table-cell office:value-type="float" office:value="6636">
                <text:p>6636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636">
                <text:p>663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165.1">
                <text:p>165.1</text:p>
              </table:table-cell>
              <table:table-cell office:value-type="float" office:value="6636">
                <text:p>663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6636">
                <text:p>663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165.3">
                <text:p>165.3</text:p>
              </table:table-cell>
              <table:table-cell office:value-type="float" office:value="6636">
                <text:p>663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6646">
                <text:p>664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165.5">
                <text:p>165.5</text:p>
              </table:table-cell>
              <table:table-cell office:value-type="float" office:value="6646">
                <text:p>6646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6646">
                <text:p>6646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float" office:value="165.7">
                <text:p>165.7</text:p>
              </table:table-cell>
              <table:table-cell office:value-type="float" office:value="6646">
                <text:p>6646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6646">
                <text:p>6646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float" office:value="165.9">
                <text:p>165.9</text:p>
              </table:table-cell>
              <table:table-cell office:value-type="float" office:value="6646">
                <text:p>6646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656">
                <text:p>6656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float" office:value="166.1">
                <text:p>166.1</text:p>
              </table:table-cell>
              <table:table-cell office:value-type="float" office:value="6656">
                <text:p>6656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6656">
                <text:p>6656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166.3">
                <text:p>166.3</text:p>
              </table:table-cell>
              <table:table-cell office:value-type="float" office:value="6656">
                <text:p>6656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6666">
                <text:p>6666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166.5">
                <text:p>166.5</text:p>
              </table:table-cell>
              <table:table-cell office:value-type="float" office:value="6666">
                <text:p>6666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6676">
                <text:p>6676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166.7">
                <text:p>166.7</text:p>
              </table:table-cell>
              <table:table-cell office:value-type="float" office:value="6676">
                <text:p>6676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6676">
                <text:p>667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166.9">
                <text:p>166.9</text:p>
              </table:table-cell>
              <table:table-cell office:value-type="float" office:value="6676">
                <text:p>667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686">
                <text:p>668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167.1">
                <text:p>167.1</text:p>
              </table:table-cell>
              <table:table-cell office:value-type="float" office:value="6686">
                <text:p>668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6696">
                <text:p>669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167.3">
                <text:p>167.3</text:p>
              </table:table-cell>
              <table:table-cell office:value-type="float" office:value="6696">
                <text:p>6696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6696">
                <text:p>669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6696">
                <text:p>669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6706">
                <text:p>670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167.7">
                <text:p>167.7</text:p>
              </table:table-cell>
              <table:table-cell office:value-type="float" office:value="6706">
                <text:p>670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6716">
                <text:p>6716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167.9">
                <text:p>167.9</text:p>
              </table:table-cell>
              <table:table-cell office:value-type="float" office:value="6716">
                <text:p>6716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716">
                <text:p>6716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float" office:value="168.1">
                <text:p>168.1</text:p>
              </table:table-cell>
              <table:table-cell office:value-type="float" office:value="6716">
                <text:p>6716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6726">
                <text:p>6726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float" office:value="168.3">
                <text:p>168.3</text:p>
              </table:table-cell>
              <table:table-cell office:value-type="float" office:value="6726">
                <text:p>6726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6726">
                <text:p>6726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6726">
                <text:p>672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6726">
                <text:p>6726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float" office:value="168.7">
                <text:p>168.7</text:p>
              </table:table-cell>
              <table:table-cell office:value-type="float" office:value="6726">
                <text:p>6726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6736">
                <text:p>6736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float" office:value="168.9">
                <text:p>168.9</text:p>
              </table:table-cell>
              <table:table-cell office:value-type="float" office:value="6736">
                <text:p>6736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736">
                <text:p>6736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float" office:value="169.1">
                <text:p>169.1</text:p>
              </table:table-cell>
              <table:table-cell office:value-type="float" office:value="6736">
                <text:p>6736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6736">
                <text:p>673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float" office:value="169.3">
                <text:p>169.3</text:p>
              </table:table-cell>
              <table:table-cell office:value-type="float" office:value="6736">
                <text:p>673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6746">
                <text:p>674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6746">
                <text:p>674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6746">
                <text:p>674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float" office:value="169.7">
                <text:p>169.7</text:p>
              </table:table-cell>
              <table:table-cell office:value-type="float" office:value="6746">
                <text:p>6746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6746">
                <text:p>6746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float" office:value="169.9">
                <text:p>169.9</text:p>
              </table:table-cell>
              <table:table-cell office:value-type="float" office:value="6746">
                <text:p>6746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756">
                <text:p>6756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float" office:value="170.1">
                <text:p>170.1</text:p>
              </table:table-cell>
              <table:table-cell office:value-type="float" office:value="6756">
                <text:p>6756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6756">
                <text:p>6756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float" office:value="170.3">
                <text:p>170.3</text:p>
              </table:table-cell>
              <table:table-cell office:value-type="float" office:value="6756">
                <text:p>6756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6756">
                <text:p>675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float" office:value="170.5">
                <text:p>170.5</text:p>
              </table:table-cell>
              <table:table-cell office:value-type="float" office:value="6766">
                <text:p>676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6776">
                <text:p>677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float" office:value="170.7">
                <text:p>170.7</text:p>
              </table:table-cell>
              <table:table-cell office:value-type="float" office:value="6776">
                <text:p>677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6776">
                <text:p>677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float" office:value="170.9">
                <text:p>170.9</text:p>
              </table:table-cell>
              <table:table-cell office:value-type="float" office:value="6776">
                <text:p>6776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776">
                <text:p>6776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float" office:value="171.1">
                <text:p>171.1</text:p>
              </table:table-cell>
              <table:table-cell office:value-type="float" office:value="6786">
                <text:p>6786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6796">
                <text:p>6796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float" office:value="171.3">
                <text:p>171.3</text:p>
              </table:table-cell>
              <table:table-cell office:value-type="float" office:value="6796">
                <text:p>6796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6796">
                <text:p>6796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float" office:value="171.5">
                <text:p>171.5</text:p>
              </table:table-cell>
              <table:table-cell office:value-type="float" office:value="6796">
                <text:p>6796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6796">
                <text:p>679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float" office:value="171.7">
                <text:p>171.7</text:p>
              </table:table-cell>
              <table:table-cell office:value-type="float" office:value="6806">
                <text:p>680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6816">
                <text:p>681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float" office:value="171.9">
                <text:p>171.9</text:p>
              </table:table-cell>
              <table:table-cell office:value-type="float" office:value="6816">
                <text:p>681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816">
                <text:p>681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float" office:value="172.1">
                <text:p>172.1</text:p>
              </table:table-cell>
              <table:table-cell office:value-type="float" office:value="6816">
                <text:p>6816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6816">
                <text:p>681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172.3">
                <text:p>172.3</text:p>
              </table:table-cell>
              <table:table-cell office:value-type="float" office:value="6826">
                <text:p>682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6836">
                <text:p>683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172.5">
                <text:p>172.5</text:p>
              </table:table-cell>
              <table:table-cell office:value-type="float" office:value="6836">
                <text:p>683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6836">
                <text:p>6836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172.7">
                <text:p>172.7</text:p>
              </table:table-cell>
              <table:table-cell office:value-type="float" office:value="6836">
                <text:p>6836</text:p>
              </table:table-cell>
              <table:table-cell office:value-type="float" office:value="6991.53497942387">
                <text:p>6991.53497942387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6836">
                <text:p>6836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172.9">
                <text:p>172.9</text:p>
              </table:table-cell>
              <table:table-cell office:value-type="float" office:value="6846">
                <text:p>6846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856">
                <text:p>6856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173.1">
                <text:p>173.1</text:p>
              </table:table-cell>
              <table:table-cell office:value-type="float" office:value="6856">
                <text:p>6856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6856">
                <text:p>6856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173.3">
                <text:p>173.3</text:p>
              </table:table-cell>
              <table:table-cell office:value-type="float" office:value="6856">
                <text:p>6856</text:p>
              </table:table-cell>
              <table:table-cell office:value-type="float" office:value="7016.8024691358">
                <text:p>7016.8024691358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6856">
                <text:p>6856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173.5">
                <text:p>173.5</text:p>
              </table:table-cell>
              <table:table-cell office:value-type="float" office:value="6866">
                <text:p>6866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6876">
                <text:p>6876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173.7">
                <text:p>173.7</text:p>
              </table:table-cell>
              <table:table-cell office:value-type="float" office:value="6876">
                <text:p>6876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6876">
                <text:p>6876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173.9">
                <text:p>173.9</text:p>
              </table:table-cell>
              <table:table-cell office:value-type="float" office:value="6876">
                <text:p>6876</text:p>
              </table:table-cell>
              <table:table-cell office:value-type="float" office:value="7041.8024691358">
                <text:p>7041.802469135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876">
                <text:p>6876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174.1">
                <text:p>174.1</text:p>
              </table:table-cell>
              <table:table-cell office:value-type="float" office:value="6886">
                <text:p>6886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6896">
                <text:p>6896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174.3">
                <text:p>174.3</text:p>
              </table:table-cell>
              <table:table-cell office:value-type="float" office:value="6896">
                <text:p>6896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6896">
                <text:p>6896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174.5">
                <text:p>174.5</text:p>
              </table:table-cell>
              <table:table-cell office:value-type="float" office:value="6896">
                <text:p>6896</text:p>
              </table:table-cell>
              <table:table-cell office:value-type="float" office:value="7066.8024691358">
                <text:p>7066.8024691358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6896">
                <text:p>689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174.7">
                <text:p>174.7</text:p>
              </table:table-cell>
              <table:table-cell office:value-type="float" office:value="6906">
                <text:p>69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6916">
                <text:p>691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174.9">
                <text:p>174.9</text:p>
              </table:table-cell>
              <table:table-cell office:value-type="float" office:value="6916">
                <text:p>691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916">
                <text:p>691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float" office:value="175.1">
                <text:p>175.1</text:p>
              </table:table-cell>
              <table:table-cell office:value-type="float" office:value="6916">
                <text:p>6916</text:p>
              </table:table-cell>
              <table:table-cell office:value-type="float" office:value="7091.8024691358">
                <text:p>7091.8024691358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6916">
                <text:p>6916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175.3">
                <text:p>175.3</text:p>
              </table:table-cell>
              <table:table-cell office:value-type="float" office:value="6926">
                <text:p>6926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6936">
                <text:p>6936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175.5">
                <text:p>175.5</text:p>
              </table:table-cell>
              <table:table-cell office:value-type="float" office:value="6936">
                <text:p>6936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6936">
                <text:p>6936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175.7">
                <text:p>175.7</text:p>
              </table:table-cell>
              <table:table-cell office:value-type="float" office:value="6936">
                <text:p>6936</text:p>
              </table:table-cell>
              <table:table-cell office:value-type="float" office:value="7116.8024691358">
                <text:p>7116.8024691358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6936">
                <text:p>6936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float" office:value="175.9">
                <text:p>175.9</text:p>
              </table:table-cell>
              <table:table-cell office:value-type="float" office:value="6946">
                <text:p>6946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956">
                <text:p>6956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float" office:value="176.1">
                <text:p>176.1</text:p>
              </table:table-cell>
              <table:table-cell office:value-type="float" office:value="6956">
                <text:p>6956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6956">
                <text:p>6956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float" office:value="176.3">
                <text:p>176.3</text:p>
              </table:table-cell>
              <table:table-cell office:value-type="float" office:value="6956">
                <text:p>6956</text:p>
              </table:table-cell>
              <table:table-cell office:value-type="float" office:value="7141.8024691358">
                <text:p>7141.8024691358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6956">
                <text:p>6956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float" office:value="176.5">
                <text:p>176.5</text:p>
              </table:table-cell>
              <table:table-cell office:value-type="float" office:value="6966">
                <text:p>6966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6976">
                <text:p>6976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float" office:value="176.7">
                <text:p>176.7</text:p>
              </table:table-cell>
              <table:table-cell office:value-type="float" office:value="6976">
                <text:p>6976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6976">
                <text:p>6976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float" office:value="176.9">
                <text:p>176.9</text:p>
              </table:table-cell>
              <table:table-cell office:value-type="float" office:value="6976">
                <text:p>6976</text:p>
              </table:table-cell>
              <table:table-cell office:value-type="float" office:value="7166.8024691358">
                <text:p>7166.802469135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976">
                <text:p>697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177.1">
                <text:p>177.1</text:p>
              </table:table-cell>
              <table:table-cell office:value-type="float" office:value="6986">
                <text:p>698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6996">
                <text:p>69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177.3">
                <text:p>177.3</text:p>
              </table:table-cell>
              <table:table-cell office:value-type="float" office:value="6996">
                <text:p>69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6996">
                <text:p>69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177.5">
                <text:p>177.5</text:p>
              </table:table-cell>
              <table:table-cell office:value-type="float" office:value="6996">
                <text:p>6996</text:p>
              </table:table-cell>
              <table:table-cell office:value-type="float" office:value="7191.8024691358">
                <text:p>7191.8024691358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6996">
                <text:p>6996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177.7">
                <text:p>177.7</text:p>
              </table:table-cell>
              <table:table-cell office:value-type="float" office:value="7006">
                <text:p>7006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7016">
                <text:p>7016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177.9">
                <text:p>177.9</text:p>
              </table:table-cell>
              <table:table-cell office:value-type="float" office:value="7016">
                <text:p>7016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016">
                <text:p>7016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float" office:value="178.1">
                <text:p>178.1</text:p>
              </table:table-cell>
              <table:table-cell office:value-type="float" office:value="7016">
                <text:p>7016</text:p>
              </table:table-cell>
              <table:table-cell office:value-type="float" office:value="7216.8024691358">
                <text:p>7216.8024691358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7016">
                <text:p>7016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float" office:value="178.3">
                <text:p>178.3</text:p>
              </table:table-cell>
              <table:table-cell office:value-type="float" office:value="7026">
                <text:p>7026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7036">
                <text:p>7036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7036">
                <text:p>7036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7036">
                <text:p>7036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float" office:value="178.7">
                <text:p>178.7</text:p>
              </table:table-cell>
              <table:table-cell office:value-type="float" office:value="7036">
                <text:p>7036</text:p>
              </table:table-cell>
              <table:table-cell office:value-type="float" office:value="7236.53497942387">
                <text:p>7236.53497942387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7036">
                <text:p>7036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float" office:value="178.9">
                <text:p>178.9</text:p>
              </table:table-cell>
              <table:table-cell office:value-type="float" office:value="7046">
                <text:p>7046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056">
                <text:p>7056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float" office:value="179.1">
                <text:p>179.1</text:p>
              </table:table-cell>
              <table:table-cell office:value-type="float" office:value="7056">
                <text:p>7056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7056">
                <text:p>7056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float" office:value="179.3">
                <text:p>179.3</text:p>
              </table:table-cell>
              <table:table-cell office:value-type="float" office:value="7056">
                <text:p>7056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7056">
                <text:p>705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7066">
                <text:p>706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7076">
                <text:p>707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float" office:value="179.7">
                <text:p>179.7</text:p>
              </table:table-cell>
              <table:table-cell office:value-type="float" office:value="7076">
                <text:p>707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7076">
                <text:p>707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float" office:value="179.9">
                <text:p>179.9</text:p>
              </table:table-cell>
              <table:table-cell office:value-type="float" office:value="7076">
                <text:p>7076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076">
                <text:p>7076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float" office:value="180.1">
                <text:p>180.1</text:p>
              </table:table-cell>
              <table:table-cell office:value-type="float" office:value="7086">
                <text:p>7086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7096">
                <text:p>7096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float" office:value="180.3">
                <text:p>180.3</text:p>
              </table:table-cell>
              <table:table-cell office:value-type="float" office:value="7096">
                <text:p>7096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7096">
                <text:p>7096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float" office:value="180.5">
                <text:p>180.5</text:p>
              </table:table-cell>
              <table:table-cell office:value-type="float" office:value="7096">
                <text:p>7096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7096">
                <text:p>7096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float" office:value="180.7">
                <text:p>180.7</text:p>
              </table:table-cell>
              <table:table-cell office:value-type="float" office:value="7106">
                <text:p>710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7116">
                <text:p>711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80.9">
                <text:p>180.9</text:p>
              </table:table-cell>
              <table:table-cell office:value-type="float" office:value="7116">
                <text:p>711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7116">
                <text:p>711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81.1">
                <text:p>181.1</text:p>
              </table:table-cell>
              <table:table-cell office:value-type="float" office:value="7116">
                <text:p>711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7116">
                <text:p>7116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float" office:value="181.3">
                <text:p>181.3</text:p>
              </table:table-cell>
              <table:table-cell office:value-type="float" office:value="7126">
                <text:p>712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7136">
                <text:p>713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float" office:value="181.5">
                <text:p>181.5</text:p>
              </table:table-cell>
              <table:table-cell office:value-type="float" office:value="7136">
                <text:p>713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7136">
                <text:p>713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float" office:value="181.7">
                <text:p>181.7</text:p>
              </table:table-cell>
              <table:table-cell office:value-type="float" office:value="7136">
                <text:p>7136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7136">
                <text:p>7136</text:p>
              </table:table-cell>
              <table:table-cell office:value-type="float" office:value="7336.53497942387">
                <text:p>7336.53497942387</text:p>
              </table:table-cell>
            </table:table-row>
            <table:table-row>
              <table:table-cell office:value-type="float" office:value="181.9">
                <text:p>181.9</text:p>
              </table:table-cell>
              <table:table-cell office:value-type="float" office:value="7146">
                <text:p>7146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156">
                <text:p>7156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182.1">
                <text:p>182.1</text:p>
              </table:table-cell>
              <table:table-cell office:value-type="float" office:value="7156">
                <text:p>7156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7156">
                <text:p>7156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182.3">
                <text:p>182.3</text:p>
              </table:table-cell>
              <table:table-cell office:value-type="float" office:value="7156">
                <text:p>7156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7156">
                <text:p>7156</text:p>
              </table:table-cell>
              <table:table-cell office:value-type="float" office:value="7356.53497942387">
                <text:p>7356.53497942387</text:p>
              </table:table-cell>
            </table:table-row>
            <table:table-row>
              <table:table-cell office:value-type="float" office:value="182.5">
                <text:p>182.5</text:p>
              </table:table-cell>
              <table:table-cell office:value-type="float" office:value="7166">
                <text:p>716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7176">
                <text:p>717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182.7">
                <text:p>182.7</text:p>
              </table:table-cell>
              <table:table-cell office:value-type="float" office:value="7176">
                <text:p>717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7176">
                <text:p>717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182.9">
                <text:p>182.9</text:p>
              </table:table-cell>
              <table:table-cell office:value-type="float" office:value="7176">
                <text:p>7176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176">
                <text:p>7176</text:p>
              </table:table-cell>
              <table:table-cell office:value-type="float" office:value="7376.53497942387">
                <text:p>7376.53497942387</text:p>
              </table:table-cell>
            </table:table-row>
            <table:table-row>
              <table:table-cell office:value-type="float" office:value="183.1">
                <text:p>183.1</text:p>
              </table:table-cell>
              <table:table-cell office:value-type="float" office:value="7186">
                <text:p>7186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7196">
                <text:p>7196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float" office:value="183.3">
                <text:p>183.3</text:p>
              </table:table-cell>
              <table:table-cell office:value-type="float" office:value="7196">
                <text:p>7196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7196">
                <text:p>7196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float" office:value="183.5">
                <text:p>183.5</text:p>
              </table:table-cell>
              <table:table-cell office:value-type="float" office:value="7196">
                <text:p>7196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7196">
                <text:p>7196</text:p>
              </table:table-cell>
              <table:table-cell office:value-type="float" office:value="7396.53497942387">
                <text:p>7396.53497942387</text:p>
              </table:table-cell>
            </table:table-row>
            <table:table-row>
              <table:table-cell office:value-type="float" office:value="183.7">
                <text:p>183.7</text:p>
              </table:table-cell>
              <table:table-cell office:value-type="float" office:value="7206">
                <text:p>7206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7216">
                <text:p>7216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float" office:value="183.9">
                <text:p>183.9</text:p>
              </table:table-cell>
              <table:table-cell office:value-type="float" office:value="7216">
                <text:p>7216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216">
                <text:p>7216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float" office:value="184.1">
                <text:p>184.1</text:p>
              </table:table-cell>
              <table:table-cell office:value-type="float" office:value="7216">
                <text:p>7216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7216">
                <text:p>7216</text:p>
              </table:table-cell>
              <table:table-cell office:value-type="float" office:value="7416.53497942387">
                <text:p>7416.53497942387</text:p>
              </table:table-cell>
            </table:table-row>
            <table:table-row>
              <table:table-cell office:value-type="float" office:value="184.3">
                <text:p>184.3</text:p>
              </table:table-cell>
              <table:table-cell office:value-type="float" office:value="7226">
                <text:p>7226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7236">
                <text:p>7236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84.5">
                <text:p>184.5</text:p>
              </table:table-cell>
              <table:table-cell office:value-type="float" office:value="7236">
                <text:p>7236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7236">
                <text:p>7236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84.7">
                <text:p>184.7</text:p>
              </table:table-cell>
              <table:table-cell office:value-type="float" office:value="7236">
                <text:p>7236</text:p>
              </table:table-cell>
              <table:table-cell office:value-type="float" office:value="7426">
                <text:p>7426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7236">
                <text:p>7236</text:p>
              </table:table-cell>
              <table:table-cell office:value-type="float" office:value="7436.53497942387">
                <text:p>7436.53497942387</text:p>
              </table:table-cell>
            </table:table-row>
            <table:table-row>
              <table:table-cell office:value-type="float" office:value="184.9">
                <text:p>184.9</text:p>
              </table:table-cell>
              <table:table-cell office:value-type="float" office:value="7246">
                <text:p>7246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256">
                <text:p>7256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185.1">
                <text:p>185.1</text:p>
              </table:table-cell>
              <table:table-cell office:value-type="float" office:value="7256">
                <text:p>7256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7256">
                <text:p>7256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185.3">
                <text:p>185.3</text:p>
              </table:table-cell>
              <table:table-cell office:value-type="float" office:value="7256">
                <text:p>7256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7256">
                <text:p>7256</text:p>
              </table:table-cell>
              <table:table-cell office:value-type="float" office:value="7456.53497942387">
                <text:p>7456.53497942387</text:p>
              </table:table-cell>
            </table:table-row>
            <table:table-row>
              <table:table-cell office:value-type="float" office:value="185.5">
                <text:p>185.5</text:p>
              </table:table-cell>
              <table:table-cell office:value-type="float" office:value="7266">
                <text:p>7266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7276">
                <text:p>7276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5.7">
                <text:p>185.7</text:p>
              </table:table-cell>
              <table:table-cell office:value-type="float" office:value="7276">
                <text:p>7276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7276">
                <text:p>7276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5.9">
                <text:p>185.9</text:p>
              </table:table-cell>
              <table:table-cell office:value-type="float" office:value="7276">
                <text:p>7276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276">
                <text:p>7276</text:p>
              </table:table-cell>
              <table:table-cell office:value-type="float" office:value="7476.53497942387">
                <text:p>7476.53497942387</text:p>
              </table:table-cell>
            </table:table-row>
            <table:table-row>
              <table:table-cell office:value-type="float" office:value="186.1">
                <text:p>186.1</text:p>
              </table:table-cell>
              <table:table-cell office:value-type="float" office:value="7286">
                <text:p>728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7296">
                <text:p>729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float" office:value="186.3">
                <text:p>186.3</text:p>
              </table:table-cell>
              <table:table-cell office:value-type="float" office:value="7296">
                <text:p>729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7296">
                <text:p>729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float" office:value="186.5">
                <text:p>186.5</text:p>
              </table:table-cell>
              <table:table-cell office:value-type="float" office:value="7296">
                <text:p>7296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7296">
                <text:p>7296</text:p>
              </table:table-cell>
              <table:table-cell office:value-type="float" office:value="7496.53497942387">
                <text:p>7496.53497942387</text:p>
              </table:table-cell>
            </table:table-row>
            <table:table-row>
              <table:table-cell office:value-type="float" office:value="186.7">
                <text:p>186.7</text:p>
              </table:table-cell>
              <table:table-cell office:value-type="float" office:value="7306">
                <text:p>7306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7316">
                <text:p>7316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float" office:value="186.9">
                <text:p>186.9</text:p>
              </table:table-cell>
              <table:table-cell office:value-type="float" office:value="7316">
                <text:p>7316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7316">
                <text:p>7316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float" office:value="187.1">
                <text:p>187.1</text:p>
              </table:table-cell>
              <table:table-cell office:value-type="float" office:value="7316">
                <text:p>7316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7316">
                <text:p>7316</text:p>
              </table:table-cell>
              <table:table-cell office:value-type="float" office:value="7516.53497942387">
                <text:p>7516.53497942387</text:p>
              </table:table-cell>
            </table:table-row>
            <table:table-row>
              <table:table-cell office:value-type="float" office:value="187.3">
                <text:p>187.3</text:p>
              </table:table-cell>
              <table:table-cell office:value-type="float" office:value="7326">
                <text:p>732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7336">
                <text:p>733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87.5">
                <text:p>187.5</text:p>
              </table:table-cell>
              <table:table-cell office:value-type="float" office:value="7336">
                <text:p>733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7336">
                <text:p>733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87.7">
                <text:p>187.7</text:p>
              </table:table-cell>
              <table:table-cell office:value-type="float" office:value="7336">
                <text:p>733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7336">
                <text:p>7336</text:p>
              </table:table-cell>
              <table:table-cell office:value-type="float" office:value="7536.53497942387">
                <text:p>7536.53497942387</text:p>
              </table:table-cell>
            </table:table-row>
            <table:table-row>
              <table:table-cell office:value-type="float" office:value="187.9">
                <text:p>187.9</text:p>
              </table:table-cell>
              <table:table-cell office:value-type="float" office:value="7346">
                <text:p>734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356">
                <text:p>73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1">
                <text:p>188.1</text:p>
              </table:table-cell>
              <table:table-cell office:value-type="float" office:value="7356">
                <text:p>73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7356">
                <text:p>73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3">
                <text:p>188.3</text:p>
              </table:table-cell>
              <table:table-cell office:value-type="float" office:value="7356">
                <text:p>73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7356">
                <text:p>73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5">
                <text:p>188.5</text:p>
              </table:table-cell>
              <table:table-cell office:value-type="float" office:value="7366">
                <text:p>73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7376">
                <text:p>73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7">
                <text:p>188.7</text:p>
              </table:table-cell>
              <table:table-cell office:value-type="float" office:value="7376">
                <text:p>73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7376">
                <text:p>73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8.9">
                <text:p>188.9</text:p>
              </table:table-cell>
              <table:table-cell office:value-type="float" office:value="7376">
                <text:p>73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376">
                <text:p>73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1">
                <text:p>189.1</text:p>
              </table:table-cell>
              <table:table-cell office:value-type="float" office:value="7376">
                <text:p>73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7386">
                <text:p>73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3">
                <text:p>189.3</text:p>
              </table:table-cell>
              <table:table-cell office:value-type="float" office:value="7386">
                <text:p>73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7386">
                <text:p>73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5">
                <text:p>189.5</text:p>
              </table:table-cell>
              <table:table-cell office:value-type="float" office:value="7386">
                <text:p>73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7386">
                <text:p>73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7">
                <text:p>189.7</text:p>
              </table:table-cell>
              <table:table-cell office:value-type="float" office:value="7386">
                <text:p>73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7396">
                <text:p>73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89.9">
                <text:p>189.9</text:p>
              </table:table-cell>
              <table:table-cell office:value-type="float" office:value="7396">
                <text:p>73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96">
                <text:p>73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1">
                <text:p>190.1</text:p>
              </table:table-cell>
              <table:table-cell office:value-type="float" office:value="7396">
                <text:p>73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7396">
                <text:p>73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3">
                <text:p>190.3</text:p>
              </table:table-cell>
              <table:table-cell office:value-type="float" office:value="7396">
                <text:p>73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7406">
                <text:p>74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5">
                <text:p>190.5</text:p>
              </table:table-cell>
              <table:table-cell office:value-type="float" office:value="7406">
                <text:p>74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7406">
                <text:p>74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7">
                <text:p>190.7</text:p>
              </table:table-cell>
              <table:table-cell office:value-type="float" office:value="7406">
                <text:p>74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7406">
                <text:p>74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0.9">
                <text:p>190.9</text:p>
              </table:table-cell>
              <table:table-cell office:value-type="float" office:value="7406">
                <text:p>74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416">
                <text:p>74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1">
                <text:p>191.1</text:p>
              </table:table-cell>
              <table:table-cell office:value-type="float" office:value="7416">
                <text:p>74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7416">
                <text:p>74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3">
                <text:p>191.3</text:p>
              </table:table-cell>
              <table:table-cell office:value-type="float" office:value="7416">
                <text:p>74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7416">
                <text:p>74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5">
                <text:p>191.5</text:p>
              </table:table-cell>
              <table:table-cell office:value-type="float" office:value="7416">
                <text:p>74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7">
                <text:p>191.7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1.9">
                <text:p>191.9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1">
                <text:p>192.1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3">
                <text:p>192.3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5">
                <text:p>192.5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7">
                <text:p>192.7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2.9">
                <text:p>192.9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1">
                <text:p>193.1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3">
                <text:p>193.3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5">
                <text:p>193.5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7">
                <text:p>193.7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3.9">
                <text:p>193.9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1">
                <text:p>194.1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3">
                <text:p>194.3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5">
                <text:p>194.5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7">
                <text:p>194.7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4.9">
                <text:p>194.9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1">
                <text:p>195.1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3">
                <text:p>195.3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5">
                <text:p>195.5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7">
                <text:p>195.7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5.9">
                <text:p>195.9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1">
                <text:p>196.1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3">
                <text:p>196.3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5">
                <text:p>196.5</text:p>
              </table:table-cell>
              <table:table-cell office:value-type="float" office:value="7426">
                <text:p>74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7436">
                <text:p>74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7">
                <text:p>196.7</text:p>
              </table:table-cell>
              <table:table-cell office:value-type="float" office:value="7436">
                <text:p>74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7436">
                <text:p>74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6.9">
                <text:p>196.9</text:p>
              </table:table-cell>
              <table:table-cell office:value-type="float" office:value="7436">
                <text:p>74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436">
                <text:p>74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1">
                <text:p>197.1</text:p>
              </table:table-cell>
              <table:table-cell office:value-type="float" office:value="7436">
                <text:p>743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7446">
                <text:p>744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3">
                <text:p>197.3</text:p>
              </table:table-cell>
              <table:table-cell office:value-type="float" office:value="7456">
                <text:p>74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7456">
                <text:p>74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5">
                <text:p>197.5</text:p>
              </table:table-cell>
              <table:table-cell office:value-type="float" office:value="7456">
                <text:p>74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7456">
                <text:p>74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7">
                <text:p>197.7</text:p>
              </table:table-cell>
              <table:table-cell office:value-type="float" office:value="7456">
                <text:p>74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7456">
                <text:p>745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7.9">
                <text:p>197.9</text:p>
              </table:table-cell>
              <table:table-cell office:value-type="float" office:value="7466">
                <text:p>74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466">
                <text:p>74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1">
                <text:p>198.1</text:p>
              </table:table-cell>
              <table:table-cell office:value-type="float" office:value="7466">
                <text:p>74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7466">
                <text:p>74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3">
                <text:p>198.3</text:p>
              </table:table-cell>
              <table:table-cell office:value-type="float" office:value="7466">
                <text:p>74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7466">
                <text:p>746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5">
                <text:p>198.5</text:p>
              </table:table-cell>
              <table:table-cell office:value-type="float" office:value="7476">
                <text:p>74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7476">
                <text:p>74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7">
                <text:p>198.7</text:p>
              </table:table-cell>
              <table:table-cell office:value-type="float" office:value="7476">
                <text:p>74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7476">
                <text:p>74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8.9">
                <text:p>198.9</text:p>
              </table:table-cell>
              <table:table-cell office:value-type="float" office:value="7476">
                <text:p>74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476">
                <text:p>747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1">
                <text:p>199.1</text:p>
              </table:table-cell>
              <table:table-cell office:value-type="float" office:value="7486">
                <text:p>7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7486">
                <text:p>7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3">
                <text:p>199.3</text:p>
              </table:table-cell>
              <table:table-cell office:value-type="float" office:value="7486">
                <text:p>7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7486">
                <text:p>7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5">
                <text:p>199.5</text:p>
              </table:table-cell>
              <table:table-cell office:value-type="float" office:value="7486">
                <text:p>7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7486">
                <text:p>7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7">
                <text:p>199.7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199.9">
                <text:p>199.9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1">
                <text:p>200.1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3">
                <text:p>200.3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5">
                <text:p>200.5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7">
                <text:p>200.7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0.9">
                <text:p>200.9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1">
                <text:p>201.1</text:p>
              </table:table-cell>
              <table:table-cell office:value-type="float" office:value="7496">
                <text:p>749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3">
                <text:p>201.3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5">
                <text:p>201.5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7">
                <text:p>201.7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1.9">
                <text:p>201.9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1">
                <text:p>202.1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3">
                <text:p>202.3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5">
                <text:p>202.5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7">
                <text:p>202.7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7506">
                <text:p>750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2.9">
                <text:p>202.9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1">
                <text:p>203.1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3">
                <text:p>203.3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7">
                <text:p>203.7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3.9">
                <text:p>203.9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1">
                <text:p>204.1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3">
                <text:p>204.3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5">
                <text:p>204.5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7">
                <text:p>204.7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4.9">
                <text:p>204.9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1">
                <text:p>205.1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3">
                <text:p>205.3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5">
                <text:p>205.5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7">
                <text:p>205.7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5.9">
                <text:p>205.9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1">
                <text:p>206.1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3">
                <text:p>206.3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5">
                <text:p>206.5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7">
                <text:p>206.7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6.9">
                <text:p>206.9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1">
                <text:p>207.1</text:p>
              </table:table-cell>
              <table:table-cell office:value-type="float" office:value="7516">
                <text:p>751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3">
                <text:p>207.3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5">
                <text:p>207.5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7">
                <text:p>207.7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7.9">
                <text:p>207.9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8.1">
                <text:p>208.1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7526">
                <text:p>752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08.3">
                <text:p>208.3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5">
                <text:p>208.5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7">
                <text:p>208.7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9">
                <text:p>208.9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1">
                <text:p>209.1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7526">
                <text:p>7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